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797cm" style:rel-width="100%" fo:margin-left="0cm" table:align="left" style:may-break-between-rows="false" style:writing-mode="lr-tb"/>
    </style:style>
    <style:style style:name="StřelnéAVrhacíZbraně.A" style:family="table-column">
      <style:table-column-properties style:column-width="5.602cm" style:rel-column-width="3176*"/>
    </style:style>
    <style:style style:name="StřelnéAVrhacíZbraně.B" style:family="table-column">
      <style:table-column-properties style:column-width="2.004cm" style:rel-column-width="1136*"/>
    </style:style>
    <style:style style:name="StřelnéAVrhacíZbraně.C" style:family="table-column">
      <style:table-column-properties style:column-width="1.852cm" style:rel-column-width="1050*"/>
    </style:style>
    <style:style style:name="StřelnéAVrhacíZbraně.D" style:family="table-column">
      <style:table-column-properties style:column-width="1.339cm" style:rel-column-width="759*"/>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style:min-row-height="0.138cm" fo:keep-together="auto"/>
    </style:style>
    <style:style style:name="StřelnéAVrhacíZbraně.A14"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paragraph-rsid="433f64db"/>
    </style:style>
    <style:style style:name="P6" style:family="paragraph" style:parent-style-name="Text_20_body">
      <style:text-properties fo:font-style="normal" officeooo:paragraph-rsid="427e1b4c" style:font-style-asian="normal" style:font-style-complex="normal"/>
    </style:style>
    <style:style style:name="P7"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P8" style:family="paragraph" style:parent-style-name="Text_20_body">
      <style:text-properties officeooo:paragraph-rsid="427e1b4c"/>
    </style:style>
    <style:style style:name="P9" style:family="paragraph" style:parent-style-name="Text_20_body">
      <style:text-properties officeooo:paragraph-rsid="42954e51"/>
    </style:style>
    <style:style style:name="P10" style:family="paragraph" style:parent-style-name="Text_20_body">
      <style:text-properties officeooo:rsid="4280b791" officeooo:paragraph-rsid="4280b791"/>
    </style:style>
    <style:style style:name="P11" style:family="paragraph" style:parent-style-name="Text_20_body">
      <style:text-properties officeooo:paragraph-rsid="427c56ea"/>
    </style:style>
    <style:style style:name="P12" style:family="paragraph" style:parent-style-name="Text_20_body">
      <style:text-properties officeooo:rsid="432ce3f8" officeooo:paragraph-rsid="432ce3f8"/>
    </style:style>
    <style:style style:name="P13" style:family="paragraph" style:parent-style-name="Text_20_body">
      <style:text-properties officeooo:paragraph-rsid="434c8b07"/>
    </style:style>
    <style:style style:name="P14" style:family="paragraph" style:parent-style-name="Text_20_body">
      <style:text-properties officeooo:rsid="42df261a" officeooo:paragraph-rsid="431b5ef3"/>
    </style:style>
    <style:style style:name="P15" style:family="paragraph" style:parent-style-name="Text_20_body">
      <style:text-properties officeooo:rsid="433aa3ac" officeooo:paragraph-rsid="433aa3ac"/>
    </style:style>
    <style:style style:name="P16" style:family="paragraph" style:parent-style-name="Text_20_body">
      <style:text-properties officeooo:paragraph-rsid="42a172fb"/>
    </style:style>
    <style:style style:name="P17" style:family="paragraph" style:parent-style-name="Text_20_body">
      <style:text-properties officeooo:paragraph-rsid="433d8582"/>
    </style:style>
    <style:style style:name="P18" style:family="paragraph" style:parent-style-name="Text_20_body">
      <style:text-properties officeooo:paragraph-rsid="433f64db"/>
    </style:style>
    <style:style style:name="P19" style:family="paragraph" style:parent-style-name="Text_20_body">
      <style:text-properties officeooo:rsid="434067a1" officeooo:paragraph-rsid="434c8b07"/>
    </style:style>
    <style:style style:name="P20" style:family="paragraph" style:parent-style-name="Text_20_body">
      <style:text-properties officeooo:rsid="43562c26" officeooo:paragraph-rsid="43562c26"/>
    </style:style>
    <style:style style:name="P21" style:family="paragraph" style:parent-style-name="Text_20_body">
      <style:text-properties officeooo:rsid="42da9839" officeooo:paragraph-rsid="43562c26"/>
    </style:style>
    <style:style style:name="P22" style:family="paragraph" style:parent-style-name="Text_20_body">
      <style:text-properties officeooo:rsid="435a1463" officeooo:paragraph-rsid="435a1463"/>
    </style:style>
    <style:style style:name="P23"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24"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25"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26" style:family="paragraph" style:parent-style-name="Standard">
      <style:paragraph-properties fo:text-align="center" style:justify-single-word="false" style:snap-to-layout-grid="false"/>
      <style:text-properties officeooo:paragraph-rsid="427e1b4c"/>
    </style:style>
    <style:style style:name="P27" style:family="paragraph" style:parent-style-name="Standard">
      <style:paragraph-properties style:snap-to-layout-grid="false">
        <style:tab-stops>
          <style:tab-stop style:position="1.27cm"/>
        </style:tab-stops>
      </style:paragraph-properties>
      <style:text-properties officeooo:paragraph-rsid="427e1b4c"/>
    </style:style>
    <style:style style:name="P28" style:family="paragraph" style:parent-style-name="Standard">
      <style:text-properties officeooo:paragraph-rsid="427e1b4c"/>
    </style:style>
    <style:style style:name="P29" style:family="paragraph" style:parent-style-name="Standard">
      <style:text-properties officeooo:paragraph-rsid="430b77f7"/>
    </style:style>
    <style:style style:name="P30" style:family="paragraph" style:parent-style-name="Standard">
      <style:paragraph-properties fo:margin-left="0cm" fo:margin-right="0cm" fo:text-indent="0cm" style:auto-text-indent="false" style:writing-mode="lr-tb"/>
    </style:style>
    <style:style style:name="P31"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32" style:family="paragraph" style:parent-style-name="Standard">
      <style:paragraph-properties fo:margin-left="0cm" fo:margin-right="0cm" fo:text-indent="0cm" style:auto-text-indent="false" style:writing-mode="lr-tb">
        <style:tab-stops/>
      </style:paragraph-properties>
    </style:style>
    <style:style style:name="P33" style:family="paragraph" style:parent-style-name="Standard">
      <style:paragraph-properties fo:margin-left="0cm" fo:margin-right="0cm" fo:text-indent="0cm" style:auto-text-indent="false" style:writing-mode="lr-tb"/>
      <style:text-properties style:font-name="Times New Roman"/>
    </style:style>
    <style:style style:name="P34"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35"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36"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37"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38"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39"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40"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41"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42"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4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44"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45"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46"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47"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4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49"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50"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51" style:family="paragraph" style:parent-style-name="Standard">
      <style:paragraph-properties fo:margin-left="0cm" fo:margin-right="0cm" fo:text-align="center" style:justify-single-word="false" fo:text-indent="0cm" style:auto-text-indent="false" style:writing-mode="lr-tb"/>
    </style:style>
    <style:style style:name="P52"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53" style:family="paragraph" style:parent-style-name="Table_20_Contents">
      <style:paragraph-properties fo:margin-left="0cm" fo:margin-right="0cm" fo:text-indent="0cm" style:auto-text-indent="false" style:writing-mode="lr-tb"/>
    </style:style>
    <style:style style:name="P54" style:family="paragraph" style:parent-style-name="Table_20_Contents">
      <style:paragraph-properties fo:margin-left="0cm" fo:margin-right="0cm" fo:text-indent="0cm" style:auto-text-indent="false" style:writing-mode="lr-tb">
        <style:tab-stops/>
      </style:paragraph-properties>
    </style:style>
    <style:style style:name="P55" style:family="paragraph" style:parent-style-name="Table_20_Contents">
      <style:paragraph-properties fo:margin-left="0cm" fo:margin-right="0cm" fo:text-align="center" style:justify-single-word="false" fo:text-indent="0cm" style:auto-text-indent="false" style:writing-mode="lr-tb"/>
    </style:style>
    <style:style style:name="P56"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57" style:family="paragraph" style:parent-style-name="Table_20_Contents">
      <style:paragraph-properties fo:margin-left="0cm" fo:margin-right="0cm" fo:text-indent="0cm" style:auto-text-indent="false" style:writing-mode="lr-tb"/>
      <style:text-properties style:font-name="Times New Roman"/>
    </style:style>
    <style:style style:name="P58"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5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60"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61"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62"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63"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64"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65"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6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7"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69"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72"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75"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79"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82" style:family="paragraph" style:parent-style-name="Table_20_Contents">
      <style:paragraph-properties style:snap-to-layout-grid="false"/>
      <style:text-properties officeooo:paragraph-rsid="427e1b4c"/>
    </style:style>
    <style:style style:name="P83"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84" style:family="paragraph" style:parent-style-name="Table_20_Contents">
      <style:paragraph-properties fo:text-align="center" style:justify-single-word="false" style:snap-to-layout-grid="false"/>
      <style:text-properties officeooo:paragraph-rsid="427e1b4c"/>
    </style:style>
    <style:style style:name="P85" style:family="paragraph" style:parent-style-name="Table_20_Contents">
      <style:paragraph-properties fo:text-align="center" style:justify-single-word="false"/>
      <style:text-properties officeooo:paragraph-rsid="42f0df73"/>
    </style:style>
    <style:style style:name="P86" style:family="paragraph" style:parent-style-name="Table_20_Contents">
      <style:paragraph-properties fo:text-align="start" style:justify-single-word="false" style:snap-to-layout-grid="false"/>
      <style:text-properties officeooo:paragraph-rsid="427e1b4c"/>
    </style:style>
    <style:style style:name="P87"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88"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9"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90"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91"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92"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93"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4"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95"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96"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7"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8"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9"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00"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01"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02"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03"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04"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05"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06"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107" style:family="paragraph" style:parent-style-name="Table_20_Contents">
      <style:paragraph-properties fo:text-align="center" style:justify-single-word="false"/>
      <style:text-properties fo:font-weight="bold" officeooo:rsid="1039259b" officeooo:paragraph-rsid="42f0df73" style:font-weight-asian="bold" style:font-weight-complex="bold"/>
    </style:style>
    <style:style style:name="P108" style:family="paragraph" style:parent-style-name="Table_20_Contents">
      <style:paragraph-properties fo:text-align="center" style:justify-single-word="false"/>
      <style:text-properties fo:font-weight="bold" officeooo:rsid="1016481d" officeooo:paragraph-rsid="42f0df73" style:font-weight-asian="bold" style:font-weight-complex="bold"/>
    </style:style>
    <style:style style:name="P109" style:family="paragraph" style:parent-style-name="Table_20_Contents">
      <style:paragraph-properties fo:text-align="center" style:justify-single-word="false"/>
      <style:text-properties officeooo:rsid="1078fd37" officeooo:paragraph-rsid="42f0df73"/>
    </style:style>
    <style:style style:name="P110" style:family="paragraph" style:parent-style-name="Table_20_Contents">
      <style:text-properties officeooo:rsid="1078fd37" officeooo:paragraph-rsid="42f0df73"/>
    </style:style>
    <style:style style:name="P111" style:family="paragraph" style:parent-style-name="Table_20_Contents">
      <style:paragraph-properties fo:text-align="center" style:justify-single-word="false"/>
      <style:text-properties officeooo:rsid="012e0234" officeooo:paragraph-rsid="42f0df73"/>
    </style:style>
    <style:style style:name="P112"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13"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14"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15"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16" style:family="paragraph" style:parent-style-name="Table_20_Contents">
      <style:text-properties fo:language="cs" fo:country="CZ" officeooo:rsid="1038e041" officeooo:paragraph-rsid="42f0df73"/>
    </style:style>
    <style:style style:name="P117" style:family="paragraph" style:parent-style-name="Table_20_Contents">
      <style:paragraph-properties fo:text-align="center" style:justify-single-word="false"/>
      <style:text-properties fo:language="cs" fo:country="CZ" fo:font-weight="bold" officeooo:rsid="00b9f158" officeooo:paragraph-rsid="42f0df73" style:language-asian="zxx" style:country-asian="none" style:font-weight-asian="bold" style:language-complex="zxx" style:country-complex="none" style:font-weight-complex="bold"/>
    </style:style>
    <style:style style:name="P118" style:family="paragraph" style:parent-style-name="Table_20_Contents">
      <style:paragraph-properties fo:text-align="center" style:justify-single-word="false"/>
      <style:text-properties officeooo:rsid="101909b3" officeooo:paragraph-rsid="42f0df73"/>
    </style:style>
    <style:style style:name="P119" style:family="paragraph" style:parent-style-name="Table_20_Contents">
      <style:text-properties officeooo:rsid="101909b3" officeooo:paragraph-rsid="42f0df73"/>
    </style:style>
    <style:style style:name="P120" style:family="paragraph" style:parent-style-name="Table_20_Contents">
      <style:text-properties officeooo:rsid="141a017a" officeooo:paragraph-rsid="42f0df73"/>
    </style:style>
    <style:style style:name="P121" style:family="paragraph" style:parent-style-name="Table_20_Contents">
      <style:paragraph-properties fo:text-align="center" style:justify-single-word="false"/>
      <style:text-properties officeooo:rsid="103b4f81" officeooo:paragraph-rsid="42f0df73"/>
    </style:style>
    <style:style style:name="P122" style:family="paragraph" style:parent-style-name="Table_20_Contents">
      <style:text-properties officeooo:rsid="103b4f81" officeooo:paragraph-rsid="42f0df73"/>
    </style:style>
    <style:style style:name="P123" style:family="paragraph" style:parent-style-name="Table_20_Contents">
      <style:paragraph-properties fo:text-align="center" style:justify-single-word="false"/>
      <style:text-properties officeooo:rsid="105d7dfc" officeooo:paragraph-rsid="42f0df73"/>
    </style:style>
    <style:style style:name="P124" style:family="paragraph" style:parent-style-name="Table_20_Contents">
      <style:paragraph-properties fo:text-align="center" style:justify-single-word="false"/>
      <style:text-properties officeooo:rsid="10612ca1" officeooo:paragraph-rsid="42f0df73"/>
    </style:style>
    <style:style style:name="P125" style:family="paragraph" style:parent-style-name="Table_20_Contents">
      <style:paragraph-properties fo:text-align="center" style:justify-single-word="false"/>
      <style:text-properties officeooo:rsid="1038e041" officeooo:paragraph-rsid="42f0df73"/>
    </style:style>
    <style:style style:name="P126" style:family="paragraph" style:parent-style-name="Table_20_Contents">
      <style:paragraph-properties fo:text-align="center" style:justify-single-word="false"/>
      <style:text-properties officeooo:rsid="1039259b" officeooo:paragraph-rsid="42f0df73"/>
    </style:style>
    <style:style style:name="P127" style:family="paragraph" style:parent-style-name="Table_20_Contents">
      <style:text-properties officeooo:rsid="1039259b" officeooo:paragraph-rsid="42f0df73"/>
    </style:style>
    <style:style style:name="P128" style:family="paragraph" style:parent-style-name="Table_20_Contents">
      <style:paragraph-properties fo:text-align="center" style:justify-single-word="false"/>
      <style:text-properties officeooo:rsid="10470943" officeooo:paragraph-rsid="42f0df73"/>
    </style:style>
    <style:style style:name="P129" style:family="paragraph" style:parent-style-name="Table_20_Contents">
      <style:paragraph-properties fo:text-align="center" style:justify-single-word="false"/>
      <style:text-properties officeooo:rsid="1045cc3e" officeooo:paragraph-rsid="42f0df73"/>
    </style:style>
    <style:style style:name="P130" style:family="paragraph" style:parent-style-name="Table_20_Contents">
      <style:paragraph-properties fo:text-align="center" style:justify-single-word="false"/>
      <style:text-properties officeooo:rsid="107b9382" officeooo:paragraph-rsid="42f0df73"/>
    </style:style>
    <style:style style:name="P131" style:family="paragraph" style:parent-style-name="Table_20_Contents">
      <style:text-properties officeooo:rsid="107b9382" officeooo:paragraph-rsid="42f0df73"/>
    </style:style>
    <style:style style:name="P132" style:family="paragraph" style:parent-style-name="Table_20_Contents">
      <style:paragraph-properties fo:text-align="center" style:justify-single-word="false"/>
      <style:text-properties officeooo:rsid="103c50cd" officeooo:paragraph-rsid="42f0df73"/>
    </style:style>
    <style:style style:name="P133" style:family="paragraph" style:parent-style-name="Table_20_Contents">
      <style:text-properties officeooo:rsid="103c50cd" officeooo:paragraph-rsid="42f0df73"/>
    </style:style>
    <style:style style:name="P134" style:family="paragraph" style:parent-style-name="Table_20_Contents">
      <style:paragraph-properties fo:text-align="center" style:justify-single-word="false"/>
      <style:text-properties officeooo:rsid="104acd15" officeooo:paragraph-rsid="42f0df73"/>
    </style:style>
    <style:style style:name="P135" style:family="paragraph" style:parent-style-name="Table_20_Contents">
      <style:paragraph-properties fo:text-align="center" style:justify-single-word="false"/>
      <style:text-properties officeooo:rsid="103df854" officeooo:paragraph-rsid="42f0df73"/>
    </style:style>
    <style:style style:name="P136" style:family="paragraph" style:parent-style-name="Table_20_Contents">
      <style:text-properties officeooo:rsid="103df854" officeooo:paragraph-rsid="42f0df73"/>
    </style:style>
    <style:style style:name="P137" style:family="paragraph" style:parent-style-name="Table_20_Contents">
      <style:paragraph-properties fo:text-align="center" style:justify-single-word="false"/>
      <style:text-properties officeooo:rsid="103f0514" officeooo:paragraph-rsid="42f0df73"/>
    </style:style>
    <style:style style:name="P138" style:family="paragraph" style:parent-style-name="Table_20_Contents">
      <style:paragraph-properties fo:text-align="center" style:justify-single-word="false"/>
      <style:text-properties officeooo:rsid="104107e4" officeooo:paragraph-rsid="42f0df73"/>
    </style:style>
    <style:style style:name="P139" style:family="paragraph" style:parent-style-name="Table_20_Contents">
      <style:text-properties officeooo:rsid="103d55b5" officeooo:paragraph-rsid="42f0df73"/>
    </style:style>
    <style:style style:name="P140" style:family="paragraph" style:parent-style-name="Table_20_Contents">
      <style:paragraph-properties fo:text-align="center" style:justify-single-word="false"/>
      <style:text-properties officeooo:rsid="103f1b7e" officeooo:paragraph-rsid="42f0df73"/>
    </style:style>
    <style:style style:name="P141" style:family="paragraph" style:parent-style-name="Table_20_Contents">
      <style:text-properties officeooo:rsid="108252a0" officeooo:paragraph-rsid="42f0df73"/>
    </style:style>
    <style:style style:name="P142" style:family="paragraph" style:parent-style-name="Table_20_Contents">
      <style:paragraph-properties fo:text-align="center" style:justify-single-word="false"/>
      <style:text-properties officeooo:rsid="107e8f54" officeooo:paragraph-rsid="42f0df73"/>
    </style:style>
    <style:style style:name="P143" style:family="paragraph" style:parent-style-name="Table_20_Contents">
      <style:text-properties officeooo:paragraph-rsid="42f0df73"/>
    </style:style>
    <style:style style:name="P144" style:family="paragraph" style:parent-style-name="Table_20_Contents">
      <style:paragraph-properties fo:text-align="center" style:justify-single-word="false"/>
      <style:text-properties officeooo:rsid="42f0df73" officeooo:paragraph-rsid="42f0df73"/>
    </style:style>
    <style:style style:name="P145" style:family="paragraph" style:parent-style-name="Table_20_Contents">
      <style:paragraph-properties fo:text-align="center" style:justify-single-word="false"/>
      <style:text-properties officeooo:rsid="42f499f3" officeooo:paragraph-rsid="42f499f3"/>
    </style:style>
    <style:style style:name="P146" style:family="paragraph" style:parent-style-name="Table_20_Contents">
      <style:text-properties officeooo:rsid="42f499f3" officeooo:paragraph-rsid="42f499f3"/>
    </style:style>
    <style:style style:name="P147" style:family="paragraph" style:parent-style-name="Table_20_Contents">
      <style:text-properties officeooo:rsid="42fc7923" officeooo:paragraph-rsid="42fc7923"/>
    </style:style>
    <style:style style:name="P148" style:family="paragraph" style:parent-style-name="Table_20_Contents">
      <style:paragraph-properties fo:text-align="center" style:justify-single-word="false"/>
      <style:text-properties officeooo:rsid="42fc7923" officeooo:paragraph-rsid="42fc7923"/>
    </style:style>
    <style:style style:name="P149"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50" style:family="paragraph" style:parent-style-name="Table_20_Contents">
      <style:text-properties officeooo:rsid="143d4aa8" officeooo:paragraph-rsid="42f0df73"/>
    </style:style>
    <style:style style:name="P151" style:family="paragraph" style:parent-style-name="Table_20_Contents">
      <style:paragraph-properties fo:text-align="center" style:justify-single-word="false"/>
      <style:text-properties officeooo:rsid="14201442" officeooo:paragraph-rsid="42f0df73"/>
    </style:style>
    <style:style style:name="P152" style:family="paragraph" style:parent-style-name="Table_20_Contents">
      <style:paragraph-properties fo:text-align="center" style:justify-single-word="false"/>
      <style:text-properties officeooo:rsid="1090b6c7" officeooo:paragraph-rsid="42f0df73"/>
    </style:style>
    <style:style style:name="P153" style:family="paragraph" style:parent-style-name="Table_20_Contents">
      <style:text-properties officeooo:rsid="109cf6e8" officeooo:paragraph-rsid="42f0df73"/>
    </style:style>
    <style:style style:name="P154" style:family="paragraph" style:parent-style-name="Table_20_Contents">
      <style:paragraph-properties fo:text-align="center" style:justify-single-word="false"/>
      <style:text-properties officeooo:rsid="42f206ea" officeooo:paragraph-rsid="42f206ea"/>
    </style:style>
    <style:style style:name="P155" style:family="paragraph" style:parent-style-name="Table_20_Comments">
      <style:text-properties officeooo:paragraph-rsid="42ff3591"/>
    </style:style>
    <style:style style:name="P156" style:family="paragraph" style:parent-style-name="Table_20_Comments">
      <style:text-properties officeooo:paragraph-rsid="43585d0a"/>
    </style:style>
    <style:style style:name="P157" style:family="paragraph" style:parent-style-name="Table_20_Heading">
      <style:paragraph-properties fo:text-align="center" style:justify-single-word="false"/>
      <style:text-properties officeooo:paragraph-rsid="42f0df73"/>
    </style:style>
    <style:style style:name="P158" style:family="paragraph" style:parent-style-name="Table_20_Heading">
      <style:paragraph-properties fo:text-align="center" style:justify-single-word="false"/>
      <style:text-properties officeooo:rsid="1038e041" officeooo:paragraph-rsid="42f0df73"/>
    </style:style>
    <style:style style:name="P159"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160" style:family="paragraph" style:parent-style-name="Table_20_Heading">
      <style:text-properties fo:font-weight="normal" officeooo:rsid="14302293" officeooo:paragraph-rsid="42f0df73" style:font-weight-asian="normal" style:font-weight-complex="normal"/>
    </style:style>
    <style:style style:name="P161"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162" style:family="paragraph" style:parent-style-name="Table_20_Heading">
      <style:paragraph-properties fo:text-align="center" style:justify-single-word="false"/>
      <style:text-properties officeooo:rsid="108252a0" officeooo:paragraph-rsid="42f0df73"/>
    </style:style>
    <style:style style:name="P163" style:family="paragraph" style:parent-style-name="Table_20_Heading">
      <style:text-properties officeooo:paragraph-rsid="42f0df73"/>
    </style:style>
    <style:style style:name="P164"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165"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166" style:family="paragraph" style:parent-style-name="Heading_20_5">
      <style:text-properties fo:language="cs" fo:country="CZ" officeooo:paragraph-rsid="427e1b4c"/>
    </style:style>
    <style:style style:name="P167" style:family="paragraph" style:parent-style-name="Heading_20_5">
      <style:text-properties officeooo:paragraph-rsid="427e1b4c"/>
    </style:style>
    <style:style style:name="P168"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169" style:family="paragraph" style:parent-style-name="Heading_20_3">
      <style:text-properties officeooo:paragraph-rsid="433d8582"/>
    </style:style>
    <style:style style:name="P170" style:family="paragraph" style:parent-style-name="Heading_20_3">
      <style:text-properties officeooo:paragraph-rsid="427e1b4c"/>
    </style:style>
    <style:style style:name="P17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172"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173"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174"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175"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17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77"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78"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17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80"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181"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82"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83" style:family="paragraph" style:parent-style-name="Table_20_Comments">
      <style:text-properties officeooo:rsid="10809805" officeooo:paragraph-rsid="42f0df73"/>
    </style:style>
    <style:style style:name="P184"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185"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86"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187" style:family="paragraph" style:parent-style-name="Heading_20_4">
      <style:text-properties officeooo:paragraph-rsid="433f64db"/>
    </style:style>
    <style:style style:name="P188" style:family="paragraph" style:parent-style-name="Heading_20_4">
      <style:text-properties officeooo:rsid="434c8b07" officeooo:paragraph-rsid="434c8b07"/>
    </style:style>
    <style:style style:name="P189" style:family="paragraph" style:parent-style-name="Heading_20_4">
      <style:text-properties officeooo:paragraph-rsid="4351a033"/>
    </style:style>
    <style:style style:name="P190" style:family="paragraph" style:parent-style-name="Heading_20_4">
      <style:text-properties officeooo:rsid="435a1463" officeooo:paragraph-rsid="435a1463"/>
    </style:style>
    <style:style style:name="P191" style:family="paragraph" style:parent-style-name="Heading_20_4">
      <style:text-properties officeooo:paragraph-rsid="43554968"/>
    </style:style>
    <style:style style:name="P192" style:family="paragraph" style:parent-style-name="Heading_20_4">
      <style:text-properties fo:font-style="normal" officeooo:paragraph-rsid="427e1b4c" style:font-style-asian="normal" style:font-style-complex="normal"/>
    </style:style>
    <style:style style:name="P193" style:family="paragraph" style:parent-style-name="Heading_20_4">
      <style:text-properties officeooo:paragraph-rsid="427e1b4c"/>
    </style:style>
    <style:style style:name="P194" style:family="paragraph" style:parent-style-name="Heading_20_4">
      <style:text-properties officeooo:rsid="437e5dc8" officeooo:paragraph-rsid="43872b20"/>
    </style:style>
    <style:style style:name="P195" style:family="paragraph" style:parent-style-name="Heading_20_4">
      <style:text-properties officeooo:rsid="43872b20" officeooo:paragraph-rsid="43872b20"/>
    </style:style>
    <style:style style:name="P196"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197"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198"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199"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200"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01" style:family="paragraph" style:parent-style-name="Heading_20_2">
      <style:text-properties officeooo:rsid="42954e51" officeooo:paragraph-rsid="42954e51"/>
    </style:style>
    <style:style style:name="P202" style:family="paragraph" style:parent-style-name="Heading_20_2">
      <style:text-properties officeooo:paragraph-rsid="4399ad7c"/>
    </style:style>
    <style:style style:name="P203"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204"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05"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206"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207"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208"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209" style:family="paragraph" style:parent-style-name="Heading_20_1" style:master-page-name="Standard">
      <style:paragraph-properties style:page-number="auto"/>
      <style:text-properties officeooo:paragraph-rsid="427c56ea"/>
    </style:style>
    <style:style style:name="P210" style:family="paragraph" style:parent-style-name="Text_20_body" style:list-style-name="L1"/>
    <style:style style:name="P211" style:family="paragraph" style:parent-style-name="Text_20_body">
      <style:text-properties fo:language="cs" fo:country="CZ" officeooo:paragraph-rsid="433f64db"/>
    </style:style>
    <style:style style:name="P212" style:family="paragraph" style:parent-style-name="Text_20_body">
      <style:text-properties fo:language="cs" fo:country="CZ" officeooo:paragraph-rsid="43685bb7"/>
    </style:style>
    <style:style style:name="P213" style:family="paragraph" style:parent-style-name="Text_20_body">
      <style:text-properties fo:language="cs" fo:country="CZ" officeooo:paragraph-rsid="4368dfca"/>
    </style:style>
    <style:style style:name="P214" style:family="paragraph" style:parent-style-name="Text_20_body">
      <style:text-properties fo:language="cs" fo:country="CZ" officeooo:paragraph-rsid="437a5a09"/>
    </style:style>
    <style:style style:name="P215" style:family="paragraph" style:parent-style-name="Text_20_body" style:list-style-name="L2">
      <style:text-properties officeooo:paragraph-rsid="434c8b07"/>
    </style:style>
    <style:style style:name="P216" style:family="paragraph" style:parent-style-name="Text_20_body" style:list-style-name="L3">
      <style:text-properties officeooo:paragraph-rsid="42de121d"/>
    </style:style>
    <style:style style:name="P217" style:family="paragraph" style:parent-style-name="Text_20_body" style:list-style-name="L3">
      <style:text-properties officeooo:paragraph-rsid="42b466c2"/>
    </style:style>
    <style:style style:name="P218" style:family="paragraph" style:parent-style-name="Text_20_body" style:list-style-name="L3">
      <style:text-properties fo:font-style="italic" style:font-style-asian="italic" style:font-style-complex="italic"/>
    </style:style>
    <style:style style:name="P219" style:family="paragraph" style:parent-style-name="Text_20_body" style:list-style-name="L3">
      <style:text-properties fo:font-style="italic" officeooo:paragraph-rsid="432675fe" style:font-style-asian="italic" style:font-style-complex="italic"/>
    </style:style>
    <style:style style:name="P220" style:family="paragraph" style:parent-style-name="Text_20_body" style:list-style-name="L5">
      <style:text-properties fo:font-style="italic" officeooo:paragraph-rsid="4351a033" style:font-style-asian="italic" style:font-style-complex="italic"/>
    </style:style>
    <style:style style:name="P221" style:family="paragraph" style:parent-style-name="Text_20_body" style:list-style-name="L6">
      <style:text-properties fo:font-style="italic" officeooo:paragraph-rsid="43126302" style:font-style-asian="italic" style:font-style-complex="italic"/>
    </style:style>
    <style:style style:name="P222" style:family="paragraph" style:parent-style-name="Text_20_body" style:list-style-name="L6">
      <style:text-properties fo:font-style="italic" officeooo:paragraph-rsid="4351a033" style:font-style-asian="italic" style:font-style-complex="italic"/>
    </style:style>
    <style:style style:name="P223" style:family="paragraph" style:parent-style-name="Text_20_body" style:list-style-name="L5">
      <style:text-properties fo:font-style="italic" officeooo:rsid="42ff3c08" officeooo:paragraph-rsid="431b5ef3" style:font-style-asian="italic" style:font-style-complex="italic"/>
    </style:style>
    <style:style style:name="P224" style:family="paragraph" style:parent-style-name="Text_20_body" style:list-style-name="L4"/>
    <style:style style:name="P225" style:family="paragraph" style:parent-style-name="Text_20_body" style:list-style-name="L4">
      <style:text-properties officeooo:paragraph-rsid="42b466c2"/>
    </style:style>
    <style:style style:name="P226" style:family="paragraph" style:parent-style-name="Text_20_body" style:list-style-name="L4">
      <style:text-properties officeooo:rsid="433112a7" officeooo:paragraph-rsid="433112a7"/>
    </style:style>
    <style:style style:name="P227" style:family="paragraph" style:parent-style-name="Text_20_body" style:list-style-name="L5">
      <style:text-properties officeooo:paragraph-rsid="4351a033"/>
    </style:style>
    <style:style style:name="P228" style:family="paragraph" style:parent-style-name="Text_20_body" style:list-style-name="L5">
      <style:text-properties officeooo:paragraph-rsid="431b5ef3"/>
    </style:style>
    <style:style style:name="P229" style:family="paragraph" style:parent-style-name="Text_20_body" style:list-style-name="L5">
      <style:text-properties officeooo:paragraph-rsid="434b10a7"/>
    </style:style>
    <style:style style:name="P230" style:family="paragraph" style:parent-style-name="Text_20_body" style:list-style-name="L5">
      <style:text-properties officeooo:paragraph-rsid="435a1463"/>
    </style:style>
    <style:style style:name="P231" style:family="paragraph" style:parent-style-name="Text_20_body" style:list-style-name="L5">
      <style:text-properties officeooo:rsid="431b5ef3" officeooo:paragraph-rsid="431b5ef3"/>
    </style:style>
    <style:style style:name="P232" style:family="paragraph" style:parent-style-name="Text_20_body" style:list-style-name="L5">
      <style:text-properties fo:font-style="normal" officeooo:rsid="4322f34b" officeooo:paragraph-rsid="4322f34b" style:font-style-asian="normal" style:font-style-complex="normal"/>
    </style:style>
    <style:style style:name="P233" style:family="paragraph" style:parent-style-name="Text_20_body" style:list-style-name="L5">
      <style:text-properties fo:font-style="normal" officeooo:rsid="42d0cfcd" officeooo:paragraph-rsid="4351a033" style:font-style-asian="normal" style:font-style-complex="normal"/>
    </style:style>
    <style:style style:name="P234" style:family="paragraph" style:parent-style-name="Text_20_body" style:list-style-name="L5">
      <style:text-properties officeooo:rsid="0f49c742" officeooo:paragraph-rsid="4351a033"/>
    </style:style>
    <style:style style:name="P235" style:family="paragraph" style:parent-style-name="Text_20_body" style:list-style-name="L5">
      <style:text-properties officeooo:rsid="14620218" officeooo:paragraph-rsid="4351a033"/>
    </style:style>
    <style:style style:name="P236" style:family="paragraph" style:parent-style-name="Text_20_body" style:list-style-name="L6">
      <style:text-properties officeooo:paragraph-rsid="42b592c5"/>
    </style:style>
    <style:style style:name="P237" style:family="paragraph" style:parent-style-name="Text_20_body" style:list-style-name="L6">
      <style:text-properties officeooo:paragraph-rsid="43126302"/>
    </style:style>
    <style:style style:name="P238" style:family="paragraph" style:parent-style-name="Text_20_body" style:list-style-name="L6">
      <style:text-properties officeooo:paragraph-rsid="42e26a26"/>
    </style:style>
    <style:style style:name="P239" style:family="paragraph" style:parent-style-name="Text_20_body" style:list-style-name="L6">
      <style:text-properties officeooo:paragraph-rsid="42e3f378"/>
    </style:style>
    <style:style style:name="P240" style:family="paragraph" style:parent-style-name="Text_20_body" style:list-style-name="L6">
      <style:text-properties officeooo:paragraph-rsid="42e5819f"/>
    </style:style>
    <style:style style:name="P241" style:family="paragraph" style:parent-style-name="Text_20_body" style:list-style-name="L6">
      <style:text-properties officeooo:paragraph-rsid="4351a033"/>
    </style:style>
    <style:style style:name="P242" style:family="paragraph" style:parent-style-name="Text_20_body" style:list-style-name="L6">
      <style:text-properties officeooo:rsid="1443c36e" officeooo:paragraph-rsid="4351a033"/>
    </style:style>
    <style:style style:name="P243" style:family="paragraph" style:parent-style-name="Text_20_body" style:list-style-name="L7">
      <style:text-properties officeooo:paragraph-rsid="42bab90e"/>
    </style:style>
    <style:style style:name="P244" style:family="paragraph" style:parent-style-name="Text_20_body" style:list-style-name="L7">
      <style:text-properties officeooo:rsid="0f25dad7" officeooo:paragraph-rsid="42bab90e"/>
    </style:style>
    <style:style style:name="P245" style:family="paragraph" style:parent-style-name="Text_20_body" style:list-style-name="L7">
      <style:text-properties officeooo:rsid="42c1095c" officeooo:paragraph-rsid="42c1095c"/>
    </style:style>
    <style:style style:name="P246" style:family="paragraph" style:parent-style-name="Text_20_body" style:list-style-name="L7">
      <style:text-properties officeooo:rsid="0f54e00d" officeooo:paragraph-rsid="42bab90e"/>
    </style:style>
    <style:style style:name="P247" style:family="paragraph" style:parent-style-name="Text_20_body" style:list-style-name="L7">
      <style:text-properties officeooo:rsid="42d12592" officeooo:paragraph-rsid="439105c9"/>
    </style:style>
    <style:style style:name="P248" style:family="paragraph" style:parent-style-name="Text_20_body" style:list-style-name="L8"/>
    <style:style style:name="P249" style:family="paragraph" style:parent-style-name="Text_20_body" style:list-style-name="L8">
      <style:text-properties officeooo:paragraph-rsid="42cd6b75"/>
    </style:style>
    <style:style style:name="P250" style:family="paragraph" style:parent-style-name="Text_20_body" style:list-style-name="L8">
      <style:text-properties officeooo:paragraph-rsid="4391a92b"/>
    </style:style>
    <style:style style:name="P251" style:family="paragraph" style:parent-style-name="Text_20_body" style:list-style-name="L8">
      <style:text-properties style:use-window-font-color="true" style:font-name="Georgia" fo:font-size="10pt" fo:letter-spacing="0.004cm" fo:language="cs" fo:country="CZ" fo:font-style="normal" officeooo:rsid="435a1463" officeooo:paragraph-rsid="435a14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Text_20_body" style:list-style-name="L9">
      <style:text-properties style:use-window-font-color="true" style:font-name="Georgia" fo:font-size="10pt" fo:letter-spacing="0.004cm" fo:language="cs" fo:country="CZ" fo:font-style="normal" officeooo:rsid="427ab064" officeooo:paragraph-rsid="42c6d5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3" style:family="paragraph" style:parent-style-name="Text_20_body" style:list-style-name="L5">
      <style:text-properties style:use-window-font-color="true" style:font-name="Georgia" fo:font-size="10pt" fo:letter-spacing="0.004cm" fo:language="cs" fo:country="CZ" fo:font-style="normal" officeooo:rsid="427b2910" officeooo:paragraph-rsid="432f43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5">
      <style:text-properties style:use-window-font-color="true" style:font-name="Georgia" fo:font-size="10pt" fo:letter-spacing="0.004cm" fo:language="cs" fo:country="CZ" fo:font-style="normal" officeooo:rsid="427b2910" officeooo:paragraph-rsid="435a14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text-properties style:use-window-font-color="true" style:font-name="Georgia" fo:font-size="10pt" fo:letter-spacing="0.004cm" fo:language="cs" fo:country="CZ" fo:font-style="normal" officeooo:rsid="43912929" officeooo:paragraph-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5">
      <style:text-properties style:use-window-font-color="true" style:font-name="Georgia" fo:font-size="10pt" fo:letter-spacing="0.004cm" fo:language="cs" fo:country="CZ" fo:font-style="italic" officeooo:rsid="430b77f7" officeooo:paragraph-rsid="434b10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57" style:family="paragraph" style:parent-style-name="Text_20_body" style:list-style-name="L5">
      <style:text-properties style:use-window-font-color="true" style:font-name="Georgia" fo:font-size="10pt" fo:letter-spacing="0.004cm" fo:language="cs" fo:country="CZ" fo:font-style="italic" officeooo:rsid="0f215770" officeooo:paragraph-rsid="4355496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58" style:family="paragraph" style:parent-style-name="Text_20_body" style:list-style-name="L9">
      <style:text-properties officeooo:paragraph-rsid="42c82714"/>
    </style:style>
    <style:style style:name="P259" style:family="paragraph" style:parent-style-name="Text_20_body" style:list-style-name="L10"/>
    <style:style style:name="P260" style:family="paragraph" style:parent-style-name="Text_20_body" style:list-style-name="L10">
      <style:text-properties officeooo:paragraph-rsid="42bcdb82"/>
    </style:style>
    <style:style style:name="P261" style:family="paragraph" style:parent-style-name="Text_20_body" style:list-style-name="L11"/>
    <style:style style:name="P262" style:family="paragraph" style:parent-style-name="Text_20_body" style:list-style-name="L11">
      <style:text-properties officeooo:paragraph-rsid="435d4d23"/>
    </style:style>
    <style:style style:name="P263" style:family="paragraph" style:parent-style-name="Text_20_body" style:list-style-name="L11">
      <style:text-properties officeooo:rsid="435ef0e4" officeooo:paragraph-rsid="435ef0e4"/>
    </style:style>
    <style:style style:name="P264" style:family="paragraph" style:parent-style-name="Text_20_body" style:list-style-name="L12">
      <style:text-properties officeooo:rsid="218eee67" officeooo:paragraph-rsid="43562c26"/>
    </style:style>
    <style:style style:name="P265" style:family="paragraph" style:parent-style-name="Text_20_body" style:list-style-name="L12">
      <style:text-properties officeooo:rsid="218eee67" officeooo:paragraph-rsid="4399ad7c"/>
    </style:style>
    <style:style style:name="P266" style:family="paragraph" style:parent-style-name="Text_20_body" style:list-style-name="L12">
      <style:text-properties officeooo:rsid="42db6adc" officeooo:paragraph-rsid="43562c26"/>
    </style:style>
    <style:style style:name="P267" style:family="paragraph" style:parent-style-name="Text_20_body" style:list-style-name="L12">
      <style:text-properties officeooo:rsid="42db6adc" officeooo:paragraph-rsid="4399ad7c"/>
    </style:style>
    <style:style style:name="P268" style:family="paragraph" style:parent-style-name="Text_20_body" style:list-style-name="L12">
      <style:text-properties officeooo:rsid="219226d3" officeooo:paragraph-rsid="43562c26"/>
    </style:style>
    <style:style style:name="P269" style:family="paragraph" style:parent-style-name="Text_20_body" style:list-style-name="L12">
      <style:text-properties officeooo:rsid="219226d3" officeooo:paragraph-rsid="4399ad7c"/>
    </style:style>
    <style:style style:name="P270" style:family="paragraph" style:parent-style-name="Text_20_body" style:list-style-name="L5">
      <style:text-properties officeooo:rsid="42b466c2" officeooo:paragraph-rsid="431b5ef3"/>
    </style:style>
    <style:style style:name="P271" style:family="paragraph" style:parent-style-name="Text_20_body" style:list-style-name="L5">
      <style:text-properties officeooo:rsid="0f215770" officeooo:paragraph-rsid="43554968"/>
    </style:style>
    <style:style style:name="P272" style:family="paragraph" style:parent-style-name="Text_20_body" style:list-style-name="WW8Num11">
      <style:text-properties officeooo:paragraph-rsid="427e1b4c"/>
    </style:style>
    <style:style style:name="P273" style:family="paragraph" style:parent-style-name="Text_20_body" style:list-style-name="WW8Num10">
      <style:text-properties officeooo:paragraph-rsid="427e1b4c"/>
    </style:style>
    <style:style style:name="P274" style:family="paragraph" style:parent-style-name="Text_20_body">
      <style:text-properties officeooo:paragraph-rsid="433f64db"/>
    </style:style>
    <style:style style:name="P275" style:family="paragraph" style:parent-style-name="Text_20_body">
      <style:text-properties officeooo:rsid="43685bb7" officeooo:paragraph-rsid="43685bb7"/>
    </style:style>
    <style:style style:name="P276" style:family="paragraph" style:parent-style-name="Text_20_body">
      <style:text-properties officeooo:rsid="43685bb7" officeooo:paragraph-rsid="4377dce2"/>
    </style:style>
    <style:style style:name="P277" style:family="paragraph" style:parent-style-name="Text_20_body">
      <style:text-properties officeooo:paragraph-rsid="43685bb7"/>
    </style:style>
    <style:style style:name="P278" style:family="paragraph" style:parent-style-name="Text_20_body">
      <style:text-properties officeooo:rsid="436df309" officeooo:paragraph-rsid="436ee3f3"/>
    </style:style>
    <style:style style:name="P279" style:family="paragraph" style:parent-style-name="Text_20_body">
      <style:text-properties officeooo:paragraph-rsid="436ffd52"/>
    </style:style>
    <style:style style:name="P280" style:family="paragraph" style:parent-style-name="Text_20_body">
      <style:text-properties officeooo:rsid="437e7e9a" officeooo:paragraph-rsid="437e7e9a"/>
    </style:style>
    <style:style style:name="P281" style:family="paragraph" style:parent-style-name="Text_20_body">
      <style:text-properties officeooo:rsid="433d8582" officeooo:paragraph-rsid="433d8582"/>
    </style:style>
    <style:style style:name="P282" style:family="paragraph" style:parent-style-name="Text_20_body" style:list-style-name="L13">
      <style:text-properties officeooo:rsid="438a9eb5" officeooo:paragraph-rsid="438a9eb5"/>
    </style:style>
    <style:style style:name="P283" style:family="paragraph" style:parent-style-name="Text_20_body" style:list-style-name="L1">
      <style:text-properties officeooo:rsid="438c606d" officeooo:paragraph-rsid="438c606d"/>
    </style:style>
    <style:style style:name="P284" style:family="paragraph" style:parent-style-name="Text_20_body" style:list-style-name="L1">
      <style:text-properties officeooo:rsid="438c606d" officeooo:paragraph-rsid="438c8351"/>
    </style:style>
    <style:style style:name="P285" style:family="paragraph" style:parent-style-name="Text_20_body">
      <style:text-properties officeooo:rsid="438cc578" officeooo:paragraph-rsid="438cc578"/>
    </style:style>
    <style:style style:name="P286" style:family="paragraph" style:parent-style-name="Text_20_body" style:list-style-name="L2">
      <style:text-properties officeooo:rsid="438cc578" officeooo:paragraph-rsid="438cc578"/>
    </style:style>
    <style:style style:name="P287" style:family="paragraph" style:parent-style-name="Text_20_body" style:list-style-name="L14">
      <style:text-properties officeooo:paragraph-rsid="43912929"/>
    </style:style>
    <style:style style:name="P288" style:family="paragraph" style:parent-style-name="Text_20_body">
      <style:text-properties officeooo:rsid="4393e779" officeooo:paragraph-rsid="4393e779"/>
    </style:style>
    <style:style style:name="P289" style:family="paragraph" style:parent-style-name="Text_20_body">
      <style:text-properties officeooo:paragraph-rsid="438a9eb5"/>
    </style:style>
    <style:style style:name="P290" style:family="paragraph" style:parent-style-name="Text_20_body" style:list-style-name="L5">
      <style:text-properties officeooo:rsid="43970dd0" officeooo:paragraph-rsid="43970dd0"/>
    </style:style>
    <style:style style:name="P291" style:family="paragraph" style:parent-style-name="Text_20_body">
      <style:text-properties officeooo:rsid="42da9839" officeooo:paragraph-rsid="4399ad7c"/>
    </style:style>
    <style:style style:name="P292" style:family="paragraph" style:parent-style-name="Text_20_body">
      <style:text-properties officeooo:paragraph-rsid="4399ad7c"/>
    </style:style>
    <style:style style:name="P293" style:family="paragraph" style:parent-style-name="Text_20_body" style:list-style-name="L2">
      <style:paragraph-properties fo:margin-top="0cm" fo:margin-bottom="0.199cm" loext:contextual-spacing="false"/>
      <style:text-properties officeooo:rsid="0f426d7b" officeooo:paragraph-rsid="434c8b07"/>
    </style:style>
    <style:style style:name="P294" style:family="paragraph" style:parent-style-name="Text_20_body" style:list-style-name="L3">
      <style:paragraph-properties fo:break-before="column"/>
      <style:text-properties officeooo:paragraph-rsid="42b10555"/>
    </style:style>
    <style:style style:name="P295" style:family="paragraph" style:parent-style-name="Text_20_body" style:list-style-name="L3">
      <style:paragraph-properties fo:break-before="column"/>
      <style:text-properties officeooo:paragraph-rsid="42b466c2"/>
    </style:style>
    <style:style style:name="P296" style:family="paragraph" style:parent-style-name="Text_20_body" style:list-style-name="L6">
      <style:paragraph-properties fo:break-before="column"/>
      <style:text-properties officeooo:paragraph-rsid="42b592c5"/>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2e3f378" style:language-asian="zxx" style:country-asian="none" style:font-style-asian="italic" style:language-complex="zxx" style:country-complex="none" style:font-style-complex="italic"/>
    </style:style>
    <style:style style:name="T4" style:family="text">
      <style:text-properties fo:language="cs" fo:country="CZ" fo:font-style="italic" officeooo:rsid="0f062e58" style:language-asian="zxx" style:country-asian="none" style:font-style-asian="italic" style:language-complex="zxx" style:country-complex="none" style:font-style-complex="italic"/>
    </style:style>
    <style:style style:name="T5" style:family="text">
      <style:text-properties fo:language="cs" fo:country="CZ" style:language-asian="zxx" style:country-asian="none" style:language-complex="zxx" style:country-complex="none"/>
    </style:style>
    <style:style style:name="T6" style:family="text">
      <style:text-properties fo:language="cs" fo:country="CZ" officeooo:rsid="0eefba7c" style:language-asian="zxx" style:country-asian="none" style:language-complex="zxx" style:country-complex="none"/>
    </style:style>
    <style:style style:name="T7" style:family="text">
      <style:text-properties fo:language="cs" fo:country="CZ" officeooo:rsid="0ec9bc55" style:language-asian="zxx" style:country-asian="none" style:language-complex="zxx" style:country-complex="none"/>
    </style:style>
    <style:style style:name="T8" style:family="text">
      <style:text-properties fo:language="cs" fo:country="CZ" officeooo:rsid="0f062e58" style:language-asian="zxx" style:country-asian="none" style:language-complex="zxx" style:country-complex="none"/>
    </style:style>
    <style:style style:name="T9" style:family="text">
      <style:text-properties fo:language="cs" fo:country="CZ" officeooo:rsid="0ef63b7b" style:language-asian="zxx" style:country-asian="none" style:language-complex="zxx" style:country-complex="none"/>
    </style:style>
    <style:style style:name="T10" style:family="text">
      <style:text-properties fo:language="cs" fo:country="CZ" officeooo:rsid="0f0dffba" style:language-asian="zxx" style:country-asian="none" style:language-complex="zxx" style:country-complex="none"/>
    </style:style>
    <style:style style:name="T11" style:family="text">
      <style:text-properties fo:language="cs" fo:country="CZ" officeooo:rsid="0f199e4c" style:language-asian="zxx" style:country-asian="none" style:language-complex="zxx" style:country-complex="none"/>
    </style:style>
    <style:style style:name="T12" style:family="text">
      <style:text-properties fo:language="cs" fo:country="CZ" officeooo:rsid="1444ee9e" style:language-asian="zxx" style:country-asian="none" style:language-complex="zxx" style:country-complex="none"/>
    </style:style>
    <style:style style:name="T13" style:family="text">
      <style:text-properties fo:language="cs" fo:country="CZ" officeooo:rsid="0f10fdd1" style:language-asian="zxx" style:country-asian="none" style:language-complex="zxx" style:country-complex="none"/>
    </style:style>
    <style:style style:name="T14" style:family="text">
      <style:text-properties fo:language="cs" fo:country="CZ" officeooo:rsid="0f25230f" style:language-asian="zxx" style:country-asian="none" style:language-complex="zxx" style:country-complex="none"/>
    </style:style>
    <style:style style:name="T15" style:family="text">
      <style:text-properties fo:language="cs" fo:country="CZ" officeooo:rsid="0f2320df" style:language-asian="zxx" style:country-asian="none" style:language-complex="zxx" style:country-complex="none"/>
    </style:style>
    <style:style style:name="T16" style:family="text">
      <style:text-properties fo:language="cs" fo:country="CZ" officeooo:rsid="0f467395" style:language-asian="zxx" style:country-asian="none" style:language-complex="zxx" style:country-complex="none"/>
    </style:style>
    <style:style style:name="T17" style:family="text">
      <style:text-properties fo:language="cs" fo:country="CZ" officeooo:rsid="0f23fe90" style:language-asian="zxx" style:country-asian="none" style:language-complex="zxx" style:country-complex="none"/>
    </style:style>
    <style:style style:name="T18" style:family="text">
      <style:text-properties fo:language="cs" fo:country="CZ" officeooo:rsid="0ecbd6ca" style:language-asian="zxx" style:country-asian="none" style:language-complex="zxx" style:country-complex="none"/>
    </style:style>
    <style:style style:name="T19" style:family="text">
      <style:text-properties fo:language="cs" fo:country="CZ" officeooo:rsid="0f489c28" style:language-asian="zxx" style:country-asian="none" style:language-complex="zxx" style:country-complex="none"/>
    </style:style>
    <style:style style:name="T20" style:family="text">
      <style:text-properties fo:language="cs" fo:country="CZ" officeooo:rsid="0f4afba8" style:language-asian="zxx" style:country-asian="none" style:language-complex="zxx" style:country-complex="none"/>
    </style:style>
    <style:style style:name="T21" style:family="text">
      <style:text-properties fo:language="cs" fo:country="CZ" officeooo:rsid="0f48134e" style:language-asian="zxx" style:country-asian="none" style:language-complex="zxx" style:country-complex="none"/>
    </style:style>
    <style:style style:name="T22" style:family="text">
      <style:text-properties fo:language="cs" fo:country="CZ" officeooo:rsid="42bab90e" style:language-asian="zxx" style:country-asian="none" style:language-complex="zxx" style:country-complex="none"/>
    </style:style>
    <style:style style:name="T23" style:family="text">
      <style:text-properties fo:language="cs" fo:country="CZ" officeooo:rsid="0f412e42" style:language-asian="zxx" style:country-asian="none" style:language-complex="zxx" style:country-complex="none"/>
    </style:style>
    <style:style style:name="T24" style:family="text">
      <style:text-properties fo:language="cs" fo:country="CZ" officeooo:rsid="0f86969a" style:language-asian="zxx" style:country-asian="none" style:language-complex="zxx" style:country-complex="none"/>
    </style:style>
    <style:style style:name="T25" style:family="text">
      <style:text-properties fo:language="cs" fo:country="CZ" officeooo:rsid="0f88f323" style:language-asian="zxx" style:country-asian="none" style:language-complex="zxx" style:country-complex="none"/>
    </style:style>
    <style:style style:name="T26" style:family="text">
      <style:text-properties fo:language="cs" fo:country="CZ" officeooo:rsid="0f8a38fd" style:language-asian="zxx" style:country-asian="none" style:language-complex="zxx" style:country-complex="none"/>
    </style:style>
    <style:style style:name="T27" style:family="text">
      <style:text-properties fo:language="cs" fo:country="CZ" officeooo:rsid="42bfd001" style:language-asian="zxx" style:country-asian="none" style:language-complex="zxx" style:country-complex="none"/>
    </style:style>
    <style:style style:name="T28" style:family="text">
      <style:text-properties fo:language="cs" fo:country="CZ" officeooo:rsid="42cefb1b" style:language-asian="zxx" style:country-asian="none" style:language-complex="zxx" style:country-complex="none"/>
    </style:style>
    <style:style style:name="T29" style:family="text">
      <style:text-properties fo:language="cs" fo:country="CZ" officeooo:rsid="42d0cfcd" style:language-asian="zxx" style:country-asian="none" style:language-complex="zxx" style:country-complex="none"/>
    </style:style>
    <style:style style:name="T30" style:family="text">
      <style:text-properties fo:language="cs" fo:country="CZ" officeooo:rsid="42d12592" style:language-asian="zxx" style:country-asian="none" style:language-complex="zxx" style:country-complex="none"/>
    </style:style>
    <style:style style:name="T31" style:family="text">
      <style:text-properties fo:language="cs" fo:country="CZ" officeooo:rsid="42df261a" style:language-asian="zxx" style:country-asian="none" style:language-complex="zxx" style:country-complex="none"/>
    </style:style>
    <style:style style:name="T32" style:family="text">
      <style:text-properties fo:language="cs" fo:country="CZ" officeooo:rsid="42e3d987" style:language-asian="zxx" style:country-asian="none" style:language-complex="zxx" style:country-complex="none"/>
    </style:style>
    <style:style style:name="T33" style:family="text">
      <style:text-properties fo:language="cs" fo:country="CZ" officeooo:rsid="42e26a26" style:language-asian="zxx" style:country-asian="none" style:language-complex="zxx" style:country-complex="none"/>
    </style:style>
    <style:style style:name="T34" style:family="text">
      <style:text-properties fo:language="cs" fo:country="CZ" officeooo:rsid="42e3f378" style:language-asian="zxx" style:country-asian="none" style:language-complex="zxx" style:country-complex="none"/>
    </style:style>
    <style:style style:name="T35" style:family="text">
      <style:text-properties fo:language="cs" fo:country="CZ" officeooo:rsid="42e5819f" style:language-asian="zxx" style:country-asian="none" style:language-complex="zxx" style:country-complex="none"/>
    </style:style>
    <style:style style:name="T36" style:family="text">
      <style:text-properties fo:language="cs" fo:country="CZ" officeooo:rsid="42e755f2" style:language-asian="zxx" style:country-asian="none" style:language-complex="zxx" style:country-complex="none"/>
    </style:style>
    <style:style style:name="T37" style:family="text">
      <style:text-properties fo:language="cs" fo:country="CZ" officeooo:rsid="42ea54de" style:language-asian="zxx" style:country-asian="none" style:language-complex="zxx" style:country-complex="none"/>
    </style:style>
    <style:style style:name="T38" style:family="text">
      <style:text-properties fo:language="cs" fo:country="CZ" officeooo:rsid="42ec47ba" style:language-asian="zxx" style:country-asian="none" style:language-complex="zxx" style:country-complex="none"/>
    </style:style>
    <style:style style:name="T39" style:family="text">
      <style:text-properties fo:language="cs" fo:country="CZ" officeooo:rsid="42ecc080" style:language-asian="zxx" style:country-asian="none" style:language-complex="zxx" style:country-complex="none"/>
    </style:style>
    <style:style style:name="T40" style:family="text">
      <style:text-properties fo:language="cs" fo:country="CZ" officeooo:rsid="102f2030" style:language-asian="zxx" style:country-asian="none" style:language-complex="zxx" style:country-complex="none"/>
    </style:style>
    <style:style style:name="T41" style:family="text">
      <style:text-properties fo:language="cs" fo:country="CZ" officeooo:rsid="1016481d" style:language-asian="zxx" style:country-asian="none" style:language-complex="zxx" style:country-complex="none"/>
    </style:style>
    <style:style style:name="T42" style:family="text">
      <style:text-properties fo:language="cs" fo:country="CZ" officeooo:rsid="1092308e" style:language-asian="zxx" style:country-asian="none" style:language-complex="zxx" style:country-complex="none"/>
    </style:style>
    <style:style style:name="T43" style:family="text">
      <style:text-properties fo:language="cs" fo:country="CZ" officeooo:rsid="1022577c" style:language-asian="zxx" style:country-asian="none" style:language-complex="zxx" style:country-complex="none"/>
    </style:style>
    <style:style style:name="T44" style:family="text">
      <style:text-properties fo:language="cs" fo:country="CZ" officeooo:rsid="1091c406" style:language-asian="zxx" style:country-asian="none" style:language-complex="zxx" style:country-complex="none"/>
    </style:style>
    <style:style style:name="T45" style:family="text">
      <style:text-properties fo:language="cs" fo:country="CZ" officeooo:rsid="103df854" style:language-asian="zxx" style:country-asian="none" style:language-complex="zxx" style:country-complex="none"/>
    </style:style>
    <style:style style:name="T46" style:family="text">
      <style:text-properties fo:language="cs" fo:country="CZ" officeooo:rsid="42f2a5eb" style:language-asian="zxx" style:country-asian="none" style:language-complex="zxx" style:country-complex="none"/>
    </style:style>
    <style:style style:name="T47" style:family="text">
      <style:text-properties fo:language="cs" fo:country="CZ" officeooo:rsid="43126302" style:language-asian="zxx" style:country-asian="none" style:language-complex="zxx" style:country-complex="none"/>
    </style:style>
    <style:style style:name="T48" style:family="text">
      <style:text-properties fo:language="cs" fo:country="CZ" officeooo:rsid="4312a6f4" style:language-asian="zxx" style:country-asian="none" style:language-complex="zxx" style:country-complex="none"/>
    </style:style>
    <style:style style:name="T49" style:family="text">
      <style:text-properties fo:language="cs" fo:country="CZ" officeooo:rsid="431e9b88" style:language-asian="zxx" style:country-asian="none" style:language-complex="zxx" style:country-complex="none"/>
    </style:style>
    <style:style style:name="T50" style:family="text">
      <style:text-properties fo:language="cs" fo:country="CZ" officeooo:rsid="0f49c742" style:language-asian="zxx" style:country-asian="none" style:language-complex="zxx" style:country-complex="none"/>
    </style:style>
    <style:style style:name="T51" style:family="text">
      <style:text-properties fo:language="cs" fo:country="CZ" officeooo:rsid="1443c36e" style:language-asian="zxx" style:country-asian="none" style:language-complex="zxx" style:country-complex="none"/>
    </style:style>
    <style:style style:name="T52" style:family="text">
      <style:text-properties fo:language="cs" fo:country="CZ" style:language-asian="zxx" style:country-asian="none" style:language-complex="ar" style:country-complex="SA"/>
    </style:style>
    <style:style style:name="T53" style:family="text">
      <style:text-properties fo:language="cs" fo:country="CZ" officeooo:rsid="4290c8b3"/>
    </style:style>
    <style:style style:name="T54" style:family="text">
      <style:text-properties fo:language="cs" fo:country="CZ" officeooo:rsid="42f639a7"/>
    </style:style>
    <style:style style:name="T55" style:family="text">
      <style:text-properties fo:language="cs" fo:country="CZ" officeooo:rsid="4291df76"/>
    </style:style>
    <style:style style:name="T56" style:family="text">
      <style:text-properties fo:language="cs" fo:country="CZ" officeooo:rsid="427fb921"/>
    </style:style>
    <style:style style:name="T57" style:family="text">
      <style:text-properties fo:language="cs" fo:country="CZ" officeooo:rsid="42928908"/>
    </style:style>
    <style:style style:name="T58" style:family="text">
      <style:text-properties fo:language="cs" fo:country="CZ" officeooo:rsid="433f64db"/>
    </style:style>
    <style:style style:name="T59" style:family="text">
      <style:text-properties fo:language="cs" fo:country="CZ" officeooo:rsid="4348b4df"/>
    </style:style>
    <style:style style:name="T60" style:family="text">
      <style:text-properties fo:language="cs" fo:country="CZ" officeooo:rsid="436a764d"/>
    </style:style>
    <style:style style:name="T61" style:family="text">
      <style:text-properties fo:language="cs" fo:country="CZ" officeooo:rsid="4377f6bc"/>
    </style:style>
    <style:style style:name="T62" style:family="text">
      <style:text-properties fo:language="cs" fo:country="CZ" officeooo:rsid="4379bc46"/>
    </style:style>
    <style:style style:name="T63" style:family="text">
      <style:text-properties fo:language="cs" fo:country="CZ" officeooo:rsid="437b0ff0"/>
    </style:style>
    <style:style style:name="T64" style:family="text">
      <style:text-properties fo:language="cs" fo:country="CZ" officeooo:rsid="437ff450"/>
    </style:style>
    <style:style style:name="T65" style:family="text">
      <style:text-properties fo:language="cs" fo:country="CZ" officeooo:rsid="438c606d"/>
    </style:style>
    <style:style style:name="T66" style:family="text">
      <style:text-properties fo:language="cs" fo:country="CZ" officeooo:rsid="438c8351"/>
    </style:style>
    <style:style style:name="T67" style:family="text">
      <style:text-properties fo:font-style="normal" style:font-style-asian="normal" style:font-style-complex="normal"/>
    </style:style>
    <style:style style:name="T68" style:family="text">
      <style:text-properties fo:font-style="normal" officeooo:rsid="3ecd1329" style:font-style-asian="normal" style:font-style-complex="normal"/>
    </style:style>
    <style:style style:name="T69" style:family="text">
      <style:text-properties fo:font-style="normal" officeooo:rsid="3ecf313d" style:font-style-asian="normal" style:font-style-complex="normal"/>
    </style:style>
    <style:style style:name="T70" style:family="text">
      <style:text-properties fo:font-style="normal" officeooo:rsid="3efbde74" style:font-style-asian="normal" style:font-style-complex="normal"/>
    </style:style>
    <style:style style:name="T71" style:family="text">
      <style:text-properties fo:font-style="normal" officeooo:rsid="3ece5460" style:font-style-asian="normal" style:font-style-complex="normal"/>
    </style:style>
    <style:style style:name="T72" style:family="text">
      <style:text-properties officeooo:rsid="218eee67"/>
    </style:style>
    <style:style style:name="T73" style:family="text">
      <style:text-properties fo:font-weight="bold" style:font-weight-asian="bold" style:font-weight-complex="bold"/>
    </style:style>
    <style:style style:name="T74"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bfd0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0f10f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3069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30ac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b592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207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32f2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51b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2cd6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3e7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3" style:family="text">
      <style:text-properties style:use-window-font-color="true" style:font-name="Georgia" fo:font-size="10pt" fo:letter-spacing="0.004cm" fo:language="cs" fo:country="CZ" fo:font-style="normal" officeooo:rsid="42b3a5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4"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5" style:family="text">
      <style:text-properties style:use-window-font-color="true" style:font-name="Georgia" fo:font-size="10pt" fo:letter-spacing="0.004cm" fo:language="cs" fo:country="CZ" fo:font-style="normal" officeooo:rsid="0eefba7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6"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7" style:family="text">
      <style:text-properties style:use-window-font-color="true" style:font-name="Georgia" fo:font-size="10pt" fo:letter-spacing="0.004cm" fo:language="cs" fo:country="CZ" fo:font-style="normal" officeooo:rsid="0f412e4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8" style:family="text">
      <style:text-properties style:use-window-font-color="true" style:font-name="Georgia" fo:font-size="10pt" fo:letter-spacing="0.004cm" fo:language="cs" fo:country="CZ" fo:font-style="normal" officeooo:rsid="0f86969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9" style:family="text">
      <style:text-properties style:use-window-font-color="true" style:font-name="Georgia" fo:font-size="10pt" fo:letter-spacing="0.004cm" fo:language="cs" fo:country="CZ" fo:font-style="normal" officeooo:rsid="0f426d7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0" style:family="text">
      <style:text-properties style:use-window-font-color="true" style:font-name="Georgia" fo:font-size="10pt" fo:letter-spacing="0.004cm" fo:language="cs" fo:country="CZ" fo:font-style="normal" officeooo:rsid="0ecbd6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1" style:family="text">
      <style:text-properties style:use-window-font-color="true" style:font-name="Georgia" fo:font-size="10pt" fo:letter-spacing="0.004cm" fo:language="cs" fo:country="CZ" fo:font-style="normal" officeooo:rsid="42d0cf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2"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3"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4"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5"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6"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7"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8" style:family="text">
      <style:text-properties style:use-window-font-color="true" style:font-name="Georgia" fo:font-size="10pt" fo:letter-spacing="0.004cm" fo:language="cs" fo:country="CZ" fo:font-style="normal" officeooo:rsid="42e5819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9"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0" style:family="text">
      <style:text-properties style:use-window-font-color="true" style:font-name="Georgia" fo:font-size="10pt" fo:letter-spacing="0.004cm" fo:language="cs" fo:country="CZ" fo:font-style="normal" officeooo:rsid="42b4f2d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1" style:family="text">
      <style:text-properties style:use-window-font-color="true" style:font-name="Georgia" fo:font-size="10pt" fo:letter-spacing="0.004cm" fo:language="cs" fo:country="CZ" fo:font-style="normal" officeooo:rsid="42ff3c0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2" style:family="text">
      <style:text-properties style:use-window-font-color="true" style:font-name="Georgia" fo:font-size="10pt" fo:letter-spacing="0.004cm" fo:language="cs" fo:country="CZ" fo:font-style="normal" officeooo:rsid="430b77f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3" style:family="text">
      <style:text-properties style:use-window-font-color="true" style:font-name="Georgia" fo:font-size="10pt" fo:letter-spacing="0.004cm" fo:language="cs" fo:country="CZ" fo:font-style="normal" officeooo:rsid="4312630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4" style:family="text">
      <style:text-properties style:use-window-font-color="true" style:font-name="Georgia" fo:font-size="10pt" fo:letter-spacing="0.004cm" fo:language="cs" fo:country="CZ" fo:font-style="normal" officeooo:rsid="1446d35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5" style:family="text">
      <style:text-properties style:use-window-font-color="true" style:font-name="Georgia" fo:font-size="10pt" fo:letter-spacing="0.004cm" fo:language="cs" fo:country="CZ" fo:font-style="normal" officeooo:rsid="0f23fe9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6" style:family="text">
      <style:text-properties style:use-window-font-color="true" style:font-name="Georgia" fo:font-size="10pt" fo:letter-spacing="0.004cm" fo:language="cs" fo:country="CZ" fo:font-style="normal" officeooo:rsid="4320772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7" style:family="text">
      <style:text-properties style:use-window-font-color="true" style:font-name="Georgia" fo:font-size="10pt" fo:letter-spacing="0.004cm" fo:language="cs" fo:country="CZ" fo:font-style="normal" officeooo:rsid="14477f5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8"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9"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0" style:family="text">
      <style:text-properties style:use-window-font-color="true" style:font-name="Georgia" fo:font-size="10pt" fo:letter-spacing="0.004cm" fo:language="cs" fo:country="CZ" fo:font-style="normal" officeooo:rsid="43244b7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1"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2"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3"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4"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5" style:family="text">
      <style:text-properties style:use-window-font-color="true" style:font-name="Georgia" fo:font-size="10pt" fo:letter-spacing="0.004cm" fo:language="cs" fo:country="CZ" fo:font-style="normal" fo:font-weight="normal" officeooo:rsid="4340ab24"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6" style:family="text">
      <style:text-properties style:use-window-font-color="true" style:font-name="Georgia" fo:font-size="10pt" fo:letter-spacing="0.004cm" fo:language="cs" fo:country="CZ" fo:font-style="italic" officeooo:rsid="42e3f37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67" style:family="text">
      <style:text-properties style:use-window-font-color="true" style:font-name="Georgia" fo:font-size="10pt" fo:letter-spacing="0.004cm" fo:language="cs" fo:country="CZ" fo:font-style="italic" officeooo:rsid="42e5819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68"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69" style:family="text">
      <style:text-properties style:use-window-font-color="true" style:font-name="Georgia" fo:font-size="10pt" fo:letter-spacing="0.004cm" fo:language="cs" fo:country="CZ" fo:font-style="italic" officeooo:rsid="43126302"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70"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officeooo:rsid="41d5df59" style:letter-kerning="true" style:font-name-asian="Times New Roman" style:font-size-asian="10pt" style:language-asian="zxx" style:country-asian="none" style:font-name-complex="Times New Roman" style:font-size-complex="12pt" style:language-complex="ar" style:country-complex="SA"/>
    </style:style>
    <style:style style:name="T174" style:family="text">
      <style:text-properties style:use-window-font-color="true" style:font-name="Georgia" fo:font-size="10pt" fo:letter-spacing="0.004cm" fo:language="cs" fo:country="CZ" officeooo:rsid="42deb63e" style:letter-kerning="true" style:font-name-asian="Times New Roman" style:font-size-asian="10pt" style:language-asian="zxx" style:country-asian="none" style:font-name-complex="Times New Roman" style:font-size-complex="12pt" style:language-complex="ar" style:country-complex="SA"/>
    </style:style>
    <style:style style:name="T175" style:family="text">
      <style:text-properties style:use-window-font-color="true" style:font-name="Georgia" fo:font-size="10pt" fo:letter-spacing="0.004cm" fo:language="cs" fo:country="CZ" officeooo:rsid="430ee2d7" style:letter-kerning="true" style:font-name-asian="Times New Roman" style:font-size-asian="10pt" style:language-asian="zxx" style:country-asian="none" style:font-name-complex="Times New Roman" style:font-size-complex="12pt" style:language-complex="ar" style:country-complex="SA"/>
    </style:style>
    <style:style style:name="T176" style:family="text">
      <style:text-properties style:use-window-font-color="true" style:font-name="Georgia" fo:font-size="10pt" fo:letter-spacing="0.004cm" fo:language="cs" fo:country="CZ" officeooo:rsid="430f66b3" style:letter-kerning="true" style:font-name-asian="Times New Roman" style:font-size-asian="10pt" style:language-asian="zxx" style:country-asian="none" style:font-name-complex="Times New Roman" style:font-size-complex="12pt" style:language-complex="ar" style:country-complex="SA"/>
    </style:style>
    <style:style style:name="T177" style:family="text">
      <style:text-properties style:use-window-font-color="true" style:font-name="Georgia" fo:font-size="10pt" fo:letter-spacing="0.004cm" fo:language="cs" fo:country="CZ" officeooo:rsid="4312a6f4" style:letter-kerning="true" style:font-name-asian="Times New Roman" style:font-size-asian="10pt" style:language-asian="zxx" style:country-asian="none" style:font-name-complex="Times New Roman" style:font-size-complex="12pt" style:language-complex="zxx" style:country-complex="none"/>
    </style:style>
    <style:style style:name="T178"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82"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86"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87"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88"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190"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91"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92"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93"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95"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96"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97" style:family="text">
      <style:text-properties fo:language="zxx" fo:country="none" style:language-asian="zxx" style:country-asian="none" style:language-complex="zxx" style:country-complex="none"/>
    </style:style>
    <style:style style:name="T198" style:family="text">
      <style:text-properties fo:language="zxx" fo:country="none" officeooo:rsid="0f062e58" style:language-asian="zxx" style:country-asian="none" style:language-complex="zxx" style:country-complex="none"/>
    </style:style>
    <style:style style:name="T199" style:family="text">
      <style:text-properties fo:language="zxx" fo:country="none" officeooo:rsid="0f412e42" style:language-asian="zxx" style:country-asian="none" style:language-complex="zxx" style:country-complex="none"/>
    </style:style>
    <style:style style:name="T200" style:family="text">
      <style:text-properties fo:language="zxx" fo:country="none" officeooo:rsid="108d951d" style:language-asian="zxx" style:country-asian="none" style:language-complex="zxx" style:country-complex="none"/>
    </style:style>
    <style:style style:name="T201" style:family="text">
      <style:text-properties fo:language="zxx" fo:country="none" officeooo:rsid="1431a62b" style:language-asian="zxx" style:country-asian="none" style:language-complex="zxx" style:country-complex="none"/>
    </style:style>
    <style:style style:name="T202" style:family="text">
      <style:text-properties fo:language="zxx" fo:country="none" officeooo:rsid="101909b3" style:language-asian="zxx" style:country-asian="none" style:language-complex="zxx" style:country-complex="none"/>
    </style:style>
    <style:style style:name="T203" style:family="text">
      <style:text-properties fo:language="zxx" fo:country="none" officeooo:rsid="1443c36e" style:language-asian="zxx" style:country-asian="none" style:language-complex="zxx" style:country-complex="none"/>
    </style:style>
    <style:style style:name="T204" style:family="text">
      <style:text-properties fo:language="zxx" fo:country="none" style:font-name-asian="Times New Roman" style:language-asian="zxx" style:country-asian="none" style:font-name-complex="Arial2" style:font-size-complex="13pt"/>
    </style:style>
    <style:style style:name="T205" style:family="text">
      <style:text-properties officeooo:rsid="427fb921"/>
    </style:style>
    <style:style style:name="T206" style:family="text">
      <style:text-properties officeooo:rsid="42825631"/>
    </style:style>
    <style:style style:name="T207" style:family="text">
      <style:text-properties style:font-name="Times New Roman"/>
    </style:style>
    <style:style style:name="T208" style:family="text">
      <style:text-properties style:font-name="Times New Roman" style:language-asian="zxx" style:country-asian="none"/>
    </style:style>
    <style:style style:name="T209" style:family="text">
      <style:text-properties style:font-name="Times New Roman" style:language-asian="zxx" style:country-asian="none" style:font-size-complex="10pt"/>
    </style:style>
    <style:style style:name="T210" style:family="text">
      <style:text-properties style:font-name="Times New Roman" fo:language="zxx" fo:country="none" style:language-asian="zxx" style:country-asian="none"/>
    </style:style>
    <style:style style:name="T211" style:family="text">
      <style:text-properties style:font-name="Times New Roman" fo:language="zxx" fo:country="none" style:language-asian="zxx" style:country-asian="none" style:font-size-complex="10pt"/>
    </style:style>
    <style:style style:name="T212" style:family="text">
      <style:text-properties style:font-name="Times New Roman" fo:language="zxx" fo:country="none" fo:font-style="italic" style:language-asian="zxx" style:country-asian="none" style:font-style-asian="italic" style:font-style-complex="italic"/>
    </style:style>
    <style:style style:name="T213"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214" style:family="text">
      <style:text-properties style:font-name="Times New Roman" fo:language="zxx" fo:country="none" fo:font-weight="bold" style:language-asian="zxx" style:country-asian="none" style:font-weight-asian="bold" style:font-weight-complex="bold"/>
    </style:style>
    <style:style style:name="T215" style:family="text">
      <style:text-properties style:font-name="Times New Roman" fo:font-style="italic" style:language-asian="zxx" style:country-asian="none" style:font-style-asian="italic" style:font-style-complex="italic"/>
    </style:style>
    <style:style style:name="T216"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217" style:family="text">
      <style:text-properties style:font-name="Times New Roman" fo:language="en" fo:country="US" fo:font-weight="bold" style:language-asian="zxx" style:country-asian="none" style:font-weight-asian="bold" style:font-weight-complex="bold"/>
    </style:style>
    <style:style style:name="T218" style:family="text">
      <style:text-properties style:font-name="Times New Roman" fo:font-weight="bold" style:language-asian="zxx" style:country-asian="none" style:font-weight-asian="bold" style:font-weight-complex="bold"/>
    </style:style>
    <style:style style:name="T219" style:family="text">
      <style:text-properties style:font-name="Times New Roman" fo:font-size="10pt" fo:language="zxx" fo:country="none" style:font-size-asian="10pt" style:language-asian="zxx" style:country-asian="none"/>
    </style:style>
    <style:style style:name="T220" style:family="text">
      <style:text-properties style:font-name="Times New Roman" fo:font-size="10pt" style:font-size-asian="10pt" style:language-asian="zxx" style:country-asian="none"/>
    </style:style>
    <style:style style:name="T221" style:family="text">
      <style:text-properties style:font-name-asian="Times New Roman" style:language-asian="zxx" style:country-asian="none" style:font-name-complex="Arial2" style:font-size-complex="13pt"/>
    </style:style>
    <style:style style:name="T222" style:family="text">
      <style:text-properties style:text-position="super 58%" style:font-name="Times New Roman"/>
    </style:style>
    <style:style style:name="T223" style:family="text">
      <style:text-properties style:text-position="super 58%" style:font-name="Times New Roman" fo:language="zxx" fo:country="none" style:language-asian="zxx" style:country-asian="none"/>
    </style:style>
    <style:style style:name="T224" style:family="text">
      <style:text-properties officeooo:rsid="428a3855"/>
    </style:style>
    <style:style style:name="T225" style:family="text">
      <style:text-properties officeooo:rsid="42954e51"/>
    </style:style>
    <style:style style:name="T226" style:family="text">
      <style:text-properties officeooo:rsid="429cb407"/>
    </style:style>
    <style:style style:name="T227" style:family="text">
      <style:text-properties officeooo:rsid="429fd1d2"/>
    </style:style>
    <style:style style:name="T228" style:family="text">
      <style:text-properties officeooo:rsid="42a6faf7"/>
    </style:style>
    <style:style style:name="T229" style:family="text">
      <style:text-properties officeooo:rsid="42abc478"/>
    </style:style>
    <style:style style:name="T230" style:family="text">
      <style:text-properties officeooo:rsid="0eec7319"/>
    </style:style>
    <style:style style:name="T231" style:family="text">
      <style:text-properties officeooo:rsid="0eefba7c"/>
    </style:style>
    <style:style style:name="T232" style:family="text">
      <style:text-properties officeooo:rsid="0f0b9093"/>
    </style:style>
    <style:style style:name="T233" style:family="text">
      <style:text-properties officeooo:rsid="0f0dffba"/>
    </style:style>
    <style:style style:name="T234" style:family="text">
      <style:text-properties officeooo:rsid="0f10fdd1"/>
    </style:style>
    <style:style style:name="T235" style:family="text">
      <style:text-properties officeooo:rsid="0f1c3782"/>
    </style:style>
    <style:style style:name="T236" style:family="text">
      <style:text-properties officeooo:rsid="0f1ac1c3"/>
    </style:style>
    <style:style style:name="T237" style:family="text">
      <style:text-properties officeooo:rsid="0f467395"/>
    </style:style>
    <style:style style:name="T238" style:family="text">
      <style:text-properties officeooo:rsid="0ecb5b56"/>
    </style:style>
    <style:style style:name="T239" style:family="text">
      <style:text-properties officeooo:rsid="42b592c5"/>
    </style:style>
    <style:style style:name="T240" style:family="text">
      <style:text-properties officeooo:rsid="0f54e00d"/>
    </style:style>
    <style:style style:name="T241" style:family="text">
      <style:text-properties officeooo:rsid="0f2d9788"/>
    </style:style>
    <style:style style:name="T242"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3" style:family="text">
      <style:text-properties fo:font-style="italic" style:font-style-asian="italic" style:font-style-complex="italic"/>
    </style:style>
    <style:style style:name="T244" style:family="text">
      <style:text-properties fo:font-style="italic" officeooo:rsid="42ff3c08" style:font-style-asian="italic" style:font-style-complex="italic"/>
    </style:style>
    <style:style style:name="T245" style:family="text">
      <style:text-properties fo:font-style="italic" officeooo:rsid="3efbde74" style:font-style-asian="italic" style:font-style-complex="italic"/>
    </style:style>
    <style:style style:name="T246" style:family="text">
      <style:text-properties fo:font-style="italic" officeooo:rsid="3ecd1329" style:font-style-asian="italic" style:font-style-complex="italic"/>
    </style:style>
    <style:style style:name="T247" style:family="text">
      <style:text-properties fo:font-style="italic" officeooo:rsid="3ed19b7b" style:font-style-asian="italic" style:font-style-complex="italic"/>
    </style:style>
    <style:style style:name="T248" style:family="text">
      <style:text-properties fo:font-style="italic" officeooo:rsid="3ece5460" style:font-style-asian="italic" style:font-style-complex="italic"/>
    </style:style>
    <style:style style:name="T249" style:family="text">
      <style:text-properties fo:font-style="italic" officeooo:rsid="438a9eb5" style:font-style-asian="italic" style:font-style-complex="italic"/>
    </style:style>
    <style:style style:name="T250" style:family="text">
      <style:text-properties officeooo:rsid="42bfd001"/>
    </style:style>
    <style:style style:name="T251" style:family="text">
      <style:text-properties officeooo:rsid="42c6d59b"/>
    </style:style>
    <style:style style:name="T252"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officeooo:rsid="42cbf27a"/>
    </style:style>
    <style:style style:name="T254" style:family="text">
      <style:text-properties officeooo:rsid="42cd6b75"/>
    </style:style>
    <style:style style:name="T255" style:family="text">
      <style:text-properties officeooo:rsid="42cefb1b"/>
    </style:style>
    <style:style style:name="T256" style:family="text">
      <style:text-properties officeooo:rsid="42d765b6"/>
    </style:style>
    <style:style style:name="T257" style:family="text">
      <style:text-properties fo:font-weight="normal" style:font-weight-asian="normal" style:font-weight-complex="normal"/>
    </style:style>
    <style:style style:name="T258" style:family="text">
      <style:text-properties officeooo:rsid="42db6adc"/>
    </style:style>
    <style:style style:name="T259" style:family="text">
      <style:text-properties officeooo:rsid="42deb63e"/>
    </style:style>
    <style:style style:name="T260" style:family="text">
      <style:text-properties officeooo:rsid="42df261a"/>
    </style:style>
    <style:style style:name="T261" style:family="text">
      <style:text-properties officeooo:rsid="42e17c4e"/>
    </style:style>
    <style:style style:name="T262" style:family="text">
      <style:text-properties officeooo:rsid="42eeae0e"/>
    </style:style>
    <style:style style:name="T263" style:family="text">
      <style:text-properties officeooo:rsid="42ef7e08"/>
    </style:style>
    <style:style style:name="T264" style:family="text">
      <style:text-properties officeooo:rsid="1031c695"/>
    </style:style>
    <style:style style:name="T265" style:family="text">
      <style:text-properties officeooo:rsid="0f68cf40"/>
    </style:style>
    <style:style style:name="T266" style:family="text">
      <style:text-properties officeooo:rsid="10868dcb"/>
    </style:style>
    <style:style style:name="T267" style:family="text">
      <style:text-properties officeooo:rsid="108d951d"/>
    </style:style>
    <style:style style:name="T268" style:family="text">
      <style:text-properties officeooo:rsid="1442f492"/>
    </style:style>
    <style:style style:name="T269" style:family="text">
      <style:text-properties officeooo:rsid="10172fa3"/>
    </style:style>
    <style:style style:name="T270" style:family="text">
      <style:text-properties officeooo:rsid="141a017a"/>
    </style:style>
    <style:style style:name="T271" style:family="text">
      <style:text-properties officeooo:rsid="10714db8"/>
    </style:style>
    <style:style style:name="T272" style:family="text">
      <style:text-properties officeooo:rsid="101909b3"/>
    </style:style>
    <style:style style:name="T273" style:family="text">
      <style:text-properties officeooo:rsid="109636d1"/>
    </style:style>
    <style:style style:name="T274" style:family="text">
      <style:text-properties officeooo:rsid="1432aa1a"/>
    </style:style>
    <style:style style:name="T275" style:family="text">
      <style:text-properties officeooo:rsid="103b4f81"/>
    </style:style>
    <style:style style:name="T276" style:family="text">
      <style:text-properties officeooo:rsid="142f0bb5"/>
    </style:style>
    <style:style style:name="T277" style:family="text">
      <style:text-properties officeooo:rsid="1022577c"/>
    </style:style>
    <style:style style:name="T278" style:family="text">
      <style:text-properties officeooo:rsid="1022da3a"/>
    </style:style>
    <style:style style:name="T279" style:family="text">
      <style:text-properties style:language-asian="zxx" style:country-asian="none" style:language-complex="zxx" style:country-complex="none"/>
    </style:style>
    <style:style style:name="T280" style:family="text">
      <style:text-properties officeooo:rsid="1078fd37" style:language-asian="zxx" style:country-asian="none" style:language-complex="zxx" style:country-complex="none"/>
    </style:style>
    <style:style style:name="T281" style:family="text">
      <style:text-properties officeooo:rsid="1088484f" style:language-asian="zxx" style:country-asian="none" style:language-complex="zxx" style:country-complex="none"/>
    </style:style>
    <style:style style:name="T282" style:family="text">
      <style:text-properties officeooo:rsid="1038e041"/>
    </style:style>
    <style:style style:name="T283" style:family="text">
      <style:text-properties officeooo:rsid="1087cfc2"/>
    </style:style>
    <style:style style:name="T284" style:family="text">
      <style:text-properties officeooo:rsid="1039259b"/>
    </style:style>
    <style:style style:name="T285" style:family="text">
      <style:text-properties officeooo:rsid="104490c4"/>
    </style:style>
    <style:style style:name="T286" style:family="text">
      <style:text-properties officeooo:rsid="1042ada7"/>
    </style:style>
    <style:style style:name="T287" style:family="text">
      <style:text-properties officeooo:rsid="14302293"/>
    </style:style>
    <style:style style:name="T288" style:family="text">
      <style:text-properties officeooo:rsid="1438f3b3"/>
    </style:style>
    <style:style style:name="T289" style:family="text">
      <style:text-properties officeooo:rsid="108252a0"/>
    </style:style>
    <style:style style:name="T290" style:family="text">
      <style:text-properties officeooo:rsid="1085b072"/>
    </style:style>
    <style:style style:name="T291" style:family="text">
      <style:text-properties officeooo:rsid="107e8f54"/>
    </style:style>
    <style:style style:name="T292" style:family="text">
      <style:text-properties officeooo:rsid="42f639a7"/>
    </style:style>
    <style:style style:name="T293" style:family="text">
      <style:text-properties officeooo:rsid="103c50cd"/>
    </style:style>
    <style:style style:name="T294" style:family="text">
      <style:text-properties officeooo:rsid="42f88147"/>
    </style:style>
    <style:style style:name="T295" style:family="text">
      <style:text-properties officeooo:rsid="42fc6125"/>
    </style:style>
    <style:style style:name="T296" style:family="text">
      <style:text-properties officeooo:rsid="42fe6112"/>
    </style:style>
    <style:style style:name="T297" style:family="text">
      <style:text-properties officeooo:rsid="430acc87"/>
    </style:style>
    <style:style style:name="T298" style:family="text">
      <style:text-properties officeooo:rsid="430ee2d7"/>
    </style:style>
    <style:style style:name="T299" style:family="text">
      <style:text-properties officeooo:rsid="430f66b3"/>
    </style:style>
    <style:style style:name="T300" style:family="text">
      <style:text-properties officeooo:rsid="43106b4c"/>
    </style:style>
    <style:style style:name="T301" style:family="text">
      <style:text-properties officeooo:rsid="43126302"/>
    </style:style>
    <style:style style:name="T302" style:family="text">
      <style:text-properties officeooo:rsid="431b5ef3"/>
    </style:style>
    <style:style style:name="T303" style:family="text">
      <style:text-properties officeooo:rsid="431c8765"/>
    </style:style>
    <style:style style:name="T304" style:family="text">
      <style:text-properties officeooo:rsid="431c9b8f"/>
    </style:style>
    <style:style style:name="T305" style:family="text">
      <style:text-properties officeooo:rsid="43207720"/>
    </style:style>
    <style:style style:name="T306" style:family="text">
      <style:text-properties officeooo:rsid="42cefb1b" style:language-complex="zxx" style:country-complex="none"/>
    </style:style>
    <style:style style:name="T307" style:family="text">
      <style:text-properties officeooo:rsid="0f199e4c" style:language-complex="zxx" style:country-complex="none"/>
    </style:style>
    <style:style style:name="T308" style:family="text">
      <style:text-properties officeooo:rsid="42ff3c08" style:language-complex="zxx" style:country-complex="none"/>
    </style:style>
    <style:style style:name="T309" style:family="text">
      <style:text-properties officeooo:rsid="0eefba7c" style:language-complex="zxx" style:country-complex="none"/>
    </style:style>
    <style:style style:name="T310" style:family="text">
      <style:text-properties officeooo:rsid="43554968" style:language-complex="zxx" style:country-complex="none"/>
    </style:style>
    <style:style style:name="T311" style:family="text">
      <style:text-properties officeooo:rsid="4332dfb5"/>
    </style:style>
    <style:style style:name="T312" style:family="text">
      <style:text-properties officeooo:rsid="43347010"/>
    </style:style>
    <style:style style:name="T313" style:family="text">
      <style:text-properties officeooo:rsid="433573f9"/>
    </style:style>
    <style:style style:name="T314" style:family="text">
      <style:text-properties officeooo:rsid="433f64db"/>
    </style:style>
    <style:style style:name="T315" style:family="text">
      <style:text-properties officeooo:rsid="43585d0a"/>
    </style:style>
    <style:style style:name="T316" style:family="text">
      <style:text-properties officeooo:rsid="4358ece8"/>
    </style:style>
    <style:style style:name="T317" style:family="text">
      <style:text-properties officeooo:rsid="3ecd1329"/>
    </style:style>
    <style:style style:name="T318" style:family="text">
      <style:text-properties officeooo:rsid="3ef88fbe"/>
    </style:style>
    <style:style style:name="T319" style:family="text">
      <style:text-properties officeooo:rsid="3eea7765"/>
    </style:style>
    <style:style style:name="T320" style:family="text">
      <style:text-properties officeooo:rsid="3ef38e50"/>
    </style:style>
    <style:style style:name="T321" style:family="text">
      <style:text-properties officeooo:rsid="435d4d23"/>
    </style:style>
    <style:style style:name="T322" style:family="text">
      <style:text-properties officeooo:rsid="435f6594"/>
    </style:style>
    <style:style style:name="T323" style:family="text">
      <style:text-properties officeooo:rsid="4360cd61"/>
    </style:style>
    <style:style style:name="T324" style:family="text">
      <style:text-properties officeooo:rsid="4364f182"/>
    </style:style>
    <style:style style:name="T325" style:family="text">
      <style:text-properties officeooo:rsid="43669614"/>
    </style:style>
    <style:style style:name="T326" style:family="text">
      <style:text-properties officeooo:rsid="43685bb7"/>
    </style:style>
    <style:style style:name="T327" style:family="text">
      <style:text-properties officeooo:rsid="4368dfca"/>
    </style:style>
    <style:style style:name="T328" style:family="text">
      <style:text-properties officeooo:rsid="436df309"/>
    </style:style>
    <style:style style:name="T329" style:family="text">
      <style:text-properties officeooo:rsid="4373c760"/>
    </style:style>
    <style:style style:name="T330" style:family="text">
      <style:text-properties officeooo:rsid="4291df76"/>
    </style:style>
    <style:style style:name="T331" style:family="text">
      <style:text-properties officeooo:rsid="4377752b"/>
    </style:style>
    <style:style style:name="T332" style:family="text">
      <style:text-properties officeooo:rsid="4378fc61"/>
    </style:style>
    <style:style style:name="T333" style:family="text">
      <style:text-properties officeooo:rsid="437b9db1"/>
    </style:style>
    <style:style style:name="T334" style:family="text">
      <style:text-properties officeooo:rsid="437ff450"/>
    </style:style>
    <style:style style:name="T335" style:family="text">
      <style:text-properties fo:language="en" fo:country="US" officeooo:rsid="437ff450"/>
    </style:style>
    <style:style style:name="T336" style:family="text">
      <style:text-properties officeooo:rsid="43859044"/>
    </style:style>
    <style:style style:name="T337" style:family="text">
      <style:text-properties officeooo:rsid="4389083b"/>
    </style:style>
    <style:style style:name="T338" style:family="text">
      <style:text-properties officeooo:rsid="438a9eb5"/>
    </style:style>
    <style:style style:name="T339" style:family="text">
      <style:text-properties officeooo:rsid="438c606d"/>
    </style:style>
    <style:style style:name="T340" style:family="text">
      <style:text-properties officeooo:rsid="438f1800"/>
    </style:style>
    <style:style style:name="T341" style:family="text">
      <style:text-properties officeooo:rsid="438f26d4"/>
    </style:style>
    <style:style style:name="T342" style:family="text">
      <style:text-properties officeooo:rsid="43912929"/>
    </style:style>
    <style:style style:name="T343" style:family="text">
      <style:text-properties officeooo:rsid="4391a92b"/>
    </style:style>
    <style:style style:name="T344" style:family="text">
      <style:text-properties officeooo:rsid="4394de3b"/>
    </style:style>
    <style:style style:name="T345" style:family="text">
      <style:text-properties officeooo:rsid="439572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9" text:outline-level="1">Výbava <text:span text:style-name="T333">a živobytí</text:span></text:h>
      <text:p text:style-name="P11"/>
      <text:p text:style-name="P12">Užitečné drobnosti:</text:p>
      <text:p text:style-name="P12">IDEA: Věci, u kterých nemá smysl počítat cenu, takže to vzít spíš stylem „pick 3 of these“:</text:p>
      <text:p text:style-name="P12">křída, zrcátko, ...</text:p>
      <text:p text:style-name="P15">TODO: Pochodeň jako zbraň – nedělá smysluplné zranění, dá se použí<text:span text:style-name="T326">t</text:span> jen na držení divé zvěře od těla. Napsat to někam, nebo na to kašlat?</text:p>
      <text:h text:style-name="P201" text:outline-level="2">Měna</text:h>
      <text:p text:style-name="P9"><text:span text:style-name="T225">Ve světě Dračáku se platí vším možným – mincemi všech možných tvarů a velikostí, hřivnami stříbra, zlatými ingoty, drahokamy, dobytkem a podobně. P</text:span><text:span text:style-name="T81">rovozovat</text:span><text:span text:style-name="T225"> směnný obchod a přepočítávat hodnoty různých mincí by ale bylo při hře poněkud nepraktické, a proto </text:span><text:span text:style-name="T81">všechny ceny vyjadřujeme v </text:span><text:span text:style-name="T84">univerzálních</text:span><text:span text:style-name="T81"> zlaťácích, stříbrňácích a měďácích </text:span><text:span text:style-name="T85">s tím, že</text:span><text:span text:style-name="T81"> jeden zlaťák má hodnotu jako deset stříbrňáků nebo sto měďáků. </text:span><text:span text:style-name="T82">Když si tedy </text:span><text:span text:style-name="T83">pů</text:span><text:span text:style-name="T82">jdeš koupit například koně v hodnotě 50 zl /</text:span><text:span text:style-name="T115">* TODO: Cena bude spíš 15 zl */</text:span><text:span text:style-name="T82">, tvoje postava kupci zaplatí třeba pěti drahokamy nebo dvěma hřivnami stříbra, ale ty si na deníku odečteš 50 zlatých. </text:span><text:span text:style-name="T83">Můžete to také </text:span><text:span text:style-name="T86">pojmout</text:span><text:span text:style-name="T83"> tak, že zlaťáky, stříbrňáky a měďáky jsou měnou nejmocnější říše v oblasti, kde budete hrát, a i mimo její území je zvykem přepočítávat ceny na tyto mince.</text:span></text:p>
      <text:h text:style-name="Heading_20_3" text:outline-level="3"><text:soft-page-break/>P<text:span text:style-name="T227">eníze na cestách</text:span></text:h>
      <text:p text:style-name="P16"><text:span text:style-name="T88">N</text:span><text:span text:style-name="T93">osit</text:span><text:span text:style-name="T228"> s sebou velké množství mincí je dost nepraktické. Historické mince, jako pražský groš nebo český dukát, například </text:span><text:span text:style-name="T88">váž</text:span><text:span text:style-name="T91">í</text:span><text:span text:style-name="T88"> necelé 4 gramy, t</text:span><text:span text:style-name="T109">ak</text:span><text:span text:style-name="T88">že 1000 j</text:span><text:span text:style-name="T92">ich</text:span><text:span text:style-name="T88"> váž</text:span><text:span text:style-name="T91">í</text:span><text:span text:style-name="T88"> skoro 4 kila </text:span><text:span text:style-name="T91">a do běžného měšce se </text:span><text:span text:style-name="T92">určitě</text:span><text:span text:style-name="T91"> n</text:span><text:span text:style-name="T92">evejdou</text:span><text:span text:style-name="T88">. Pokud tedy zrovna </text:span><text:span text:style-name="T89">nepotřebuješ odnést poklad z prozkoumaného podzemí, bývá zvykem si mince směnit za drahokamy, šperky či jiné skladné cennosti. </text:span><text:span text:style-name="T90">Není t</text:span><text:span text:style-name="T110">aké</text:span><text:span text:style-name="T90"> špatný nápad si alespoň pár zlaťáků zašít do podšívky či do opasku.</text:span></text:p>
      <text:h text:style-name="P169" text:outline-level="3">Živobytí</text:h>
      <text:p text:style-name="P17"><text:span text:style-name="T75">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76">Živobytí nezahrnuje majetek </text:span><text:span text:style-name="T78">a výbavu</text:span><text:span text:style-name="T76">. Když si chceš například pořídit koně, stan, </text:span><text:span text:style-name="T77">meč</text:span><text:span text:style-name="T76"> nebo lepší oblečení, musíš to z</text:span><text:span text:style-name="T111">aplatit</text:span><text:span text:style-name="T76"> zvlášť. </text:span><text:span text:style-name="T94">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text:s/>chuďas bude chroupat obilné placky, pít vodu a svítit loučemi či čadícími lojovými svíčkami.</text:span></text:p>
      <text:h text:style-name="P195" text:outline-level="4">Žebrák</text:h>
      <text:p text:style-name="P5">0 zl / měsíc</text:p>
      <text:p text:style-name="P5">Takhle žije městská spodina, ti nejchudší z nejchudších – <text:span text:style-name="T229">ž</text:span>ebráci, kapsáři a podobné existence, které žijí z toho, co se jim podaří vyžebrat či ukrást, <text:span text:style-name="T224">přespávají, kde se dá, a cestují zásadně pěšky.</text:span></text:p>
      <text:h text:style-name="P187" text:outline-level="4"><text:soft-page-break/>Lovec či poustevník</text:h>
      <text:p text:style-name="P5">0 zl / měsíc</text:p>
      <text:p text:style-name="P18"><text:span text:style-name="T128">Divočina</text:span><text:span text:style-name="T117"> dává </text:span><text:span text:style-name="T124">lovcům a poustevníkům</text:span><text:span text:style-name="T117"> vše, co potřebuj</text:span><text:span text:style-name="T124">í</text:span><text:span text:style-name="T76">. </text:span><text:span text:style-name="T124">Obživa je </text:span><text:span text:style-name="T125">sice</text:span><text:span text:style-name="T118"> n</text:span><text:span text:style-name="T76">ic nestojí, ale zabere </text:span><text:span text:style-name="T124">jim</text:span><text:span text:style-name="T76"> hodně času </text:span><text:span text:style-name="T126">a je na nich na první pohled poznat, že žijí </text:span><text:span text:style-name="T128">mimo civilizaci</text:span><text:span text:style-name="T126">.</text:span></text:p>
      <text:h text:style-name="P187" text:outline-level="4">Chuďas</text:h>
      <text:p text:style-name="P5">1 zl / měsíc</text:p>
      <text:p text:style-name="P279"><text:span text:style-name="T163">T</text:span><text:span text:style-name="T164">akhle žijí</text:span><text:span text:style-name="T185"> nevolníci a městská chudina. </text:span><text:span text:style-name="T186">Mohou být rádi za tvrdou postel v prosté chalupě a když někam cestují, přespávají obvykle na seníku nebo ve společné noclehárně.</text:span><text:span text:style-name="T185"> Pokud je někdo nesveze, cestují pěšky.</text:span></text:p>
      <text:h text:style-name="P194" text:outline-level="4">Učedník</text:h>
      <text:p text:style-name="P275"><text:span text:style-name="T328">3</text:span> zl / měsíc</text:p>
      <text:p text:style-name="P278">Takto žijí učedníci, nádeníci, drobní sedláci, vojáci, studenti a podobně. <text:span text:style-name="T329">Bydlí obvykle v podnájmu, v kasárnách, na studentské koleji a podobně. Na cestách jim náklad nese osel či mezek a v hostinci si mohou dovolit prosté jídlo a postel v pokoji pro několik osob.</text:span></text:p>
      <text:h text:style-name="P187" text:outline-level="4">Měšťan</text:h>
      <text:p text:style-name="P18"><text:span text:style-name="T74">1</text:span><text:span text:style-name="T87">0</text:span><text:span text:style-name="T1"> zl / měsíc</text:span></text:p>
      <text:p text:style-name="P18"><text:span text:style-name="T1">Takto žijí </text:span><text:span text:style-name="T60">úspěšní řemeslníci</text:span><text:span text:style-name="T1">, zchudlí šlechtici a velká většina měšťanů. Obvykle vlastní statek či menší dům </text:span><text:span text:style-name="T53">ve městě</text:span><text:span text:style-name="T1">. </text:span><text:span text:style-name="T62">Cestují obvykle na </text:span><text:span text:style-name="T63">voze</text:span><text:span text:style-name="T62"> a v hostinci si platí malý pokoj.</text:span></text:p>
      <text:h text:style-name="Heading_20_4" text:outline-level="4">Zeman</text:h>
      <text:p text:style-name="P213"><text:span text:style-name="T328">30</text:span> zl / měsíc</text:p>
      <text:p text:style-name="P214"><text:soft-page-break/>Tak<text:span text:style-name="T178">h</text:span><text:span text:style-name="T179">le</text:span> žijí nižší šlechtici, <text:span text:style-name="T331">úspěšní</text:span> obchodníci <text:span text:style-name="T330">a</text:span> <text:span text:style-name="T331">vyšší městští úředníci</text:span>. <text:span text:style-name="T332">Spravují menší panství, případně vlastní velký dům ve městě. Cestují obvykle na koni a v hostinci přespávají v lepších pokojích. </text:span><text:span text:style-name="T178">Č</text:span><text:span text:style-name="T180">asto</text:span><text:span text:style-name="T332"> si také vydržují osobního sluhu.</text:span></text:p>
      <text:h text:style-name="P187" text:outline-level="4">Boháč</text:h>
      <text:p text:style-name="P5"><text:span text:style-name="T327">100</text:span> zl / měsíc</text:p>
      <text:p text:style-name="P18"><text:span text:style-name="T1">Tak</text:span><text:span text:style-name="T74">h</text:span><text:span text:style-name="T112">le</text:span><text:span text:style-name="T1"> žijí </text:span><text:span text:style-name="T61">vyšší</text:span><text:span text:style-name="T1"> šlechtici, zámožní obchodníci </text:span><text:span text:style-name="T55">a</text:span><text:span text:style-name="T1"> bohatí měšťané. By</text:span><text:span text:style-name="T56">d</text:span><text:span text:style-name="T1">lí obvykle v rodovém sídle, případně vlastní výstavní městský dům. Cestují v kočáře </text:span><text:span text:style-name="T62">s menším doprovodem</text:span><text:span text:style-name="T1">, </text:span><text:span text:style-name="T57">v hostinci</text:span><text:span text:style-name="T1"> nocují zásadně v nejlepších pokojích a o jejich pohodlí se stará několik sloužících.</text:span></text:p>
      <text:h text:style-name="P187" text:outline-level="4">Velmož</text:h>
      <text:p text:style-name="P275"><text:span text:style-name="T328">3</text:span>00 zl / měsíc</text:p>
      <text:p text:style-name="P276"><text:span text:style-name="T127">Takto žijí členové nejmocnějších šlechtických rodů či </text:span><text:span text:style-name="T94"><text:s/>či představen</text:span><text:span text:style-name="T79">í</text:span><text:span text:style-name="T94"> </text:span><text:span text:style-name="T74">b</text:span><text:span text:style-name="T80">ohatých</text:span><text:span text:style-name="T94"> obchodních cechů. Cestují obvykle s početným doprovodem a před jejich příjezdem je část hostince vyklizena a připravena tak, aby měl</text:span><text:span text:style-name="T116">i</text:span><text:span text:style-name="T94"> maximální pohodlí.</text:span></text:p>
      <text:h text:style-name="Heading_20_4" text:outline-level="4">Král</text:h>
      <text:p text:style-name="P212">100<text:span text:style-name="T226">0</text:span> zl / měsíc</text:p>
      <text:p text:style-name="P277"><text:span text:style-name="T74">V </text:span><text:span text:style-name="T79">největším luxusu žijí </text:span><text:span text:style-name="T94">členové královských rodin.</text:span><text:span text:style-name="T127"> Cestují obvykle s celým svým dvorem a o jejich pohodlí se stará zástup sluhů a lokajů.</text:span></text:p>
      <text:h text:style-name="Heading_20_3" text:outline-level="3"><text:soft-page-break/>Družinové živobytí</text:h>
      <text:p text:style-name="P280">Společná domácnost má menší náklady než dvě samostatné a to samé platí i na cestách. <text:span text:style-name="T334">Pokud se rozhodnete žít všichni na stejné úrovni a své ž</text:span><text:span text:style-name="T335">ivobyt</text:span><text:span text:style-name="T64">í</text:span><text:span text:style-name="T334"> platit společně jako družina, ušetříte třetinu nákladů.</text:span></text:p>
      <text:p text:style-name="Example_20_Header">Příklad:</text:p>
      <text:p text:style-name="Example">Pavel, Katka a Jana tvoří své postavy rovnou jako družinu, takže už od začátku mohou mít společné živobytí. Rozhodnou se, že budou <text:span text:style-name="T336">všichni</text:span> žít jako učedníci, <text:span text:style-name="T337">takže každý z nich za měsíc živobytí zaplatí jen 2 zl.</text:span></text:p>
      <text:h text:style-name="Heading_20_2" text:outline-level="2">Startovní výbava a živobytí</text:h>
      <text:p text:style-name="P281">Na pořízení startovní výbavy a živobytí máš <text:span text:style-name="T338">určitý počet</text:span> zlatých <text:span text:style-name="T338">podle toho, jaké sis vybral povolání</text:span>. Co ti zbyde, bude tvá počáteční hotovost.</text:p>
      <text:list xml:id="list1806852983" text:style-name="L13">
        <text:list-item>
          <text:p text:style-name="P282"><text:span text:style-name="T243">válečník:</text:span> <text:span text:style-name="T340">2</text:span>0 zl /<text:span text:style-name="T340">* těžká zbroj (10 zl) */</text:span></text:p>
        </text:list-item>
        <text:list-item>
          <text:p text:style-name="P282"><text:span text:style-name="T243">hraničář:</text:span> <text:span text:style-name="T340">15</text:span> zl /<text:span text:style-name="T340">* lehká zbroj (4 zl) */</text:span></text:p>
        </text:list-item>
        <text:list-item>
          <text:p text:style-name="P282"><text:span text:style-name="T243">alchymista:</text:span> <text:span text:style-name="T340">3</text:span>0 zl /<text:span text:style-name="T340">* aparatura (10 zl), suroviny (10 zl) */</text:span></text:p>
        </text:list-item>
        <text:list-item>
          <text:p text:style-name="P282"><text:span text:style-name="T243">kouzelník:</text:span> <text:span text:style-name="T340">10</text:span> zl</text:p>
        </text:list-item>
        <text:list-item>
          <text:p text:style-name="P282"><text:span text:style-name="T243">zloděj:</text:span> <text:span text:style-name="T341">20</text:span> zl /<text:span text:style-name="T340">* zlodějské náčiní (5 zl), lehká zbroj (4 zl) */</text:span></text:p>
        </text:list-item>
      </text:list>
      <text:p text:style-name="P289"><text:span text:style-name="T338">Pokud jsi alchymista, nezapomeň si koupit </text:span><text:span text:style-name="T249">alchymistickou aparaturu</text:span><text:span text:style-name="T338"> (stojí 10 zl) a nějaké suroviny (stojí 1 zl za 1 mag, přiměřených je alespoň 10 magů).</text:span></text:p>
      <text:p text:style-name="Text_20_body"/>
      <text:h text:style-name="Heading_20_2" text:outline-level="2"><text:soft-page-break/>Sezanam vybavení</text:h>
      <text:p text:style-name="P288">Předměty, které jsou označené hvězdičkou před názvem,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Heading_20_4" text:outline-level="4">Živobytí</text:h>
      <text:p text:style-name="P285">Obvyklé živobytí pro postavy na první úrovni je <text:span text:style-name="T243">učedník</text:span>. Pokud jste se rozhodli platit své náklady společně jako družina, použij družinovou cenu.</text:p>
      <text:list xml:id="list1790065984" text:style-name="L1">
        <text:list-item>
          <text:p text:style-name="P210">Žebrák, <text:span text:style-name="T339">lovec či poustevník</text:span> <text:span text:style-name="T314">(</text:span><text:span text:style-name="T1">0 zl </text:span><text:span text:style-name="T58">za</text:span><text:span text:style-name="T1"> měsíc</text:span><text:span text:style-name="T58">)</text:span></text:p>
        </text:list-item>
        <text:list-item>
          <text:p text:style-name="P210">Chuďas <text:span text:style-name="T314">(</text:span><text:span text:style-name="T1">1 zl </text:span><text:span text:style-name="T58">za</text:span><text:span text:style-name="T1"> měsíc</text:span><text:span text:style-name="T65">)</text:span><text:span text:style-name="T1">, </text:span><text:span text:style-name="T65">(družinové 7 st za měsíc</text:span><text:span text:style-name="T58">)</text:span></text:p>
        </text:list-item>
        <text:list-item>
          <text:p text:style-name="P283"><text:span text:style-name="T165">U</text:span><text:span text:style-name="T162">čedník (3 zl za měsíc), (družinové 2 zl za měsíc)</text:span></text:p>
        </text:list-item>
        <text:list-item>
          <text:p text:style-name="P210">Měšťan <text:span text:style-name="T314">(</text:span><text:span text:style-name="T74">1</text:span><text:span text:style-name="T87">0</text:span><text:span text:style-name="T1"> zl </text:span><text:span text:style-name="T58">za</text:span><text:span text:style-name="T1"> měsíc</text:span><text:span text:style-name="T58">), </text:span><text:span text:style-name="T65">(družinové 7 zl za měsíc)</text:span></text:p>
        </text:list-item>
        <text:list-item>
          <text:p text:style-name="P283"><text:span text:style-name="T59">Z</text:span><text:span text:style-name="T1">eman (30 zl za měsíc), (družinové 20 zl za měsíc)</text:span></text:p>
        </text:list-item>
        <text:list-item>
          <text:p text:style-name="P284"><text:span text:style-name="T1">Boháč (100 zl za měsíc), (družinové </text:span><text:span text:style-name="T66">70</text:span><text:span text:style-name="T1"> zl za měsíc)</text:span></text:p>
        </text:list-item>
        <text:list-item>
          <text:p text:style-name="P283"><text:span text:style-name="T1">Velmož (300 zl za měsíc)</text:span></text:p>
        </text:list-item>
        <text:list-item>
          <text:p text:style-name="P283"><text:span text:style-name="T1">Král (1000 zl za měsíc)</text:span></text:p>
        </text:list-item>
      </text:list>
      <text:h text:style-name="P188" text:outline-level="4"><text:soft-page-break/>Oděv</text:h>
      <text:p text:style-name="P13"><text:span text:style-name="T99">Šaty dělají člověka, takže když budeš nosit žebrácké hadry, počítej s tím, že se k tobě budou lidé chovat jako k žebrákovi.<text:line-break/><text:tab/></text:span><text:span text:style-name="T96">Cen</text:span><text:span text:style-name="T103">a</text:span><text:span text:style-name="T96"> oblečení pro zjednodušení v</text:span><text:span text:style-name="T103">ychází jen z toho,</text:span><text:span text:style-name="T96"> jak je kvalitní a honosné. Při nákupu </text:span><text:span text:style-name="T119">ho ale popiš podrobněji</text:span><text:span text:style-name="T96">, </text:span><text:span text:style-name="T120">aby bylo zřejmé, kam si tě ostatní zařadí.</text:span><text:span text:style-name="T96"> </text:span><text:span text:style-name="T129">N</text:span><text:span text:style-name="T96">apříklad </text:span><text:span text:style-name="T170">dobrý</text:span><text:span text:style-name="T171"> měšťanský šat</text:span><text:span text:style-name="T97">, </text:span><text:span text:style-name="T170">prostý</text:span><text:span text:style-name="T171"> oděv písaře</text:span><text:span text:style-name="T97">, </text:span><text:span text:style-name="T171">kovářský pracovní oděv</text:span><text:span text:style-name="T97">, </text:span><text:span text:style-name="T170">kvalitní</text:span><text:span text:style-name="T171"> lovecký oděv</text:span><text:span text:style-name="T97">, </text:span><text:span text:style-name="T172">seržantská uniforma</text:span><text:span text:style-name="T97"> a podobně</text:span><text:span text:style-name="T96">.</text:span></text:p>
      <text:list xml:id="list3365126434" text:style-name="L2">
        <text:list-item>
          <text:p text:style-name="P215">Žebrácké hadry <text:span text:style-name="T231">(1 st)</text:span></text:p>
        </text:list-item>
        <text:list-item>
          <text:p text:style-name="P215"><text:span text:style-name="T23">Prostý</text:span><text:span text:style-name="T197"> </text:span><text:span text:style-name="T199">o</text:span><text:span text:style-name="T23">děv</text:span><text:span text:style-name="T5"> </text:span><text:span text:style-name="T6">(</text:span><text:span text:style-name="T25">1</text:span><text:span text:style-name="T197"> </text:span><text:span text:style-name="T5">zl</text:span><text:span text:style-name="T6">)</text:span></text:p>
        </text:list-item>
        <text:list-item>
          <text:p text:style-name="P293"><text:span text:style-name="T26">Dobrý</text:span><text:span text:style-name="T5"> oděv (</text:span><text:span text:style-name="T24">5</text:span><text:span text:style-name="T5"> zl)</text:span></text:p>
        </text:list-item>
        <text:list-item>
          <text:p text:style-name="P215"><text:span text:style-name="T136">Honosn</text:span><text:span text:style-name="T137">ý šat</text:span><text:span text:style-name="T136"> </text:span><text:span text:style-name="T135">(</text:span><text:span text:style-name="T138">2</text:span><text:span text:style-name="T139">0</text:span><text:span text:style-name="T136"> zl</text:span><text:span text:style-name="T135">)</text:span></text:p>
        </text:list-item>
        <text:list-item>
          <text:p text:style-name="P286"><text:span text:style-name="T135">L</text:span><text:span text:style-name="T132">uxusní háv (100 zl)</text:span></text:p>
        </text:list-item>
      </text:list>
      <text:p text:style-name="P19"><text:span text:style-name="T98">Cena </text:span><text:span text:style-name="T136">zahrnuje </text:span><text:span text:style-name="T161">obuv a</text:span><text:span text:style-name="T136"> doplňky – pochvu na meč, pouzdro na dýku, bandalír na vrhací nože, měšec, brašničku na opasku a podobně.</text:span></text:p>
      <text:h text:style-name="Heading_20_4" text:outline-level="4">Cestovní a tábornická výbava</text:h>
      <text:list xml:id="list2191214954" text:style-name="L3">
        <text:list-item>
          <text:p text:style-name="P216"><text:span text:style-name="T230">C</text:span>estovní výbava <text:span text:style-name="T231">(1</text:span> <text:span text:style-name="T232">zl)</text:span></text:p>
          <text:list>
            <text:list-header>
              <text:p text:style-name="P218"><text:span text:style-name="T176">T</text:span>orn<text:span text:style-name="T298">a</text:span>, přikrývk<text:span text:style-name="T298">a</text:span>, troud a křesadlo, trvanlivé jídlo, <text:span text:style-name="T263">čutora,</text:span> dva měchy na vodu, <text:span text:style-name="T52">s</text:span>víčky</text:p>
            </text:list-header>
          </text:list>
        </text:list-item>
        <text:list-item>
          <text:p text:style-name="P294">Tábornické potřeby <text:span text:style-name="T231">(2</text:span> zl<text:span text:style-name="T231">)</text:span></text:p>
          <text:list>
            <text:list-header>
              <text:p text:style-name="P219"><text:span text:style-name="T299">N</text:span>ůž, <text:span text:style-name="T259">k</text:span>otlík nebo malý hrnec, <text:span text:style-name="T174">vařečk</text:span><text:span text:style-name="T175">a</text:span>, naběračk<text:span text:style-name="T298">a, d</text:span>řevěný talíř <text:span text:style-name="T259">a miska, m</text:span>ýdlo,<text:span text:style-name="T259"> b</text:span>rousek, <text:span text:style-name="T259">j</text:span>ehl<text:span text:style-name="T298">a,</text:span> špulk<text:span text:style-name="T298">a</text:span> nití, <text:span text:style-name="T259">k</text:span>us hrubého plátna,<text:span text:style-name="T259"> k</text:span>lubko provazu, troud a křesadlo, <text:span text:style-name="T262">sůl, koření a nádoba na pití (korbel, kalich nebo roh)</text:span></text:p>
            </text:list-header>
          </text:list>
        </text:list-item>
        <text:list-item>
          <text:p text:style-name="P295"><text:soft-page-break/><text:span text:style-name="T133">Celta </text:span><text:span text:style-name="T135">(</text:span><text:span text:style-name="T133">1 z</text:span><text:span text:style-name="T135">l)</text:span></text:p>
        </text:list-item>
        <text:list-item>
          <text:p text:style-name="P217"><text:span text:style-name="T133">Malý stan</text:span><text:span text:style-name="T197"> </text:span><text:span text:style-name="T6">(</text:span><text:span text:style-name="T5">2</text:span><text:span text:style-name="T197"> </text:span><text:span text:style-name="T5">zl</text:span><text:span text:style-name="T6">)</text:span></text:p>
        </text:list-item>
        <text:list-item>
          <text:p text:style-name="P217"><text:span text:style-name="T134">V</text:span><text:span text:style-name="T133">elký stan</text:span><text:span text:style-name="T203"> </text:span><text:span text:style-name="T6">(</text:span><text:span text:style-name="T51">5</text:span><text:span text:style-name="T203"> </text:span><text:span text:style-name="T51">zl</text:span><text:span text:style-name="T6">)</text:span></text:p>
        </text:list-item>
      </text:list>
      <text:h text:style-name="Heading_20_4" text:outline-level="4">Světlo</text:h>
      <text:list xml:id="list3515012980" text:style-name="L4">
        <text:list-item>
          <text:p text:style-name="P225"><text:span text:style-name="T5">Olejová lampa </text:span><text:span text:style-name="T31">nebo hornický kahan</text:span><text:span text:style-name="T5"> </text:span><text:span text:style-name="T9">(2</text:span><text:span text:style-name="T197"> </text:span><text:span text:style-name="T5">st</text:span><text:span text:style-name="T6">)</text:span></text:p>
        </text:list-item>
        <text:list-item>
          <text:p text:style-name="P225"><text:span text:style-name="T197">Lucerna </text:span><text:span text:style-name="T5">na</text:span><text:span text:style-name="T197"> svíc</text:span><text:span text:style-name="T5">i </text:span><text:span text:style-name="T10">(</text:span><text:span text:style-name="T7">2</text:span><text:span text:style-name="T197"> </text:span><text:span text:style-name="T7">st</text:span><text:span text:style-name="T10">)</text:span></text:p>
        </text:list-item>
        <text:list-item>
          <text:p text:style-name="P225">Lucerna <text:span text:style-name="T260">na svíci</text:span> s okenicemi <text:span text:style-name="T233">(</text:span><text:span text:style-name="T7">5</text:span><text:span text:style-name="T197"> </text:span><text:span text:style-name="T5">st</text:span><text:span text:style-name="T10">)</text:span></text:p>
        </text:list-item>
        <text:list-item>
          <text:p text:style-name="P224">Zlodějská lucerna (<text:span text:style-name="T5">1</text:span><text:span text:style-name="T197"> </text:span><text:span text:style-name="T5">zl)</text:span></text:p>
          <text:list>
            <text:list-header>
              <text:p text:style-name="P224">Malá směrová lucerna upravená k zavěšení na krk a odolná proti nešetrnému zacházení. Má také clonu na regulaci záběru světelného kužele.</text:p>
            </text:list-header>
          </text:list>
        </text:list-item>
        <text:list-item>
          <text:p text:style-name="P226">Louče nebo pochodně</text:p>
          <text:list>
            <text:list-header>
              <text:p text:style-name="P226">Louče a pochodně svítí kratší dobu a pobereš jich výrazně méně než svíček nebo oleje do lampy, na dlouhý průzkum rozsáhlého podzemí tudíž nejsou <text:span text:style-name="T311">moc</text:span> vhodné. Hodí se ale na zahánění divé zvěře a můžeš <text:span text:style-name="T312">je</text:span> také hodit do nějaké jámy, <text:span text:style-name="T313">aniž bys tam strkal nos.</text:span></text:p>
            </text:list-header>
          </text:list>
        </text:list-item>
      </text:list>
      <text:p text:style-name="P14">Cena za svíčky, <text:span text:style-name="T299">louče, pochodně nebo</text:span> lampový olej je zahrnut<text:span text:style-name="T303">a</text:span> v nákladech na živobytí.</text:p>
      <text:h text:style-name="Heading_20_4" text:outline-level="4">Psací potřeby</text:h>
      <text:list xml:id="list3778689830" text:style-name="L5">
        <text:list-item>
          <text:p text:style-name="P231">Písařská souprava <text:span text:style-name="T304">(1 zl)</text:span></text:p>
          <text:list>
            <text:list-header>
              <text:p text:style-name="P231"><text:span text:style-name="T4">Pouzdro na svitky </text:span><text:span text:style-name="T2">s několika archy</text:span><text:span text:style-name="T243"> papíru, křída, b</text:span><text:span text:style-name="T244">rk, inkoust, pemza, olůvko a podložka na psaní</text:span></text:p>
              <text:p text:style-name="P232"><text:soft-page-break/>Alespoň jednu písařskou soupravu byste určitě v družině měli mít, abyste si mohli kreslit mapy podzemí.</text:p>
            </text:list-header>
          </text:list>
        </text:list-item>
      </text:list>
      <text:h text:style-name="P189" text:outline-level="4">Šplhací náčiní</text:h>
      <text:list xml:id="list150557997284804" text:continue-numbering="true" text:style-name="L5">
        <text:list-item>
          <text:p text:style-name="P227"><text:span text:style-name="T140">5 </text:span><text:span text:style-name="T141">metrů lana</text:span><text:span text:style-name="T21"> </text:span><text:span text:style-name="T19">(</text:span><text:span text:style-name="T154">5</text:span><text:span text:style-name="T19"> st)</text:span></text:p>
          <text:list>
            <text:list-header>
              <text:p text:style-name="P290"><text:span text:style-name="T19">L</text:span><text:span text:style-name="T5">ano, které unese člověka, je poměrně silné a neskladné. Spolu s tornou v pohodě uneseš 5 metrů, bez torny 10.</text:span></text:p>
            </text:list-header>
          </text:list>
        </text:list-item>
        <text:list-item>
          <text:p text:style-name="P227"><text:span text:style-name="T30">2 metry p</text:span><text:span text:style-name="T50">rovazov</text:span><text:span text:style-name="T30">ého</text:span><text:span text:style-name="T50"> žebřík</text:span><text:span text:style-name="T30">u</text:span><text:span text:style-name="T50"> (</text:span><text:span text:style-name="T157">5</text:span><text:span text:style-name="T50"> st)</text:span></text:p>
        </text:list-item>
        <text:list-item>
          <text:p text:style-name="P234"><text:span text:style-name="T5">Kladkostroj (</text:span><text:span text:style-name="T20">1 zl</text:span><text:span text:style-name="T5">)</text:span></text:p>
        </text:list-item>
        <text:list-item>
          <text:p text:style-name="P227"><text:span text:style-name="T18">Š</text:span><text:span text:style-name="T197">plhací po</text:span><text:span text:style-name="T21">můcky</text:span><text:span text:style-name="T197"> </text:span><text:span text:style-name="T16">(</text:span><text:span text:style-name="T74">1 </text:span><text:span text:style-name="T95">zl</text:span><text:span text:style-name="T250">)</text:span></text:p>
          <text:list>
            <text:list-header>
              <text:p text:style-name="P220"><text:span text:style-name="T49">S</text:span><text:span text:style-name="T5">koby, </text:span><text:span text:style-name="T16">úvazy, </text:span><text:span text:style-name="T27">mačky, lezací drápy</text:span></text:p>
            </text:list-header>
          </text:list>
        </text:list-item>
        <text:list-item>
          <text:p text:style-name="P235"><text:span text:style-name="T29">2 metry ř</text:span><text:span text:style-name="T14">etěz</text:span><text:span text:style-name="T29">u</text:span><text:span text:style-name="T14"> </text:span><text:span text:style-name="T46">(</text:span><text:span text:style-name="T14">1 zl</text:span><text:span text:style-name="T46">)</text:span></text:p>
          <text:list>
            <text:list-header>
              <text:p text:style-name="P233"><text:span text:style-name="T14">Ř</text:span><text:span text:style-name="T5">etěz jde použít také jako improvizovaná zbraň.</text:span></text:p>
            </text:list-header>
          </text:list>
        </text:list-item>
      </text:list>
      <text:h text:style-name="Heading_20_4" text:outline-level="4"><text:span text:style-name="T5">Zlodějské po</text:span><text:span text:style-name="T14">můcky</text:span></text:h>
      <text:list xml:id="list2326906234" text:style-name="L6">
        <text:list-item>
          <text:p text:style-name="P236"><text:span text:style-name="T235">Z</text:span>lodějské náčiní <text:span text:style-name="T236">(5</text:span> zl<text:span text:style-name="T236">)</text:span></text:p>
          <text:list>
            <text:list-header>
              <text:p text:style-name="P221"><text:span text:style-name="T173">S</text:span>ad<text:span text:style-name="T300">a</text:span> paklíčů a šperháků, <text:span text:style-name="T261">k</text:span>leště, <text:span text:style-name="T261">p</text:span>áčidlo, <text:span text:style-name="T261">m</text:span>ajzlík, dláto, kladívko, <text:span text:style-name="T261">p</text:span>ilník na železo, <text:span text:style-name="T261">p</text:span>ilk<text:span text:style-name="T300">a</text:span> na železo, <text:span text:style-name="T261">o</text:span>lejničk<text:span text:style-name="T300">a</text:span>,<text:span text:style-name="T261"> k</text:span>lubko drátu <text:span text:style-name="T301">a pytlík skob, klínků a hřebíků</text:span></text:p>
              <text:p text:style-name="P237"><text:span text:style-name="T147">Z</text:span><text:span text:style-name="T153">lodějské náčiní</text:span><text:span text:style-name="T34"> j</text:span><text:span text:style-name="T47">e</text:span><text:span text:style-name="T34"> nezbytná pomůcka při </text:span><text:span text:style-name="T147">použití</text:span><text:span text:style-name="T34"> dovednosti </text:span><text:span text:style-name="T166">o</text:span><text:span text:style-name="T169">tevírání zámků</text:span><text:span text:style-name="T34">.</text:span></text:p>
            </text:list-header>
          </text:list>
        </text:list-item>
        <text:list-item>
          <text:p text:style-name="P296"><text:span text:style-name="T113">P</text:span><text:span text:style-name="T114">yt</text:span><text:span text:style-name="T121">lík</text:span><text:span text:style-name="T305"> n</text:span>ášlapn<text:span text:style-name="T239">ých</text:span> ježk<text:span text:style-name="T239">ů</text:span> <text:span text:style-name="T237">(</text:span><text:span text:style-name="T15">1</text:span><text:span text:style-name="T197"> </text:span><text:span text:style-name="T156">zl</text:span><text:span text:style-name="T16">)</text:span></text:p>
          <text:list>
            <text:list-header>
              <text:p text:style-name="P238"><text:soft-page-break/><text:span text:style-name="T145">K</text:span><text:span text:style-name="T146">dyž na ně šlápne někdo bez bot s tlustou podrážkou</text:span><text:span text:style-name="T33">, určitě </text:span><text:span text:style-name="T32">se</text:span><text:span text:style-name="T33"> prozradí a bude mít v případném boji nevýhodu.</text:span></text:p>
            </text:list-header>
          </text:list>
        </text:list-item>
        <text:list-item>
          <text:p text:style-name="P236">Líčid<text:span text:style-name="T238">l</text:span>a <text:span text:style-name="T255">(</text:span><text:span text:style-name="T17">1</text:span><text:span text:style-name="T197"> </text:span><text:span text:style-name="T155">z</text:span><text:span text:style-name="T156">l</text:span><text:span text:style-name="T28">)</text:span></text:p>
          <text:list>
            <text:list-header>
              <text:p text:style-name="P239"><text:span text:style-name="T34">Líčidla jsou nezbytná pomůcka při </text:span><text:span text:style-name="T147">použití</text:span><text:span text:style-name="T34"> dovednosti </text:span><text:span text:style-name="T3">přetvářka převleky</text:span><text:span text:style-name="T34">.</text:span></text:p>
            </text:list-header>
          </text:list>
        </text:list-item>
        <text:list-item>
          <text:p text:style-name="P236"><text:span text:style-name="T14">Padělatelské náčiní </text:span><text:span text:style-name="T28">(</text:span><text:span text:style-name="T14">2 zl</text:span><text:span text:style-name="T28">)</text:span></text:p>
          <text:list>
            <text:list-header>
              <text:p text:style-name="P240"><text:span text:style-name="T147">P</text:span><text:span text:style-name="T148">adělatelské náčiní</text:span><text:span text:style-name="T34"> j</text:span><text:span text:style-name="T35">e</text:span><text:span text:style-name="T34"> nezbytná pomůcka při </text:span><text:span text:style-name="T147">použití</text:span><text:span text:style-name="T34"> dovednosti </text:span><text:span text:style-name="T3">p</text:span><text:span text:style-name="T166">a</text:span><text:span text:style-name="T167">dělatelství</text:span><text:span text:style-name="T34">.</text:span></text:p>
            </text:list-header>
          </text:list>
        </text:list-item>
      </text:list>
      <text:h text:style-name="P189" text:outline-level="4"><text:span text:style-name="T6">L</text:span><text:span text:style-name="T5">éčitelská výbava</text:span></text:h>
      <text:list xml:id="list150558083480404" text:continue-numbering="true" text:style-name="L6">
        <text:list-item>
          <text:p text:style-name="P242">Léčitelské potřeby (1 zl)</text:p>
          <text:list>
            <text:list-header>
              <text:p text:style-name="P222"><text:span text:style-name="T177">Č</text:span><text:span text:style-name="T37">isté obvazy, </text:span><text:span text:style-name="T38">ostrý nůž,</text:span><text:span text:style-name="T37"> jehl</text:span><text:span text:style-name="T48">a</text:span><text:span text:style-name="T37"> a niť na zašívání ran, </text:span><text:span text:style-name="T39">řemeny,</text:span><text:span text:style-name="T37"> zásob</text:span><text:span text:style-name="T48">a</text:span><text:span text:style-name="T37"> léčivých bylin a líh na dezinfekci</text:span></text:p>
              <text:p text:style-name="P241"><text:span text:style-name="T149">Léčitelské potřeby</text:span><text:span text:style-name="T34"> j</text:span><text:span text:style-name="T36">sou</text:span><text:span text:style-name="T34"> nezbytná pomůcka při </text:span><text:span text:style-name="T147">použití</text:span><text:span text:style-name="T34"> dovednosti </text:span><text:span text:style-name="T168">ošetřování zranění</text:span><text:span text:style-name="T34">.</text:span></text:p>
            </text:list-header>
          </text:list>
        </text:list-item>
      </text:list>
      <text:h text:style-name="Heading_20_4" text:outline-level="4">Jezdecká zvířata a dopravní prostředky</text:h>
      <text:list xml:id="list1009735132" text:style-name="L7">
        <text:list-item>
          <text:p text:style-name="P244">Osel <text:span text:style-name="T324">nebo</text:span> mula <text:span text:style-name="T240">(2 zl)</text:span></text:p>
        </text:list-item>
        <text:list-item>
          <text:p text:style-name="P245">Vůl (5 zl)</text:p>
        </text:list-item>
        <text:list-item>
          <text:p text:style-name="P246">Tažný kůň (10 zl)</text:p>
        </text:list-item>
        <text:list-item>
          <text:p text:style-name="P246">Jezdecký kůň (15 zl)</text:p>
        </text:list-item>
        <text:list-item>
          <text:p text:style-name="P247"><text:span text:style-name="T345">*</text:span>Válečný kůň (30 zl)</text:p>
        </text:list-item>
        <text:list-item>
          <text:p text:style-name="P247"><text:span text:style-name="T240">Kára nebo dvoukolák (1 zl)</text:span></text:p>
        </text:list-item>
        <text:list-item>
          <text:p text:style-name="P243"><text:soft-page-break/><text:span text:style-name="T14">Vůz </text:span><text:span text:style-name="T22">(</text:span><text:span text:style-name="T14">5 zl</text:span><text:span text:style-name="T22">)</text:span></text:p>
        </text:list-item>
      </text:list>
      <text:h text:style-name="Heading_20_4" text:outline-level="4"><text:span text:style-name="T6">A</text:span><text:span text:style-name="T5">lchymistická výbava</text:span></text:h>
      <text:list xml:id="list3987813543" text:style-name="L8">
        <text:list-item>
          <text:p text:style-name="P248">Alchymistická aparatura <text:span text:style-name="T253">(10 zl)</text:span></text:p>
        </text:list-item>
        <text:list-item>
          <text:p text:style-name="P250">Alchymistická <text:span text:style-name="T343">laboratoř</text:span> <text:span text:style-name="T253">(100 zl)</text:span></text:p>
        </text:list-item>
        <text:list-item>
          <text:p text:style-name="P249"><text:span text:style-name="T122">Alchymistické suroviny </text:span><text:span text:style-name="T123">(</text:span><text:span text:style-name="T122">1zl za 1 mag</text:span><text:span text:style-name="T123">)</text:span></text:p>
        </text:list-item>
      </text:list>
      <text:h text:style-name="P190" text:outline-level="4">Alchymistické výrobky</text:h>
      <text:p text:style-name="P22">Následující alchymistické výrobky <text:span text:style-name="T342">jsou poměrně běžně dostupné, takže si je můžeš pořídit při tvorbě postavy</text:span>. Ber ale v úvahu, že alchymista je může vyrobit levněji, takže pokud ho budete v družině mít, je lepší to nechat na něm:</text:p>
      <text:list xml:id="list150557351350826" text:continue-numbering="true" text:style-name="L8">
        <text:list-item>
          <text:p text:style-name="P251"><text:span text:style-name="T243">Léčivý lektvar</text:span> (2 zl)</text:p>
        </text:list-item>
        <text:list-item>
          <text:p text:style-name="P251"><text:span text:style-name="T243">Petarda</text:span> (2 zl)</text:p>
        </text:list-item>
        <text:list-item>
          <text:p text:style-name="P251"><text:span text:style-name="T243">Dýmovnice</text:span> (2 zl)</text:p>
        </text:list-item>
      </text:list>
      <text:p text:style-name="P255">Ostatní alchymistické výrobky jsou vzácné. <text:span text:style-name="T344">Nemůžeš si je tedy pořídit při tvorbě postavy a v průběhu hry </text:span>je na rozhodnutí Pána jeskyně, jestli jsou zrovna na trhu.</text:p>
      <text:list xml:id="list365823337" text:style-name="L14">
        <text:list-item>
          <text:p text:style-name="P287"><text:span text:style-name="T131">*</text:span><text:span text:style-name="T130">Alchymistické výrobky (2 * cena surovin)</text:span></text:p>
        </text:list-item>
      </text:list>
      <text:h text:style-name="Heading_20_4" text:outline-level="4">Hořlaviny <text:span text:style-name="T325">a žíraviny</text:span></text:h>
      <text:list xml:id="list2304009209" text:style-name="L9">
        <text:list-item>
          <text:p text:style-name="P252">L<text:span text:style-name="T251">áhev zápalného oleje (5st)</text:span></text:p>
          <text:list>
            <text:list-header>
              <text:p text:style-name="P258"><text:span text:style-name="T102">Hořící o</text:span><text:span text:style-name="T101">lej každé kolo způsobí zranění </text:span><text:span text:style-name="T100">3</text:span><text:span text:style-name="T101">kz </text:span><text:span text:style-name="T252">ohněm</text:span><text:span text:style-name="T101"> (odečítá se zbroj) a hoří několik minut. Uhašení zabere jedno kolo.</text:span></text:p>
            </text:list-header>
          </text:list>
        </text:list-item>
      </text:list>
      <text:list xml:id="list3703893753" text:style-name="L10">
        <text:list-item>
          <text:p text:style-name="P259"><text:soft-page-break/><text:span text:style-name="T256">Flakón s v</text:span>itriol<text:span text:style-name="T256">em</text:span> <text:span text:style-name="T256">(1 zl)</text:span></text:p>
          <text:list>
            <text:list-header>
              <text:p text:style-name="P260"><text:span text:style-name="T142">Vitriol, známý také jako kyselina sírová, je silná žíravin</text:span><text:span text:style-name="T143">a</text:span><text:span text:style-name="T142">. </text:span><text:span text:style-name="T144">Způsobuje zuhelnatění živých tkání a</text:span><text:span text:style-name="T142"> </text:span><text:span text:style-name="T144">r</text:span><text:span text:style-name="T142">ozpouští většinu kovů kromě železa, olova, zlata a platiny. </text:span><text:span text:style-name="T159">P</text:span><text:span text:style-name="T158">ři zásahu</text:span><text:span text:style-name="T159"> způsobí zranění </text:span><text:span text:style-name="T142">za </text:span><text:span text:style-name="T159">4kz </text:span><text:span text:style-name="T242">žíravinou</text:span><text:span text:style-name="T159">.</text:span></text:p>
            </text:list-header>
          </text:list>
        </text:list-item>
      </text:list>
      <text:h text:style-name="Heading_20_4" text:outline-level="4">Jedy</text:h>
      <text:list xml:id="list3812268317" text:style-name="L11">
        <text:list-item>
          <text:p text:style-name="P261">Vlčí mor (<text:span text:style-name="T321">5</text:span> <text:span text:style-name="T321">st za dávku</text:span>)</text:p>
          <text:list>
            <text:list-header>
              <text:p text:style-name="P262"><text:span text:style-name="T245">S</text:span><text:span text:style-name="T246">íla </text:span><text:span text:style-name="T247">jedu</text:span><text:span text:style-name="T246">:</text:span><text:span text:style-name="T68"> </text:span><text:span text:style-name="T69">7 </text:span><text:span text:style-name="T70">+ k6</text:span><text:span text:style-name="T246"><text:line-break/></text:span><text:span text:style-name="T245">D</text:span><text:span text:style-name="T246">ruh:</text:span><text:span text:style-name="T68"> rostlinný<text:line-break/></text:span><text:span text:style-name="T245">A</text:span><text:span text:style-name="T248">plikace:</text:span><text:span text:style-name="T71"> požitím, zraněním</text:span><text:span text:style-name="T68"><text:line-break/></text:span><text:span text:style-name="T245">L</text:span><text:span text:style-name="T246">atence:</text:span><text:span text:style-name="T317"> 15 minut<text:line-break/></text:span><text:span text:style-name="T245">P</text:span><text:span text:style-name="T243">říznaky:</text:span> <text:span text:style-name="T317">p</text:span>ocit znecitlivění a⁠ mravenčení zasažené části <text:span text:style-name="T318">těla</text:span>, pocení, průjem, silné zvracení, úzkost, zimnice, smrt zástavou srdce nebo udušením</text:p>
              <text:p text:style-name="P263">Vlčí mor je levný a poměrně účinný jed. Používá se na otravu zbraní a šípů, po zásahu ale trvá poměrně dlouho, než začne působit. Je ho také možné přimíchat do jídla i pití.</text:p>
              <text:p text:style-name="P263">/<text:span text:style-name="T323">* TODO: Pokud bude mít extra účinky proti vlkodlakům, tak to asi zmínit */</text:span></text:p>
            </text:list-header>
          </text:list>
        </text:list-item>
        <text:list-item>
          <text:p text:style-name="P261">Zmijí jed (<text:span text:style-name="T321">2</text:span> zl <text:span text:style-name="T325">za dávku</text:span>)</text:p>
          <text:list>
            <text:list-header>
              <text:p text:style-name="P262"><text:span text:style-name="T245">S</text:span><text:span text:style-name="T246">íla</text:span><text:span text:style-name="T247"> jedu</text:span><text:span text:style-name="T246">:</text:span><text:span text:style-name="T68"> </text:span><text:span text:style-name="T69">8 </text:span><text:span text:style-name="T70">+ k6</text:span><text:span text:style-name="T246"><text:line-break/></text:span><text:span text:style-name="T245">D</text:span><text:span text:style-name="T246">ruh:</text:span><text:span text:style-name="T68"> </text:span><text:span text:style-name="T69">živočišný</text:span><text:span text:style-name="T68"><text:line-break/></text:span><text:span text:style-name="T245">A</text:span><text:span text:style-name="T248">plikace:</text:span><text:span text:style-name="T71"> zraněním</text:span><text:span text:style-name="T68"><text:line-break/></text:span><text:span text:style-name="T245">L</text:span><text:span text:style-name="T246">atence:</text:span><text:span text:style-name="T317"> 2 minuty<text:line-break/></text:span><text:soft-page-break/><text:span text:style-name="T245">P</text:span><text:span text:style-name="T243">říznaky:</text:span> <text:span text:style-name="T319">intenzivní bolest v ráně, otok, pocit brnění, zanícení kůže a citlivost na dotyk, potíže s dýcháním. Později otok a modřiny po celé končeti</text:span>ně, <text:span text:style-name="T323">následně</text:span> <text:span text:style-name="T320">zeslábnutí</text:span> tep<text:span text:style-name="T320">u</text:span>, kóma</text:p>
              <text:p text:style-name="P263">Jed ze zmije je dražší než <text:span text:style-name="T322">v</text:span>lčí mor, ale účinkuje podstatně rychleji. Používá se pouze na otrávení zbraní či projektilů, při pozření je neškodný.</text:p>
            </text:list-header>
          </text:list>
        </text:list-item>
      </text:list>
      <text:h text:style-name="P202" text:outline-level="2">Zbraně, zbroje <text:span text:style-name="T72">a štíty</text:span></text:h>
      <text:h text:style-name="Heading_20_3" text:outline-level="3">Určení zranění zbraní</text:h>
      <text:p text:style-name="P291">Zranění jednotlivých zbraní najdeš v <text:span text:style-name="T73">Tabulce zbraní</text:span><text:span text:style-name="T257">. Tady si řekneme, jak k těm číslům dojít.</text:span></text:p>
      <text:list xml:id="list88709466" text:style-name="L12">
        <text:list-item>
          <text:p text:style-name="P265">Boj beze zbraně má zranění 0.</text:p>
        </text:list-item>
        <text:list-item>
          <text:p text:style-name="P267">Lehké zbraně mají základ zranění 1, těžké zbraně 2.</text:p>
        </text:list-item>
        <text:list-item>
          <text:p text:style-name="P267">Dvojručně držené zbraně mají zranění zvýšené o 1.</text:p>
        </text:list-item>
        <text:list-item>
          <text:p text:style-name="P265">Pokud máš dvě jednoruční zbraně, ke zranění té, kterou zrovna útočíš, přičti 1.</text:p>
        </text:list-item>
        <text:list-item>
          <text:p text:style-name="P269">Improvizované nebo primitivní zbraně (obušek, hůl, kámen, kyj a podobně) mají zranění o 1 nižší.</text:p>
        </text:list-item>
      </text:list>
      <text:p text:style-name="P292"><text:span text:style-name="T258">Vrhací zbraně jsou vždy jednoruční. Střelné zbraně jsou naopak skoro vždy dvojruční, výjimkou je jen ruční kuše. Luky a praky </text:span><text:span text:style-name="T104">m</text:span><text:span text:style-name="T105">ají zranění</text:span><text:span text:style-name="T258">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ext:soft-page-break/>
        <table:table-row table:style-name="ZbraněProBojZblízka.1">
          <table:table-cell table:style-name="ZbraněProBojZblízka.A1" table:number-columns-spanned="4" office:value-type="string">
            <text:h text:style-name="P196" text:outline-level="4"><text:span text:style-name="T264">Z</text:span>bran<text:span text:style-name="T264">ě</text:span> pro boj zblízka</text:h>
          </table:table-cell>
          <table:covered-table-cell/>
          <table:covered-table-cell/>
          <table:covered-table-cell/>
        </table:table-row>
        <table:table-row table:style-name="ZbraněProBojZblízka.2">
          <table:table-cell table:style-name="ZbraněProBojZblízka.A2" table:number-columns-spanned="2" office:value-type="string">
            <text:p text:style-name="P163">Zbraň</text:p>
          </table:table-cell>
          <table:covered-table-cell/>
          <table:table-cell table:style-name="ZbraněProBojZblízka.A2" office:value-type="string">
            <text:p text:style-name="P165">Z<text:span text:style-name="T295">ranění*</text:span></text:p>
          </table:table-cell>
          <table:table-cell table:style-name="ZbraněProBojZblízka.A2" office:value-type="string">
            <text:p text:style-name="P157">Cena</text:p>
          </table:table-cell>
        </table:table-row>
        <table:table-row table:style-name="ZbraněProBojZblízka.3">
          <table:table-cell table:style-name="ZbraněProBojZblízka.A3" office:value-type="string">
            <text:p text:style-name="P143"/>
          </table:table-cell>
          <table:table-cell table:style-name="ZbraněProBojZblízka.A3" office:value-type="string">
            <text:p text:style-name="P143">Žádná</text:p>
          </table:table-cell>
          <table:table-cell table:style-name="ZbraněProBojZblízka.A3" office:value-type="string">
            <text:p text:style-name="P85">0</text:p>
          </table:table-cell>
          <table:table-cell table:style-name="ZbraněProBojZblízka.A3" office:value-type="string">
            <text:p text:style-name="P85">-</text:p>
          </table:table-cell>
        </table:table-row>
        <table:table-row table:style-name="ZbraněProBojZblízka.4">
          <table:table-cell table:style-name="ZbraněProBojZblízka.A3" table:number-columns-spanned="4" office:value-type="string">
            <text:p text:style-name="P106">Lehké</text:p>
          </table:table-cell>
          <table:covered-table-cell/>
          <table:covered-table-cell/>
          <table:covered-table-cell/>
        </table:table-row>
        <table:table-row table:style-name="ZbraněProBojZblízka.5">
          <table:table-cell table:style-name="ZbraněProBojZblízka.A3" table:number-columns-spanned="4" office:value-type="string">
            <text:p text:style-name="P149">Jednoruční</text:p>
          </table:table-cell>
          <table:covered-table-cell/>
          <table:covered-table-cell/>
          <table:covered-table-cell/>
        </table:table-row>
        <table:table-row table:style-name="ZbraněProBojZblízka.6">
          <table:table-cell table:style-name="ZbraněProBojZblízka.A3" office:value-type="string">
            <text:p text:style-name="P110"/>
          </table:table-cell>
          <table:table-cell table:style-name="ZbraněProBojZblízka.A3" office:value-type="string">
            <text:p text:style-name="P110">Kámen, <text:span text:style-name="T265">pěstní klín</text:span>, <text:span text:style-name="T296">boxer</text:span></text:p>
          </table:table-cell>
          <table:table-cell table:style-name="ZbraněProBojZblízka.A3" office:value-type="string">
            <text:p text:style-name="P109">0</text:p>
          </table:table-cell>
          <table:table-cell table:style-name="ZbraněProBojZblízka.A3" office:value-type="string">
            <text:p text:style-name="P109">-</text:p>
          </table:table-cell>
        </table:table-row>
        <table:table-row table:style-name="ZbraněProBojZblízka.7">
          <table:table-cell table:style-name="ZbraněProBojZblízka.A3" office:value-type="string">
            <text:p text:style-name="P205"/>
          </table:table-cell>
          <table:table-cell table:style-name="ZbraněProBojZblízka.A3" office:value-type="string">
            <text:p text:style-name="P110">Majzlík, <text:span text:style-name="T266">bič</text:span>, <text:span text:style-name="T267">kotvička na provazu, dláto, </text:span><text:span text:style-name="T200">nůž</text:span><text:span text:style-name="T197">, </text:span><text:span text:style-name="T201">průbojník</text:span></text:p>
          </table:table-cell>
          <table:table-cell table:style-name="ZbraněProBojZblízka.A3" office:value-type="string">
            <text:p text:style-name="P103">0</text:p>
          </table:table-cell>
          <table:table-cell table:style-name="ZbraněProBojZblízka.A3" office:value-type="string">
            <text:p text:style-name="P109"><text:span text:style-name="T268">4</text:span> st</text:p>
          </table:table-cell>
        </table:table-row>
        <table:table-row table:style-name="ZbraněProBojZblízka.8">
          <table:table-cell table:style-name="ZbraněProBojZblízka.A3" office:value-type="string">
            <text:p text:style-name="P206"/>
          </table:table-cell>
          <table:table-cell table:style-name="ZbraněProBojZblízka.A3" office:value-type="string">
            <text:p text:style-name="P143"><text:span text:style-name="T40">Dýka, </text:span><text:span text:style-name="T41">tesák</text:span></text:p>
          </table:table-cell>
          <table:table-cell table:style-name="ZbraněProBojZblízka.A3" office:value-type="string">
            <text:p text:style-name="P94">1</text:p>
          </table:table-cell>
          <table:table-cell table:style-name="ZbraněProBojZblízka.A3" office:value-type="string">
            <text:p text:style-name="P111"><text:span text:style-name="T269">1</text:span> <text:span text:style-name="T269">zl</text:span></text:p>
          </table:table-cell>
        </table:table-row>
        <table:table-row table:style-name="ZbraněProBojZblízka.9">
          <table:table-cell table:style-name="ZbraněProBojZblízka.A3" office:value-type="string">
            <text:p text:style-name="P150"/>
          </table:table-cell>
          <table:table-cell table:style-name="ZbraněProBojZblízka.A3" office:value-type="string">
            <text:p text:style-name="P150">Šavle, krátký meč</text:p>
          </table:table-cell>
          <table:table-cell table:style-name="ZbraněProBojZblízka.A3" office:value-type="string">
            <text:p text:style-name="P95">1</text:p>
          </table:table-cell>
          <table:table-cell table:style-name="ZbraněProBojZblízka.A3" office:value-type="string">
            <text:p text:style-name="P111"><text:span text:style-name="T315">2</text:span> zl</text:p>
          </table:table-cell>
        </table:table-row>
        <table:table-row table:style-name="ZbraněProBojZblízka.10">
          <table:table-cell table:style-name="ZbraněProBojZblízka.A3" table:number-columns-spanned="2" office:value-type="string">
            <text:p text:style-name="P149">Dvojruční</text:p>
          </table:table-cell>
          <table:covered-table-cell/>
          <table:table-cell table:style-name="ZbraněProBojZblízka.A3" office:value-type="string">
            <text:p text:style-name="P94"/>
          </table:table-cell>
          <table:table-cell table:style-name="ZbraněProBojZblízka.A3" office:value-type="string">
            <text:p text:style-name="P111"/>
          </table:table-cell>
        </table:table-row>
        <table:table-row table:style-name="ZbraněProBojZblízka.11">
          <table:table-cell table:style-name="ZbraněProBojZblízka.A3" office:value-type="string">
            <text:p text:style-name="P112"/>
          </table:table-cell>
          <table:table-cell table:style-name="ZbraněProBojZblízka.A3" office:value-type="string">
            <text:p text:style-name="P112"><text:span text:style-name="T270">H</text:span>ůl</text:p>
          </table:table-cell>
          <table:table-cell table:style-name="ZbraněProBojZblízka.A3" office:value-type="string">
            <text:p text:style-name="P104">1</text:p>
          </table:table-cell>
          <table:table-cell table:style-name="ZbraněProBojZblízka.A3" office:value-type="string">
            <text:p text:style-name="P118">1 st</text:p>
          </table:table-cell>
        </table:table-row>
        <table:table-row table:style-name="ZbraněProBojZblízka.12">
          <table:table-cell table:style-name="ZbraněProBojZblízka.A3" office:value-type="string">
            <text:p text:style-name="P112"/>
          </table:table-cell>
          <table:table-cell table:style-name="ZbraněProBojZblízka.A3" office:value-type="string">
            <text:p text:style-name="P207">Lopata, motyka, vidle</text:p>
          </table:table-cell>
          <table:table-cell table:style-name="ZbraněProBojZblízka.A3" office:value-type="string">
            <text:p text:style-name="P104">1</text:p>
          </table:table-cell>
          <table:table-cell table:style-name="ZbraněProBojZblízka.A3" office:value-type="string">
            <text:p text:style-name="P118">1 <text:span text:style-name="T271">zl</text:span></text:p>
          </table:table-cell>
        </table:table-row>
        <table:table-row table:style-name="ZbraněProBojZblízka.13">
          <table:table-cell table:style-name="ZbraněProBojZblízka.A3" office:value-type="string">
            <text:p text:style-name="P120"/>
          </table:table-cell>
          <table:table-cell table:style-name="ZbraněProBojZblízka.A3" office:value-type="string">
            <text:p text:style-name="P120">Kopí, trojzubec</text:p>
          </table:table-cell>
          <table:table-cell table:style-name="ZbraněProBojZblízka.A3" office:value-type="string">
            <text:p text:style-name="P104">2</text:p>
          </table:table-cell>
          <table:table-cell table:style-name="ZbraněProBojZblízka.A3" office:value-type="string">
            <text:p text:style-name="P111">1 <text:span text:style-name="T272">zl</text:span></text:p>
          </table:table-cell>
        </table:table-row>
        <table:table-row table:style-name="ZbraněProBojZblízka.14">
          <table:table-cell table:style-name="ZbraněProBojZblízka.A3" table:number-columns-spanned="4" office:value-type="string">
            <text:p text:style-name="P149">Speciální</text:p>
          </table:table-cell>
          <table:covered-table-cell/>
          <table:covered-table-cell/>
          <table:covered-table-cell/>
        </table:table-row>
        <table:table-row table:style-name="ZbraněProBojZblízka.15">
          <table:table-cell table:style-name="ZbraněProBojZblízka.A3" office:value-type="string">
            <text:p text:style-name="P115"/>
          </table:table-cell>
          <table:table-cell table:style-name="ZbraněProBojZblízka.A3" office:value-type="string">
            <text:p text:style-name="P115">Síť**</text:p>
          </table:table-cell>
          <table:table-cell table:style-name="ZbraněProBojZblízka.A3" office:value-type="string">
            <text:p text:style-name="P151">-</text:p>
          </table:table-cell>
          <table:table-cell table:style-name="ZbraněProBojZblízka.A3" office:value-type="string">
            <text:p text:style-name="P152">1 st</text:p>
          </table:table-cell>
        </table:table-row>
        <table:table-row table:style-name="ZbraněProBojZblízka.16">
          <table:table-cell table:style-name="ZbraněProBojZblízka.A3" table:number-columns-spanned="4" office:value-type="string">
            <text:p text:style-name="P106">Těžké</text:p>
          </table:table-cell>
          <table:covered-table-cell/>
          <table:covered-table-cell/>
          <table:covered-table-cell/>
        </table:table-row>
        <table:table-row table:style-name="ZbraněProBojZblízka.17">
          <table:table-cell table:style-name="ZbraněProBojZblízka.A3" table:number-columns-spanned="4" office:value-type="string">
            <text:p text:style-name="P149">Jednoruční</text:p>
          </table:table-cell>
          <table:covered-table-cell/>
          <table:covered-table-cell/>
          <table:covered-table-cell/>
        </table:table-row>
        <table:table-row table:style-name="ZbraněProBojZblízka.18">
          <table:table-cell table:style-name="ZbraněProBojZblízka.A3" office:value-type="string">
            <text:p text:style-name="P143"/>
          </table:table-cell>
          <table:table-cell table:style-name="ZbraněProBojZblízka.A3" office:value-type="string">
            <text:p text:style-name="P143">Kyj</text:p>
          </table:table-cell>
          <table:table-cell table:style-name="ZbraněProBojZblízka.A3" office:value-type="string">
            <text:p text:style-name="P95">1</text:p>
          </table:table-cell>
          <table:table-cell table:style-name="ZbraněProBojZblízka.A3" office:value-type="string">
            <text:p text:style-name="P121">1 st</text:p>
          </table:table-cell>
        </table:table-row>
        <table:table-row table:style-name="ZbraněProBojZblízka.19">
          <table:table-cell table:style-name="ZbraněProBojZblízka.A3" office:value-type="string">
            <text:p text:style-name="P122"/>
          </table:table-cell>
          <table:table-cell table:style-name="ZbraněProBojZblízka.A3" office:value-type="string">
            <text:p text:style-name="P122">Kladivo, sekera, krumpáč, <text:span text:style-name="T274">páčidlo</text:span></text:p>
          </table:table-cell>
          <table:table-cell table:style-name="ZbraněProBojZblízka.A3" office:value-type="string">
            <text:p text:style-name="P95">1</text:p>
          </table:table-cell>
          <table:table-cell table:style-name="ZbraněProBojZblízka.A3" office:value-type="string">
            <text:p text:style-name="P111">1 <text:span text:style-name="T275">zl</text:span></text:p>
          </table:table-cell>
        </table:table-row>
        <table:table-row table:style-name="ZbraněProBojZblízka.20">
          <table:table-cell table:style-name="ZbraněProBojZblízka.A3" office:value-type="string">
            <text:p text:style-name="P143"/>
          </table:table-cell>
          <table:table-cell table:style-name="ZbraněProBojZblízka.A3" office:value-type="string">
            <text:p text:style-name="P143"><text:span text:style-name="T276">Meč, bojová s</text:span>ekera, <text:span text:style-name="T277">palcát, řemdih, bojové kladivo, biják</text:span></text:p>
          </table:table-cell>
          <table:table-cell table:style-name="ZbraněProBojZblízka.A3" office:value-type="string">
            <text:p text:style-name="P95">2</text:p>
          </table:table-cell>
          <table:table-cell table:style-name="ZbraněProBojZblízka.A3" office:value-type="string">
            <text:p text:style-name="P111"><text:span text:style-name="T273">3</text:span> zl</text:p>
          </table:table-cell>
        </table:table-row>
        <table:table-row table:style-name="ZbraněProBojZblízka.21">
          <table:table-cell table:style-name="ZbraněProBojZblízka.A3" table:number-columns-spanned="4" office:value-type="string">
            <text:p text:style-name="P149">Jedenapůlruční</text:p>
          </table:table-cell>
          <table:covered-table-cell/>
          <table:covered-table-cell/>
          <table:covered-table-cell/>
        </table:table-row>
        <table:table-row table:style-name="ZbraněProBojZblízka.22">
          <table:table-cell table:style-name="ZbraněProBojZblízka.A3" office:value-type="string">
            <text:p text:style-name="P153"/>
          </table:table-cell>
          <table:table-cell table:style-name="ZbraněProBojZblízka.A3" office:value-type="string">
            <text:p text:style-name="P153">Řetěz</text:p>
          </table:table-cell>
          <table:table-cell table:style-name="ZbraněProBojZblízka.A3" office:value-type="string">
            <text:p text:style-name="P154">1/2</text:p>
          </table:table-cell>
          <table:table-cell table:style-name="ZbraněProBojZblízka.A3" office:value-type="string">
            <text:p text:style-name="P145">1 zl</text:p>
          </table:table-cell>
        </table:table-row>
        <table:table-row table:style-name="ZbraněProBojZblízka.23">
          <table:table-cell table:style-name="ZbraněProBojZblízka.A3" office:value-type="string">
            <text:p text:style-name="P147"/>
          </table:table-cell>
          <table:table-cell table:style-name="ZbraněProBojZblízka.A3" office:value-type="string">
            <text:p text:style-name="P147">Dlouhý meč</text:p>
          </table:table-cell>
          <table:table-cell table:style-name="ZbraněProBojZblízka.A3" office:value-type="string">
            <text:p text:style-name="P102">2/3</text:p>
          </table:table-cell>
          <table:table-cell table:style-name="ZbraněProBojZblízka.A3" office:value-type="string">
            <text:p text:style-name="P148">6 zl</text:p>
          </table:table-cell>
        </table:table-row>
        <table:table-row table:style-name="ZbraněProBojZblízka.24">
          <table:table-cell table:style-name="ZbraněProBojZblízka.A3" table:number-columns-spanned="4" office:value-type="string">
            <text:p text:style-name="P149">Dvojruční</text:p>
          </table:table-cell>
          <table:covered-table-cell/>
          <table:covered-table-cell/>
          <table:covered-table-cell/>
        </table:table-row>
        <table:table-row table:style-name="ZbraněProBojZblízka.25">
          <table:table-cell table:style-name="ZbraněProBojZblízka.A3" office:value-type="string">
            <text:p text:style-name="P119"/>
          </table:table-cell>
          <table:table-cell table:style-name="ZbraněProBojZblízka.A3" office:value-type="string">
            <text:p text:style-name="P119"><text:span text:style-name="T316">Dvojruční</text:span> kyj, <text:span text:style-name="T278">dvoj</text:span>ruční palice</text:p>
          </table:table-cell>
          <table:table-cell table:style-name="ZbraněProBojZblízka.A3" office:value-type="string">
            <text:p text:style-name="P95">2</text:p>
          </table:table-cell>
          <table:table-cell table:style-name="ZbraněProBojZblízka.A3" office:value-type="string">
            <text:p text:style-name="P118">5 st</text:p>
          </table:table-cell>
        </table:table-row>
        <table:table-row table:style-name="ZbraněProBojZblízka.26">
          <table:table-cell table:style-name="ZbraněProBojZblízka.A3" office:value-type="string">
            <text:p text:style-name="P208"/>
          </table:table-cell>
          <table:table-cell table:style-name="ZbraněProBojZblízka.A3" office:value-type="string">
            <text:p text:style-name="P143"><text:span text:style-name="T42">Dvoj</text:span><text:span text:style-name="T202">ruční sekera</text:span><text:span text:style-name="T5">, </text:span><text:span text:style-name="T43">píka, sudlice, halapartna, </text:span><text:span text:style-name="T42">dvojruční </text:span><text:span text:style-name="T44">válečné kladivo</text:span></text:p>
          </table:table-cell>
          <table:table-cell table:style-name="ZbraněProBojZblízka.A3" office:value-type="string">
            <text:p text:style-name="P95">3</text:p>
          </table:table-cell>
          <table:table-cell table:style-name="ZbraněProBojZblízka.A3" office:value-type="string">
            <text:p text:style-name="P111">6 zl</text:p>
          </table:table-cell>
        </table:table-row>
        <table:table-row table:style-name="ZbraněProBojZblízka.27">
          <table:table-cell table:style-name="ZbraněProBojZblízka.A27" office:value-type="string">
            <text:p text:style-name="P146"/>
          </table:table-cell>
          <table:table-cell table:style-name="ZbraněProBojZblízka.A27" office:value-type="string">
            <text:p text:style-name="P146">Dvojruční meč</text:p>
          </table:table-cell>
          <table:table-cell table:style-name="ZbraněProBojZblízka.A27" office:value-type="string">
            <text:p text:style-name="P105">3</text:p>
          </table:table-cell>
          <table:table-cell table:style-name="ZbraněProBojZblízka.A27" office:value-type="string">
            <text:p text:style-name="P145">8 zl</text:p>
          </table:table-cell>
        </table:table-row>
      </table:table>
      <text:p text:style-name="P156"><text:span text:style-name="T295">* </text:span><text:span text:style-name="T183">P</text:span><text:span text:style-name="T184">řed lomítkem je zranění při jednoručním držení, za lomítkem při obouručním.</text:span></text:p>
      <text:p text:style-name="P155"><text:span text:style-name="T315">**</text:span> <text:span text:style-name="T182">S</text:span><text:span text:style-name="T183">íť sama o sobě nezraňuje, můžeš do ní ale protivníka zamotat a tím ho znevýhodnit</text:span><text:span text:style-name="T295">.</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ext:soft-page-break/>
        <table:table-row table:style-name="StřelnéAVrhacíZbraně.1">
          <table:table-cell table:style-name="StřelnéAVrhacíZbraně.A1" table:number-columns-spanned="4" office:value-type="string">
            <text:h text:style-name="P198" text:outline-level="4">Střelné a vrhací zbraně</text:h>
          </table:table-cell>
          <table:covered-table-cell/>
          <table:covered-table-cell/>
          <table:covered-table-cell/>
        </table:table-row>
        <table:table-row table:style-name="StřelnéAVrhacíZbraně.2">
          <table:table-cell table:style-name="StřelnéAVrhacíZbraně.A2" office:value-type="string">
            <text:p text:style-name="P163">Zbraň</text:p>
          </table:table-cell>
          <table:table-cell table:style-name="StřelnéAVrhacíZbraně.A2" office:value-type="string">
            <text:p text:style-name="P164">Z<text:span text:style-name="T292">ranění</text:span></text:p>
          </table:table-cell>
          <table:table-cell table:style-name="StřelnéAVrhacíZbraně.A2" office:value-type="string">
            <text:p text:style-name="P158">Dostřel</text:p>
          </table:table-cell>
          <table:table-cell table:style-name="StřelnéAVrhacíZbraně.A2" office:value-type="string">
            <text:p text:style-name="P157">Cena</text:p>
          </table:table-cell>
        </table:table-row>
        <table:table-row table:style-name="StřelnéAVrhacíZbraně.3">
          <table:table-cell table:style-name="StřelnéAVrhacíZbraně.A3" table:number-columns-spanned="4" office:value-type="string">
            <text:p text:style-name="P107">Lehké vrhací</text:p>
          </table:table-cell>
          <table:covered-table-cell/>
          <table:covered-table-cell/>
          <table:covered-table-cell/>
        </table:table-row>
        <table:table-row table:style-name="StřelnéAVrhacíZbraně.4">
          <table:table-cell table:style-name="StřelnéAVrhacíZbraně.A3" office:value-type="string">
            <text:p text:style-name="P113">Kámen</text:p>
          </table:table-cell>
          <table:table-cell table:style-name="StřelnéAVrhacíZbraně.A3" office:value-type="string">
            <text:p text:style-name="P93">0</text:p>
          </table:table-cell>
          <table:table-cell table:style-name="StřelnéAVrhacíZbraně.A3" office:value-type="string">
            <text:p text:style-name="P124">krátký</text:p>
          </table:table-cell>
          <table:table-cell table:style-name="StřelnéAVrhacíZbraně.A3" office:value-type="string">
            <text:p text:style-name="P123">-</text:p>
          </table:table-cell>
        </table:table-row>
        <table:table-row table:style-name="StřelnéAVrhacíZbraně.5">
          <table:table-cell table:style-name="StřelnéAVrhacíZbraně.A3" office:value-type="string">
            <text:p text:style-name="P116"><text:span text:style-name="T279">Vrhací nůž</text:span><text:span text:style-name="T280">, vrhací dýka, </text:span><text:span text:style-name="T281">vrhací šipka</text:span></text:p>
          </table:table-cell>
          <table:table-cell table:style-name="StřelnéAVrhacíZbraně.A3" office:value-type="string">
            <text:p text:style-name="P93">1</text:p>
          </table:table-cell>
          <table:table-cell table:style-name="StřelnéAVrhacíZbraně.A3" office:value-type="string">
            <text:p text:style-name="P125">krátký</text:p>
          </table:table-cell>
          <table:table-cell table:style-name="StřelnéAVrhacíZbraně.A3" office:value-type="string">
            <text:p text:style-name="P111"><text:span text:style-name="T282">5</text:span> <text:span text:style-name="T282">st</text:span></text:p>
          </table:table-cell>
        </table:table-row>
        <table:table-row table:style-name="StřelnéAVrhacíZbraně.6">
          <table:table-cell table:style-name="StřelnéAVrhacíZbraně.A3" table:number-columns-spanned="4" office:value-type="string">
            <text:p text:style-name="P117">Těžké <text:span text:style-name="T284">vrhací</text:span></text:p>
          </table:table-cell>
          <table:covered-table-cell/>
          <table:covered-table-cell/>
          <table:covered-table-cell/>
        </table:table-row>
        <table:table-row table:style-name="StřelnéAVrhacíZbraně.7">
          <table:table-cell table:style-name="StřelnéAVrhacíZbraně.A3" office:value-type="string">
            <text:p text:style-name="P127">Oštěp</text:p>
          </table:table-cell>
          <table:table-cell table:style-name="StřelnéAVrhacíZbraně.A3" office:value-type="string">
            <text:p text:style-name="P96">2</text:p>
          </table:table-cell>
          <table:table-cell table:style-name="StřelnéAVrhacíZbraně.A3" office:value-type="string">
            <text:p text:style-name="P126">střední</text:p>
          </table:table-cell>
          <table:table-cell table:style-name="StřelnéAVrhacíZbraně.A3" office:value-type="string">
            <text:p text:style-name="P128"><text:span text:style-name="T283">6</text:span> st</text:p>
          </table:table-cell>
        </table:table-row>
        <table:table-row table:style-name="StřelnéAVrhacíZbraně.8">
          <table:table-cell table:style-name="StřelnéAVrhacíZbraně.A3" office:value-type="string">
            <text:p text:style-name="P114">Vrhací sekera, <text:span text:style-name="T294">vrhací kladivo</text:span></text:p>
          </table:table-cell>
          <table:table-cell table:style-name="StřelnéAVrhacíZbraně.A3" office:value-type="string">
            <text:p text:style-name="P97">2</text:p>
          </table:table-cell>
          <table:table-cell table:style-name="StřelnéAVrhacíZbraně.A3" office:value-type="string">
            <text:p text:style-name="P126">krátký</text:p>
          </table:table-cell>
          <table:table-cell table:style-name="StřelnéAVrhacíZbraně.A3" office:value-type="string">
            <text:p text:style-name="P129">1 zl</text:p>
          </table:table-cell>
        </table:table-row>
        <table:table-row table:style-name="StřelnéAVrhacíZbraně.9">
          <table:table-cell table:style-name="StřelnéAVrhacíZbraně.A3" table:number-columns-spanned="4" office:value-type="string">
            <text:p text:style-name="P108">Střelné</text:p>
          </table:table-cell>
          <table:covered-table-cell/>
          <table:covered-table-cell/>
          <table:covered-table-cell/>
        </table:table-row>
        <table:table-row table:style-name="StřelnéAVrhacíZbraně.10">
          <table:table-cell table:style-name="StřelnéAVrhacíZbraně.A3" office:value-type="string">
            <text:p text:style-name="P131">Foukačka* (1 kolo nabíjení)</text:p>
          </table:table-cell>
          <table:table-cell table:style-name="StřelnéAVrhacíZbraně.A3" office:value-type="string">
            <text:p text:style-name="P130">-</text:p>
          </table:table-cell>
          <table:table-cell table:style-name="StřelnéAVrhacíZbraně.A3" office:value-type="string">
            <text:p text:style-name="P130">krátký</text:p>
          </table:table-cell>
          <table:table-cell table:style-name="StřelnéAVrhacíZbraně.A3" office:value-type="string">
            <text:p text:style-name="P130">1 st</text:p>
          </table:table-cell>
        </table:table-row>
        <table:table-row table:style-name="StřelnéAVrhacíZbraně.11">
          <table:table-cell table:style-name="StřelnéAVrhacíZbraně.A3" office:value-type="string">
            <text:p text:style-name="P133">Prak</text:p>
          </table:table-cell>
          <table:table-cell table:style-name="StřelnéAVrhacíZbraně.A3" office:value-type="string">
            <text:p text:style-name="P101">1</text:p>
          </table:table-cell>
          <table:table-cell table:style-name="StřelnéAVrhacíZbraně.A3" office:value-type="string">
            <text:p text:style-name="P132">střední</text:p>
          </table:table-cell>
          <table:table-cell table:style-name="StřelnéAVrhacíZbraně.A3" office:value-type="string">
            <text:p text:style-name="P134">1 st</text:p>
          </table:table-cell>
        </table:table-row>
        <table:table-row table:style-name="StřelnéAVrhacíZbraně.12">
          <table:table-cell table:style-name="StřelnéAVrhacíZbraně.A3" office:value-type="string">
            <text:p text:style-name="P136">Krátký luk</text:p>
          </table:table-cell>
          <table:table-cell table:style-name="StřelnéAVrhacíZbraně.A3" office:value-type="string">
            <text:p text:style-name="P100">2</text:p>
          </table:table-cell>
          <table:table-cell table:style-name="StřelnéAVrhacíZbraně.A3" office:value-type="string">
            <text:p text:style-name="P135">střední</text:p>
          </table:table-cell>
          <table:table-cell table:style-name="StřelnéAVrhacíZbraně.A3" office:value-type="string">
            <text:p text:style-name="P137">6 st</text:p>
          </table:table-cell>
        </table:table-row>
        <table:table-row table:style-name="StřelnéAVrhacíZbraně.13">
          <table:table-cell table:style-name="StřelnéAVrhacíZbraně.A3" office:value-type="string">
            <text:p text:style-name="P139"><text:span text:style-name="T45">Dlouhý l</text:span><text:span text:style-name="T5">uk</text:span></text:p>
          </table:table-cell>
          <table:table-cell table:style-name="StřelnéAVrhacíZbraně.A3" office:value-type="string">
            <text:p text:style-name="P99">2</text:p>
          </table:table-cell>
          <table:table-cell table:style-name="StřelnéAVrhacíZbraně.A3" office:value-type="string">
            <text:p text:style-name="P132">dlouhý</text:p>
          </table:table-cell>
          <table:table-cell table:style-name="StřelnéAVrhacíZbraně.A3" office:value-type="string">
            <text:p text:style-name="P140"><text:span text:style-name="T286">2</text:span> zl</text:p>
          </table:table-cell>
        </table:table-row>
        <table:table-row table:style-name="StřelnéAVrhacíZbraně.14">
          <table:table-cell table:style-name="StřelnéAVrhacíZbraně.A14" office:value-type="string">
            <text:p text:style-name="P143"><text:span text:style-name="T293">Kuše (</text:span><text:span text:style-name="T181">1</text:span><text:span text:style-name="T293"> kol</text:span><text:span text:style-name="T54">o</text:span><text:span text:style-name="T293"> nabíjení)</text:span></text:p>
          </table:table-cell>
          <table:table-cell table:style-name="StřelnéAVrhacíZbraně.A14" office:value-type="string">
            <text:p text:style-name="P98">3</text:p>
          </table:table-cell>
          <table:table-cell table:style-name="StřelnéAVrhacíZbraně.A14" office:value-type="string">
            <text:p text:style-name="P132">střední</text:p>
          </table:table-cell>
          <table:table-cell table:style-name="StřelnéAVrhacíZbraně.A14" office:value-type="string">
            <text:p text:style-name="P138"><text:span text:style-name="T285">5</text:span> zl</text:p>
          </table:table-cell>
        </table:table-row>
      </table:table>
      <text:p text:style-name="P183">*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h text:style-name="P199" text:outline-level="4">Zbroje <text:span text:style-name="T287">a štíty</text:span></text:h>
          </table:table-cell>
          <table:covered-table-cell/>
          <table:covered-table-cell/>
        </table:table-row>
        <table:table-row table:style-name="Zbroje.2">
          <table:table-cell table:style-name="Zbroje.A2" office:value-type="string">
            <text:p text:style-name="P160"/>
          </table:table-cell>
          <table:table-cell table:style-name="Zbroje.A2" office:value-type="string">
            <text:p text:style-name="P162">Kvalita</text:p>
          </table:table-cell>
          <table:table-cell table:style-name="Zbroje.A2" office:value-type="string">
            <text:p text:style-name="P157">Cena</text:p>
          </table:table-cell>
        </table:table-row>
        <table:table-row table:style-name="Zbroje.3">
          <table:table-cell table:style-name="Zbroje.A3" office:value-type="string">
            <text:p text:style-name="P160">Štít</text:p>
          </table:table-cell>
          <table:table-cell table:style-name="Zbroje.A3" office:value-type="string">
            <text:p text:style-name="P161">1</text:p>
          </table:table-cell>
          <table:table-cell table:style-name="Zbroje.A3" office:value-type="string">
            <text:p text:style-name="P159">1 zl</text:p>
          </table:table-cell>
        </table:table-row>
        <table:table-row table:style-name="Zbroje.4">
          <table:table-cell table:style-name="Zbroje.A4" office:value-type="string">
            <text:p text:style-name="P141">Lehká <text:span text:style-name="T287">zbroj</text:span></text:p>
          </table:table-cell>
          <table:table-cell table:style-name="Zbroje.A4" office:value-type="string">
            <text:p text:style-name="P144">1</text:p>
          </table:table-cell>
          <table:table-cell table:style-name="Zbroje.A4" office:value-type="string">
            <text:p text:style-name="P142"><text:span text:style-name="T288">4</text:span> <text:span text:style-name="T289">zl</text:span></text:p>
          </table:table-cell>
        </table:table-row>
        <table:table-row table:style-name="Zbroje.5">
          <table:table-cell table:style-name="Zbroje.A5" office:value-type="string">
            <text:p text:style-name="P141">Těžká <text:span text:style-name="T287">zbroj</text:span></text:p>
          </table:table-cell>
          <table:table-cell table:style-name="Zbroje.A5" office:value-type="string">
            <text:p text:style-name="P144">2</text:p>
          </table:table-cell>
          <table:table-cell table:style-name="Zbroje.A5" office:value-type="string">
            <text:p text:style-name="P111"><text:span text:style-name="T290">10</text:span> <text:span text:style-name="T291">zl</text:span></text:p>
          </table:table-cell>
        </table:table-row>
      </table:table>
      <text:h text:style-name="Heading_20_2" text:outline-level="2">Ceník</text:h>
      <text:p text:style-name="P10">Akce podsvětí – cena odvozena z nákladů na živobytí cíle.<text:line-break/>- <text:span text:style-name="T206">tohle asi nemusí bejt v základním Dračáku.</text:span></text:p>
      <text:list xml:id="list150558341399961" text:continue-list="list150557997284804" text:style-name="L5">
        <text:list-item>
          <text:p text:style-name="P228">Křída <text:span text:style-name="T234">(</text:span><text:span text:style-name="T5">5</text:span><text:span text:style-name="T197"> mk</text:span><text:span text:style-name="T13">)</text:span></text:p>
        </text:list-item>
        <text:list-item>
          <text:p text:style-name="P228"><text:span text:style-name="T107">Š</text:span><text:span text:style-name="T108">tůček</text:span><text:span text:style-name="T297"> papíru</text:span> <text:span text:style-name="T234">(</text:span><text:span text:style-name="T106">5</text:span><text:span text:style-name="T197"> </text:span><text:span text:style-name="T5">st</text:span><text:span text:style-name="T13">)</text:span></text:p>
        </text:list-item>
        <text:list-item>
          <text:p text:style-name="P228"><text:span text:style-name="T197">Psací </text:span><text:span text:style-name="T5">potřeby (</text:span>2 st)</text:p>
          <text:list>
            <text:list-header>
              <text:p text:style-name="P223"><text:span text:style-name="T302">b</text:span>rk, inkoust, pemza, olůvko a podložka na psaní</text:p>
            </text:list-header>
          </text:list>
        </text:list-item>
        <text:list-item>
          <text:p text:style-name="P270"><text:soft-page-break/><text:span text:style-name="T8">Pouzdro na mapy či svitky </text:span><text:span text:style-name="T11">(</text:span><text:span text:style-name="T12">2</text:span><text:span text:style-name="T198"> </text:span><text:span text:style-name="T7">st</text:span><text:span text:style-name="T11">)</text:span></text:p>
        </text:list-item>
        <text:list-item>
          <text:p text:style-name="P253"><text:span text:style-name="T307">Alchymistické výrobky</text:span><text:span text:style-name="T306">*</text:span><text:span text:style-name="T307"> (2x cena surovin)</text:span></text:p>
        </text:list-item>
        <text:list-item>
          <text:p text:style-name="P229"><text:span text:style-name="T150">M</text:span><text:span text:style-name="T151">alířské potřeby </text:span><text:span text:style-name="T152">(5 zl) /</text:span><text:span text:style-name="T160">* asi nemusej bejt v základní výbavě */</text:span></text:p>
          <text:list>
            <text:list-header>
              <text:p text:style-name="P256"><text:span text:style-name="T310">(</text:span><text:span text:style-name="T308">P</text:span><text:span text:style-name="T307">látna, štětce, barvy</text:span><text:span text:style-name="T310">)</text:span></text:p>
            </text:list-header>
          </text:list>
        </text:list-item>
      </text:list>
      <text:h text:style-name="P191" text:outline-level="4">Skleněné <text:span text:style-name="T241">zboží</text:span></text:h>
      <text:list xml:id="list150558663050095" text:continue-numbering="true" text:style-name="L5">
        <text:list-item>
          <text:p text:style-name="P271">Zvětšovací sklo<text:span text:style-name="T255">*</text:span> (10 zl)</text:p>
        </text:list-item>
        <text:list-item>
          <text:p text:style-name="P257"><text:span text:style-name="T309">Dalekohled</text:span><text:span text:style-name="T306">*</text:span><text:span text:style-name="T309"> (50 zl)</text:span></text:p>
        </text:list-item>
        <text:list-item>
          <text:p text:style-name="P230">Alchymistická aparatura <text:span text:style-name="T253">(10 zl)</text:span></text:p>
        </text:list-item>
        <text:list-item>
          <text:p text:style-name="P230">Alchymistická laboratoř <text:span text:style-name="T253">(100 zl)</text:span></text:p>
        </text:list-item>
        <text:list-item>
          <text:p text:style-name="P254">Alchymistické suroviny <text:span text:style-name="T254">(</text:span>1zl za 1 mag<text:span text:style-name="T254">)</text:span></text:p>
        </text:list-item>
        <text:list-item>
          <text:p text:style-name="P254"><text:span text:style-name="T309">Alchymistické výrobky</text:span><text:span text:style-name="T306">*</text:span><text:span text:style-name="T309"> (2x cena surovin)</text:span></text:p>
        </text:list-item>
      </text:list>
      <text:h text:style-name="Heading_20_1" text:outline-level="1">Resources</text:h>
      <text:h text:style-name="Heading_20_3" text:outline-level="3">Psací potřeby</text:h>
      <text:p text:style-name="P29"><text:span text:style-name="T5">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170" text:outline-level="3">Živobytí</text:h>
      <text:p text:style-name="P8"><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67">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85">, nebo se dostane do končin, kde se prostě vůz najmout nedá, nebo tam nejsou žádné hostince. </text:span><text:span text:style-name="T187">Poplatek také nezahrnuje pořízení domu čí sídla ani případného dopravního prostředku (obvykle koně nebo vozu), pouze náklady na provoz, údržbu, ustájení, nebo pronajmutí.</text:span></text:p>
      <text:p text:style-name="P8"/>
      <text:p text:style-name="P6">Jednotlivé úrovně živobytí jsou:</text:p>
      <text:p text:style-name="P8"/>
      <text:h text:style-name="P166"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167" text:outline-level="5">Chuďas</text:h>
      <text:p text:style-name="P4">1 zl / měsíc</text:p>
      <text:p text:style-name="P7"><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166"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166" text:outline-level="5">Boháč</text:h>
      <text:p text:style-name="P4">10 zl / měsíc</text:p>
      <text:p text:style-name="P4">Takto žijí nižší šlechtici, zámožní obchodníci či bohatí měšťané. By<text:span text:style-name="T205">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166"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8"/>
      <text:h text:style-name="P192" text:outline-level="4">Pořizování živobytí</text:h>
      <text:p text:style-name="P8"><text:span text:style-name="T188">Při tvorbě postavy se živobytí nepořizuje za zlaťáky, ale za profibody, viz </text:span><text:span text:style-name="T189">Tabulka zdrojů a živobytí</text:span><text:span text:style-name="T188">.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193">Náklady lze rozpočítat i na jednotlivé dny.<text:line-break/><text:tab/></text:span><text:span text:style-name="T188">Na první úrovni můžeš začínat nejvýše s živobytím měšťana. V průběhu hry pak toto omezení padá, budeš si moci žit jakkoliv ti to tvé jmění dovolí.</text:span></text:p>
      <text:p text:style-name="P8"/>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168" text:outline-level="5">Tabulka zdrojů a živobytí</text:h>
          </table:table-cell>
          <table:covered-table-cell/>
          <table:covered-table-cell/>
          <table:covered-table-cell/>
        </table:table-row>
        <table:table-row table:style-name="Table3.2">
          <table:table-cell table:style-name="Table3.A2" office:value-type="string">
            <text:p text:style-name="P23">Cena v profibodech</text:p>
          </table:table-cell>
          <table:table-cell table:style-name="Table3.A2" office:value-type="string">
            <text:p text:style-name="P23">Úroveň živobytí</text:p>
          </table:table-cell>
          <table:table-cell table:style-name="Table3.A2" office:value-type="string">
            <text:p text:style-name="P23">Počáteční zdroje</text:p>
          </table:table-cell>
          <table:table-cell table:style-name="Table3.A2" office:value-type="string">
            <text:p text:style-name="P23">Měsíční náklady</text:p>
          </table:table-cell>
        </table:table-row>
        <table:table-row table:style-name="Table3.2">
          <table:table-cell table:style-name="Table3.A3" office:value-type="string">
            <text:p text:style-name="P23">0</text:p>
          </table:table-cell>
          <table:table-cell table:style-name="Table3.A3" office:value-type="string">
            <text:p text:style-name="P23">Žebrák</text:p>
          </table:table-cell>
          <table:table-cell table:style-name="Table3.A3" office:value-type="string">
            <text:p text:style-name="P23">5 zl</text:p>
          </table:table-cell>
          <table:table-cell table:style-name="Table3.A3" office:value-type="string">
            <text:p text:style-name="P23">0 zl</text:p>
          </table:table-cell>
        </table:table-row>
        <table:table-row table:style-name="Table3.2">
          <table:table-cell table:style-name="Table3.A3" office:value-type="string">
            <text:p text:style-name="P23">1</text:p>
          </table:table-cell>
          <table:table-cell table:style-name="Table3.A3" office:value-type="string">
            <text:p text:style-name="P23">Chuďas</text:p>
          </table:table-cell>
          <table:table-cell table:style-name="Table3.A3" office:value-type="string">
            <text:p text:style-name="P23">20 zl</text:p>
          </table:table-cell>
          <table:table-cell table:style-name="Table3.A3" office:value-type="string">
            <text:p text:style-name="P23">1 zl</text:p>
          </table:table-cell>
        </table:table-row>
        <table:table-row table:style-name="Table3.2">
          <table:table-cell table:style-name="Table3.A3" office:value-type="string">
            <text:p text:style-name="P26">5</text:p>
          </table:table-cell>
          <table:table-cell table:style-name="Table3.A3" office:value-type="string">
            <text:p text:style-name="P26">Měšťan</text:p>
          </table:table-cell>
          <table:table-cell table:style-name="Table3.A3" office:value-type="string">
            <text:p text:style-name="P26">50 zl</text:p>
          </table:table-cell>
          <table:table-cell table:style-name="Table3.A3" office:value-type="string">
            <text:p text:style-name="P26">10 zl</text:p>
          </table:table-cell>
        </table:table-row>
        <table:table-row table:style-name="Table3.2">
          <table:table-cell table:style-name="Table3.A3" office:value-type="string">
            <text:p text:style-name="P26">-</text:p>
          </table:table-cell>
          <table:table-cell table:style-name="Table3.A3" office:value-type="string">
            <text:p text:style-name="P26">Boháč</text:p>
          </table:table-cell>
          <table:table-cell table:style-name="Table3.A3" office:value-type="string">
            <text:p text:style-name="P26">-</text:p>
          </table:table-cell>
          <table:table-cell table:style-name="Table3.A3" office:value-type="string">
            <text:p text:style-name="P26">100 zl</text:p>
          </table:table-cell>
        </table:table-row>
        <table:table-row table:style-name="Table3.2">
          <table:table-cell table:style-name="Table3.A7" office:value-type="string">
            <text:p text:style-name="P23">-</text:p>
          </table:table-cell>
          <table:table-cell table:style-name="Table3.A7" office:value-type="string">
            <text:p text:style-name="P23">Velmož</text:p>
          </table:table-cell>
          <table:table-cell table:style-name="Table3.A7" office:value-type="string">
            <text:p text:style-name="P23">-</text:p>
          </table:table-cell>
          <table:table-cell table:style-name="Table3.A7" office:value-type="string">
            <text:p text:style-name="P23">1000 zl</text:p>
          </table:table-cell>
        </table:table-row>
      </table:table>
      <text:p text:style-name="P8"/>
      <text:h text:style-name="P192" text:outline-level="4"><text:soft-page-break/>Náklady v rámci živobytí</text:h>
      <text:p text:style-name="P6">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8"/>
      <text:h text:style-name="P170" text:outline-level="3">Výbava</text:h>
      <text:p text:style-name="P8">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73">Počáteční zdroje</text:span> v <text:span text:style-name="T73">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73">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8"/>
      <table:table table:name="Table4" table:style-name="Table4">
        <table:table-column table:style-name="Table4.A"/>
        <table:table-column table:style-name="Table4.B"/>
        <table:table-row table:style-name="Table4.1">
          <table:table-cell table:style-name="Table4.A1" table:number-columns-spanned="2" office:value-type="string">
            <text:h text:style-name="P197"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184" text:outline-level="8">Šatstvo</text:h>
          </table:table-cell>
          <table:covered-table-cell/>
        </table:table-row>
        <table:table-row table:style-name="Table4.1">
          <table:table-cell table:style-name="Table4.A2" office:value-type="string">
            <text:p text:style-name="P82">Žebrácké hadry</text:p>
          </table:table-cell>
          <table:table-cell table:style-name="Table4.A2" office:value-type="string">
            <text:p text:style-name="P83">2 dn</text:p>
          </table:table-cell>
        </table:table-row>
        <table:table-row table:style-name="Table4.1">
          <table:table-cell table:style-name="Table4.A2" office:value-type="string">
            <text:p text:style-name="P82"><text:span text:style-name="T190">Obyčejné</text:span><text:span text:style-name="T194"> </text:span><text:span text:style-name="T190">oblečení</text:span></text:p>
          </table:table-cell>
          <table:table-cell table:style-name="Table4.A2" office:value-type="string">
            <text:p text:style-name="P84"><text:span text:style-name="T192">1</text:span><text:span text:style-name="T196"> </text:span><text:span text:style-name="T192">zl</text:span></text:p>
          </table:table-cell>
        </table:table-row>
        <table:table-row table:style-name="Table4.1">
          <table:table-cell table:style-name="Table4.A2" office:value-type="string">
            <text:p text:style-name="P82">Honosné <text:span text:style-name="T1">oblečení</text:span></text:p>
          </table:table-cell>
          <table:table-cell table:style-name="Table4.A2" office:value-type="string">
            <text:p text:style-name="P83">12 zl</text:p>
          </table:table-cell>
        </table:table-row>
        <table:table-row table:style-name="Table4.1">
          <table:table-cell table:style-name="Table4.A2" table:number-columns-spanned="2" office:value-type="string">
            <text:h text:style-name="P184" text:outline-level="8">Výbava na cesty a dobrodružné výpravy</text:h>
          </table:table-cell>
          <table:covered-table-cell/>
        </table:table-row>
        <table:table-row table:style-name="Table4.1">
          <table:table-cell table:style-name="Table4.A2" office:value-type="string">
            <text:p text:style-name="P82">Tábornické potřeby (včetně torny)</text:p>
          </table:table-cell>
          <table:table-cell table:style-name="Table4.A2" office:value-type="string">
            <text:p text:style-name="P83">1 zl</text:p>
          </table:table-cell>
        </table:table-row>
        <table:table-row table:style-name="Table4.1">
          <table:table-cell table:style-name="Table4.A2" office:value-type="string">
            <text:p text:style-name="P82">Celta</text:p>
          </table:table-cell>
          <table:table-cell table:style-name="Table4.A2" office:value-type="string">
            <text:p text:style-name="P83">1 zl</text:p>
          </table:table-cell>
        </table:table-row>
        <table:table-row table:style-name="Table4.1">
          <table:table-cell table:style-name="Table4.A2" office:value-type="string">
            <text:p text:style-name="P82"><text:span text:style-name="T194">Stan </text:span><text:span text:style-name="T190">pro dvě </text:span><text:span text:style-name="T194">osoby</text:span></text:p>
          </table:table-cell>
          <table:table-cell table:style-name="Table4.A2" office:value-type="string">
            <text:p text:style-name="P84"><text:span text:style-name="T192">2</text:span><text:span text:style-name="T196"> </text:span><text:span text:style-name="T192">zl</text:span></text:p>
          </table:table-cell>
        </table:table-row>
        <table:table-row table:style-name="Table4.1">
          <table:table-cell table:style-name="Table4.A2" office:value-type="string">
            <text:p text:style-name="P82"><text:span text:style-name="T194">Stan </text:span><text:span text:style-name="T190">pro osm</text:span><text:span text:style-name="T194"> osob</text:span></text:p>
          </table:table-cell>
          <table:table-cell table:style-name="Table4.A2" office:value-type="string">
            <text:p text:style-name="P84"><text:span text:style-name="T192">5</text:span><text:span text:style-name="T196"> </text:span><text:span text:style-name="T192">zl</text:span></text:p>
          </table:table-cell>
        </table:table-row>
        <table:table-row table:style-name="Table4.1">
          <table:table-cell table:style-name="Table4.A2" table:number-columns-spanned="2" office:value-type="string">
            <text:h text:style-name="P184" text:outline-level="8">Svítidla a svítivo</text:h>
          </table:table-cell>
          <table:covered-table-cell/>
        </table:table-row>
        <table:table-row table:style-name="Table4.1">
          <table:table-cell table:style-name="Table4.A2" office:value-type="string">
            <text:p text:style-name="P86"><text:span text:style-name="T190">Lampový o</text:span><text:span text:style-name="T194">lej (1 keramická lahev, </text:span><text:span text:style-name="T190">vydrží svítit 6 hodin</text:span><text:span text:style-name="T194">)</text:span></text:p>
          </table:table-cell>
          <table:table-cell table:style-name="Table4.A2" office:value-type="string">
            <text:p text:style-name="P84"><text:span text:style-name="T192">2</text:span><text:span text:style-name="T196"> </text:span><text:span text:style-name="T192">dn</text:span></text:p>
          </table:table-cell>
        </table:table-row>
        <table:table-row table:style-name="Table4.1">
          <table:table-cell table:style-name="Table4.A2" office:value-type="string">
            <text:p text:style-name="P24">Olejová lampa, lucerna</text:p>
          </table:table-cell>
          <table:table-cell table:style-name="Table4.A2" office:value-type="string">
            <text:p text:style-name="P84"><text:span text:style-name="T192">1</text:span><text:span text:style-name="T196"> </text:span><text:span text:style-name="T192">st</text:span></text:p>
          </table:table-cell>
        </table:table-row>
        <table:table-row table:style-name="Table4.1">
          <table:table-cell table:style-name="Table4.A2" office:value-type="string">
            <text:p text:style-name="P24">Směrová olejová lampa či lucerna</text:p>
          </table:table-cell>
          <table:table-cell table:style-name="Table4.A2" office:value-type="string">
            <text:p text:style-name="P84"><text:span text:style-name="T196">1 st, </text:span><text:span text:style-name="T192">2 dn</text:span></text:p>
          </table:table-cell>
        </table:table-row>
        <table:table-row table:style-name="Table4.1">
          <table:table-cell table:style-name="Table4.A2" office:value-type="string">
            <text:p text:style-name="P24">Lucerna s okenicemi</text:p>
          </table:table-cell>
          <table:table-cell table:style-name="Table4.A2" office:value-type="string">
            <text:p text:style-name="P84"><text:span text:style-name="T192">2</text:span><text:span text:style-name="T196"> </text:span><text:span text:style-name="T192">st</text:span></text:p>
          </table:table-cell>
        </table:table-row>
        <table:table-row table:style-name="Table4.1">
          <table:table-cell table:style-name="Table4.A2" office:value-type="string">
            <text:p text:style-name="P25">Hornický kahan</text:p>
          </table:table-cell>
          <table:table-cell table:style-name="Table4.A2" office:value-type="string">
            <text:p text:style-name="P84"><text:span text:style-name="T192">8</text:span><text:span text:style-name="T196"> dn</text:span></text:p>
          </table:table-cell>
        </table:table-row>
        <table:table-row table:style-name="Table4.1">
          <table:table-cell table:style-name="Table4.A2" office:value-type="string">
            <text:p text:style-name="P25">Zlodějská lucerna</text:p>
          </table:table-cell>
          <table:table-cell table:style-name="Table4.A2" office:value-type="string">
            <text:p text:style-name="P84"><text:span text:style-name="T192">8</text:span><text:span text:style-name="T196"> st</text:span></text:p>
          </table:table-cell>
        </table:table-row>
        <table:table-row table:style-name="Table4.1">
          <table:table-cell table:style-name="Table4.A2" office:value-type="string">
            <text:p text:style-name="P27"><text:span text:style-name="T195">Svíce </text:span><text:span text:style-name="T191">(vydrží svítit 1 hodinu)</text:span></text:p>
          </table:table-cell>
          <table:table-cell table:style-name="Table4.A2" office:value-type="string">
            <text:p text:style-name="P84"><text:span text:style-name="T192">5</text:span><text:span text:style-name="T196"> mk</text:span></text:p>
          </table:table-cell>
        </table:table-row>
        <table:table-row table:style-name="Table4.1">
          <table:table-cell table:style-name="Table4.A2" office:value-type="string">
            <text:p text:style-name="P27"><text:span text:style-name="T195">Lucerna </text:span><text:span text:style-name="T191">na</text:span><text:span text:style-name="T195"> svíc</text:span><text:span text:style-name="T191">i</text:span></text:p>
          </table:table-cell>
          <table:table-cell table:style-name="Table4.A2" office:value-type="string">
            <text:p text:style-name="P84"><text:span text:style-name="T192">4</text:span><text:span text:style-name="T196"> dn</text:span></text:p>
          </table:table-cell>
        </table:table-row>
        <table:table-row table:style-name="Table4.1">
          <table:table-cell table:style-name="Table4.A2" office:value-type="string">
            <text:p text:style-name="P27"><text:span text:style-name="T195">Louč <text:s/></text:span><text:span text:style-name="T191">(vydrží svítit 1 hodinu, je menší a lehčí než pochodeň)</text:span></text:p>
          </table:table-cell>
          <table:table-cell table:style-name="Table4.A2" office:value-type="string">
            <text:p text:style-name="P87">2 mk</text:p>
          </table:table-cell>
        </table:table-row>
        <table:table-row table:style-name="Table4.1">
          <table:table-cell table:style-name="Table4.A2" office:value-type="string">
            <text:p text:style-name="P27"><text:span text:style-name="T195">Pochodeň </text:span><text:span text:style-name="T191">(vydrží svítit 2 hodiny)</text:span></text:p>
          </table:table-cell>
          <table:table-cell table:style-name="Table4.A2" office:value-type="string">
            <text:p text:style-name="P87">1 dn</text:p>
          </table:table-cell>
        </table:table-row>
        <table:table-row table:style-name="Table4.1">
          <table:table-cell table:style-name="Table4.A2" table:number-columns-spanned="2" office:value-type="string">
            <text:h text:style-name="P184" text:outline-level="8">Psací potřeby</text:h>
          </table:table-cell>
          <table:covered-table-cell/>
        </table:table-row>
        <table:table-row table:style-name="Table4.1">
          <table:table-cell table:style-name="Table4.A2" office:value-type="string">
            <text:p text:style-name="P89">Křída</text:p>
          </table:table-cell>
          <table:table-cell table:style-name="Table4.A2" office:value-type="string">
            <text:p text:style-name="P84"><text:span text:style-name="T192">5</text:span><text:span text:style-name="T196"> mk</text:span></text:p>
          </table:table-cell>
        </table:table-row>
        <table:table-row table:style-name="Table4.1">
          <table:table-cell table:style-name="Table4.A2" office:value-type="string">
            <text:p text:style-name="P89">Pergamen (1 list)</text:p>
          </table:table-cell>
          <table:table-cell table:style-name="Table4.A2" office:value-type="string">
            <text:p text:style-name="P84"><text:span text:style-name="T196">2 </text:span><text:span text:style-name="T192">st</text:span></text:p>
          </table:table-cell>
        </table:table-row>
        <table:table-row table:style-name="Table4.1">
          <table:table-cell table:style-name="Table4.A2" office:value-type="string">
            <text:p text:style-name="P86"><text:span text:style-name="T194">Pečetní vosk (1</text:span><text:span text:style-name="T190">/2</text:span><text:span text:style-name="T194"> hřivn</text:span><text:span text:style-name="T190">y</text:span><text:span text:style-name="T194">)</text:span></text:p>
          </table:table-cell>
          <table:table-cell table:style-name="Table4.A2" office:value-type="string">
            <text:p text:style-name="P84"><text:span text:style-name="T192">5</text:span><text:span text:style-name="T196"> dn</text:span></text:p>
          </table:table-cell>
        </table:table-row>
        <table:table-row table:style-name="Table4.1">
          <table:table-cell table:style-name="Table4.A2" office:value-type="string">
            <text:p text:style-name="P89">Pečetidlo</text:p>
          </table:table-cell>
          <table:table-cell table:style-name="Table4.A2" office:value-type="string">
            <text:p text:style-name="P84"><text:span text:style-name="T196">1 </text:span><text:span text:style-name="T192">st</text:span></text:p>
          </table:table-cell>
        </table:table-row>
        <text:soft-page-break/>
        <table:table-row table:style-name="Table4.1">
          <table:table-cell table:style-name="Table4.A2" office:value-type="string">
            <text:p text:style-name="P86"><text:span text:style-name="T194">Psací </text:span><text:span text:style-name="T190">potřeby (brk, inkoust)</text:span></text:p>
          </table:table-cell>
          <table:table-cell table:style-name="Table4.A2" office:value-type="string">
            <text:p text:style-name="P87">2 st</text:p>
          </table:table-cell>
        </table:table-row>
        <table:table-row table:style-name="Table4.1">
          <table:table-cell table:style-name="Table4.A2" office:value-type="string">
            <text:p text:style-name="P89">Pouzdro na mapy či svitky</text:p>
          </table:table-cell>
          <table:table-cell table:style-name="Table4.A2" office:value-type="string">
            <text:p text:style-name="P84"><text:span text:style-name="T192">6</text:span><text:span text:style-name="T196"> dn</text:span></text:p>
          </table:table-cell>
        </table:table-row>
        <table:table-row table:style-name="Table4.1">
          <table:table-cell table:style-name="Table4.A2" table:number-columns-spanned="2" office:value-type="string">
            <text:h text:style-name="P184" text:outline-level="8">Alchymistické potřeby</text:h>
          </table:table-cell>
          <table:covered-table-cell/>
        </table:table-row>
        <table:table-row table:style-name="Table4.1">
          <table:table-cell table:style-name="Table4.A2" office:value-type="string">
            <text:p text:style-name="P86"><text:span text:style-name="T194">Skleněná lahev (</text:span><text:span text:style-name="T190">1</text:span><text:span text:style-name="T194"> </text:span><text:span text:style-name="T190">čtvrtka</text:span><text:span text:style-name="T194">)</text:span></text:p>
          </table:table-cell>
          <table:table-cell table:style-name="Table4.A2" office:value-type="string">
            <text:p text:style-name="P87">5 dn</text:p>
          </table:table-cell>
        </table:table-row>
        <table:table-row table:style-name="Table4.1">
          <table:table-cell table:style-name="Table4.A2" office:value-type="string">
            <text:p text:style-name="P86"><text:span text:style-name="T190">Baňka,</text:span><text:span text:style-name="T194"> </text:span><text:span text:style-name="T190">flakónek</text:span></text:p>
          </table:table-cell>
          <table:table-cell table:style-name="Table4.A2" office:value-type="string">
            <text:p text:style-name="P87">1 dn/kus</text:p>
          </table:table-cell>
        </table:table-row>
        <table:table-row table:style-name="Table4.1">
          <table:table-cell table:style-name="Table4.A2" office:value-type="string">
            <text:p text:style-name="P86">Alchymistická aparatura (přenosná, ve speciální truhlici)</text:p>
          </table:table-cell>
          <table:table-cell table:style-name="Table4.A2" office:value-type="string">
            <text:p text:style-name="P87">5 zl</text:p>
          </table:table-cell>
        </table:table-row>
        <table:table-row table:style-name="Table4.1">
          <table:table-cell table:style-name="Table4.A2" office:value-type="string">
            <text:p text:style-name="P86">Alchymistická laboratoř (nepřenosná)</text:p>
          </table:table-cell>
          <table:table-cell table:style-name="Table4.A2" office:value-type="string">
            <text:p text:style-name="P87">100 zl</text:p>
          </table:table-cell>
        </table:table-row>
        <table:table-row table:style-name="Table4.1">
          <table:table-cell table:style-name="Table4.A2" office:value-type="string">
            <text:p text:style-name="P86">Magické suroviny (cena za 1 mag)</text:p>
          </table:table-cell>
          <table:table-cell table:style-name="Table4.A2" office:value-type="string">
            <text:p text:style-name="P87">1 zl</text:p>
          </table:table-cell>
        </table:table-row>
        <table:table-row table:style-name="Table4.1">
          <table:table-cell table:style-name="Table4.A2" table:number-columns-spanned="2" office:value-type="string">
            <text:h text:style-name="P184" text:outline-level="8">Alchymistické předměty</text:h>
          </table:table-cell>
          <table:covered-table-cell/>
        </table:table-row>
        <table:table-row table:style-name="Table4.1">
          <table:table-cell table:style-name="Table4.A2" office:value-type="string">
            <text:p text:style-name="P86">Seznam předmětů, které dokáže alchymista vyrobit, nalezneš v popisu zvláštních schopností alchymisty</text:p>
          </table:table-cell>
          <table:table-cell table:style-name="Table4.A2" office:value-type="string">
            <text:p text:style-name="P87">5 * výrobní cena předmětu</text:p>
          </table:table-cell>
        </table:table-row>
        <table:table-row table:style-name="Table4.1">
          <table:table-cell table:style-name="Table4.A2" table:number-columns-spanned="2" office:value-type="string">
            <text:h text:style-name="P184" text:outline-level="8">Šplhací náčiní</text:h>
          </table:table-cell>
          <table:covered-table-cell/>
        </table:table-row>
        <table:table-row table:style-name="Table4.1">
          <table:table-cell table:style-name="Table4.A2" office:value-type="string">
            <text:p text:style-name="P90">Lano (10 sáhů)</text:p>
          </table:table-cell>
          <table:table-cell table:style-name="Table4.A2" office:value-type="string">
            <text:p text:style-name="P84"><text:span text:style-name="T192">1</text:span><text:span text:style-name="T196"> </text:span><text:span text:style-name="T192">st</text:span></text:p>
          </table:table-cell>
        </table:table-row>
        <table:table-row table:style-name="Table4.1">
          <table:table-cell table:style-name="Table4.A2" office:value-type="string">
            <text:p text:style-name="P90">Provazový žebřík (10 sáhů)</text:p>
          </table:table-cell>
          <table:table-cell table:style-name="Table4.A2" office:value-type="string">
            <text:p text:style-name="P87">2 st</text:p>
          </table:table-cell>
        </table:table-row>
        <table:table-row table:style-name="Table4.1">
          <table:table-cell table:style-name="Table4.A2" office:value-type="string">
            <text:p text:style-name="P90">Kotvička</text:p>
          </table:table-cell>
          <table:table-cell table:style-name="Table4.A2" office:value-type="string">
            <text:p text:style-name="P84"><text:span text:style-name="T192">5</text:span><text:span text:style-name="T196"> dn</text:span></text:p>
          </table:table-cell>
        </table:table-row>
        <table:table-row table:style-name="Table4.1">
          <table:table-cell table:style-name="Table4.A2" office:value-type="string">
            <text:p text:style-name="P89">Kladkostroj</text:p>
          </table:table-cell>
          <table:table-cell table:style-name="Table4.A2" office:value-type="string">
            <text:p text:style-name="P84"><text:span text:style-name="T192">1</text:span><text:span text:style-name="T196"> </text:span><text:span text:style-name="T192">st</text:span></text:p>
          </table:table-cell>
        </table:table-row>
        <table:table-row table:style-name="Table4.1">
          <table:table-cell table:style-name="Table4.A2" table:number-columns-spanned="2" office:value-type="string">
            <text:h text:style-name="P184" text:outline-level="8">Zlodějské potřeby</text:h>
          </table:table-cell>
          <table:covered-table-cell/>
        </table:table-row>
        <table:table-row table:style-name="Table4.1">
          <table:table-cell table:style-name="Table4.A2" office:value-type="string">
            <text:p text:style-name="P89"/>
          </table:table-cell>
          <table:table-cell table:style-name="Table4.A2" office:value-type="string">
            <text:p text:style-name="P91"/>
          </table:table-cell>
        </table:table-row>
        <table:table-row table:style-name="Table4.1">
          <table:table-cell table:style-name="Table4.A2" office:value-type="string">
            <text:p text:style-name="P88">Sada zlodějského náčiní</text:p>
          </table:table-cell>
          <table:table-cell table:style-name="Table4.A2" office:value-type="string">
            <text:p text:style-name="P87">2 zl</text:p>
          </table:table-cell>
        </table:table-row>
        <table:table-row table:style-name="Table4.1">
          <table:table-cell table:style-name="Table4.A2" office:value-type="string">
            <text:p text:style-name="P89">Nášlapné ježky (za hrst)</text:p>
          </table:table-cell>
          <table:table-cell table:style-name="Table4.A2" office:value-type="string">
            <text:p text:style-name="P84"><text:span text:style-name="T192">2</text:span><text:span text:style-name="T196"> dn</text:span></text:p>
          </table:table-cell>
        </table:table-row>
        <table:table-row table:style-name="Table4.1">
          <table:table-cell table:style-name="Table4.A2" office:value-type="string">
            <text:p text:style-name="P86"><text:span text:style-name="T194">Speci</text:span><text:span text:style-name="T190">á</text:span><text:span text:style-name="T194">lní šplhací potřeby </text:span><text:span text:style-name="T190">(lezací drápy, skoby atp.)</text:span></text:p>
          </table:table-cell>
          <table:table-cell table:style-name="Table4.A2" office:value-type="string">
            <text:p text:style-name="P92">5 st</text:p>
          </table:table-cell>
        </table:table-row>
        <table:table-row table:style-name="Table4.1">
          <table:table-cell table:style-name="Table4.A2" office:value-type="string">
            <text:p text:style-name="P89">Líčida (herecká)</text:p>
          </table:table-cell>
          <table:table-cell table:style-name="Table4.A2" office:value-type="string">
            <text:p text:style-name="P84"><text:span text:style-name="T192">2</text:span><text:span text:style-name="T196"> dn</text:span></text:p>
          </table:table-cell>
        </table:table-row>
        <table:table-row table:style-name="Table4.1">
          <table:table-cell table:style-name="Table4.A48" office:value-type="string">
            <text:p text:style-name="P88">Padělatelské náčiní</text:p>
          </table:table-cell>
          <table:table-cell table:style-name="Table4.A48" office:value-type="string">
            <text:p text:style-name="P84">2 zl</text:p>
          </table:table-cell>
        </table:table-row>
      </table:table>
      <text:p text:style-name="P28"/>
      <text:h text:style-name="P193" text:outline-level="4">Tábornické potřeby</text:h>
      <text:p text:style-name="P8">Tábornické potřeby jsou v ceníku pro jednoduchost uvedeny jako jedna položka, postava je ale samozřejmě ve skutečnosti nakupuje zvlášť. V této ceně je obvykle zahrnuto:</text:p>
      <text:list xml:id="list3091923072" text:style-name="WW8Num11">
        <text:list-item>
          <text:p text:style-name="P272">Torna</text:p>
        </text:list-item>
        <text:list-item>
          <text:p text:style-name="P272"><text:soft-page-break/>Čutora (0,5 litru)</text:p>
        </text:list-item>
        <text:list-item>
          <text:p text:style-name="P272">Dva dvoulitrové měchy (tato zásoba vody běžně vystačí pro jednu postavy na dva dny, v případě extrémní nouze a maximálního šetření až na týden)</text:p>
        </text:list-item>
        <text:list-item>
          <text:p text:style-name="P272">Korbel, kalich nebo roh na pití</text:p>
        </text:list-item>
        <text:list-item>
          <text:p text:style-name="P272">Kotlík nebo malý hrnec</text:p>
        </text:list-item>
        <text:list-item>
          <text:p text:style-name="P272">Dřevěná vařečka, naběračka</text:p>
        </text:list-item>
        <text:list-item>
          <text:p text:style-name="P272">Dřevěný talíř</text:p>
        </text:list-item>
        <text:list-item>
          <text:p text:style-name="P272">Nůž</text:p>
        </text:list-item>
        <text:list-item>
          <text:p text:style-name="P272">Mýdlo</text:p>
        </text:list-item>
        <text:list-item>
          <text:p text:style-name="P272">Brousek</text:p>
        </text:list-item>
        <text:list-item>
          <text:p text:style-name="P272">Křesadlo a troud</text:p>
        </text:list-item>
        <text:list-item>
          <text:p text:style-name="P272">Pokrývka</text:p>
        </text:list-item>
        <text:list-item>
          <text:p text:style-name="P272">Jehla a špulka nití</text:p>
        </text:list-item>
        <text:list-item>
          <text:p text:style-name="P272">Kus hrubého plátna</text:p>
        </text:list-item>
        <text:list-item>
          <text:p text:style-name="P272">Provaz (několik sáhů)</text:p>
        </text:list-item>
      </text:list>
      <text:p text:style-name="P8"/>
      <text:p text:style-name="P8">V ceně není zahrnuta celta ani stan (stanové plátno je totiž hodně drahé), předpokládá se tedy, že postava s touto základní výbavou tráví noci pod svým cestovním pláštěm, nebo si celtu či stan přikoupí.</text:p>
      <text:p text:style-name="P8"><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8"/>
      <text:h text:style-name="P193" text:outline-level="4">Cestovní zásoby</text:h>
      <text:p text:style-name="P8">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187">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8"/>
      <text:h text:style-name="P193"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8"/>
      <text:h text:style-name="P193" text:outline-level="4">Zbraně a zbroj</text:h>
      <text:p text:style-name="P8">Cenu zbraní, zbrojí a štítů najdeš v <text:span text:style-name="T73">Tabulce zbraní pro boj zblízka</text:span>, <text:span text:style-name="T73">Tabulce střelných a vrhacích zbraní</text:span>, <text:span text:style-name="T73">Tabulce zbrojí</text:span>, případně v <text:span text:style-name="T73">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8"/>
      <text:h text:style-name="P193" text:outline-level="4">Zlodějská lucerna</text:h>
      <text:p text:style-name="P8">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8"/>
      <text:h text:style-name="P193" text:outline-level="4"><text:soft-page-break/>Alchymistické předměty</text:h>
      <text:p text:style-name="P8">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8"/>
      <text:h text:style-name="P193" text:outline-level="4"><text:span text:style-name="T5">Speciální</text:span><text:span text:style-name="T197"> šplhací potřeby</text:span></text:h>
      <text:p text:style-name="P88">Tyto pomůcky neposkytují bonus, pouze umožňují šplhat v terénu, kde by to jinak nešlo, případně zmírňují následky pádu.</text:p>
      <text:p text:style-name="P8"/>
      <text:h text:style-name="P193" text:outline-level="4">Sada zlodějského náčiní</text:h>
      <text:p text:style-name="P8">Tato sada obvykle obsahuje:</text:p>
      <text:list xml:id="list2200736649" text:style-name="WW8Num10">
        <text:list-item>
          <text:p text:style-name="P273">Paklíče a šperháky různých tvarů a velikostí</text:p>
        </text:list-item>
        <text:list-item>
          <text:p text:style-name="P273">Kleště</text:p>
        </text:list-item>
        <text:list-item>
          <text:p text:style-name="P273">Páčidlo</text:p>
        </text:list-item>
        <text:list-item>
          <text:p text:style-name="P273">Dláto a kladívko</text:p>
        </text:list-item>
        <text:list-item>
          <text:p text:style-name="P273">Pilník na železo</text:p>
        </text:list-item>
        <text:list-item>
          <text:p text:style-name="P273">Olejničku</text:p>
        </text:list-item>
      </text:list>
      <text:p text:style-name="P8"/>
      <text:p text:style-name="P8">Cokoliv navíc si zapiš (a možná si za to budeš muset připlatit).</text:p>
      <text:p text:style-name="P8"/>
      <text:h text:style-name="P193" text:outline-level="4"><text:soft-page-break/>Nášlapné ježky</text:h>
      <text:p text:style-name="P8">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8"/>
      <text:p text:style-name="P8"/>
      <text:p text:style-name="P8"/>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3467947540" text:style-name="WWNum1">
              <text:list-item>
                <text:list>
                  <text:list-item>
                    <text:list>
                      <text:list-item>
                        <text:list>
                          <text:list-item>
                            <text:h text:style-name="P200"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50557483562340" text:continue-numbering="true" text:style-name="WWNum1">
              <text:list-item>
                <text:list>
                  <text:list-item>
                    <text:list>
                      <text:list-item>
                        <text:list>
                          <text:list-item>
                            <text:list>
                              <text:list-item>
                                <text:list>
                                  <text:list-item>
                                    <text:list>
                                      <text:list-item>
                                        <text:list>
                                          <text:list-item>
                                            <text:h text:style-name="P185"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2">Žebrácké hadry</text:p>
          </table:table-cell>
          <table:table-cell table:style-name="Tabulka1.A3" office:value-type="string">
            <text:p text:style-name="P59">2 dn</text:p>
          </table:table-cell>
        </table:table-row>
        <table:table-row table:style-name="Tabulka1.1">
          <table:table-cell table:style-name="Tabulka1.A3" office:value-type="string">
            <text:p text:style-name="P53"><text:span text:style-name="T208">Chudinské</text:span><text:span text:style-name="T210"> – letní</text:span></text:p>
          </table:table-cell>
          <table:table-cell table:style-name="Tabulka1.A3" office:value-type="string">
            <text:p text:style-name="P62">8 st</text:p>
          </table:table-cell>
        </table:table-row>
        <table:table-row table:style-name="Tabulka1.1">
          <table:table-cell table:style-name="Tabulka1.A3" office:value-type="string">
            <text:p text:style-name="P53"><text:span text:style-name="T208">Chudinské</text:span><text:span text:style-name="T210"> – zimní</text:span></text:p>
          </table:table-cell>
          <table:table-cell table:style-name="Tabulka1.A3" office:value-type="string">
            <text:p text:style-name="P58">1 zl, 2 st</text:p>
          </table:table-cell>
        </table:table-row>
        <table:table-row table:style-name="Tabulka1.1">
          <table:table-cell table:style-name="Tabulka1.A3" office:value-type="string">
            <text:p text:style-name="P53"><text:span text:style-name="T208">Kvalitní</text:span><text:span text:style-name="T210"> – letní</text:span></text:p>
          </table:table-cell>
          <table:table-cell table:style-name="Tabulka1.A3" office:value-type="string">
            <text:p text:style-name="P58">4 zl</text:p>
          </table:table-cell>
        </table:table-row>
        <table:table-row table:style-name="Tabulka1.1">
          <table:table-cell table:style-name="Tabulka1.A3" office:value-type="string">
            <text:p text:style-name="P53"><text:span text:style-name="T208">Kvalitní</text:span><text:span text:style-name="T207"> – zimní</text:span></text:p>
          </table:table-cell>
          <table:table-cell table:style-name="Tabulka1.A3" office:value-type="string">
            <text:p text:style-name="P58">6 zl</text:p>
          </table:table-cell>
        </table:table-row>
        <table:table-row table:style-name="Tabulka1.1">
          <table:table-cell table:style-name="Tabulka1.A3" office:value-type="string">
            <text:p text:style-name="P53"><text:span text:style-name="T208">Kvalitní</text:span><text:span text:style-name="T207"> – ke zbroji, letní</text:span></text:p>
          </table:table-cell>
          <table:table-cell table:style-name="Tabulka1.A3" office:value-type="string">
            <text:p text:style-name="P58">2 zl</text:p>
          </table:table-cell>
        </table:table-row>
        <table:table-row table:style-name="Tabulka1.1">
          <table:table-cell table:style-name="Tabulka1.A3" office:value-type="string">
            <text:p text:style-name="P53"><text:span text:style-name="T208">Kvalitní</text:span><text:span text:style-name="T207"> – ke zbroji, zimní</text:span></text:p>
          </table:table-cell>
          <table:table-cell table:style-name="Tabulka1.A3" office:value-type="string">
            <text:p text:style-name="P58">3 zl</text:p>
          </table:table-cell>
        </table:table-row>
        <table:table-row table:style-name="Tabulka1.1">
          <table:table-cell table:style-name="Tabulka1.A3" office:value-type="string">
            <text:p text:style-name="P57">Honosné – letní</text:p>
          </table:table-cell>
          <table:table-cell table:style-name="Tabulka1.A3" office:value-type="string">
            <text:p text:style-name="P58">12 zl</text:p>
          </table:table-cell>
        </table:table-row>
        <table:table-row table:style-name="Tabulka1.1">
          <table:table-cell table:style-name="Tabulka1.A3" office:value-type="string">
            <text:p text:style-name="P57">Honosné – zimní</text:p>
          </table:table-cell>
          <table:table-cell table:style-name="Tabulka1.A3" office:value-type="string">
            <text:p text:style-name="P58">18 zl</text:p>
          </table:table-cell>
        </table:table-row>
        <table:table-row table:style-name="Tabulka1.1">
          <table:table-cell table:style-name="Tabulka1.A3" office:value-type="string">
            <text:p text:style-name="P57">Honosné – ke zbroji, letní</text:p>
          </table:table-cell>
          <table:table-cell table:style-name="Tabulka1.A3" office:value-type="string">
            <text:p text:style-name="P58">6 zl</text:p>
          </table:table-cell>
        </table:table-row>
        <table:table-row table:style-name="Tabulka1.1">
          <table:table-cell table:style-name="Tabulka1.A3" office:value-type="string">
            <text:p text:style-name="P57">Honosné – ke zbroji, zimní</text:p>
          </table:table-cell>
          <table:table-cell table:style-name="Tabulka1.A3" office:value-type="string">
            <text:p text:style-name="P58">9 zl</text:p>
          </table:table-cell>
        </table:table-row>
        <table:table-row table:style-name="Tabulka1.1">
          <table:table-cell table:style-name="Tabulka1.A3" office:value-type="string">
            <text:p text:style-name="P57">Luxusní – letní</text:p>
          </table:table-cell>
          <table:table-cell table:style-name="Tabulka1.A3" office:value-type="string">
            <text:p text:style-name="P55"><text:span text:style-name="T210">40</text:span><text:span text:style-name="T208">+</text:span><text:span text:style-name="T210"> zl</text:span></text:p>
          </table:table-cell>
        </table:table-row>
        <table:table-row table:style-name="Tabulka1.1">
          <table:table-cell table:style-name="Tabulka1.A3" office:value-type="string">
            <text:p text:style-name="P57">Luxusní – zimní</text:p>
          </table:table-cell>
          <table:table-cell table:style-name="Tabulka1.A3" office:value-type="string">
            <text:p text:style-name="P58">60+ zl</text:p>
          </table:table-cell>
        </table:table-row>
        <table:table-row table:style-name="Tabulka1.1">
          <table:table-cell table:style-name="Tabulka1.A3" office:value-type="string">
            <text:p text:style-name="P57">Luxusní – ke zbroji, letní</text:p>
          </table:table-cell>
          <table:table-cell table:style-name="Tabulka1.A3" office:value-type="string">
            <text:p text:style-name="P58">20 zl</text:p>
          </table:table-cell>
        </table:table-row>
        <table:table-row table:style-name="Tabulka1.1">
          <table:table-cell table:style-name="Tabulka1.A3" office:value-type="string">
            <text:p text:style-name="P57">Luxusní – ke zbroji, zimní</text:p>
          </table:table-cell>
          <table:table-cell table:style-name="Tabulka1.A3" office:value-type="string">
            <text:p text:style-name="P58">30 zl</text:p>
          </table:table-cell>
        </table:table-row>
        <table:table-row table:style-name="Tabulka1.1">
          <table:table-cell table:style-name="Tabulka1.A3" table:number-columns-spanned="2" office:value-type="string">
            <text:list xml:id="list150557867365047" text:continue-numbering="true" text:style-name="WWNum1">
              <text:list-item>
                <text:list>
                  <text:list-item>
                    <text:list>
                      <text:list-item>
                        <text:list>
                          <text:list-item>
                            <text:list>
                              <text:list-item>
                                <text:list>
                                  <text:list-item>
                                    <text:list>
                                      <text:list-item>
                                        <text:list>
                                          <text:list-item>
                                            <text:h text:style-name="P185"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2">Žebrák</text:p>
          </table:table-cell>
          <table:table-cell table:style-name="Tabulka1.A3" office:value-type="string">
            <text:p text:style-name="P59">0 zl / měsíc</text:p>
          </table:table-cell>
        </table:table-row>
        <table:table-row table:style-name="Tabulka1.1">
          <table:table-cell table:style-name="Tabulka1.A3" office:value-type="string">
            <text:p text:style-name="P57">Chuďas</text:p>
          </table:table-cell>
          <table:table-cell table:style-name="Tabulka1.A3" office:value-type="string">
            <text:p text:style-name="P58">1 zl / měsíc</text:p>
          </table:table-cell>
        </table:table-row>
        <table:table-row table:style-name="Tabulka1.1">
          <table:table-cell table:style-name="Tabulka1.A3" office:value-type="string">
            <text:p text:style-name="P57">Měšťan</text:p>
          </table:table-cell>
          <table:table-cell table:style-name="Tabulka1.A3" office:value-type="string">
            <text:p text:style-name="P58">4 zl / měsíc</text:p>
          </table:table-cell>
        </table:table-row>
        <table:table-row table:style-name="Tabulka1.1">
          <table:table-cell table:style-name="Tabulka1.A3" office:value-type="string">
            <text:p text:style-name="P57">Boháč</text:p>
          </table:table-cell>
          <table:table-cell table:style-name="Tabulka1.A3" office:value-type="string">
            <text:p text:style-name="P58">10 zl / měsíc</text:p>
          </table:table-cell>
        </table:table-row>
        <table:table-row table:style-name="Tabulka1.1">
          <table:table-cell table:style-name="Tabulka1.A3" office:value-type="string">
            <text:p text:style-name="P57">Velmož</text:p>
          </table:table-cell>
          <table:table-cell table:style-name="Tabulka1.A3" office:value-type="string">
            <text:p text:style-name="P58">100 zl / měsíc</text:p>
          </table:table-cell>
        </table:table-row>
        <text:soft-page-break/>
        <table:table-row table:style-name="Tabulka1.1">
          <table:table-cell table:style-name="Tabulka1.A3" table:number-columns-spanned="2" office:value-type="string">
            <text:list xml:id="list150557128102987" text:continue-numbering="true" text:style-name="WWNum1">
              <text:list-item>
                <text:list>
                  <text:list-item>
                    <text:list>
                      <text:list-item>
                        <text:list>
                          <text:list-item>
                            <text:list>
                              <text:list-item>
                                <text:list>
                                  <text:list-item>
                                    <text:list>
                                      <text:list-item>
                                        <text:list>
                                          <text:list-item>
                                            <text:h text:style-name="P185"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2">Základní tábornické potřeby (včetně torny)</text:p>
          </table:table-cell>
          <table:table-cell table:style-name="Tabulka1.A3" office:value-type="string">
            <text:p text:style-name="P59">1 zl</text:p>
          </table:table-cell>
        </table:table-row>
        <table:table-row table:style-name="Tabulka1.1">
          <table:table-cell table:style-name="Tabulka1.A3" office:value-type="string">
            <text:p text:style-name="P57">Celta</text:p>
          </table:table-cell>
          <table:table-cell table:style-name="Tabulka1.A3" office:value-type="string">
            <text:p text:style-name="P58">1 zl</text:p>
          </table:table-cell>
        </table:table-row>
        <table:table-row table:style-name="Tabulka1.1">
          <table:table-cell table:style-name="Tabulka1.A3" office:value-type="string">
            <text:p text:style-name="P60">Stan – 1 osoba</text:p>
          </table:table-cell>
          <table:table-cell table:style-name="Tabulka1.A3" office:value-type="string">
            <text:p text:style-name="P55"><text:span text:style-name="T208">2</text:span><text:span text:style-name="T210"> </text:span><text:span text:style-name="T208">zl</text:span></text:p>
          </table:table-cell>
        </table:table-row>
        <table:table-row table:style-name="Tabulka1.1">
          <table:table-cell table:style-name="Tabulka1.A3" office:value-type="string">
            <text:p text:style-name="P60">Stan – 2 osoby</text:p>
          </table:table-cell>
          <table:table-cell table:style-name="Tabulka1.A3" office:value-type="string">
            <text:p text:style-name="P55"><text:span text:style-name="T208">4</text:span><text:span text:style-name="T210"> </text:span><text:span text:style-name="T208">zl</text:span></text:p>
          </table:table-cell>
        </table:table-row>
        <table:table-row table:style-name="Tabulka1.1">
          <table:table-cell table:style-name="Tabulka1.A3" office:value-type="string">
            <text:p text:style-name="P60">Stan – 8 osob</text:p>
          </table:table-cell>
          <table:table-cell table:style-name="Tabulka1.A3" office:value-type="string">
            <text:p text:style-name="P55"><text:span text:style-name="T208">6</text:span><text:span text:style-name="T210"> </text:span><text:span text:style-name="T208">zl</text:span></text:p>
          </table:table-cell>
        </table:table-row>
        <table:table-row table:style-name="Tabulka1.1">
          <table:table-cell table:style-name="Tabulka1.A3" office:value-type="string">
            <text:p text:style-name="P60">Stan – pavilón</text:p>
          </table:table-cell>
          <table:table-cell table:style-name="Tabulka1.A3" office:value-type="string">
            <text:p text:style-name="P55"><text:span text:style-name="T208">10</text:span><text:span text:style-name="T210"> </text:span><text:span text:style-name="T208">zl</text:span></text:p>
          </table:table-cell>
        </table:table-row>
        <table:table-row table:style-name="Tabulka1.1">
          <table:table-cell table:style-name="Tabulka1.A3" office:value-type="string">
            <text:p text:style-name="P57"/>
          </table:table-cell>
          <table:table-cell table:style-name="Tabulka1.A3" office:value-type="string">
            <text:p text:style-name="P58"/>
          </table:table-cell>
        </table:table-row>
        <table:table-row table:style-name="Tabulka1.1">
          <table:table-cell table:style-name="Tabulka1.A3" table:number-columns-spanned="2" office:value-type="string">
            <text:list xml:id="list150557030539196" text:continue-numbering="true" text:style-name="WWNum1">
              <text:list-item>
                <text:list>
                  <text:list-item>
                    <text:list>
                      <text:list-item>
                        <text:list>
                          <text:list-item>
                            <text:list>
                              <text:list-item>
                                <text:list>
                                  <text:list-item>
                                    <text:list>
                                      <text:list-item>
                                        <text:list>
                                          <text:list-item>
                                            <text:h text:style-name="P185"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Křesadlo a troud</text:p>
          </table:table-cell>
          <table:table-cell table:style-name="Tabulka1.A3" office:value-type="string">
            <text:p text:style-name="P63">1 dn</text:p>
          </table:table-cell>
        </table:table-row>
        <table:table-row table:style-name="Tabulka1.1">
          <table:table-cell table:style-name="Tabulka1.A3" office:value-type="string">
            <text:p text:style-name="P53"><text:span text:style-name="T208">Lampový o</text:span><text:span text:style-name="T210">lej (1 keramická lahev, </text:span><text:span text:style-name="T208">vydrží svítit 6 hodin</text:span><text:span text:style-name="T210">)</text:span></text:p>
          </table:table-cell>
          <table:table-cell table:style-name="Tabulka1.A3" office:value-type="string">
            <text:p text:style-name="P55"><text:span text:style-name="T208">2</text:span><text:span text:style-name="T210"> </text:span><text:span text:style-name="T208">dn</text:span></text:p>
          </table:table-cell>
        </table:table-row>
        <table:table-row table:style-name="Tabulka1.1">
          <table:table-cell table:style-name="Tabulka1.A3" office:value-type="string">
            <text:p text:style-name="P38">Olejová lampa, lucerna</text:p>
          </table:table-cell>
          <table:table-cell table:style-name="Tabulka1.A3" office:value-type="string">
            <text:p text:style-name="P55"><text:span text:style-name="T208">1</text:span><text:span text:style-name="T210"> </text:span><text:span text:style-name="T208">st</text:span></text:p>
          </table:table-cell>
        </table:table-row>
        <table:table-row table:style-name="Tabulka1.1">
          <table:table-cell table:style-name="Tabulka1.A3" office:value-type="string">
            <text:p text:style-name="P38">Směrová olejová lampa</text:p>
          </table:table-cell>
          <table:table-cell table:style-name="Tabulka1.A3" office:value-type="string">
            <text:p text:style-name="P55"><text:span text:style-name="T210">1 st, </text:span><text:span text:style-name="T208">2 dn</text:span></text:p>
          </table:table-cell>
        </table:table-row>
        <table:table-row table:style-name="Tabulka1.1">
          <table:table-cell table:style-name="Tabulka1.A3" office:value-type="string">
            <text:p text:style-name="P38">Lucerna s okenicemi</text:p>
          </table:table-cell>
          <table:table-cell table:style-name="Tabulka1.A3" office:value-type="string">
            <text:p text:style-name="P55"><text:span text:style-name="T208">2</text:span><text:span text:style-name="T210"> </text:span><text:span text:style-name="T208">st</text:span></text:p>
          </table:table-cell>
        </table:table-row>
        <table:table-row table:style-name="Tabulka1.1">
          <table:table-cell table:style-name="Tabulka1.A3" office:value-type="string">
            <text:p text:style-name="P38">Hornický kahan</text:p>
          </table:table-cell>
          <table:table-cell table:style-name="Tabulka1.A3" office:value-type="string">
            <text:p text:style-name="P55"><text:span text:style-name="T208">8</text:span><text:span text:style-name="T210"> dn</text:span></text:p>
          </table:table-cell>
        </table:table-row>
        <table:table-row table:style-name="Tabulka1.1">
          <table:table-cell table:style-name="Tabulka1.A3" office:value-type="string">
            <text:p text:style-name="P38">Zlodějská lucerna</text:p>
          </table:table-cell>
          <table:table-cell table:style-name="Tabulka1.A3" office:value-type="string">
            <text:p text:style-name="P55"><text:span text:style-name="T208">8</text:span><text:span text:style-name="T210"> st</text:span></text:p>
          </table:table-cell>
        </table:table-row>
        <table:table-row table:style-name="Tabulka1.1">
          <table:table-cell table:style-name="Tabulka1.A3" office:value-type="string">
            <text:p text:style-name="P31"><text:span text:style-name="T211">Lucerna </text:span><text:span text:style-name="T209">na</text:span><text:span text:style-name="T211"> svíc</text:span><text:span text:style-name="T209">i</text:span></text:p>
          </table:table-cell>
          <table:table-cell table:style-name="Tabulka1.A3" office:value-type="string">
            <text:p text:style-name="P55"><text:span text:style-name="T208">4</text:span><text:span text:style-name="T210"> dn</text:span></text:p>
          </table:table-cell>
        </table:table-row>
        <table:table-row table:style-name="Tabulka1.1">
          <table:table-cell table:style-name="Tabulka1.A3" office:value-type="string">
            <text:p text:style-name="P44">Držák na svíci na hlavu</text:p>
          </table:table-cell>
          <table:table-cell table:style-name="Tabulka1.A3" office:value-type="string">
            <text:p text:style-name="P58">5 dn</text:p>
          </table:table-cell>
        </table:table-row>
        <table:table-row table:style-name="Tabulka1.1">
          <table:table-cell table:style-name="Tabulka1.A3" office:value-type="string">
            <text:p text:style-name="P31"><text:span text:style-name="T211">Svíce </text:span><text:span text:style-name="T209">(vydrží svítit 1 hodinu)</text:span></text:p>
          </table:table-cell>
          <table:table-cell table:style-name="Tabulka1.A3" office:value-type="string">
            <text:p text:style-name="P55"><text:span text:style-name="T208">5</text:span><text:span text:style-name="T210"> mk</text:span></text:p>
          </table:table-cell>
        </table:table-row>
        <table:table-row table:style-name="Tabulka1.1">
          <table:table-cell table:style-name="Tabulka1.A3" office:value-type="string">
            <text:p text:style-name="P31"><text:span text:style-name="T211">Louč <text:s/></text:span><text:span text:style-name="T209">(vydrží svítit 1 hodinu)</text:span></text:p>
          </table:table-cell>
          <table:table-cell table:style-name="Tabulka1.A3" office:value-type="string">
            <text:p text:style-name="P76">2 mk</text:p>
          </table:table-cell>
        </table:table-row>
        <table:table-row table:style-name="Tabulka1.1">
          <table:table-cell table:style-name="Tabulka1.A3" office:value-type="string">
            <text:p text:style-name="P31"><text:span text:style-name="T211">Pochodeň </text:span><text:span text:style-name="T209">(vydrží svítit 2 hodiny)</text:span></text:p>
          </table:table-cell>
          <table:table-cell table:style-name="Tabulka1.A3" office:value-type="string">
            <text:p text:style-name="P76">1 dn</text:p>
          </table:table-cell>
        </table:table-row>
        <table:table-row table:style-name="Tabulka1.1">
          <table:table-cell table:style-name="Tabulka1.A3" table:number-columns-spanned="2" office:value-type="string">
            <text:list xml:id="list150557599383630" text:continue-numbering="true" text:style-name="WWNum1">
              <text:list-item>
                <text:list>
                  <text:list-item>
                    <text:list>
                      <text:list-item>
                        <text:list>
                          <text:list-item>
                            <text:list>
                              <text:list-item>
                                <text:list>
                                  <text:list-item>
                                    <text:list>
                                      <text:list-item>
                                        <text:list>
                                          <text:list-item>
                                            <text:h text:style-name="P185"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Křída</text:p>
          </table:table-cell>
          <table:table-cell table:style-name="Tabulka1.A3" office:value-type="string">
            <text:p text:style-name="P56"><text:span text:style-name="T208">5</text:span><text:span text:style-name="T210"> mk</text:span></text:p>
          </table:table-cell>
        </table:table-row>
        <table:table-row table:style-name="Tabulka1.1">
          <table:table-cell table:style-name="Tabulka1.A3" office:value-type="string">
            <text:p text:style-name="P60">Papír (1 list)</text:p>
          </table:table-cell>
          <table:table-cell table:style-name="Tabulka1.A3" office:value-type="string">
            <text:p text:style-name="P55"><text:span text:style-name="T210">1 </text:span><text:span text:style-name="T208">st</text:span></text:p>
          </table:table-cell>
        </table:table-row>
        <table:table-row table:style-name="Tabulka1.1">
          <table:table-cell table:style-name="Tabulka1.A3" office:value-type="string">
            <text:p text:style-name="P53"><text:span text:style-name="T212">Papyrus (1 list) –</text:span><text:span text:style-name="T215"> ve Vadorské oblasti nedostupný</text:span></text:p>
          </table:table-cell>
          <table:table-cell table:style-name="Tabulka1.A3" office:value-type="string">
            <text:p text:style-name="P55"><text:span text:style-name="T210">6 </text:span><text:span text:style-name="T208">dn</text:span></text:p>
          </table:table-cell>
        </table:table-row>
        <table:table-row table:style-name="Tabulka1.1">
          <table:table-cell table:style-name="Tabulka1.A3" office:value-type="string">
            <text:p text:style-name="P60">Pergamen (1 list)</text:p>
          </table:table-cell>
          <table:table-cell table:style-name="Tabulka1.A3" office:value-type="string">
            <text:p text:style-name="P55"><text:span text:style-name="T210">2 </text:span><text:span text:style-name="T208">st</text:span></text:p>
          </table:table-cell>
        </table:table-row>
        <table:table-row table:style-name="Tabulka1.1">
          <table:table-cell table:style-name="Tabulka1.A3" office:value-type="string">
            <text:p text:style-name="P53"><text:span text:style-name="T210">Pečetní vosk (1</text:span><text:span text:style-name="T208">/2</text:span><text:span text:style-name="T210"> hřivn</text:span><text:span text:style-name="T208">y</text:span><text:span text:style-name="T210">)</text:span></text:p>
          </table:table-cell>
          <table:table-cell table:style-name="Tabulka1.A3" office:value-type="string">
            <text:p text:style-name="P55"><text:span text:style-name="T208">5</text:span><text:span text:style-name="T210"> dn</text:span></text:p>
          </table:table-cell>
        </table:table-row>
        <table:table-row table:style-name="Tabulka1.1">
          <table:table-cell table:style-name="Tabulka1.A3" office:value-type="string">
            <text:p text:style-name="P60">Pečetidlo</text:p>
          </table:table-cell>
          <table:table-cell table:style-name="Tabulka1.A3" office:value-type="string">
            <text:p text:style-name="P55"><text:span text:style-name="T210">1 </text:span><text:span text:style-name="T208">st</text:span></text:p>
          </table:table-cell>
        </table:table-row>
        <table:table-row table:style-name="Tabulka1.1">
          <table:table-cell table:style-name="Tabulka1.A3" office:value-type="string">
            <text:p text:style-name="P60">Psací brk</text:p>
          </table:table-cell>
          <table:table-cell table:style-name="Tabulka1.A3" office:value-type="string">
            <text:p text:style-name="P55"><text:span text:style-name="T208">8</text:span><text:span text:style-name="T210"> mk</text:span></text:p>
          </table:table-cell>
        </table:table-row>
        <table:table-row table:style-name="Tabulka1.1">
          <table:table-cell table:style-name="Tabulka1.A3" office:value-type="string">
            <text:p text:style-name="P60">Inkoust (1 lahvička)</text:p>
          </table:table-cell>
          <table:table-cell table:style-name="Tabulka1.A3" office:value-type="string">
            <text:p text:style-name="P76">2 st</text:p>
          </table:table-cell>
        </table:table-row>
        <table:table-row table:style-name="Tabulka1.1">
          <table:table-cell table:style-name="Tabulka1.A3" office:value-type="string">
            <text:p text:style-name="P60">Pouzdro na mapy či svitky</text:p>
          </table:table-cell>
          <table:table-cell table:style-name="Tabulka1.A3" office:value-type="string">
            <text:p text:style-name="P55"><text:span text:style-name="T208">6</text:span><text:span text:style-name="T210"> dn</text:span></text:p>
          </table:table-cell>
        </table:table-row>
        <table:table-row table:style-name="Tabulka1.1">
          <table:table-cell table:style-name="Tabulka1.A3" office:value-type="string">
            <text:p text:style-name="P75">Padělatelské náčini</text:p>
          </table:table-cell>
          <table:table-cell table:style-name="Tabulka1.A3" office:value-type="string">
            <text:p text:style-name="P58">TODO</text:p>
          </table:table-cell>
        </table:table-row>
        <table:table-row table:style-name="Tabulka1.1">
          <table:table-cell table:style-name="Tabulka1.A3" table:number-columns-spanned="2" office:value-type="string">
            <text:list xml:id="list150557165065997" text:continue-numbering="true" text:style-name="WWNum1">
              <text:list-item>
                <text:list>
                  <text:list-item>
                    <text:list>
                      <text:list-item>
                        <text:list>
                          <text:list-item>
                            <text:list>
                              <text:list-item>
                                <text:list>
                                  <text:list-item>
                                    <text:list>
                                      <text:list-item>
                                        <text:list>
                                          <text:list-item>
                                            <text:h text:style-name="P185"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Lano – konopné (10 sáhů)</text:p>
          </table:table-cell>
          <table:table-cell table:style-name="Tabulka1.A3" office:value-type="string">
            <text:p text:style-name="P56"><text:span text:style-name="T208">8</text:span><text:span text:style-name="T210"> dn</text:span></text:p>
          </table:table-cell>
        </table:table-row>
        <table:table-row table:style-name="Tabulka1.1">
          <table:table-cell table:style-name="Tabulka1.A3" office:value-type="string">
            <text:p text:style-name="P53"><text:span text:style-name="T210">Lano – lněné (10 sáhů) </text:span><text:span text:style-name="T208">(lehčí než konopné)</text:span></text:p>
          </table:table-cell>
          <table:table-cell table:style-name="Tabulka1.A3" office:value-type="string">
            <text:p text:style-name="P55"><text:span text:style-name="T208">2</text:span><text:span text:style-name="T210"> </text:span><text:span text:style-name="T208">st</text:span></text:p>
          </table:table-cell>
        </table:table-row>
        <table:table-row table:style-name="Tabulka1.1">
          <table:table-cell table:style-name="Tabulka1.A3" office:value-type="string">
            <text:p text:style-name="P60">Provazový žebřík (10 sáhů)</text:p>
          </table:table-cell>
          <table:table-cell table:style-name="Tabulka1.A3" office:value-type="string">
            <text:p text:style-name="P76">2 st</text:p>
          </table:table-cell>
        </table:table-row>
        <table:table-row table:style-name="Tabulka1.1">
          <table:table-cell table:style-name="Tabulka1.A3" office:value-type="string">
            <text:p text:style-name="P60">Kotvička</text:p>
          </table:table-cell>
          <table:table-cell table:style-name="Tabulka1.A3" office:value-type="string">
            <text:p text:style-name="P55"><text:span text:style-name="T208">5</text:span><text:span text:style-name="T210"> dn</text:span></text:p>
          </table:table-cell>
        </table:table-row>
        <table:table-row table:style-name="Tabulka1.1">
          <table:table-cell table:style-name="Tabulka1.A3" office:value-type="string">
            <text:p text:style-name="P60">Kladkostroj</text:p>
          </table:table-cell>
          <table:table-cell table:style-name="Tabulka1.A3" office:value-type="string">
            <text:p text:style-name="P55"><text:span text:style-name="T208">1</text:span><text:span text:style-name="T210"> </text:span><text:span text:style-name="T208">st</text:span></text:p>
          </table:table-cell>
        </table:table-row>
        <table:table-row table:style-name="Tabulka1.1">
          <table:table-cell table:style-name="Tabulka1.A3" office:value-type="string">
            <text:p text:style-name="P60">Žebřík (2 sáhy)</text:p>
          </table:table-cell>
          <table:table-cell table:style-name="Tabulka1.A3" office:value-type="string">
            <text:p text:style-name="P55"><text:span text:style-name="T208">2</text:span><text:span text:style-name="T210"> </text:span><text:span text:style-name="T208">dn</text:span></text:p>
          </table:table-cell>
        </table:table-row>
        <table:table-row table:style-name="Tabulka1.1">
          <table:table-cell table:style-name="Tabulka1.A3" office:value-type="string">
            <text:p text:style-name="P60">Horolezecká výbava</text:p>
          </table:table-cell>
          <table:table-cell table:style-name="Tabulka1.A3" office:value-type="string">
            <text:p text:style-name="P62">6 dn</text:p>
          </table:table-cell>
        </table:table-row>
        <text:soft-page-break/>
        <table:table-row table:style-name="Tabulka1.1">
          <table:table-cell table:style-name="Tabulka1.A3" office:value-type="string">
            <text:p text:style-name="P60">Horolezecká výbava na ledovec</text:p>
          </table:table-cell>
          <table:table-cell table:style-name="Tabulka1.A3" office:value-type="string">
            <text:p text:style-name="P62">1st</text:p>
          </table:table-cell>
        </table:table-row>
        <table:table-row table:style-name="Tabulka1.1">
          <table:table-cell table:style-name="Tabulka1.A3" table:number-columns-spanned="2" office:value-type="string">
            <text:list xml:id="list150557254971528" text:continue-numbering="true" text:style-name="WWNum1">
              <text:list-item>
                <text:list>
                  <text:list-item>
                    <text:list>
                      <text:list-item>
                        <text:list>
                          <text:list-item>
                            <text:list>
                              <text:list-item>
                                <text:list>
                                  <text:list-item>
                                    <text:list>
                                      <text:list-item>
                                        <text:list>
                                          <text:list-item>
                                            <text:h text:style-name="P185" text:outline-level="8"><text:span text:style-name="T221">Dýmky a k</text:span><text:span text:style-name="T204">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35">Dýmka</text:p>
          </table:table-cell>
          <table:table-cell table:style-name="Tabulka1.A3" office:value-type="string">
            <text:p text:style-name="P56"><text:span text:style-name="T208">4</text:span><text:span text:style-name="T210"> dn</text:span></text:p>
          </table:table-cell>
        </table:table-row>
        <table:table-row table:style-name="Tabulka1.1">
          <table:table-cell table:style-name="Tabulka1.A3" office:value-type="string">
            <text:p text:style-name="P34">Opiová dýmka</text:p>
          </table:table-cell>
          <table:table-cell table:style-name="Tabulka1.A3" office:value-type="string">
            <text:p text:style-name="P55"><text:span text:style-name="T208">8</text:span><text:span text:style-name="T210"> dn</text:span></text:p>
          </table:table-cell>
        </table:table-row>
        <table:table-row table:style-name="Tabulka1.1">
          <table:table-cell table:style-name="Tabulka1.A3" office:value-type="string">
            <text:p text:style-name="P34">Vodní dýmka</text:p>
          </table:table-cell>
          <table:table-cell table:style-name="Tabulka1.A3" office:value-type="string">
            <text:p text:style-name="P55"><text:span text:style-name="T208">2</text:span><text:span text:style-name="T210"> st</text:span></text:p>
          </table:table-cell>
        </table:table-row>
        <table:table-row table:style-name="Tabulka1.1">
          <table:table-cell table:style-name="Tabulka1.A3" office:value-type="string">
            <text:p text:style-name="P34">Dýmkové koření (10 nacpání)</text:p>
          </table:table-cell>
          <table:table-cell table:style-name="Tabulka1.A3" office:value-type="string">
            <text:p text:style-name="P62">1 dn</text:p>
          </table:table-cell>
        </table:table-row>
        <table:table-row table:style-name="Tabulka1.1">
          <table:table-cell table:style-name="Tabulka1.A3" office:value-type="string">
            <text:p text:style-name="P34">Opium (10 dávek)</text:p>
          </table:table-cell>
          <table:table-cell table:style-name="Tabulka1.A3" office:value-type="string">
            <text:p text:style-name="P62">1 st</text:p>
          </table:table-cell>
        </table:table-row>
        <table:table-row table:style-name="Tabulka1.1">
          <table:table-cell table:style-name="Tabulka1.A3" table:number-columns-spanned="2" office:value-type="string">
            <text:list xml:id="list150557320696469" text:continue-numbering="true" text:style-name="WWNum1">
              <text:list-item>
                <text:list>
                  <text:list-item>
                    <text:list>
                      <text:list-item>
                        <text:list>
                          <text:list-item>
                            <text:list>
                              <text:list-item>
                                <text:list>
                                  <text:list-item>
                                    <text:list>
                                      <text:list-item>
                                        <text:list>
                                          <text:list-item>
                                            <text:h text:style-name="P185"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4"><text:span text:style-name="T210">Skleněná lahev (</text:span><text:span text:style-name="T208">1</text:span><text:span text:style-name="T210"> litr)</text:span></text:p>
          </table:table-cell>
          <table:table-cell table:style-name="Tabulka1.A3" office:value-type="string">
            <text:p text:style-name="P77">5 dn</text:p>
          </table:table-cell>
        </table:table-row>
        <table:table-row table:style-name="Tabulka1.1">
          <table:table-cell table:style-name="Tabulka1.A3" office:value-type="string">
            <text:p text:style-name="P60">Přesýpací hodiny</text:p>
          </table:table-cell>
          <table:table-cell table:style-name="Tabulka1.A3" office:value-type="string">
            <text:p text:style-name="P76">5 zl</text:p>
          </table:table-cell>
        </table:table-row>
        <table:table-row table:style-name="Tabulka1.1">
          <table:table-cell table:style-name="Tabulka1.A3" office:value-type="string">
            <text:p text:style-name="P53"><text:span text:style-name="T210">Zvětšovací sklo </text:span><text:span text:style-name="T208">(hodnocení 1)</text:span></text:p>
          </table:table-cell>
          <table:table-cell table:style-name="Tabulka1.A3" office:value-type="string">
            <text:p text:style-name="P76">15 zl</text:p>
          </table:table-cell>
        </table:table-row>
        <table:table-row table:style-name="Tabulka1.1">
          <table:table-cell table:style-name="Tabulka1.A3" office:value-type="string">
            <text:p text:style-name="P53"><text:span text:style-name="T208">Ruční d</text:span><text:span text:style-name="T210">alekohled </text:span><text:span text:style-name="T208">(hodnocení 1)</text:span></text:p>
          </table:table-cell>
          <table:table-cell table:style-name="Tabulka1.A3" office:value-type="string">
            <text:p text:style-name="P76">20 zl</text:p>
          </table:table-cell>
        </table:table-row>
        <table:table-row table:style-name="Tabulka1.1">
          <table:table-cell table:style-name="Tabulka1.A3" office:value-type="string">
            <text:p text:style-name="P53"><text:span text:style-name="T208">Hvězdářský dalekohled</text:span><text:span text:style-name="T210"> </text:span><text:span text:style-name="T208">(hodnocení 2)</text:span></text:p>
          </table:table-cell>
          <table:table-cell table:style-name="Tabulka1.A3" office:value-type="string">
            <text:p text:style-name="P76">100 zl</text:p>
          </table:table-cell>
        </table:table-row>
        <table:table-row table:style-name="Tabulka1.1">
          <table:table-cell table:style-name="Tabulka1.A3" office:value-type="string">
            <text:p text:style-name="P60">Baňky, flakónky, atd</text:p>
          </table:table-cell>
          <table:table-cell table:style-name="Tabulka1.A3" office:value-type="string">
            <text:p text:style-name="P76">4 dn/kus</text:p>
          </table:table-cell>
        </table:table-row>
        <table:table-row table:style-name="Tabulka1.1">
          <table:table-cell table:style-name="Tabulka1.A3" table:number-columns-spanned="2" office:value-type="string">
            <text:list xml:id="list150557452592583" text:continue-numbering="true" text:style-name="WWNum1">
              <text:list-item>
                <text:list>
                  <text:list-item>
                    <text:list>
                      <text:list-item>
                        <text:list>
                          <text:list-item>
                            <text:list>
                              <text:list-item>
                                <text:list>
                                  <text:list-item>
                                    <text:list>
                                      <text:list-item>
                                        <text:list>
                                          <text:list-item>
                                            <text:h text:style-name="P185"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
          </table:table-cell>
          <table:table-cell table:style-name="Tabulka1.A3" office:value-type="string">
            <text:p text:style-name="P63"/>
          </table:table-cell>
        </table:table-row>
        <table:table-row table:style-name="Tabulka1.1">
          <table:table-cell table:style-name="Tabulka1.A3" office:value-type="string">
            <text:p text:style-name="P60">Paklíče</text:p>
          </table:table-cell>
          <table:table-cell table:style-name="Tabulka1.A3" office:value-type="string">
            <text:p text:style-name="P55"><text:span text:style-name="T208">6</text:span><text:span text:style-name="T210"> st * hodnocení</text:span><text:span text:style-name="T223">2</text:span></text:p>
          </table:table-cell>
        </table:table-row>
        <table:table-row table:style-name="Tabulka1.1">
          <table:table-cell table:style-name="Tabulka1.A3" office:value-type="string">
            <text:p text:style-name="P53"><text:span text:style-name="T208">P</text:span><text:span text:style-name="T210">áčidlo</text:span></text:p>
          </table:table-cell>
          <table:table-cell table:style-name="Tabulka1.A3" office:value-type="string">
            <text:p text:style-name="P55"><text:span text:style-name="T210">5 </text:span><text:span text:style-name="T208">dn</text:span></text:p>
          </table:table-cell>
        </table:table-row>
        <table:table-row table:style-name="Tabulka1.1">
          <table:table-cell table:style-name="Tabulka1.A3" office:value-type="string">
            <text:p text:style-name="P60">Nášlapné ježky (za hrst)</text:p>
          </table:table-cell>
          <table:table-cell table:style-name="Tabulka1.A3" office:value-type="string">
            <text:p text:style-name="P55"><text:span text:style-name="T208">2</text:span><text:span text:style-name="T210"> dn</text:span></text:p>
          </table:table-cell>
        </table:table-row>
        <table:table-row table:style-name="Tabulka1.1">
          <table:table-cell table:style-name="Tabulka1.A3" office:value-type="string">
            <text:p text:style-name="P53"><text:span text:style-name="T210">Specielní šplhací potřeby </text:span><text:span text:style-name="T208">(drápy atp., umožňují šplhat v terénu, kde by to jinak nešlo)</text:span></text:p>
          </table:table-cell>
          <table:table-cell table:style-name="Tabulka1.A3" office:value-type="string">
            <text:p text:style-name="P62">5 st</text:p>
          </table:table-cell>
        </table:table-row>
        <table:table-row table:style-name="Tabulka1.1">
          <table:table-cell table:style-name="Tabulka1.A3" office:value-type="string">
            <text:p text:style-name="P60">Líčida (herecká)</text:p>
          </table:table-cell>
          <table:table-cell table:style-name="Tabulka1.A3" office:value-type="string">
            <text:p text:style-name="P55"><text:span text:style-name="T208">2</text:span><text:span text:style-name="T210"> dn</text:span></text:p>
          </table:table-cell>
        </table:table-row>
        <table:table-row table:style-name="Tabulka1.1">
          <table:table-cell table:style-name="Tabulka1.A3" office:value-type="string">
            <text:p text:style-name="P60">Olejnička </text:p>
          </table:table-cell>
          <table:table-cell table:style-name="Tabulka1.A3" office:value-type="string">
            <text:p text:style-name="P55"><text:span text:style-name="T208">8</text:span><text:span text:style-name="T210"> dn</text:span></text:p>
          </table:table-cell>
        </table:table-row>
        <table:table-row table:style-name="Tabulka1.1">
          <table:table-cell table:style-name="Tabulka1.A3" office:value-type="string">
            <text:p text:style-name="P53"><text:span text:style-name="T208">P</text:span><text:span text:style-name="T210">ilník</text:span></text:p>
          </table:table-cell>
          <table:table-cell table:style-name="Tabulka1.A3" office:value-type="string">
            <text:p text:style-name="P55"><text:span text:style-name="T208">8</text:span><text:span text:style-name="T210"> st</text:span></text:p>
          </table:table-cell>
        </table:table-row>
        <table:table-row table:style-name="Tabulka1.1">
          <table:table-cell table:style-name="Tabulka1.A3" office:value-type="string">
            <text:p text:style-name="P57">Kompletní sada zámečnického náčiní</text:p>
          </table:table-cell>
          <table:table-cell table:style-name="Tabulka1.A3" office:value-type="string">
            <text:p text:style-name="P58">TODO</text:p>
          </table:table-cell>
        </table:table-row>
        <table:table-row table:style-name="Tabulka1.1">
          <table:table-cell table:style-name="Tabulka1.A3" table:number-columns-spanned="2" office:value-type="string">
            <text:list xml:id="list150557824497074" text:continue-numbering="true" text:style-name="WWNum1">
              <text:list-item>
                <text:list>
                  <text:list-item>
                    <text:list>
                      <text:list-item>
                        <text:list>
                          <text:list-item>
                            <text:list>
                              <text:list-item>
                                <text:list>
                                  <text:list-item>
                                    <text:list>
                                      <text:list-item>
                                        <text:list>
                                          <text:list-item>
                                            <text:h text:style-name="P185"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2">Lahev zápalného oleje</text:p>
          </table:table-cell>
          <table:table-cell table:style-name="Tabulka1.A3" office:value-type="string">
            <text:p text:style-name="P59">5 dn</text:p>
          </table:table-cell>
        </table:table-row>
        <table:table-row table:style-name="Tabulka1.1">
          <table:table-cell table:style-name="Tabulka1.A3" table:number-columns-spanned="2" office:value-type="string">
            <text:list xml:id="list150557123899808" text:continue-numbering="true" text:style-name="WWNum1">
              <text:list-item>
                <text:list>
                  <text:list-item>
                    <text:list>
                      <text:list-item>
                        <text:list>
                          <text:list-item>
                            <text:list>
                              <text:list-item>
                                <text:list>
                                  <text:list-item>
                                    <text:list>
                                      <text:list-item>
                                        <text:list>
                                          <text:list-item>
                                            <text:h text:style-name="P185"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2">Bylinky a nemagická léčiva (cena za 1 dávku – pro 1 pacienta na 1 den)</text:p>
          </table:table-cell>
          <table:table-cell table:style-name="Tabulka1.A3" office:value-type="string">
            <text:p text:style-name="P59">1 dn * hodnocení</text:p>
          </table:table-cell>
        </table:table-row>
        <table:table-row table:style-name="Tabulka1.1">
          <table:table-cell table:style-name="Tabulka1.A3" table:number-columns-spanned="2" office:value-type="string">
            <text:list xml:id="list150558017568783" text:continue-numbering="true" text:style-name="WWNum1">
              <text:list-item>
                <text:list>
                  <text:list-item>
                    <text:list>
                      <text:list-item>
                        <text:list>
                          <text:list-item>
                            <text:list>
                              <text:list-item>
                                <text:list>
                                  <text:list-item>
                                    <text:list>
                                      <text:list-item>
                                        <text:list>
                                          <text:list-item>
                                            <text:h text:style-name="P185"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2">Léčivý lektvar (hodnocení 3)</text:p>
          </table:table-cell>
          <table:table-cell table:style-name="Tabulka1.A3" office:value-type="string">
            <text:p text:style-name="P59">9 st</text:p>
          </table:table-cell>
        </table:table-row>
        <table:table-row table:style-name="Tabulka1.1">
          <table:table-cell table:style-name="Tabulka1.A3" office:value-type="string">
            <text:p text:style-name="P57">Hojivá mast (hodnocení 2)</text:p>
          </table:table-cell>
          <table:table-cell table:style-name="Tabulka1.A3" office:value-type="string">
            <text:p text:style-name="P58">2 st</text:p>
          </table:table-cell>
        </table:table-row>
        <table:table-row table:style-name="Tabulka1.1">
          <table:table-cell table:style-name="Tabulka1.A3" office:value-type="string">
            <text:p text:style-name="P57">Lektvar na hojení otevřených zranění (hodnocení 2)</text:p>
          </table:table-cell>
          <table:table-cell table:style-name="Tabulka1.A3" office:value-type="string">
            <text:p text:style-name="P58">8 st</text:p>
          </table:table-cell>
        </table:table-row>
        <table:table-row table:style-name="Tabulka1.1">
          <table:table-cell table:style-name="Tabulka1.A3" office:value-type="string">
            <text:p text:style-name="P57">Odvar na hojení vnitřních zranění a zlomenin (hodnocení 3)</text:p>
          </table:table-cell>
          <table:table-cell table:style-name="Tabulka1.A3" office:value-type="string">
            <text:p text:style-name="P58">1 zl, 8 st</text:p>
          </table:table-cell>
        </table:table-row>
        <table:table-row table:style-name="Tabulka1.1">
          <table:table-cell table:style-name="Tabulka1.A3" office:value-type="string">
            <text:p text:style-name="P57">Tinktura na popáleniny a omrzliny (hodnocení 2)</text:p>
          </table:table-cell>
          <table:table-cell table:style-name="Tabulka1.A3" office:value-type="string">
            <text:p text:style-name="P58">1 zl, 2 st</text:p>
          </table:table-cell>
        </table:table-row>
        <table:table-row table:style-name="Tabulka1.1">
          <table:table-cell table:style-name="Tabulka1.A3" office:value-type="string">
            <text:p text:style-name="P57">Mast na popáleniny a omrzliny (hodnocení 4)</text:p>
          </table:table-cell>
          <table:table-cell table:style-name="Tabulka1.A3" office:value-type="string">
            <text:p text:style-name="P58">1 zl, 6 st</text:p>
          </table:table-cell>
        </table:table-row>
        <text:soft-page-break/>
        <table:table-row table:style-name="Tabulka1.1">
          <table:table-cell table:style-name="Tabulka1.A3" table:number-columns-spanned="2" office:value-type="string">
            <text:list xml:id="list150558699028727" text:continue-numbering="true" text:style-name="WWNum1">
              <text:list-item>
                <text:list>
                  <text:list-item>
                    <text:list>
                      <text:list-item>
                        <text:list>
                          <text:list-item>
                            <text:list>
                              <text:list-item>
                                <text:list>
                                  <text:list-item>
                                    <text:list>
                                      <text:list-item>
                                        <text:list>
                                          <text:list-item>
                                            <text:h text:style-name="P185"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2">Vlčí mor (síla jedu 5, zraněním, latence 15 minut, působení 3-4 hodiny)</text:p>
          </table:table-cell>
          <table:table-cell table:style-name="Tabulka1.A3" office:value-type="string">
            <text:p text:style-name="P59">2 st za dávku</text:p>
          </table:table-cell>
        </table:table-row>
        <table:table-row table:style-name="Tabulka1.1">
          <table:table-cell table:style-name="Tabulka1.A3" office:value-type="string">
            <text:p text:style-name="P57">Zmijí jed (síla jedu 4, <text:s/>zraněním, latence 1-2 minuty, působení 1-2 dny)</text:p>
          </table:table-cell>
          <table:table-cell table:style-name="Tabulka1.A3" office:value-type="string">
            <text:p text:style-name="P58">5 st za dávku</text:p>
          </table:table-cell>
        </table:table-row>
        <table:table-row table:style-name="Tabulka1.1">
          <table:table-cell table:style-name="Tabulka1.A3" office:value-type="string">
            <text:p text:style-name="P57">Bolehlav (síla jedu 5 (paralýza), zraněním či konzumací, lat 30 min, působení 2-3 dny)</text:p>
          </table:table-cell>
          <table:table-cell table:style-name="Tabulka1.A3" office:value-type="string">
            <text:p text:style-name="P58">5 dn za dávku</text:p>
          </table:table-cell>
        </table:table-row>
        <table:table-row table:style-name="Tabulka1.1">
          <table:table-cell table:style-name="Tabulka1.A3" office:value-type="string">
            <text:p text:style-name="P57">Arsenik (síla jedu 6, konzumací, latence 2 hodiny, působení 2-3 hodiny)</text:p>
          </table:table-cell>
          <table:table-cell table:style-name="Tabulka1.A3" office:value-type="string">
            <text:p text:style-name="P58">10 zl za dávku</text:p>
          </table:table-cell>
        </table:table-row>
        <table:table-row table:style-name="Tabulka1.1">
          <table:table-cell table:style-name="Tabulka1.A104" office:value-type="string">
            <text:p text:style-name="P72"/>
          </table:table-cell>
          <table:table-cell table:style-name="Tabulka1.A104" office:value-type="string">
            <text:p text:style-name="P59"/>
          </table:table-cell>
        </table:table-row>
      </table:table>
      <text:p text:style-name="P33"/>
      <text:p text:style-name="P28"/>
      <text:p text:style-name="P28"/>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50557060713846" text:continue-numbering="true" text:style-name="WWNum1">
              <text:list-item>
                <text:list>
                  <text:list-item>
                    <text:list>
                      <text:list-item>
                        <text:list>
                          <text:list-item>
                            <text:h text:style-name="P200"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40">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37">Zbraň</text:p>
          </table:table-cell>
          <table:table-cell table:style-name="Tabulka2.A3" office:value-type="string">
            <text:p text:style-name="P37">MinSil</text:p>
          </table:table-cell>
          <table:table-cell table:style-name="Tabulka2.A3" office:value-type="string">
            <text:p text:style-name="P37">Útok</text:p>
          </table:table-cell>
          <table:table-cell table:style-name="Tabulka2.A3" office:value-type="string">
            <text:p text:style-name="P37">Obrana</text:p>
          </table:table-cell>
          <table:table-cell table:style-name="Tabulka2.A3" office:value-type="string">
            <text:p text:style-name="P37">Zranění</text:p>
          </table:table-cell>
          <table:table-cell table:style-name="Tabulka2.A3" office:value-type="string">
            <text:p text:style-name="P37">Druh zranění</text:p>
          </table:table-cell>
          <table:table-cell table:style-name="Tabulka2.A3" office:value-type="string">
            <text:p text:style-name="P37">Délka</text:p>
          </table:table-cell>
          <table:table-cell table:style-name="Tabulka2.A3" office:value-type="string">
            <text:p text:style-name="P37">Cena</text:p>
          </table:table-cell>
        </table:table-row>
        <table:table-row table:style-name="Tabulka2.4">
          <table:table-cell table:style-name="Tabulka2.A4" office:value-type="string">
            <text:p text:style-name="P40">lehké</text:p>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35"/>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5"/>
          </table:table-cell>
        </table:table-row>
        <table:table-row table:style-name="Tabulka2.5">
          <table:table-cell table:style-name="Tabulka2.A4" office:value-type="string">
            <text:p text:style-name="P34">Žádná</text:p>
          </table:table-cell>
          <table:table-cell table:style-name="Tabulka2.A4" office:value-type="string">
            <text:p text:style-name="P47">-</text:p>
          </table:table-cell>
          <table:table-cell table:style-name="Tabulka2.A4" office:value-type="string">
            <text:p text:style-name="P47">0</text:p>
          </table:table-cell>
          <table:table-cell table:style-name="Tabulka2.A4" office:value-type="string">
            <text:p text:style-name="P36">0</text:p>
          </table:table-cell>
          <table:table-cell table:style-name="Tabulka2.A4" office:value-type="string">
            <text:p text:style-name="P47">0</text:p>
          </table:table-cell>
          <table:table-cell table:style-name="Tabulka2.A4" office:value-type="string">
            <text:p text:style-name="P36">O</text:p>
          </table:table-cell>
          <table:table-cell table:style-name="Tabulka2.A4" office:value-type="string">
            <text:p text:style-name="P36">0</text:p>
          </table:table-cell>
          <table:table-cell table:style-name="Tabulka2.A4" office:value-type="string">
            <text:p text:style-name="P36">-</text:p>
          </table:table-cell>
        </table:table-row>
        <table:table-row table:style-name="Tabulka2.6">
          <table:table-cell table:style-name="Tabulka2.A4" office:value-type="string">
            <text:p text:style-name="P30"><text:span text:style-name="T208">L</text:span><text:span text:style-name="T210">ovecký nůž</text:span></text:p>
          </table:table-cell>
          <table:table-cell table:style-name="Tabulka2.A4" office:value-type="string">
            <text:p text:style-name="P42">0</text:p>
          </table:table-cell>
          <table:table-cell table:style-name="Tabulka2.A4" office:value-type="string">
            <text:p text:style-name="P47">1</text:p>
          </table:table-cell>
          <table:table-cell table:style-name="Tabulka2.A4" office:value-type="string">
            <text:p text:style-name="P36">0</text:p>
          </table:table-cell>
          <table:table-cell table:style-name="Tabulka2.A4" office:value-type="string">
            <text:p text:style-name="P42">0</text:p>
          </table:table-cell>
          <table:table-cell table:style-name="Tabulka2.A4" office:value-type="string">
            <text:p text:style-name="P36">B</text:p>
          </table:table-cell>
          <table:table-cell table:style-name="Tabulka2.A4" office:value-type="string">
            <text:p text:style-name="P36">0</text:p>
          </table:table-cell>
          <table:table-cell table:style-name="Tabulka2.A4" office:value-type="string">
            <text:p text:style-name="P42">4 st</text:p>
          </table:table-cell>
        </table:table-row>
        <table:table-row table:style-name="Tabulka2.7">
          <table:table-cell table:style-name="Tabulka2.A4" office:value-type="string">
            <text:p text:style-name="P41">Dýka</text:p>
          </table:table-cell>
          <table:table-cell table:style-name="Tabulka2.A4" office:value-type="string">
            <text:p text:style-name="P42">0</text:p>
          </table:table-cell>
          <table:table-cell table:style-name="Tabulka2.A4" office:value-type="string">
            <text:p text:style-name="P42">2</text:p>
          </table:table-cell>
          <table:table-cell table:style-name="Tabulka2.A4" office:value-type="string">
            <text:p text:style-name="P36">0</text:p>
          </table:table-cell>
          <table:table-cell table:style-name="Tabulka2.A4" office:value-type="string">
            <text:p text:style-name="P45">0</text:p>
          </table:table-cell>
          <table:table-cell table:style-name="Tabulka2.A4" office:value-type="string">
            <text:p text:style-name="P42">B</text:p>
          </table:table-cell>
          <table:table-cell table:style-name="Tabulka2.A4" office:value-type="string">
            <text:p text:style-name="P42">0</text:p>
          </table:table-cell>
          <table:table-cell table:style-name="Tabulka2.A4" office:value-type="string">
            <text:p text:style-name="P42">6 st</text:p>
          </table:table-cell>
        </table:table-row>
        <table:table-row table:style-name="Tabulka2.8">
          <table:table-cell table:style-name="Tabulka2.A4" office:value-type="string">
            <text:p text:style-name="P30"><text:span text:style-name="T210">Dlouhá dýka, </text:span><text:span text:style-name="T208">tesák</text:span></text:p>
          </table:table-cell>
          <table:table-cell table:style-name="Tabulka2.A4" office:value-type="string">
            <text:p text:style-name="P42">1</text:p>
          </table:table-cell>
          <table:table-cell table:style-name="Tabulka2.A4" office:value-type="string">
            <text:p text:style-name="P42">2</text:p>
          </table:table-cell>
          <table:table-cell table:style-name="Tabulka2.A4" office:value-type="string">
            <text:p text:style-name="P42">1</text:p>
          </table:table-cell>
          <table:table-cell table:style-name="Tabulka2.A4" office:value-type="string">
            <text:p text:style-name="P42">0</text:p>
          </table:table-cell>
          <table:table-cell table:style-name="Tabulka2.A4" office:value-type="string">
            <text:p text:style-name="P51"><text:span text:style-name="T208">S, </text:span><text:span text:style-name="T210">B</text:span></text:p>
          </table:table-cell>
          <table:table-cell table:style-name="Tabulka2.A4" office:value-type="string">
            <text:p text:style-name="P36">0</text:p>
          </table:table-cell>
          <table:table-cell table:style-name="Tabulka2.A4" office:value-type="string">
            <text:p text:style-name="P51"><text:span text:style-name="T208">8</text:span><text:span text:style-name="T210"> st</text:span></text:p>
          </table:table-cell>
        </table:table-row>
        <table:table-row table:style-name="Tabulka2.9">
          <table:table-cell table:style-name="Tabulka2.A4" office:value-type="string">
            <text:p text:style-name="P34">Obušek</text:p>
          </table:table-cell>
          <table:table-cell table:style-name="Tabulka2.A4" office:value-type="string">
            <text:p text:style-name="P42">1</text:p>
          </table:table-cell>
          <table:table-cell table:style-name="Tabulka2.A4" office:value-type="string">
            <text:p text:style-name="P42">0</text:p>
          </table:table-cell>
          <table:table-cell table:style-name="Tabulka2.A4" office:value-type="string">
            <text:p text:style-name="P42">0</text:p>
          </table:table-cell>
          <table:table-cell table:style-name="Tabulka2.A4" office:value-type="string">
            <text:p text:style-name="P42">1</text:p>
          </table:table-cell>
          <table:table-cell table:style-name="Tabulka2.A4" office:value-type="string">
            <text:p text:style-name="P36">O</text:p>
          </table:table-cell>
          <table:table-cell table:style-name="Tabulka2.A4" office:value-type="string">
            <text:p text:style-name="P36">0</text:p>
          </table:table-cell>
          <table:table-cell table:style-name="Tabulka2.A4" office:value-type="string">
            <text:p text:style-name="P51"><text:span text:style-name="T210">2 </text:span><text:span text:style-name="T208">dn</text:span></text:p>
          </table:table-cell>
        </table:table-row>
        <table:table-row table:style-name="Tabulka2.10">
          <table:table-cell table:style-name="Tabulka2.A4" office:value-type="string">
            <text:p text:style-name="P34">Bič</text:p>
          </table:table-cell>
          <table:table-cell table:style-name="Tabulka2.A4" office:value-type="string">
            <text:p text:style-name="P42">1</text:p>
          </table:table-cell>
          <table:table-cell table:style-name="Tabulka2.A4" office:value-type="string">
            <text:p text:style-name="P47">2</text:p>
          </table:table-cell>
          <table:table-cell table:style-name="Tabulka2.A4" office:value-type="string">
            <text:p text:style-name="P42">0</text:p>
          </table:table-cell>
          <table:table-cell table:style-name="Tabulka2.A4" office:value-type="string">
            <text:p text:style-name="P47">0</text:p>
          </table:table-cell>
          <table:table-cell table:style-name="Tabulka2.A4" office:value-type="string">
            <text:p text:style-name="P36">S</text:p>
          </table:table-cell>
          <table:table-cell table:style-name="Tabulka2.A4" office:value-type="string">
            <text:p text:style-name="P36">3</text:p>
          </table:table-cell>
          <table:table-cell table:style-name="Tabulka2.A4" office:value-type="string">
            <text:p text:style-name="P51"><text:span text:style-name="T208">8</text:span><text:span text:style-name="T210"> </text:span><text:span text:style-name="T208">dn</text:span></text:p>
          </table:table-cell>
        </table:table-row>
        <table:table-row table:style-name="Tabulka2.11">
          <table:table-cell table:style-name="Tabulka2.A4" office:value-type="string">
            <text:p text:style-name="P34">Srp</text:p>
          </table:table-cell>
          <table:table-cell table:style-name="Tabulka2.A4" office:value-type="string">
            <text:p text:style-name="P42">0</text:p>
          </table:table-cell>
          <table:table-cell table:style-name="Tabulka2.A4" office:value-type="string">
            <text:p text:style-name="P42">0</text:p>
          </table:table-cell>
          <table:table-cell table:style-name="Tabulka2.A4" office:value-type="string">
            <text:p text:style-name="P42">0</text:p>
          </table:table-cell>
          <table:table-cell table:style-name="Tabulka2.A4" office:value-type="string">
            <text:p text:style-name="P47">1</text:p>
          </table:table-cell>
          <table:table-cell table:style-name="Tabulka2.A4" office:value-type="string">
            <text:p text:style-name="P36">S</text:p>
          </table:table-cell>
          <table:table-cell table:style-name="Tabulka2.A4" office:value-type="string">
            <text:p text:style-name="P36">0</text:p>
          </table:table-cell>
          <table:table-cell table:style-name="Tabulka2.A4" office:value-type="string">
            <text:p text:style-name="P51"><text:span text:style-name="T208">8</text:span><text:span text:style-name="T210"> </text:span><text:span text:style-name="T208">dn</text:span></text:p>
          </table:table-cell>
        </table:table-row>
        <table:table-row table:style-name="Tabulka2.12">
          <table:table-cell table:style-name="Tabulka2.A4" office:value-type="string">
            <text:p text:style-name="P39">střední</text:p>
          </table:table-cell>
          <table:table-cell table:style-name="Tabulka2.A4" office:value-type="string">
            <text:p text:style-name="P36"/>
          </table:table-cell>
          <table:table-cell table:style-name="Tabulka2.A4" office:value-type="string">
            <text:p text:style-name="P42"/>
          </table:table-cell>
          <table:table-cell table:style-name="Tabulka2.A4" office:value-type="string">
            <text:p text:style-name="P42"/>
          </table:table-cell>
          <table:table-cell table:style-name="Tabulka2.A4" office:value-type="string">
            <text:p text:style-name="P42"/>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row>
        <table:table-row table:style-name="Tabulka2.13">
          <table:table-cell table:style-name="Tabulka2.A4" office:value-type="string">
            <text:p text:style-name="P30"><text:span text:style-name="T210">Kr</text:span><text:span text:style-name="T208">átký</text:span><text:span text:style-name="T210"> meč</text:span></text:p>
          </table:table-cell>
          <table:table-cell table:style-name="Tabulka2.A4" office:value-type="string">
            <text:p text:style-name="P42">2</text:p>
          </table:table-cell>
          <table:table-cell table:style-name="Tabulka2.A4" office:value-type="string">
            <text:p text:style-name="P42">1</text:p>
          </table:table-cell>
          <table:table-cell table:style-name="Tabulka2.A4" office:value-type="string">
            <text:p text:style-name="P42">1</text:p>
          </table:table-cell>
          <table:table-cell table:style-name="Tabulka2.A4" office:value-type="string">
            <text:p text:style-name="P45">2</text:p>
          </table:table-cell>
          <table:table-cell table:style-name="Tabulka2.A4" office:value-type="string">
            <text:p text:style-name="P36">S, B</text:p>
          </table:table-cell>
          <table:table-cell table:style-name="Tabulka2.A4" office:value-type="string">
            <text:p text:style-name="P36">1</text:p>
          </table:table-cell>
          <table:table-cell table:style-name="Tabulka2.A4" office:value-type="string">
            <text:p text:style-name="P51"><text:span text:style-name="T210">1 zl, </text:span><text:span text:style-name="T208">5 st</text:span></text:p>
          </table:table-cell>
        </table:table-row>
        <table:table-row table:style-name="Tabulka2.14">
          <table:table-cell table:style-name="Tabulka2.A4" office:value-type="string">
            <text:p text:style-name="P33">Rapír*</text:p>
          </table:table-cell>
          <table:table-cell table:style-name="Tabulka2.A4" office:value-type="string">
            <text:p text:style-name="P42">2</text:p>
          </table:table-cell>
          <table:table-cell table:style-name="Tabulka2.A4" office:value-type="string">
            <text:p text:style-name="P42">2</text:p>
          </table:table-cell>
          <table:table-cell table:style-name="Tabulka2.A4" office:value-type="string">
            <text:p text:style-name="P42">1</text:p>
          </table:table-cell>
          <table:table-cell table:style-name="Tabulka2.A4" office:value-type="string">
            <text:p text:style-name="P42">1</text:p>
          </table:table-cell>
          <table:table-cell table:style-name="Tabulka2.A4" office:value-type="string">
            <text:p text:style-name="P42">S, B</text:p>
          </table:table-cell>
          <table:table-cell table:style-name="Tabulka2.A4" office:value-type="string">
            <text:p text:style-name="P42">1</text:p>
          </table:table-cell>
          <table:table-cell table:style-name="Tabulka2.A4" office:value-type="string">
            <text:p text:style-name="P45">6 zl</text:p>
          </table:table-cell>
        </table:table-row>
        <table:table-row table:style-name="Tabulka2.15">
          <table:table-cell table:style-name="Tabulka2.A4" office:value-type="string">
            <text:p text:style-name="P30"><text:span text:style-name="T210">Široký meč, </text:span><text:span text:style-name="T208">dl. meč,</text:span><text:span text:style-name="T210"> </text:span><text:span text:style-name="T208">šavle</text:span></text:p>
          </table:table-cell>
          <table:table-cell table:style-name="Tabulka2.A4" office:value-type="string">
            <text:p text:style-name="P42">3/2</text:p>
          </table:table-cell>
          <table:table-cell table:style-name="Tabulka2.A4" office:value-type="string">
            <text:p text:style-name="P42">1</text:p>
          </table:table-cell>
          <table:table-cell table:style-name="Tabulka2.A4" office:value-type="string">
            <text:p text:style-name="P42">1</text:p>
          </table:table-cell>
          <table:table-cell table:style-name="Tabulka2.A4" office:value-type="string">
            <text:p text:style-name="P42">3/4</text:p>
          </table:table-cell>
          <table:table-cell table:style-name="Tabulka2.A4" office:value-type="string">
            <text:p text:style-name="P36">S, B</text:p>
          </table:table-cell>
          <table:table-cell table:style-name="Tabulka2.A4" office:value-type="string">
            <text:p text:style-name="P36">1</text:p>
          </table:table-cell>
          <table:table-cell table:style-name="Tabulka2.A4" office:value-type="string">
            <text:p text:style-name="P51"><text:span text:style-name="T208">3</text:span><text:span text:style-name="T210"> zl</text:span></text:p>
          </table:table-cell>
        </table:table-row>
        <table:table-row table:style-name="Tabulka2.16">
          <table:table-cell table:style-name="Tabulka2.A4" office:value-type="string">
            <text:p text:style-name="P34">Palcát</text:p>
          </table:table-cell>
          <table:table-cell table:style-name="Tabulka2.A4" office:value-type="string">
            <text:p text:style-name="P42">3</text:p>
          </table:table-cell>
          <table:table-cell table:style-name="Tabulka2.A4" office:value-type="string">
            <text:p text:style-name="P42">1</text:p>
          </table:table-cell>
          <table:table-cell table:style-name="Tabulka2.A4" office:value-type="string">
            <text:p text:style-name="P42">0</text:p>
          </table:table-cell>
          <table:table-cell table:style-name="Tabulka2.A4" office:value-type="string">
            <text:p text:style-name="P42">4</text:p>
          </table:table-cell>
          <table:table-cell table:style-name="Tabulka2.A4" office:value-type="string">
            <text:p text:style-name="P36">D</text:p>
          </table:table-cell>
          <table:table-cell table:style-name="Tabulka2.A4" office:value-type="string">
            <text:p text:style-name="P36">1</text:p>
          </table:table-cell>
          <table:table-cell table:style-name="Tabulka2.A4" office:value-type="string">
            <text:p text:style-name="P42">2 zl</text:p>
          </table:table-cell>
        </table:table-row>
        <table:table-row table:style-name="Tabulka2.17">
          <table:table-cell table:style-name="Tabulka2.A4" office:value-type="string">
            <text:p text:style-name="P51"><text:span text:style-name="T217">t</text:span><text:span text:style-name="T218">ěžké</text:span></text:p>
          </table:table-cell>
          <table:table-cell table:style-name="Tabulka2.A4" office:value-type="string">
            <text:p text:style-name="P36"/>
          </table:table-cell>
          <table:table-cell table:style-name="Tabulka2.A4" office:value-type="string">
            <text:p text:style-name="P42"/>
          </table:table-cell>
          <table:table-cell table:style-name="Tabulka2.A4" office:value-type="string">
            <text:p text:style-name="P36"/>
          </table:table-cell>
          <table:table-cell table:style-name="Tabulka2.A4" office:value-type="string">
            <text:p text:style-name="P45"/>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45"/>
          </table:table-cell>
        </table:table-row>
        <table:table-row table:style-name="Tabulka2.18">
          <table:table-cell table:style-name="Tabulka2.A4" office:value-type="string">
            <text:p text:style-name="P34">Sekera</text:p>
          </table:table-cell>
          <table:table-cell table:style-name="Tabulka2.A4" office:value-type="string">
            <text:p text:style-name="P42">4</text:p>
          </table:table-cell>
          <table:table-cell table:style-name="Tabulka2.A4" office:value-type="string">
            <text:p text:style-name="P42">0</text:p>
          </table:table-cell>
          <table:table-cell table:style-name="Tabulka2.A4" office:value-type="string">
            <text:p text:style-name="P47">0</text:p>
          </table:table-cell>
          <table:table-cell table:style-name="Tabulka2.A4" office:value-type="string">
            <text:p text:style-name="P49">6</text:p>
          </table:table-cell>
          <table:table-cell table:style-name="Tabulka2.A4" office:value-type="string">
            <text:p text:style-name="P36">S</text:p>
          </table:table-cell>
          <table:table-cell table:style-name="Tabulka2.A4" office:value-type="string">
            <text:p text:style-name="P36">1</text:p>
          </table:table-cell>
          <table:table-cell table:style-name="Tabulka2.A4" office:value-type="string">
            <text:p text:style-name="P51"><text:span text:style-name="T208">5</text:span><text:span text:style-name="T210"> st</text:span></text:p>
          </table:table-cell>
        </table:table-row>
        <table:table-row table:style-name="Tabulka2.19">
          <table:table-cell table:style-name="Tabulka2.A4" office:value-type="string">
            <text:p text:style-name="P34">Kyj</text:p>
          </table:table-cell>
          <table:table-cell table:style-name="Tabulka2.A4" office:value-type="string">
            <text:p text:style-name="P42">4</text:p>
          </table:table-cell>
          <table:table-cell table:style-name="Tabulka2.A4" office:value-type="string">
            <text:p text:style-name="P42">0</text:p>
          </table:table-cell>
          <table:table-cell table:style-name="Tabulka2.A4" office:value-type="string">
            <text:p text:style-name="P47">0</text:p>
          </table:table-cell>
          <table:table-cell table:style-name="Tabulka2.A4" office:value-type="string">
            <text:p text:style-name="P49">5</text:p>
          </table:table-cell>
          <table:table-cell table:style-name="Tabulka2.A4" office:value-type="string">
            <text:p text:style-name="P36">D</text:p>
          </table:table-cell>
          <table:table-cell table:style-name="Tabulka2.A4" office:value-type="string">
            <text:p text:style-name="P36">1</text:p>
          </table:table-cell>
          <table:table-cell table:style-name="Tabulka2.A4" office:value-type="string">
            <text:p text:style-name="P51"><text:span text:style-name="T208">2</text:span><text:span text:style-name="T210"> </text:span><text:span text:style-name="T208">dn</text:span></text:p>
          </table:table-cell>
        </table:table-row>
        <table:table-row table:style-name="Tabulka2.20">
          <table:table-cell table:style-name="Tabulka2.A4" office:value-type="string">
            <text:p text:style-name="P34">Kladivo</text:p>
          </table:table-cell>
          <table:table-cell table:style-name="Tabulka2.A4" office:value-type="string">
            <text:p text:style-name="P42">4</text:p>
          </table:table-cell>
          <table:table-cell table:style-name="Tabulka2.A4" office:value-type="string">
            <text:p text:style-name="P42">0</text:p>
          </table:table-cell>
          <table:table-cell table:style-name="Tabulka2.A4" office:value-type="string">
            <text:p text:style-name="P47">0</text:p>
          </table:table-cell>
          <table:table-cell table:style-name="Tabulka2.A4" office:value-type="string">
            <text:p text:style-name="P49">6</text:p>
          </table:table-cell>
          <table:table-cell table:style-name="Tabulka2.A4" office:value-type="string">
            <text:p text:style-name="P36">D</text:p>
          </table:table-cell>
          <table:table-cell table:style-name="Tabulka2.A4" office:value-type="string">
            <text:p text:style-name="P36">1</text:p>
          </table:table-cell>
          <table:table-cell table:style-name="Tabulka2.A4" office:value-type="string">
            <text:p text:style-name="P51"><text:span text:style-name="T208">6</text:span><text:span text:style-name="T210"> st</text:span></text:p>
          </table:table-cell>
        </table:table-row>
        <table:table-row table:style-name="Tabulka2.21">
          <table:table-cell table:style-name="Tabulka2.A21" table:number-columns-spanned="8" office:value-type="string">
            <text:p text:style-name="P40">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50">střední</text:p>
          </table:table-cell>
          <table:table-cell table:style-name="Tabulka2.A4" office:value-type="string">
            <text:p text:style-name="P37"/>
          </table:table-cell>
          <table:table-cell table:style-name="Tabulka2.A4" office:value-type="string">
            <text:p text:style-name="P43"/>
          </table:table-cell>
          <table:table-cell table:style-name="Tabulka2.A4" office:value-type="string">
            <text:p text:style-name="P43"/>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46"/>
          </table:table-cell>
        </table:table-row>
        <text:soft-page-break/>
        <table:table-row table:style-name="Tabulka2.23">
          <table:table-cell table:style-name="Tabulka2.A4" office:value-type="string">
            <text:p text:style-name="P34">Řemdih</text:p>
          </table:table-cell>
          <table:table-cell table:style-name="Tabulka2.A4" office:value-type="string">
            <text:p text:style-name="P51"><text:span text:style-name="T208">3</text:span><text:span text:style-name="T210">/</text:span><text:span text:style-name="T208">2</text:span></text:p>
          </table:table-cell>
          <table:table-cell table:style-name="Tabulka2.A4" office:value-type="string">
            <text:p text:style-name="P42">2</text:p>
          </table:table-cell>
          <table:table-cell table:style-name="Tabulka2.A4" office:value-type="string">
            <text:p text:style-name="P47">0</text:p>
          </table:table-cell>
          <table:table-cell table:style-name="Tabulka2.A4" office:value-type="string">
            <text:p text:style-name="P42">2/3</text:p>
          </table:table-cell>
          <table:table-cell table:style-name="Tabulka2.A4" office:value-type="string">
            <text:p text:style-name="P36">D</text:p>
          </table:table-cell>
          <table:table-cell table:style-name="Tabulka2.A4" office:value-type="string">
            <text:p text:style-name="P36">2</text:p>
          </table:table-cell>
          <table:table-cell table:style-name="Tabulka2.A4" office:value-type="string">
            <text:p text:style-name="P51"><text:span text:style-name="T210">1 zl, </text:span><text:span text:style-name="T208">5 st</text:span></text:p>
          </table:table-cell>
        </table:table-row>
        <table:table-row table:style-name="Tabulka2.24">
          <table:table-cell table:style-name="Tabulka2.A4" office:value-type="string">
            <text:p text:style-name="P49">těžké</text:p>
          </table:table-cell>
          <table:table-cell table:style-name="Tabulka2.A4" office:value-type="string">
            <text:p text:style-name="P36"/>
          </table:table-cell>
          <table:table-cell table:style-name="Tabulka2.A4" office:value-type="string">
            <text:p text:style-name="P47"/>
          </table:table-cell>
          <table:table-cell table:style-name="Tabulka2.A4" office:value-type="string">
            <text:p text:style-name="P47"/>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45"/>
          </table:table-cell>
        </table:table-row>
        <table:table-row table:style-name="Tabulka2.25">
          <table:table-cell table:style-name="Tabulka2.A4" office:value-type="string">
            <text:p text:style-name="P41">Jedenapůlručák, bastard</text:p>
          </table:table-cell>
          <table:table-cell table:style-name="Tabulka2.A4" office:value-type="string">
            <text:p text:style-name="P51"><text:span text:style-name="T208">4</text:span><text:span text:style-name="T210">/</text:span><text:span text:style-name="T208">3</text:span></text:p>
          </table:table-cell>
          <table:table-cell table:style-name="Tabulka2.A4" office:value-type="string">
            <text:p text:style-name="P47">1</text:p>
          </table:table-cell>
          <table:table-cell table:style-name="Tabulka2.A4" office:value-type="string">
            <text:p text:style-name="P42">1</text:p>
          </table:table-cell>
          <table:table-cell table:style-name="Tabulka2.A4" office:value-type="string">
            <text:p text:style-name="P42">4/5</text:p>
          </table:table-cell>
          <table:table-cell table:style-name="Tabulka2.A4" office:value-type="string">
            <text:p text:style-name="P36">S, B</text:p>
          </table:table-cell>
          <table:table-cell table:style-name="Tabulka2.A4" office:value-type="string">
            <text:p text:style-name="P36">2</text:p>
          </table:table-cell>
          <table:table-cell table:style-name="Tabulka2.A4" office:value-type="string">
            <text:p text:style-name="P51"><text:span text:style-name="T208">5</text:span><text:span text:style-name="T210"> zl</text:span></text:p>
          </table:table-cell>
        </table:table-row>
        <table:table-row table:style-name="Tabulka2.1">
          <table:table-cell table:style-name="Tabulka2.A21" table:number-columns-spanned="8" office:value-type="string">
            <text:p text:style-name="P40">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40">lehké</text:p>
          </table:table-cell>
          <table:table-cell table:style-name="Tabulka2.A27" office:value-type="string">
            <text:p text:style-name="P37"/>
          </table:table-cell>
          <table:table-cell table:style-name="Tabulka2.A27" office:value-type="string">
            <text:p text:style-name="P37"/>
          </table:table-cell>
          <table:table-cell table:style-name="Tabulka2.A27" office:value-type="string">
            <text:p text:style-name="P37"/>
          </table:table-cell>
          <table:table-cell table:style-name="Tabulka2.A27" office:value-type="string">
            <text:p text:style-name="P35"/>
          </table:table-cell>
          <table:table-cell table:style-name="Tabulka2.A27" office:value-type="string">
            <text:p text:style-name="P37"/>
          </table:table-cell>
          <table:table-cell table:style-name="Tabulka2.A27" office:value-type="string">
            <text:p text:style-name="P37"/>
          </table:table-cell>
          <table:table-cell table:style-name="Tabulka2.A27" office:value-type="string">
            <text:p text:style-name="P37"/>
          </table:table-cell>
        </table:table-row>
        <table:table-row table:style-name="Tabulka2.28">
          <table:table-cell table:style-name="Tabulka2.A4" office:value-type="string">
            <text:p text:style-name="P35">Dřevěná hůl</text:p>
          </table:table-cell>
          <table:table-cell table:style-name="Tabulka2.A4" office:value-type="string">
            <text:p text:style-name="P43">0</text:p>
          </table:table-cell>
          <table:table-cell table:style-name="Tabulka2.A4" office:value-type="string">
            <text:p text:style-name="P43">2</text:p>
          </table:table-cell>
          <table:table-cell table:style-name="Tabulka2.A4" office:value-type="string">
            <text:p text:style-name="P43">2</text:p>
          </table:table-cell>
          <table:table-cell table:style-name="Tabulka2.A4" office:value-type="string">
            <text:p text:style-name="P43">0</text:p>
          </table:table-cell>
          <table:table-cell table:style-name="Tabulka2.A4" office:value-type="string">
            <text:p text:style-name="P37">D</text:p>
          </table:table-cell>
          <table:table-cell table:style-name="Tabulka2.A4" office:value-type="string">
            <text:p text:style-name="P37">1-2</text:p>
          </table:table-cell>
          <table:table-cell table:style-name="Tabulka2.A4" office:value-type="string">
            <text:p text:style-name="P37">1 dn</text:p>
          </table:table-cell>
        </table:table-row>
        <table:table-row table:style-name="Tabulka2.29">
          <table:table-cell table:style-name="Tabulka2.A4" office:value-type="string">
            <text:p text:style-name="P34">Okovaná bojová hůl</text:p>
          </table:table-cell>
          <table:table-cell table:style-name="Tabulka2.A4" office:value-type="string">
            <text:p text:style-name="P42">1</text:p>
          </table:table-cell>
          <table:table-cell table:style-name="Tabulka2.A4" office:value-type="string">
            <text:p text:style-name="P42">2</text:p>
          </table:table-cell>
          <table:table-cell table:style-name="Tabulka2.A4" office:value-type="string">
            <text:p text:style-name="P42">2</text:p>
          </table:table-cell>
          <table:table-cell table:style-name="Tabulka2.A4" office:value-type="string">
            <text:p text:style-name="P42">1</text:p>
          </table:table-cell>
          <table:table-cell table:style-name="Tabulka2.A4" office:value-type="string">
            <text:p text:style-name="P36">D</text:p>
          </table:table-cell>
          <table:table-cell table:style-name="Tabulka2.A4" office:value-type="string">
            <text:p text:style-name="P36">1-2</text:p>
          </table:table-cell>
          <table:table-cell table:style-name="Tabulka2.A4" office:value-type="string">
            <text:p text:style-name="P36">1 st</text:p>
          </table:table-cell>
        </table:table-row>
        <table:table-row table:style-name="Tabulka2.30">
          <table:table-cell table:style-name="Tabulka2.A4" office:value-type="string">
            <text:p text:style-name="P34">Vidle</text:p>
          </table:table-cell>
          <table:table-cell table:style-name="Tabulka2.A4" office:value-type="string">
            <text:p text:style-name="P42">1</text:p>
          </table:table-cell>
          <table:table-cell table:style-name="Tabulka2.A4" office:value-type="string">
            <text:p text:style-name="P42">1</text:p>
          </table:table-cell>
          <table:table-cell table:style-name="Tabulka2.A4" office:value-type="string">
            <text:p text:style-name="P42">2</text:p>
          </table:table-cell>
          <table:table-cell table:style-name="Tabulka2.A4" office:value-type="string">
            <text:p text:style-name="P42">2</text:p>
          </table:table-cell>
          <table:table-cell table:style-name="Tabulka2.A4" office:value-type="string">
            <text:p text:style-name="P36">B</text:p>
          </table:table-cell>
          <table:table-cell table:style-name="Tabulka2.A4" office:value-type="string">
            <text:p text:style-name="P36">2</text:p>
          </table:table-cell>
          <table:table-cell table:style-name="Tabulka2.A4" office:value-type="string">
            <text:p text:style-name="P42">1 st, 2 dn</text:p>
          </table:table-cell>
        </table:table-row>
        <table:table-row table:style-name="Tabulka2.31">
          <table:table-cell table:style-name="Tabulka2.A4" office:value-type="string">
            <text:p text:style-name="P39">střední</text:p>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row>
        <table:table-row table:style-name="Tabulka2.32">
          <table:table-cell table:style-name="Tabulka2.A4" office:value-type="string">
            <text:p text:style-name="P34">Trojzubec</text:p>
          </table:table-cell>
          <table:table-cell table:style-name="Tabulka2.A4" office:value-type="string">
            <text:p text:style-name="P42">2</text:p>
          </table:table-cell>
          <table:table-cell table:style-name="Tabulka2.A4" office:value-type="string">
            <text:p text:style-name="P42">1</text:p>
          </table:table-cell>
          <table:table-cell table:style-name="Tabulka2.A4" office:value-type="string">
            <text:p text:style-name="P42">2</text:p>
          </table:table-cell>
          <table:table-cell table:style-name="Tabulka2.A4" office:value-type="string">
            <text:p text:style-name="P42">3</text:p>
          </table:table-cell>
          <table:table-cell table:style-name="Tabulka2.A4" office:value-type="string">
            <text:p text:style-name="P36">B</text:p>
          </table:table-cell>
          <table:table-cell table:style-name="Tabulka2.A4" office:value-type="string">
            <text:p text:style-name="P36">2</text:p>
          </table:table-cell>
          <table:table-cell table:style-name="Tabulka2.A4" office:value-type="string">
            <text:p text:style-name="P36">5 st</text:p>
          </table:table-cell>
        </table:table-row>
        <table:table-row table:style-name="Tabulka2.33">
          <table:table-cell table:style-name="Tabulka2.A4" office:value-type="string">
            <text:p text:style-name="P34">Cep</text:p>
          </table:table-cell>
          <table:table-cell table:style-name="Tabulka2.A4" office:value-type="string">
            <text:p text:style-name="P42">2</text:p>
          </table:table-cell>
          <table:table-cell table:style-name="Tabulka2.A4" office:value-type="string">
            <text:p text:style-name="P42">2</text:p>
          </table:table-cell>
          <table:table-cell table:style-name="Tabulka2.A4" office:value-type="string">
            <text:p text:style-name="P42">1</text:p>
          </table:table-cell>
          <table:table-cell table:style-name="Tabulka2.A4" office:value-type="string">
            <text:p text:style-name="P42">2</text:p>
          </table:table-cell>
          <table:table-cell table:style-name="Tabulka2.A4" office:value-type="string">
            <text:p text:style-name="P36">D</text:p>
          </table:table-cell>
          <table:table-cell table:style-name="Tabulka2.A4" office:value-type="string">
            <text:p text:style-name="P36">2</text:p>
          </table:table-cell>
          <table:table-cell table:style-name="Tabulka2.A4" office:value-type="string">
            <text:p text:style-name="P42">5 dn</text:p>
          </table:table-cell>
        </table:table-row>
        <table:table-row table:style-name="Tabulka2.34">
          <table:table-cell table:style-name="Tabulka2.A4" office:value-type="string">
            <text:p text:style-name="P30"><text:span text:style-name="T210">Kopí, </text:span><text:span text:style-name="T208">s</text:span><text:span text:style-name="T210">udlice</text:span></text:p>
          </table:table-cell>
          <table:table-cell table:style-name="Tabulka2.A4" office:value-type="string">
            <text:p text:style-name="P42">3</text:p>
          </table:table-cell>
          <table:table-cell table:style-name="Tabulka2.A4" office:value-type="string">
            <text:p text:style-name="P42">1</text:p>
          </table:table-cell>
          <table:table-cell table:style-name="Tabulka2.A4" office:value-type="string">
            <text:p text:style-name="P42">1</text:p>
          </table:table-cell>
          <table:table-cell table:style-name="Tabulka2.A4" office:value-type="string">
            <text:p text:style-name="P42">4</text:p>
          </table:table-cell>
          <table:table-cell table:style-name="Tabulka2.A4" office:value-type="string">
            <text:p text:style-name="P36">B</text:p>
          </table:table-cell>
          <table:table-cell table:style-name="Tabulka2.A4" office:value-type="string">
            <text:p text:style-name="P42">2</text:p>
          </table:table-cell>
          <table:table-cell table:style-name="Tabulka2.A4" office:value-type="string">
            <text:p text:style-name="P42">1 zl</text:p>
          </table:table-cell>
        </table:table-row>
        <table:table-row table:style-name="Tabulka2.35">
          <table:table-cell table:style-name="Tabulka2.A4" office:value-type="string">
            <text:p text:style-name="P30"><text:span text:style-name="T208">H</text:span><text:span text:style-name="T210">alapartna</text:span></text:p>
          </table:table-cell>
          <table:table-cell table:style-name="Tabulka2.A4" office:value-type="string">
            <text:p text:style-name="P42">4</text:p>
          </table:table-cell>
          <table:table-cell table:style-name="Tabulka2.A4" office:value-type="string">
            <text:p text:style-name="P47">1</text:p>
          </table:table-cell>
          <table:table-cell table:style-name="Tabulka2.A4" office:value-type="string">
            <text:p text:style-name="P42">1</text:p>
          </table:table-cell>
          <table:table-cell table:style-name="Tabulka2.A4" office:value-type="string">
            <text:p text:style-name="P42">5</text:p>
          </table:table-cell>
          <table:table-cell table:style-name="Tabulka2.A4" office:value-type="string">
            <text:p text:style-name="P36">S, B</text:p>
          </table:table-cell>
          <table:table-cell table:style-name="Tabulka2.A4" office:value-type="string">
            <text:p text:style-name="P47">3</text:p>
          </table:table-cell>
          <table:table-cell table:style-name="Tabulka2.A4" office:value-type="string">
            <text:p text:style-name="P42">2 zl</text:p>
          </table:table-cell>
        </table:table-row>
        <table:table-row table:style-name="Tabulka2.36">
          <table:table-cell table:style-name="Tabulka2.A4" office:value-type="string">
            <text:p text:style-name="P34">Píka <text:s text:c="2"/></text:p>
          </table:table-cell>
          <table:table-cell table:style-name="Tabulka2.A4" office:value-type="string">
            <text:p text:style-name="P42">5</text:p>
          </table:table-cell>
          <table:table-cell table:style-name="Tabulka2.A4" office:value-type="string">
            <text:p text:style-name="P47">1</text:p>
          </table:table-cell>
          <table:table-cell table:style-name="Tabulka2.A4" office:value-type="string">
            <text:p text:style-name="P42">0</text:p>
          </table:table-cell>
          <table:table-cell table:style-name="Tabulka2.A4" office:value-type="string">
            <text:p text:style-name="P42">6</text:p>
          </table:table-cell>
          <table:table-cell table:style-name="Tabulka2.A4" office:value-type="string">
            <text:p text:style-name="P36">B</text:p>
          </table:table-cell>
          <table:table-cell table:style-name="Tabulka2.A4" office:value-type="string">
            <text:p text:style-name="P47">4</text:p>
          </table:table-cell>
          <table:table-cell table:style-name="Tabulka2.A4" office:value-type="string">
            <text:p text:style-name="P51"><text:span text:style-name="T208">1</text:span><text:span text:style-name="T210"> </text:span><text:span text:style-name="T208">zl</text:span></text:p>
          </table:table-cell>
        </table:table-row>
        <table:table-row table:style-name="Tabulka2.37">
          <table:table-cell table:style-name="Tabulka2.A4" office:value-type="string">
            <text:p text:style-name="P39">těžké</text:p>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row>
        <table:table-row table:style-name="Tabulka2.38">
          <table:table-cell table:style-name="Tabulka2.A4" office:value-type="string">
            <text:p text:style-name="P30"><text:span text:style-name="T210">Obouruč</text:span><text:span text:style-name="T208">ní meč či šavle</text:span></text:p>
          </table:table-cell>
          <table:table-cell table:style-name="Tabulka2.A4" office:value-type="string">
            <text:p text:style-name="P42">4</text:p>
          </table:table-cell>
          <table:table-cell table:style-name="Tabulka2.A4" office:value-type="string">
            <text:p text:style-name="P47">0</text:p>
          </table:table-cell>
          <table:table-cell table:style-name="Tabulka2.A4" office:value-type="string">
            <text:p text:style-name="P42">1</text:p>
          </table:table-cell>
          <table:table-cell table:style-name="Tabulka2.A4" office:value-type="string">
            <text:p text:style-name="P49">7</text:p>
          </table:table-cell>
          <table:table-cell table:style-name="Tabulka2.A4" office:value-type="string">
            <text:p text:style-name="P36">S</text:p>
          </table:table-cell>
          <table:table-cell table:style-name="Tabulka2.A4" office:value-type="string">
            <text:p text:style-name="P36">2</text:p>
          </table:table-cell>
          <table:table-cell table:style-name="Tabulka2.A4" office:value-type="string">
            <text:p text:style-name="P51"><text:span text:style-name="T208">6</text:span><text:span text:style-name="T210"> zl</text:span></text:p>
          </table:table-cell>
        </table:table-row>
        <table:table-row table:style-name="Tabulka2.39">
          <table:table-cell table:style-name="Tabulka2.A4" office:value-type="string">
            <text:p text:style-name="P34">Válečné kladivo</text:p>
          </table:table-cell>
          <table:table-cell table:style-name="Tabulka2.A4" office:value-type="string">
            <text:p text:style-name="P42">5</text:p>
          </table:table-cell>
          <table:table-cell table:style-name="Tabulka2.A4" office:value-type="string">
            <text:p text:style-name="P47">0</text:p>
          </table:table-cell>
          <table:table-cell table:style-name="Tabulka2.A4" office:value-type="string">
            <text:p text:style-name="P42">0</text:p>
          </table:table-cell>
          <table:table-cell table:style-name="Tabulka2.A4" office:value-type="string">
            <text:p text:style-name="P51"><text:span text:style-name="T208">7</text:span><text:span text:style-name="T218">**</text:span></text:p>
          </table:table-cell>
          <table:table-cell table:style-name="Tabulka2.A4" office:value-type="string">
            <text:p text:style-name="P36">D, P</text:p>
          </table:table-cell>
          <table:table-cell table:style-name="Tabulka2.A4" office:value-type="string">
            <text:p text:style-name="P36">2</text:p>
          </table:table-cell>
          <table:table-cell table:style-name="Tabulka2.A4" office:value-type="string">
            <text:p text:style-name="P51"><text:span text:style-name="T208">4</text:span><text:span text:style-name="T210"> zl</text:span></text:p>
          </table:table-cell>
        </table:table-row>
        <table:table-row table:style-name="Tabulka2.40">
          <table:table-cell table:style-name="Tabulka2.A4" office:value-type="string">
            <text:p text:style-name="P34">Těžký kyj</text:p>
          </table:table-cell>
          <table:table-cell table:style-name="Tabulka2.A4" office:value-type="string">
            <text:p text:style-name="P42">5</text:p>
          </table:table-cell>
          <table:table-cell table:style-name="Tabulka2.A4" office:value-type="string">
            <text:p text:style-name="P42">0</text:p>
          </table:table-cell>
          <table:table-cell table:style-name="Tabulka2.A4" office:value-type="string">
            <text:p text:style-name="P42">0</text:p>
          </table:table-cell>
          <table:table-cell table:style-name="Tabulka2.A4" office:value-type="string">
            <text:p text:style-name="P49">7</text:p>
          </table:table-cell>
          <table:table-cell table:style-name="Tabulka2.A4" office:value-type="string">
            <text:p text:style-name="P36">D</text:p>
          </table:table-cell>
          <table:table-cell table:style-name="Tabulka2.A4" office:value-type="string">
            <text:p text:style-name="P36">2</text:p>
          </table:table-cell>
          <table:table-cell table:style-name="Tabulka2.A4" office:value-type="string">
            <text:p text:style-name="P36">2 st</text:p>
          </table:table-cell>
        </table:table-row>
        <table:table-row table:style-name="Tabulka2.41">
          <table:table-cell table:style-name="Tabulka2.A4" office:value-type="string">
            <text:p text:style-name="P35">Obouruční palice</text:p>
          </table:table-cell>
          <table:table-cell table:style-name="Tabulka2.A4" office:value-type="string">
            <text:p text:style-name="P43">5</text:p>
          </table:table-cell>
          <table:table-cell table:style-name="Tabulka2.A4" office:value-type="string">
            <text:p text:style-name="P48">0</text:p>
          </table:table-cell>
          <table:table-cell table:style-name="Tabulka2.A4" office:value-type="string">
            <text:p text:style-name="P43">0</text:p>
          </table:table-cell>
          <table:table-cell table:style-name="Tabulka2.A4" office:value-type="string">
            <text:p text:style-name="P50">8</text:p>
          </table:table-cell>
          <table:table-cell table:style-name="Tabulka2.A4" office:value-type="string">
            <text:p text:style-name="P37">D</text:p>
          </table:table-cell>
          <table:table-cell table:style-name="Tabulka2.A4" office:value-type="string">
            <text:p text:style-name="P37">2</text:p>
          </table:table-cell>
          <table:table-cell table:style-name="Tabulka2.A4" office:value-type="string">
            <text:p text:style-name="P37">1 zl</text:p>
          </table:table-cell>
        </table:table-row>
        <table:table-row table:style-name="Tabulka2.42">
          <table:table-cell table:style-name="Tabulka2.A4" office:value-type="string">
            <text:p text:style-name="P35">Válečná sekera</text:p>
          </table:table-cell>
          <table:table-cell table:style-name="Tabulka2.A4" office:value-type="string">
            <text:p text:style-name="P43">5</text:p>
          </table:table-cell>
          <table:table-cell table:style-name="Tabulka2.A4" office:value-type="string">
            <text:p text:style-name="P48">0</text:p>
          </table:table-cell>
          <table:table-cell table:style-name="Tabulka2.A4" office:value-type="string">
            <text:p text:style-name="P43">0</text:p>
          </table:table-cell>
          <table:table-cell table:style-name="Tabulka2.A4" office:value-type="string">
            <text:p text:style-name="P50">8</text:p>
          </table:table-cell>
          <table:table-cell table:style-name="Tabulka2.A4" office:value-type="string">
            <text:p text:style-name="P37">S</text:p>
          </table:table-cell>
          <table:table-cell table:style-name="Tabulka2.A4" office:value-type="string">
            <text:p text:style-name="P37">2</text:p>
          </table:table-cell>
          <table:table-cell table:style-name="Tabulka2.A4" office:value-type="string">
            <text:p text:style-name="P52"><text:span text:style-name="T208">5</text:span><text:span text:style-name="T210"> zl</text:span></text:p>
          </table:table-cell>
        </table:table-row>
        <table:table-row table:style-name="Tabulka2.43">
          <table:table-cell table:style-name="Tabulka2.A43" table:number-columns-spanned="8" office:value-type="string">
            <text:p text:style-name="P40">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35">Dvě dýky</text:p>
          </table:table-cell>
          <table:table-cell table:style-name="Tabulka2.A4" office:value-type="string">
            <text:p text:style-name="P43">0</text:p>
          </table:table-cell>
          <table:table-cell table:style-name="Tabulka2.A4" office:value-type="string">
            <text:p text:style-name="P43">2</text:p>
          </table:table-cell>
          <table:table-cell table:style-name="Tabulka2.A4" office:value-type="string">
            <text:p text:style-name="P43">0</text:p>
          </table:table-cell>
          <table:table-cell table:style-name="Tabulka2.A4" office:value-type="string">
            <text:p text:style-name="P43">1</text:p>
          </table:table-cell>
          <table:table-cell table:style-name="Tabulka2.A4" office:value-type="string">
            <text:p text:style-name="P37">B</text:p>
          </table:table-cell>
          <table:table-cell table:style-name="Tabulka2.A4" office:value-type="string">
            <text:p text:style-name="P37">0</text:p>
          </table:table-cell>
          <table:table-cell table:style-name="Tabulka2.A4" office:value-type="string">
            <text:p text:style-name="P37"/>
          </table:table-cell>
        </table:table-row>
        <table:table-row table:style-name="Tabulka2.45">
          <table:table-cell table:style-name="Tabulka2.A45" office:value-type="string">
            <text:p text:style-name="P32"><text:span text:style-name="T210">Dl. dýka </text:span><text:span text:style-name="T208">nebo tesák</text:span><text:span text:style-name="T210"> + dýka</text:span></text:p>
          </table:table-cell>
          <table:table-cell table:style-name="Tabulka2.A45" office:value-type="string">
            <text:p text:style-name="P43">1</text:p>
          </table:table-cell>
          <table:table-cell table:style-name="Tabulka2.A45" office:value-type="string">
            <text:p text:style-name="P43">2</text:p>
          </table:table-cell>
          <table:table-cell table:style-name="Tabulka2.A45" office:value-type="string">
            <text:p text:style-name="P43">1</text:p>
          </table:table-cell>
          <table:table-cell table:style-name="Tabulka2.A45" office:value-type="string">
            <text:p text:style-name="P43">1</text:p>
          </table:table-cell>
          <table:table-cell table:style-name="Tabulka2.A45" office:value-type="string">
            <text:p text:style-name="P52"><text:span text:style-name="T208">(S), </text:span><text:span text:style-name="T210">B</text:span></text:p>
          </table:table-cell>
          <table:table-cell table:style-name="Tabulka2.A45" office:value-type="string">
            <text:p text:style-name="P37">0</text:p>
          </table:table-cell>
          <table:table-cell table:style-name="Tabulka2.A45" office:value-type="string">
            <text:p text:style-name="P37"/>
          </table:table-cell>
        </table:table-row>
      </table:table>
      <text:p text:style-name="P33"/>
      <text:p text:style-name="P33">* Velmi vzácná zbraň. Při použití se štítem je útok jen 1</text:p>
      <text:p text:style-name="P33">** Při útoku průrazným bodcem se snižuje zranění o 1, ale při zásahu do zbroje se počítá KZ o 3 nižší.</text:p>
      <text:p text:style-name="P33"/>
      <text:p text:style-name="P33">/* K délce zbraní: U zbraní vyžadujících rozmach se v tomto prostoru nesmí vyskytovat ani spolubojovníci (pokud se vyskytují, postava má postih k hodu na útok). */</text:p>
      <text:p text:style-name="P33"/>
      <text:p text:style-name="P33">IMPORTANT (kombinace zbraní):</text:p>
      <text:p text:style-name="P30"><text:span text:style-name="T207">-- sekundární zbraň dává +1 do útoku s tím, že je možné se operativně rozhodnout, která zbraň je primární. Při boji s krátkým mečem (1/+2) a </text:span><text:soft-page-break/><text:span text:style-name="T207">dýkou (2/0) je tedy možné mít buď 2/+2 (pokud bude kr. meč primární) nebo 3/0 (pokud bude obrana primární). Obrana je dána zbraní, která má vyšší obranu.</text:span></text:p>
      <text:p text:style-name="P33">/* KOMBINACE NESMÍ DÁVAT BONUS DO OBRANY, JINAK BY BYLA VŽDYCKY LEPŠÍ NEŽ ŠTÍT A NEBYL BY TUDÍŽ DŮVOD ŠTÍT POUŽÍVAT. */</text:p>
      <text:p text:style-name="P33"/>
      <text:p text:style-name="P34"/>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50557464962289" text:continue-numbering="true" text:style-name="WWNum1">
              <text:list-item>
                <text:list>
                  <text:list-item>
                    <text:list>
                      <text:list-item>
                        <text:list>
                          <text:list-item>
                            <text:h text:style-name="P200"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35">Zbraň</text:p>
          </table:table-cell>
          <table:table-cell table:style-name="Tabulka3.A2" office:value-type="string">
            <text:p text:style-name="P37">MinSil</text:p>
          </table:table-cell>
          <table:table-cell table:style-name="Tabulka3.A2" office:value-type="string">
            <text:p text:style-name="P37">Útok</text:p>
          </table:table-cell>
          <table:table-cell table:style-name="Tabulka3.A2" office:value-type="string">
            <text:p text:style-name="P37">Zranění</text:p>
          </table:table-cell>
          <table:table-cell table:style-name="Tabulka3.A2" office:value-type="string">
            <text:p text:style-name="P37"/>
          </table:table-cell>
          <table:table-cell table:style-name="Tabulka3.A2" office:value-type="string">
            <text:p text:style-name="P37">Základní dostřel</text:p>
          </table:table-cell>
          <table:table-cell table:style-name="Tabulka3.A2" office:value-type="string">
            <text:p text:style-name="P37">Cena</text:p>
          </table:table-cell>
        </table:table-row>
        <table:table-row table:style-name="Tabulka3.1">
          <table:table-cell table:style-name="Tabulka3.A3" table:number-columns-spanned="7" office:value-type="string">
            <text:p text:style-name="P50">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32"><text:span text:style-name="T210">Krátký luk</text:span><text:span text:style-name="T208">*</text:span></text:p>
          </table:table-cell>
          <table:table-cell table:style-name="Tabulka3.B4" office:value-type="string">
            <text:p text:style-name="P43">2</text:p>
          </table:table-cell>
          <table:table-cell table:style-name="Tabulka3.B4" office:value-type="string">
            <text:p text:style-name="P37">2</text:p>
          </table:table-cell>
          <table:table-cell table:style-name="Tabulka3.B4" office:value-type="string">
            <text:p text:style-name="P43">4</text:p>
          </table:table-cell>
          <table:table-cell table:style-name="Tabulka3.B4" office:value-type="string">
            <text:p text:style-name="P37"/>
          </table:table-cell>
          <table:table-cell table:style-name="Tabulka3.B4" office:value-type="string">
            <text:p text:style-name="P52"><text:span text:style-name="T210">3*Sil + </text:span><text:span text:style-name="T208">14</text:span></text:p>
          </table:table-cell>
          <table:table-cell table:style-name="Tabulka3.B4" office:value-type="string">
            <text:p text:style-name="P37">1 zl</text:p>
          </table:table-cell>
        </table:table-row>
        <table:table-row table:style-name="Tabulka3.1">
          <table:table-cell table:style-name="Tabulka3.B4" office:value-type="string">
            <text:p text:style-name="P30"><text:span text:style-name="T210">Dlouhý luk</text:span><text:span text:style-name="T208">*</text:span></text:p>
          </table:table-cell>
          <table:table-cell table:style-name="Tabulka3.B4" office:value-type="string">
            <text:p text:style-name="P42">3</text:p>
          </table:table-cell>
          <table:table-cell table:style-name="Tabulka3.B4" office:value-type="string">
            <text:p text:style-name="P36">2</text:p>
          </table:table-cell>
          <table:table-cell table:style-name="Tabulka3.B4" office:value-type="string">
            <text:p text:style-name="P42">5</text:p>
          </table:table-cell>
          <table:table-cell table:style-name="Tabulka3.B4" office:value-type="string">
            <text:p text:style-name="P36"/>
          </table:table-cell>
          <table:table-cell table:style-name="Tabulka3.B4" office:value-type="string">
            <text:p text:style-name="P51"><text:span text:style-name="T210">3*Sil + </text:span><text:span text:style-name="T208">21</text:span></text:p>
          </table:table-cell>
          <table:table-cell table:style-name="Tabulka3.B4" office:value-type="string">
            <text:p text:style-name="P36">2 zl</text:p>
          </table:table-cell>
        </table:table-row>
        <table:table-row table:style-name="Tabulka3.1">
          <table:table-cell table:style-name="Tabulka3.B4" office:value-type="string">
            <text:p text:style-name="P30"><text:span text:style-name="T210">Lehká kuše</text:span><text:span text:style-name="T208">**</text:span></text:p>
          </table:table-cell>
          <table:table-cell table:style-name="Tabulka3.B4" office:value-type="string">
            <text:p text:style-name="P42">0</text:p>
          </table:table-cell>
          <table:table-cell table:style-name="Tabulka3.B4" office:value-type="string">
            <text:p text:style-name="P36">2</text:p>
          </table:table-cell>
          <table:table-cell table:style-name="Tabulka3.B4" office:value-type="string">
            <text:p text:style-name="P42">5</text:p>
          </table:table-cell>
          <table:table-cell table:style-name="Tabulka3.B4" office:value-type="string">
            <text:p text:style-name="P36"/>
          </table:table-cell>
          <table:table-cell table:style-name="Tabulka3.B4" office:value-type="string">
            <text:p text:style-name="P36">20</text:p>
          </table:table-cell>
          <table:table-cell table:style-name="Tabulka3.B4" office:value-type="string">
            <text:p text:style-name="P51"><text:span text:style-name="T208">5</text:span><text:span text:style-name="T210"> zl</text:span></text:p>
          </table:table-cell>
        </table:table-row>
        <table:table-row table:style-name="Tabulka3.1">
          <table:table-cell table:style-name="Tabulka3.B4" office:value-type="string">
            <text:p text:style-name="P30"><text:span text:style-name="T210">Těžká kuše</text:span><text:span text:style-name="T208">***</text:span></text:p>
          </table:table-cell>
          <table:table-cell table:style-name="Tabulka3.B4" office:value-type="string">
            <text:p text:style-name="P42">0</text:p>
          </table:table-cell>
          <table:table-cell table:style-name="Tabulka3.B4" office:value-type="string">
            <text:p text:style-name="P42">1</text:p>
          </table:table-cell>
          <table:table-cell table:style-name="Tabulka3.B4" office:value-type="string">
            <text:p text:style-name="P42">8</text:p>
          </table:table-cell>
          <table:table-cell table:style-name="Tabulka3.B4" office:value-type="string">
            <text:p text:style-name="P36"/>
          </table:table-cell>
          <table:table-cell table:style-name="Tabulka3.B4" office:value-type="string">
            <text:p text:style-name="P36">30</text:p>
          </table:table-cell>
          <table:table-cell table:style-name="Tabulka3.B4" office:value-type="string">
            <text:p text:style-name="P51"><text:span text:style-name="T208">10</text:span><text:span text:style-name="T210"> zl</text:span></text:p>
          </table:table-cell>
        </table:table-row>
        <table:table-row table:style-name="Tabulka3.1">
          <table:table-cell table:style-name="Tabulka3.B4" office:value-type="string">
            <text:p text:style-name="P30"><text:span text:style-name="T210">Foukačka</text:span><text:span text:style-name="T208">****</text:span></text:p>
          </table:table-cell>
          <table:table-cell table:style-name="Tabulka3.B4" office:value-type="string">
            <text:p text:style-name="P36">0</text:p>
          </table:table-cell>
          <table:table-cell table:style-name="Tabulka3.B4" office:value-type="string">
            <text:p text:style-name="P36">1</text:p>
          </table:table-cell>
          <table:table-cell table:style-name="Tabulka3.B4" office:value-type="string">
            <text:p text:style-name="P36">(1)</text:p>
          </table:table-cell>
          <table:table-cell table:style-name="Tabulka3.B4" office:value-type="string">
            <text:p text:style-name="P36"/>
          </table:table-cell>
          <table:table-cell table:style-name="Tabulka3.B4" office:value-type="string">
            <text:p text:style-name="P36">7</text:p>
          </table:table-cell>
          <table:table-cell table:style-name="Tabulka3.B4" office:value-type="string">
            <text:p text:style-name="P36">1 st</text:p>
          </table:table-cell>
        </table:table-row>
        <table:table-row table:style-name="Tabulka3.1">
          <table:table-cell table:style-name="Tabulka3.B4" office:value-type="string">
            <text:p text:style-name="P34">Prak</text:p>
          </table:table-cell>
          <table:table-cell table:style-name="Tabulka3.B4" office:value-type="string">
            <text:p text:style-name="P42">0</text:p>
          </table:table-cell>
          <table:table-cell table:style-name="Tabulka3.B4" office:value-type="string">
            <text:p text:style-name="P36">0</text:p>
          </table:table-cell>
          <table:table-cell table:style-name="Tabulka3.B4" office:value-type="string">
            <text:p text:style-name="P42">3</text:p>
          </table:table-cell>
          <table:table-cell table:style-name="Tabulka3.B4" office:value-type="string">
            <text:p text:style-name="P36"/>
          </table:table-cell>
          <table:table-cell table:style-name="Tabulka3.B4" office:value-type="string">
            <text:p text:style-name="P36">10</text:p>
          </table:table-cell>
          <table:table-cell table:style-name="Tabulka3.B4" office:value-type="string">
            <text:p text:style-name="P42">2 dn</text:p>
          </table:table-cell>
        </table:table-row>
        <table:table-row table:style-name="Tabulka3.1">
          <table:table-cell table:style-name="Tabulka3.B4" office:value-type="string">
            <text:p text:style-name="P34">Tyčový prak</text:p>
          </table:table-cell>
          <table:table-cell table:style-name="Tabulka3.B4" office:value-type="string">
            <text:p text:style-name="P42">1</text:p>
          </table:table-cell>
          <table:table-cell table:style-name="Tabulka3.B4" office:value-type="string">
            <text:p text:style-name="P36">0</text:p>
          </table:table-cell>
          <table:table-cell table:style-name="Tabulka3.B4" office:value-type="string">
            <text:p text:style-name="P42">4</text:p>
          </table:table-cell>
          <table:table-cell table:style-name="Tabulka3.B4" office:value-type="string">
            <text:p text:style-name="P36"/>
          </table:table-cell>
          <table:table-cell table:style-name="Tabulka3.B4" office:value-type="string">
            <text:p text:style-name="P36">12</text:p>
          </table:table-cell>
          <table:table-cell table:style-name="Tabulka3.B4" office:value-type="string">
            <text:p text:style-name="P42">3 dn</text:p>
          </table:table-cell>
        </table:table-row>
        <table:table-row table:style-name="Tabulka3.1">
          <table:table-cell table:style-name="Tabulka3.A11" table:number-columns-spanned="7" office:value-type="string">
            <text:p text:style-name="P50">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35">Vrhací šipka</text:p>
          </table:table-cell>
          <table:table-cell table:style-name="Tabulka3.B4" office:value-type="string">
            <text:p text:style-name="P43">0</text:p>
          </table:table-cell>
          <table:table-cell table:style-name="Tabulka3.B4" office:value-type="string">
            <text:p text:style-name="P37">1</text:p>
          </table:table-cell>
          <table:table-cell table:style-name="Tabulka3.B4" office:value-type="string">
            <text:p text:style-name="P43">2</text:p>
          </table:table-cell>
          <table:table-cell table:style-name="Tabulka3.B4" office:value-type="string">
            <text:p text:style-name="P37"/>
          </table:table-cell>
          <table:table-cell table:style-name="Tabulka3.B4" office:value-type="string">
            <text:p text:style-name="P52"><text:span text:style-name="T210">Sil + </text:span><text:span text:style-name="T208">6</text:span></text:p>
          </table:table-cell>
          <table:table-cell table:style-name="Tabulka3.B4" office:value-type="string">
            <text:p text:style-name="P52"><text:span text:style-name="T208">4</text:span><text:span text:style-name="T210"> </text:span><text:span text:style-name="T208">dn</text:span></text:p>
          </table:table-cell>
        </table:table-row>
        <table:table-row table:style-name="Tabulka3.1">
          <table:table-cell table:style-name="Tabulka3.B4" office:value-type="string">
            <text:p text:style-name="P34">Kámen</text:p>
          </table:table-cell>
          <table:table-cell table:style-name="Tabulka3.B4" office:value-type="string">
            <text:p text:style-name="P42">1</text:p>
          </table:table-cell>
          <table:table-cell table:style-name="Tabulka3.B4" office:value-type="string">
            <text:p text:style-name="P36">0</text:p>
          </table:table-cell>
          <table:table-cell table:style-name="Tabulka3.B4" office:value-type="string">
            <text:p text:style-name="P42">3</text:p>
          </table:table-cell>
          <table:table-cell table:style-name="Tabulka3.B4" office:value-type="string">
            <text:p text:style-name="P36"/>
          </table:table-cell>
          <table:table-cell table:style-name="Tabulka3.B4" office:value-type="string">
            <text:p text:style-name="P51"><text:span text:style-name="T210">Sil + </text:span><text:span text:style-name="T208">5</text:span></text:p>
          </table:table-cell>
          <table:table-cell table:style-name="Tabulka3.B4" office:value-type="string">
            <text:p text:style-name="P36">-</text:p>
          </table:table-cell>
        </table:table-row>
        <table:table-row table:style-name="Tabulka3.14">
          <table:table-cell table:style-name="Tabulka3.B4" office:value-type="string">
            <text:p text:style-name="P32"><text:span text:style-name="T210">Oštěp</text:span><text:span text:style-name="T208">+</text:span></text:p>
          </table:table-cell>
          <table:table-cell table:style-name="Tabulka3.B4" office:value-type="string">
            <text:p text:style-name="P43">2</text:p>
          </table:table-cell>
          <table:table-cell table:style-name="Tabulka3.B4" office:value-type="string">
            <text:p text:style-name="P37">1</text:p>
          </table:table-cell>
          <table:table-cell table:style-name="Tabulka3.B4" office:value-type="string">
            <text:p text:style-name="P43">5</text:p>
          </table:table-cell>
          <table:table-cell table:style-name="Tabulka3.B4" office:value-type="string">
            <text:p text:style-name="P37"/>
          </table:table-cell>
          <table:table-cell table:style-name="Tabulka3.B4" office:value-type="string">
            <text:p text:style-name="P52"><text:span text:style-name="T210">2*Sil + </text:span><text:span text:style-name="T208">6</text:span></text:p>
          </table:table-cell>
          <table:table-cell table:style-name="Tabulka3.B4" office:value-type="string">
            <text:p text:style-name="P52"><text:span text:style-name="T208">2</text:span><text:span text:style-name="T210"> st</text:span></text:p>
          </table:table-cell>
        </table:table-row>
        <table:table-row table:style-name="Tabulka3.1">
          <table:table-cell table:style-name="Tabulka3.B4" office:value-type="string">
            <text:p text:style-name="P35">Hvězdice</text:p>
          </table:table-cell>
          <table:table-cell table:style-name="Tabulka3.B4" office:value-type="string">
            <text:p text:style-name="P43">0</text:p>
          </table:table-cell>
          <table:table-cell table:style-name="Tabulka3.B4" office:value-type="string">
            <text:p text:style-name="P37">1</text:p>
          </table:table-cell>
          <table:table-cell table:style-name="Tabulka3.B4" office:value-type="string">
            <text:p text:style-name="P43">2</text:p>
          </table:table-cell>
          <table:table-cell table:style-name="Tabulka3.B4" office:value-type="string">
            <text:p text:style-name="P37"/>
          </table:table-cell>
          <table:table-cell table:style-name="Tabulka3.B4" office:value-type="string">
            <text:p text:style-name="P52"><text:span text:style-name="T210">Sil + </text:span><text:span text:style-name="T208">4</text:span></text:p>
          </table:table-cell>
          <table:table-cell table:style-name="Tabulka3.B4" office:value-type="string">
            <text:p text:style-name="P52"><text:span text:style-name="T210">2 </text:span><text:span text:style-name="T208">dn</text:span></text:p>
          </table:table-cell>
        </table:table-row>
        <table:table-row table:style-name="Tabulka3.1">
          <table:table-cell table:style-name="Tabulka3.B4" office:value-type="string">
            <text:p text:style-name="P41">Vrhací disk /* chakram */</text:p>
          </table:table-cell>
          <table:table-cell table:style-name="Tabulka3.B4" office:value-type="string">
            <text:p text:style-name="P42">2</text:p>
          </table:table-cell>
          <table:table-cell table:style-name="Tabulka3.B4" office:value-type="string">
            <text:p text:style-name="P42">1</text:p>
          </table:table-cell>
          <table:table-cell table:style-name="Tabulka3.B4" office:value-type="string">
            <text:p text:style-name="P42">4</text:p>
          </table:table-cell>
          <table:table-cell table:style-name="Tabulka3.B4" office:value-type="string">
            <text:p text:style-name="P36"/>
          </table:table-cell>
          <table:table-cell table:style-name="Tabulka3.B4" office:value-type="string">
            <text:p text:style-name="P45">Sil + 6</text:p>
          </table:table-cell>
          <table:table-cell table:style-name="Tabulka3.B4" office:value-type="string">
            <text:p text:style-name="P45">2 zl</text:p>
          </table:table-cell>
        </table:table-row>
        <table:table-row table:style-name="Tabulka3.1">
          <table:table-cell table:style-name="Tabulka3.B4" office:value-type="string">
            <text:p text:style-name="P34">Vrhací dýka</text:p>
          </table:table-cell>
          <table:table-cell table:style-name="Tabulka3.B4" office:value-type="string">
            <text:p text:style-name="P42">1</text:p>
          </table:table-cell>
          <table:table-cell table:style-name="Tabulka3.B4" office:value-type="string">
            <text:p text:style-name="P36">1</text:p>
          </table:table-cell>
          <table:table-cell table:style-name="Tabulka3.B4" office:value-type="string">
            <text:p text:style-name="P42">3</text:p>
          </table:table-cell>
          <table:table-cell table:style-name="Tabulka3.B4" office:value-type="string">
            <text:p text:style-name="P36"/>
          </table:table-cell>
          <table:table-cell table:style-name="Tabulka3.B4" office:value-type="string">
            <text:p text:style-name="P51"><text:span text:style-name="T210">Sil + </text:span><text:span text:style-name="T208">5</text:span></text:p>
          </table:table-cell>
          <table:table-cell table:style-name="Tabulka3.B4" office:value-type="string">
            <text:p text:style-name="P51"><text:span text:style-name="T208">2</text:span><text:span text:style-name="T210"> st</text:span></text:p>
          </table:table-cell>
        </table:table-row>
        <table:table-row table:style-name="Tabulka3.1">
          <table:table-cell table:style-name="Tabulka3.A18" office:value-type="string">
            <text:p text:style-name="P35">Vrhací sekera</text:p>
          </table:table-cell>
          <table:table-cell table:style-name="Tabulka3.A18" office:value-type="string">
            <text:p text:style-name="P43">3</text:p>
          </table:table-cell>
          <table:table-cell table:style-name="Tabulka3.A18" office:value-type="string">
            <text:p text:style-name="P37">0</text:p>
          </table:table-cell>
          <table:table-cell table:style-name="Tabulka3.A18" office:value-type="string">
            <text:p text:style-name="P43">6</text:p>
          </table:table-cell>
          <table:table-cell table:style-name="Tabulka3.A18" office:value-type="string">
            <text:p text:style-name="P37"/>
          </table:table-cell>
          <table:table-cell table:style-name="Tabulka3.A18" office:value-type="string">
            <text:p text:style-name="P52"><text:span text:style-name="T210">Sil + </text:span><text:span text:style-name="T208">3</text:span></text:p>
          </table:table-cell>
          <table:table-cell table:style-name="Tabulka3.A18" office:value-type="string">
            <text:p text:style-name="P52"><text:span text:style-name="T208">3</text:span><text:span text:style-name="T210"> st</text:span></text:p>
          </table:table-cell>
        </table:table-row>
      </table:table>
      <text:p text:style-name="P33"/>
      <text:p text:style-name="P28"/>
      <text:p text:style-name="P28"/>
      <text:p text:style-name="P28"/>
      <text:p text:style-name="P28"/>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50558341026637" text:continue-numbering="true" text:style-name="WWNum1">
              <text:list-item>
                <text:list>
                  <text:list-item>
                    <text:h text:style-name="P203" text:outline-level="2"><text:span text:style-name="T210">Ceník –</text:span><text:span text:style-name="T208">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50557599742985" text:continue-numbering="true" text:style-name="WWNum1">
              <text:list-item>
                <text:list>
                  <text:list-item>
                    <text:list>
                      <text:list-item>
                        <text:list>
                          <text:list-item>
                            <text:list>
                              <text:list-item>
                                <text:list>
                                  <text:list-item>
                                    <text:list>
                                      <text:list-item>
                                        <text:list>
                                          <text:list-item>
                                            <text:h text:style-name="P185"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61">Žebřiňák</text:p>
          </table:table-cell>
          <table:table-cell table:style-name="Tabulka4.A3" office:value-type="string">
            <text:p text:style-name="P71">2 zl</text:p>
          </table:table-cell>
        </table:table-row>
        <table:table-row table:style-name="Tabulka4.1">
          <table:table-cell table:style-name="Tabulka4.A3" office:value-type="string">
            <text:p text:style-name="P60">Vůz (cestovní s plachtou)</text:p>
          </table:table-cell>
          <table:table-cell table:style-name="Tabulka4.A3" office:value-type="string">
            <text:p text:style-name="P70">3 zl</text:p>
          </table:table-cell>
        </table:table-row>
        <table:table-row table:style-name="Tabulka4.1">
          <table:table-cell table:style-name="Tabulka4.A3" office:value-type="string">
            <text:p text:style-name="P53"><text:span text:style-name="T210">Kočár </text:span><text:span text:style-name="T208">otevřený, běžný</text:span></text:p>
          </table:table-cell>
          <table:table-cell table:style-name="Tabulka4.A3" office:value-type="string">
            <text:p text:style-name="P55"><text:span text:style-name="T218">6</text:span><text:span text:style-name="T214"> zl</text:span></text:p>
          </table:table-cell>
        </table:table-row>
        <table:table-row table:style-name="Tabulka4.1">
          <table:table-cell table:style-name="Tabulka4.A3" office:value-type="string">
            <text:p text:style-name="P53"><text:span text:style-name="T210">Kočár </text:span><text:span text:style-name="T208">otevřený, luxusní</text:span></text:p>
          </table:table-cell>
          <table:table-cell table:style-name="Tabulka4.A3" office:value-type="string">
            <text:p text:style-name="P58">20 zl</text:p>
          </table:table-cell>
        </table:table-row>
        <table:table-row table:style-name="Tabulka4.1">
          <table:table-cell table:style-name="Tabulka4.A3" office:value-type="string">
            <text:p text:style-name="P75">Kočár uzavřený, běžný</text:p>
          </table:table-cell>
          <table:table-cell table:style-name="Tabulka4.A3" office:value-type="string">
            <text:p text:style-name="P73">10 zl</text:p>
          </table:table-cell>
        </table:table-row>
        <table:table-row table:style-name="Tabulka4.1">
          <table:table-cell table:style-name="Tabulka4.A3" office:value-type="string">
            <text:p text:style-name="P75">Kočár uzavřený, luxusní</text:p>
          </table:table-cell>
          <table:table-cell table:style-name="Tabulka4.A3" office:value-type="string">
            <text:p text:style-name="P73">30 zl</text:p>
          </table:table-cell>
        </table:table-row>
        <table:table-row table:style-name="Tabulka4.1">
          <table:table-cell table:style-name="Tabulka4.A3" office:value-type="string">
            <text:p text:style-name="P60">Válečný vůz</text:p>
          </table:table-cell>
          <table:table-cell table:style-name="Tabulka4.A3" office:value-type="string">
            <text:p text:style-name="P70">5 zl</text:p>
          </table:table-cell>
        </table:table-row>
        <table:table-row table:style-name="Tabulka4.1">
          <table:table-cell table:style-name="Tabulka4.A3" office:value-type="string">
            <text:p text:style-name="P60">Pramice</text:p>
          </table:table-cell>
          <table:table-cell table:style-name="Tabulka4.A3" office:value-type="string">
            <text:p text:style-name="P70">1 zl</text:p>
          </table:table-cell>
        </table:table-row>
        <table:table-row table:style-name="Tabulka4.1">
          <table:table-cell table:style-name="Tabulka4.A3" office:value-type="string">
            <text:p text:style-name="P60">Kanoe</text:p>
          </table:table-cell>
          <table:table-cell table:style-name="Tabulka4.A3" office:value-type="string">
            <text:p text:style-name="P70">1 zl</text:p>
          </table:table-cell>
        </table:table-row>
        <table:table-row table:style-name="Tabulka4.1">
          <table:table-cell table:style-name="Tabulka4.A3" table:number-columns-spanned="2" office:value-type="string">
            <text:list xml:id="list150557137767297" text:continue-numbering="true" text:style-name="WWNum1">
              <text:list-item>
                <text:list>
                  <text:list-item>
                    <text:list>
                      <text:list-item>
                        <text:list>
                          <text:list-item>
                            <text:list>
                              <text:list-item>
                                <text:list>
                                  <text:list-item>
                                    <text:list>
                                      <text:list-item>
                                        <text:list>
                                          <text:list-item>
                                            <text:h text:style-name="P186"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72">Léčivý lektvar</text:p>
          </table:table-cell>
          <table:table-cell table:style-name="Tabulka4.A3" office:value-type="string">
            <text:p text:style-name="P56"><text:span text:style-name="T207">1 st * hodnocení</text:span><text:span text:style-name="T222">2</text:span></text:p>
          </table:table-cell>
        </table:table-row>
        <table:table-row table:style-name="Tabulka4.1">
          <table:table-cell table:style-name="Tabulka4.A3" office:value-type="string">
            <text:p text:style-name="P57">Hojivá mast</text:p>
          </table:table-cell>
          <table:table-cell table:style-name="Tabulka4.A3" office:value-type="string">
            <text:p text:style-name="P55"><text:span text:style-name="T207">5 dn * hodnocení</text:span><text:span text:style-name="T222">2</text:span></text:p>
          </table:table-cell>
        </table:table-row>
        <table:table-row table:style-name="Tabulka4.1">
          <table:table-cell table:style-name="Tabulka4.A3" office:value-type="string">
            <text:p text:style-name="P57">Lektvar na hojení otevřených zranění</text:p>
          </table:table-cell>
          <table:table-cell table:style-name="Tabulka4.A3" office:value-type="string">
            <text:p text:style-name="P55"><text:span text:style-name="T207">2 st * hodnocení</text:span><text:span text:style-name="T222">2</text:span></text:p>
          </table:table-cell>
        </table:table-row>
        <table:table-row table:style-name="Tabulka4.1">
          <table:table-cell table:style-name="Tabulka4.A3" office:value-type="string">
            <text:p text:style-name="P57">Odvar na hojení otevřených zranění</text:p>
          </table:table-cell>
          <table:table-cell table:style-name="Tabulka4.A3" office:value-type="string">
            <text:p text:style-name="P55"><text:span text:style-name="T207">1 st * hodnocení</text:span><text:span text:style-name="T222">2</text:span></text:p>
          </table:table-cell>
        </table:table-row>
        <table:table-row table:style-name="Tabulka4.1">
          <table:table-cell table:style-name="Tabulka4.A3" office:value-type="string">
            <text:p text:style-name="P57">Lektvar na hojení vnitřních zranění a zlomenin</text:p>
          </table:table-cell>
          <table:table-cell table:style-name="Tabulka4.A3" office:value-type="string">
            <text:p text:style-name="P55"><text:span text:style-name="T207">3 st * hodnocení</text:span><text:span text:style-name="T222">2</text:span></text:p>
          </table:table-cell>
        </table:table-row>
        <table:table-row table:style-name="Tabulka4.1">
          <table:table-cell table:style-name="Tabulka4.A3" office:value-type="string">
            <text:p text:style-name="P57">Odvar na hojení vnitřních zranění a zlomenin</text:p>
          </table:table-cell>
          <table:table-cell table:style-name="Tabulka4.A3" office:value-type="string">
            <text:p text:style-name="P55"><text:span text:style-name="T207">2 st * hodnocení</text:span><text:span text:style-name="T222">2</text:span></text:p>
          </table:table-cell>
        </table:table-row>
        <table:table-row table:style-name="Tabulka4.1">
          <table:table-cell table:style-name="Tabulka4.A3" office:value-type="string">
            <text:p text:style-name="P57">Tinktura na popáleniny a omrzliny</text:p>
          </table:table-cell>
          <table:table-cell table:style-name="Tabulka4.A3" office:value-type="string">
            <text:p text:style-name="P55"><text:span text:style-name="T207">3 st * hodnocení</text:span><text:span text:style-name="T222">2</text:span></text:p>
          </table:table-cell>
        </table:table-row>
        <table:table-row table:style-name="Tabulka4.1">
          <table:table-cell table:style-name="Tabulka4.A3" office:value-type="string">
            <text:p text:style-name="P57">Mast na popáleniny a omrzliny</text:p>
          </table:table-cell>
          <table:table-cell table:style-name="Tabulka4.A3" office:value-type="string">
            <text:p text:style-name="P55"><text:span text:style-name="T207">2 st * hodnocení</text:span><text:span text:style-name="T222">2</text:span></text:p>
          </table:table-cell>
        </table:table-row>
        <table:table-row table:style-name="Tabulka4.1">
          <table:table-cell table:style-name="Tabulka4.A21" office:value-type="string">
            <text:p text:style-name="P61"/>
          </table:table-cell>
          <table:table-cell table:style-name="Tabulka4.A21" office:value-type="string">
            <text:p text:style-name="P59"/>
          </table:table-cell>
        </table:table-row>
      </table:table>
      <text:p text:style-name="P33"/>
      <text:p text:style-name="P28"/>
      <text:p text:style-name="P28"/>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50558771576838" text:continue-numbering="true" text:style-name="WWNum1">
              <text:list-item>
                <text:list>
                  <text:list-item>
                    <text:h text:style-name="P204"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63"/>
          </table:table-cell>
          <table:table-cell table:style-name="Tabulka5.A2" office:value-type="string">
            <text:p text:style-name="P63">Cena</text:p>
          </table:table-cell>
          <table:table-cell table:style-name="Tabulka5.A2" office:value-type="string">
            <text:p text:style-name="P56"><text:span text:style-name="T210">Vá</text:span><text:soft-page-break/><text:span text:style-name="T210">ha</text:span></text:p>
          </table:table-cell>
          <table:table-cell table:style-name="Tabulka5.A2" office:value-type="string">
            <text:p text:style-name="P63"/>
          </table:table-cell>
          <table:table-cell table:style-name="Tabulka5.A2" office:value-type="string">
            <text:p text:style-name="P63"/>
          </table:table-cell>
          <table:table-cell table:style-name="Tabulka5.A2" office:value-type="string">
            <text:p text:style-name="P63">Cena</text:p>
          </table:table-cell>
          <table:table-cell table:style-name="Tabulka5.A2" office:value-type="string">
            <text:p text:style-name="P56"><text:span text:style-name="T210">Váh</text:span><text:soft-page-break/><text:span text:style-name="T210">a</text:span></text:p>
          </table:table-cell>
        </table:table-row>
        <table:table-row table:style-name="Tabulka5.1">
          <table:table-cell table:style-name="Tabulka5.A3" office:value-type="string">
            <text:list xml:id="list150557461874166" text:continue-numbering="true" text:style-name="WWNum1">
              <text:list-item>
                <text:list>
                  <text:list-item>
                    <text:list>
                      <text:list-item>
                        <text:h text:style-name="P171" text:outline-level="3">Šatstvo</text:h>
                      </text:list-item>
                    </text:list>
                  </text:list-item>
                </text:list>
              </text:list-item>
            </text:list>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50558618073152" text:continue-numbering="true" text:style-name="WWNum1">
              <text:list-item>
                <text:list>
                  <text:list-item>
                    <text:list>
                      <text:list-item>
                        <text:h text:style-name="P171" text:outline-level="3">Přeprava</text:h>
                      </text:list-item>
                    </text:list>
                  </text:list-item>
                </text:list>
              </text:list-item>
            </text:list>
          </table:table-cell>
          <table:table-cell table:style-name="Tabulka5.B3" office:value-type="string">
            <text:p text:style-name="P66"/>
          </table:table-cell>
          <table:table-cell table:style-name="Tabulka5.B3" office:value-type="string">
            <text:p text:style-name="P66"/>
          </table:table-cell>
        </table:table-row>
        <table:table-row table:style-name="Tabulka5.1">
          <table:table-cell table:style-name="Tabulka5.B3" office:value-type="string">
            <text:p text:style-name="P64">Žebrácké hadry</text:p>
          </table:table-cell>
          <table:table-cell table:style-name="Tabulka5.B3" office:value-type="string">
            <text:p text:style-name="P68">2 dn</text:p>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64">Místo v dostavníku (1 den cesty)</text:p>
          </table:table-cell>
          <table:table-cell table:style-name="Tabulka5.B3" office:value-type="string">
            <text:p text:style-name="P55"><text:span text:style-name="T216">4</text:span><text:span text:style-name="T213"> dn</text:span></text:p>
          </table:table-cell>
          <table:table-cell table:style-name="Tabulka5.B3" office:value-type="string">
            <text:p text:style-name="P65"/>
          </table:table-cell>
        </table:table-row>
        <table:table-row table:style-name="Tabulka5.1">
          <table:table-cell table:style-name="Tabulka5.B3" office:value-type="string">
            <text:p text:style-name="P53"><text:span text:style-name="T215">Chudinské</text:span><text:span text:style-name="T212"> – letní</text:span></text:p>
          </table:table-cell>
          <table:table-cell table:style-name="Tabulka5.B3" office:value-type="string">
            <text:p text:style-name="P68">8 st</text:p>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64">Místo na říční lodi (1 den cesty)</text:p>
          </table:table-cell>
          <table:table-cell table:style-name="Tabulka5.B3" office:value-type="string">
            <text:p text:style-name="P55"><text:span text:style-name="T216">2</text:span><text:span text:style-name="T213"> dn</text:span></text:p>
          </table:table-cell>
          <table:table-cell table:style-name="Tabulka5.B3" office:value-type="string">
            <text:p text:style-name="P65"/>
          </table:table-cell>
        </table:table-row>
        <table:table-row table:style-name="Tabulka5.1">
          <table:table-cell table:style-name="Tabulka5.B3" office:value-type="string">
            <text:p text:style-name="P53"><text:span text:style-name="T215">Chudinské</text:span><text:span text:style-name="T212"> – zimní</text:span></text:p>
          </table:table-cell>
          <table:table-cell table:style-name="Tabulka5.B3" office:value-type="string">
            <text:p text:style-name="P68">1 zl, 2 st</text:p>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64">Místo na námořní lodi (1 den cesty)</text:p>
          </table:table-cell>
          <table:table-cell table:style-name="Tabulka5.B3" office:value-type="string">
            <text:p text:style-name="P55"><text:span text:style-name="T216">6</text:span><text:span text:style-name="T213"> dn</text:span></text:p>
          </table:table-cell>
          <table:table-cell table:style-name="Tabulka5.B3" office:value-type="string">
            <text:p text:style-name="P65"/>
          </table:table-cell>
        </table:table-row>
        <table:table-row table:style-name="Tabulka5.1">
          <table:table-cell table:style-name="Tabulka5.B3" office:value-type="string">
            <text:p text:style-name="P53"><text:span text:style-name="T215">Dobré</text:span><text:span text:style-name="T212"> – letní</text:span></text:p>
          </table:table-cell>
          <table:table-cell table:style-name="Tabulka5.B3" office:value-type="string">
            <text:p text:style-name="P68">4 zl</text:p>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64">Vozka s vozem (na 1 den)</text:p>
          </table:table-cell>
          <table:table-cell table:style-name="Tabulka5.B3" office:value-type="string">
            <text:p text:style-name="P55"><text:span text:style-name="T216">2</text:span><text:span text:style-name="T213"> st</text:span></text:p>
          </table:table-cell>
          <table:table-cell table:style-name="Tabulka5.B3" office:value-type="string">
            <text:p text:style-name="P65"/>
          </table:table-cell>
        </table:table-row>
        <table:table-row table:style-name="Tabulka5.1">
          <table:table-cell table:style-name="Tabulka5.B3" office:value-type="string">
            <text:p text:style-name="P53"><text:span text:style-name="T215">Dobré</text:span><text:span text:style-name="T212"> – zimní</text:span></text:p>
          </table:table-cell>
          <table:table-cell table:style-name="Tabulka5.B3" office:value-type="string">
            <text:p text:style-name="P68">6 zl</text:p>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79">Dobré – ke zbroji</text:p>
          </table:table-cell>
          <table:table-cell table:style-name="Tabulka5.B3" office:value-type="string">
            <text:p text:style-name="P68">2 zl</text:p>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0">
          <table:table-cell table:style-name="Tabulka5.B3" office:value-type="string">
            <text:p text:style-name="P54"><text:span text:style-name="T212">Honosné – letn</text:span><text:span text:style-name="T215">í</text:span></text:p>
          </table:table-cell>
          <table:table-cell table:style-name="Tabulka5.B3" office:value-type="string">
            <text:p text:style-name="P69">12 zl</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7">Honosné – zimní</text:p>
          </table:table-cell>
          <table:table-cell table:style-name="Tabulka5.B3" office:value-type="string">
            <text:p text:style-name="P69">18 zl</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53"><text:span text:style-name="T212">Honosné </text:span><text:span text:style-name="T215">–</text:span><text:span text:style-name="T212"> </text:span><text:span text:style-name="T215">ke zbroji</text:span></text:p>
          </table:table-cell>
          <table:table-cell table:style-name="Tabulka5.B3" office:value-type="string">
            <text:p text:style-name="P55"><text:span text:style-name="T216">6</text:span><text:span text:style-name="T213"> zl</text:span></text:p>
          </table:table-cell>
          <table:table-cell table:style-name="Tabulka5.B3" office:value-type="string">
            <text:p text:style-name="P62"/>
          </table:table-cell>
          <table:table-cell table:style-name="Tabulka5.B3" office:value-type="string">
            <text:p text:style-name="P33"/>
          </table:table-cell>
          <table:table-cell table:style-name="Tabulka5.B3" office:value-type="string">
            <text:p text:style-name="P33"/>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53"><text:span text:style-name="T215">Luxusní</text:span><text:span text:style-name="T212"> – letní</text:span></text:p>
          </table:table-cell>
          <table:table-cell table:style-name="Tabulka5.B3" office:value-type="string">
            <text:p text:style-name="P55"><text:span text:style-name="T213">40</text:span><text:span text:style-name="T216">+</text:span><text:span text:style-name="T213"> 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73"/>
          </table:table-cell>
          <table:table-cell table:style-name="Tabulka5.B3" office:value-type="string">
            <text:p text:style-name="P62"/>
          </table:table-cell>
        </table:table-row>
        <table:table-row table:style-name="Tabulka5.1">
          <table:table-cell table:style-name="Tabulka5.B3" office:value-type="string">
            <text:p text:style-name="P53"><text:span text:style-name="T215">Luxusní</text:span><text:span text:style-name="T212"> – zimní</text:span></text:p>
          </table:table-cell>
          <table:table-cell table:style-name="Tabulka5.B3" office:value-type="string">
            <text:p text:style-name="P55"><text:span text:style-name="T213">60</text:span><text:span text:style-name="T216">+</text:span><text:span text:style-name="T213"> 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79">Luxusní – ke zbroji</text:p>
          </table:table-cell>
          <table:table-cell table:style-name="Tabulka5.B3" office:value-type="string">
            <text:p text:style-name="P55"><text:span text:style-name="T216">20</text:span><text:span text:style-name="T213"> 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903405835" text:continue-numbering="true" text:style-name="WWNum1">
              <text:list-item>
                <text:list>
                  <text:list-item>
                    <text:list>
                      <text:list-item>
                        <text:h text:style-name="P180" text:outline-level="3"/>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75"/>
          </table:table-cell>
          <table:table-cell table:style-name="Tabulka5.B3" office:value-type="string">
            <text:p text:style-name="P7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70"/>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70"/>
          </table:table-cell>
          <table:table-cell table:style-name="Tabulka5.B3" office:value-type="string">
            <text:p text:style-name="P62"/>
          </table:table-cell>
        </table:table-row>
        <table:table-row table:style-name="Tabulka5.1">
          <table:table-cell table:style-name="Tabulka5.B3" office:value-type="string">
            <text:p text:style-name="P57"/>
          </table:table-cell>
          <table:table-cell table:style-name="Tabulka5.B3" office:value-type="string">
            <text:p text:style-name="P7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75"/>
          </table:table-cell>
          <table:table-cell table:style-name="Tabulka5.B3" office:value-type="string">
            <text:p text:style-name="P7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list xml:id="list150557647004882" text:continue-numbering="true" text:style-name="WWNum1">
              <text:list-item>
                <text:list>
                  <text:list-item>
                    <text:list>
                      <text:list-item>
                        <text:h text:style-name="P180" text:outline-level="3"/>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list xml:id="list150558528197638" text:continue-numbering="true" text:style-name="WWNum1">
              <text:list-item>
                <text:list>
                  <text:list-item>
                    <text:list>
                      <text:list-item>
                        <text:h text:style-name="P180" text:outline-level="3"/>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34"/>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list xml:id="list150557114137560" text:continue-numbering="true" text:style-name="WWNum1">
              <text:list-item>
                <text:list>
                  <text:list-item>
                    <text:list>
                      <text:list-item>
                        <text:h text:style-name="P180" text:outline-level="3"/>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34"/>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36"/>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883466272" text:continue-numbering="true" text:style-name="WWNum1">
              <text:list-item>
                <text:list>
                  <text:list-item>
                    <text:list>
                      <text:list-item>
                        <text:h text:style-name="P180" text:outline-level="3"/>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ext:soft-page-break/>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70"/>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70"/>
          </table:table-cell>
          <table:table-cell table:style-name="Tabulka5.B3" office:value-type="string">
            <text:p text:style-name="P62"/>
          </table:table-cell>
        </table:table-row>
        <table:table-row table:style-name="Tabulka5.1">
          <table:table-cell table:style-name="Tabulka5.B3" office:value-type="string">
            <text:list xml:id="list150558972689987" text:continue-numbering="true" text:style-name="WWNum1">
              <text:list-item>
                <text:list>
                  <text:list-item>
                    <text:list>
                      <text:list-item>
                        <text:h text:style-name="P180" text:outline-level="3"/>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Kůň - jezdecký</text:p>
          </table:table-cell>
          <table:table-cell table:style-name="Tabulka5.B3" office:value-type="string">
            <text:p text:style-name="P55"><text:span text:style-name="T216">10</text:span><text:span text:style-name="T213">-50 zl</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Kůň - válečný</text:p>
          </table:table-cell>
          <table:table-cell table:style-name="Tabulka5.B3" office:value-type="string">
            <text:p text:style-name="P68">60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
          </table:table-cell>
          <table:table-cell table:style-name="Tabulka5.B3" office:value-type="string">
            <text:p text:style-name="P6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8018262510" text:continue-numbering="true" text:style-name="WWNum1">
              <text:list-item>
                <text:list>
                  <text:list-item>
                    <text:list>
                      <text:list-item>
                        <text:h text:style-name="P171" text:outline-level="3">Jezdecké doplňky/služby</text:h>
                      </text:list-item>
                    </text:list>
                  </text:list-item>
                </text:list>
              </text:list-item>
            </text:list>
          </table:table-cell>
          <table:table-cell table:style-name="Tabulka5.B3" office:value-type="string">
            <text:p text:style-name="P65"/>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Postroj a sedlo</text:p>
          </table:table-cell>
          <table:table-cell table:style-name="Tabulka5.B3" office:value-type="string">
            <text:p text:style-name="P55"><text:span text:style-name="T216">5</text:span><text:span text:style-name="T213"> st</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Sedlové brašny</text:p>
          </table:table-cell>
          <table:table-cell table:style-name="Tabulka5.B3" office:value-type="string">
            <text:p text:style-name="P55"><text:span text:style-name="T216">5</text:span><text:span text:style-name="T213"> st</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Píce pro koně (na 1 den)</text:p>
          </table:table-cell>
          <table:table-cell table:style-name="Tabulka5.B3" office:value-type="string">
            <text:p text:style-name="P80">2 d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Podkova + kovář</text:p>
          </table:table-cell>
          <table:table-cell table:style-name="Tabulka5.B3" office:value-type="string">
            <text:p text:style-name="P68">5 d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Jho</text:p>
          </table:table-cell>
          <table:table-cell table:style-name="Tabulka5.B3" office:value-type="string">
            <text:p text:style-name="P55"><text:span text:style-name="T216">8</text:span><text:span text:style-name="T213"> dn</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7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878945936" text:continue-numbering="true" text:style-name="WWNum1">
              <text:list-item>
                <text:list>
                  <text:list-item>
                    <text:list>
                      <text:list-item>
                        <text:h text:style-name="P171" text:outline-level="3">Dopravní prostředky</text:h>
                      </text:list-item>
                    </text:list>
                  </text:list-item>
                </text:list>
              </text:list-item>
            </text:list>
          </table:table-cell>
          <table:table-cell table:style-name="Tabulka5.B3" office:value-type="string">
            <text:p text:style-name="P65"/>
          </table:table-cell>
          <table:table-cell table:style-name="Tabulka5.B3" office:value-type="string">
            <text:p text:style-name="P62"/>
          </table:table-cell>
        </table:table-row>
        <table:table-row table:style-name="Tabulka5.1">
          <table:table-cell table:style-name="Tabulka5.B3" office:value-type="string">
            <text:list xml:id="list150557729585734" text:continue-numbering="true" text:style-name="WWNum1">
              <text:list-item>
                <text:list>
                  <text:list-item>
                    <text:list>
                      <text:list-item>
                        <text:h text:style-name="P180" text:outline-level="3"/>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Žebřiňák</text:p>
          </table:table-cell>
          <table:table-cell table:style-name="Tabulka5.B3" office:value-type="string">
            <text:p text:style-name="P68">2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Vůz (cestovní s plachtou)</text:p>
          </table:table-cell>
          <table:table-cell table:style-name="Tabulka5.B3" office:value-type="string">
            <text:p text:style-name="P68">3 zl</text:p>
          </table:table-cell>
          <table:table-cell table:style-name="Tabulka5.B3" office:value-type="string">
            <text:p text:style-name="P62"/>
          </table:table-cell>
        </table:table-row>
        <table:table-row table:style-name="Tabulka5.1">
          <table:table-cell table:style-name="Tabulka5.B3" office:value-type="string">
            <text:p text:style-name="P57"/>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53"><text:span text:style-name="T212">Kočár </text:span><text:span text:style-name="T215">otevřený</text:span></text:p>
          </table:table-cell>
          <table:table-cell table:style-name="Tabulka5.B3" office:value-type="string">
            <text:p text:style-name="P55"><text:span text:style-name="T216">6-20</text:span><text:span text:style-name="T213"> zl</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9">Kočár uzavřený</text:p>
          </table:table-cell>
          <table:table-cell table:style-name="Tabulka5.B3" office:value-type="string">
            <text:p text:style-name="P81">10-30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74"/>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Válečný vůz</text:p>
          </table:table-cell>
          <table:table-cell table:style-name="Tabulka5.B3" office:value-type="string">
            <text:p text:style-name="P68">5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Pramice</text:p>
          </table:table-cell>
          <table:table-cell table:style-name="Tabulka5.B3" office:value-type="string">
            <text:p text:style-name="P68">1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5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Kanoe</text:p>
          </table:table-cell>
          <table:table-cell table:style-name="Tabulka5.B3" office:value-type="string">
            <text:p text:style-name="P68">1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571792350" text:continue-numbering="true" text:style-name="WWNum1">
              <text:list-item>
                <text:list>
                  <text:list-item>
                    <text:list>
                      <text:list-item>
                        <text:h text:style-name="P172" text:outline-level="3">Nádoby a měchy</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41">Džbán (na 1litr)</text:p>
          </table:table-cell>
          <table:table-cell table:style-name="Tabulka5.B3" office:value-type="string">
            <text:p text:style-name="P74">1 dn</text:p>
          </table:table-cell>
          <table:table-cell table:style-name="Tabulka5.B3" office:value-type="string">
            <text:p text:style-name="P62"/>
          </table:table-cell>
        </table:table-row>
        <table:table-row table:style-name="Tabulka5.1">
          <table:table-cell table:style-name="Tabulka5.B3" office:value-type="string">
            <text:list xml:id="list150558919208993" text:continue-numbering="true" text:style-name="WWNum1">
              <text:list-item>
                <text:list>
                  <text:list-item>
                    <text:list>
                      <text:list-item>
                        <text:h text:style-name="P172" text:outline-level="3">Svítidla a svítivo</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Měch (na 1 litr)</text:p>
          </table:table-cell>
          <table:table-cell table:style-name="Tabulka5.B3" office:value-type="string">
            <text:p text:style-name="P55"><text:span text:style-name="T218">4</text:span><text:span text:style-name="T214"> mk</text:span></text:p>
          </table:table-cell>
          <table:table-cell table:style-name="Tabulka5.B3" office:value-type="string">
            <text:p text:style-name="P62"/>
          </table:table-cell>
        </table:table-row>
        <table:table-row table:style-name="Tabulka5.1">
          <table:table-cell table:style-name="Tabulka5.B3" office:value-type="string">
            <text:p text:style-name="P60">Křesadlo a troud</text:p>
          </table:table-cell>
          <table:table-cell table:style-name="Tabulka5.B3" office:value-type="string">
            <text:p text:style-name="P70">1 d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53"><text:span text:style-name="T208">Velký</text:span><text:span text:style-name="T210"> měch (na 5 litrů)</text:span></text:p>
          </table:table-cell>
          <table:table-cell table:style-name="Tabulka5.B3" office:value-type="string">
            <text:p text:style-name="P55"><text:span text:style-name="T218">8</text:span><text:span text:style-name="T214"> mk</text:span></text:p>
          </table:table-cell>
          <table:table-cell table:style-name="Tabulka5.B3" office:value-type="string">
            <text:p text:style-name="P62"/>
          </table:table-cell>
        </table:table-row>
        <table:table-row table:style-name="Tabulka5.1">
          <table:table-cell table:style-name="Tabulka5.B3" office:value-type="string">
            <text:p text:style-name="P60">Olej (1 lahev, keramická)</text:p>
          </table:table-cell>
          <table:table-cell table:style-name="Tabulka5.B3" office:value-type="string">
            <text:p text:style-name="P55"><text:span text:style-name="T218">2</text:span><text:span text:style-name="T214"> </text:span><text:span text:style-name="T218">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Soudek (na 5 litrů)</text:p>
          </table:table-cell>
          <table:table-cell table:style-name="Tabulka5.B3" office:value-type="string">
            <text:p text:style-name="P55"><text:span text:style-name="T218">1</text:span><text:span text:style-name="T214"> </text:span><text:span text:style-name="T218">dn</text:span></text:p>
          </table:table-cell>
          <table:table-cell table:style-name="Tabulka5.B3" office:value-type="string">
            <text:p text:style-name="P62"/>
          </table:table-cell>
        </table:table-row>
        <table:table-row table:style-name="Tabulka5.1">
          <table:table-cell table:style-name="Tabulka5.B3" office:value-type="string">
            <text:p text:style-name="P38">Olejová lampa, lucerna</text:p>
          </table:table-cell>
          <table:table-cell table:style-name="Tabulka5.B3" office:value-type="string">
            <text:p text:style-name="P55"><text:span text:style-name="T218">1</text:span><text:span text:style-name="T214"> </text:span><text:span text:style-name="T218">st</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Sud (na 50 litrů)</text:p>
          </table:table-cell>
          <table:table-cell table:style-name="Tabulka5.B3" office:value-type="string">
            <text:p text:style-name="P55"><text:span text:style-name="T218">6</text:span><text:span text:style-name="T214"> dn</text:span></text:p>
          </table:table-cell>
          <table:table-cell table:style-name="Tabulka5.B3" office:value-type="string">
            <text:p text:style-name="P62"/>
          </table:table-cell>
        </table:table-row>
        <table:table-row table:style-name="Tabulka5.1">
          <table:table-cell table:style-name="Tabulka5.B3" office:value-type="string">
            <text:p text:style-name="P38">Směrová olejová lampa</text:p>
          </table:table-cell>
          <table:table-cell table:style-name="Tabulka5.B3" office:value-type="string">
            <text:p text:style-name="P55"><text:span text:style-name="T214">1 st, </text:span><text:span text:style-name="T218">2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Vědro</text:p>
          </table:table-cell>
          <table:table-cell table:style-name="Tabulka5.B3" office:value-type="string">
            <text:p text:style-name="P70">8 mk</text:p>
          </table:table-cell>
          <table:table-cell table:style-name="Tabulka5.B3" office:value-type="string">
            <text:p text:style-name="P62"/>
          </table:table-cell>
        </table:table-row>
        <table:table-row table:style-name="Tabulka5.1">
          <table:table-cell table:style-name="Tabulka5.B3" office:value-type="string">
            <text:p text:style-name="P38">Lucerna s okenicemi</text:p>
          </table:table-cell>
          <table:table-cell table:style-name="Tabulka5.B3" office:value-type="string">
            <text:p text:style-name="P55"><text:span text:style-name="T218">2</text:span><text:span text:style-name="T214"> </text:span><text:span text:style-name="T218">st</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Keramická lahev (0,5 litru)</text:p>
          </table:table-cell>
          <table:table-cell table:style-name="Tabulka5.B3" office:value-type="string">
            <text:p text:style-name="P70">5 mk</text:p>
          </table:table-cell>
          <table:table-cell table:style-name="Tabulka5.B3" office:value-type="string">
            <text:p text:style-name="P62"/>
          </table:table-cell>
        </table:table-row>
        <table:table-row table:style-name="Tabulka5.1">
          <table:table-cell table:style-name="Tabulka5.B3" office:value-type="string">
            <text:p text:style-name="P38">Hornický kahan</text:p>
          </table:table-cell>
          <table:table-cell table:style-name="Tabulka5.B3" office:value-type="string">
            <text:p text:style-name="P55"><text:span text:style-name="T218">8</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ext:soft-page-break/>
        <table:table-row table:style-name="Tabulka5.1">
          <table:table-cell table:style-name="Tabulka5.B3" office:value-type="string">
            <text:p text:style-name="P38">Zlodějská lucerna</text:p>
          </table:table-cell>
          <table:table-cell table:style-name="Tabulka5.B3" office:value-type="string">
            <text:p text:style-name="P55"><text:span text:style-name="T218">8</text:span><text:span text:style-name="T214"> st</text:span></text:p>
          </table:table-cell>
          <table:table-cell table:style-name="Tabulka5.B3" office:value-type="string">
            <text:p text:style-name="P62"/>
          </table:table-cell>
          <table:table-cell table:style-name="Tabulka5.B3" office:value-type="string">
            <text:p text:style-name="P34"/>
          </table:table-cell>
          <table:table-cell table:style-name="Tabulka5.B3" office:value-type="string">
            <text:list xml:id="list150556959398240" text:continue-numbering="true" text:style-name="WWNum1">
              <text:list-item>
                <text:list>
                  <text:list-item>
                    <text:list>
                      <text:list-item>
                        <text:h text:style-name="P172" text:outline-level="3">Pytle, toulce a batohy</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38">Lucerna se svící</text:p>
          </table:table-cell>
          <table:table-cell table:style-name="Tabulka5.B3" office:value-type="string">
            <text:p text:style-name="P55"><text:span text:style-name="T218">4</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Koš</text:p>
          </table:table-cell>
          <table:table-cell table:style-name="Tabulka5.B3" office:value-type="string">
            <text:p text:style-name="P55"><text:span text:style-name="T218">2</text:span><text:span text:style-name="T214"> </text:span><text:span text:style-name="T218">dn</text:span></text:p>
          </table:table-cell>
          <table:table-cell table:style-name="Tabulka5.B3" office:value-type="string">
            <text:p text:style-name="P62"/>
          </table:table-cell>
        </table:table-row>
        <table:table-row table:style-name="Tabulka5.1">
          <table:table-cell table:style-name="Tabulka5.B3" office:value-type="string">
            <text:p text:style-name="P38">Svíce</text:p>
          </table:table-cell>
          <table:table-cell table:style-name="Tabulka5.B3" office:value-type="string">
            <text:p text:style-name="P55"><text:span text:style-name="T218">5</text:span><text:span text:style-name="T214"> mk</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Nůše</text:p>
          </table:table-cell>
          <table:table-cell table:style-name="Tabulka5.B3" office:value-type="string">
            <text:p text:style-name="P74">3 dn</text:p>
          </table:table-cell>
          <table:table-cell table:style-name="Tabulka5.B3" office:value-type="string">
            <text:p text:style-name="P62"/>
          </table:table-cell>
        </table:table-row>
        <table:table-row table:style-name="Tabulka5.1">
          <table:table-cell table:style-name="Tabulka5.B3" office:value-type="string">
            <text:p text:style-name="P38">Louč</text:p>
          </table:table-cell>
          <table:table-cell table:style-name="Tabulka5.B3" office:value-type="string">
            <text:p text:style-name="P55"><text:span text:style-name="T218">1</text:span><text:span text:style-name="T214"> </text:span><text:span text:style-name="T218">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Měšec malý</text:p>
          </table:table-cell>
          <table:table-cell table:style-name="Tabulka5.B3" office:value-type="string">
            <text:p text:style-name="P55"><text:span text:style-name="T218">3</text:span><text:span text:style-name="T214"> </text:span><text:span text:style-name="T218">dn</text:span></text:p>
          </table:table-cell>
          <table:table-cell table:style-name="Tabulka5.B3" office:value-type="string">
            <text:p text:style-name="P62"/>
          </table:table-cell>
        </table:table-row>
        <table:table-row table:style-name="Tabulka5.1">
          <table:table-cell table:style-name="Tabulka5.B3" office:value-type="string">
            <text:p text:style-name="P38">Pochodeň</text:p>
          </table:table-cell>
          <table:table-cell table:style-name="Tabulka5.B3" office:value-type="string">
            <text:p text:style-name="P55"><text:span text:style-name="T218">3</text:span><text:span text:style-name="T214"> mk</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Měšec velký</text:p>
          </table:table-cell>
          <table:table-cell table:style-name="Tabulka5.B3" office:value-type="string">
            <text:p text:style-name="P55"><text:span text:style-name="T218">5</text:span><text:span text:style-name="T214"> </text:span><text:span text:style-name="T218">dn</text:span></text:p>
          </table:table-cell>
          <table:table-cell table:style-name="Tabulka5.B3" office:value-type="string">
            <text:p text:style-name="P62"/>
          </table:table-cell>
        </table:table-row>
        <table:table-row table:style-name="Tabulka5.1">
          <table:table-cell table:style-name="Tabulka5.B3" office:value-type="string">
            <text:p text:style-name="P38"/>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oulec pro kuši (na 20 šipek)</text:p>
          </table:table-cell>
          <table:table-cell table:style-name="Tabulka5.B3" office:value-type="string">
            <text:p text:style-name="P74">1 st</text:p>
          </table:table-cell>
          <table:table-cell table:style-name="Tabulka5.B3" office:value-type="string">
            <text:p text:style-name="P62"/>
          </table:table-cell>
        </table:table-row>
        <table:table-row table:style-name="Tabulka5.1">
          <table:table-cell table:style-name="Tabulka5.B3" office:value-type="string">
            <text:p text:style-name="P34"/>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oulec pro luk (na 20 šípů)</text:p>
          </table:table-cell>
          <table:table-cell table:style-name="Tabulka5.B3" office:value-type="string">
            <text:p text:style-name="P74">1 st</text:p>
          </table:table-cell>
          <table:table-cell table:style-name="Tabulka5.B3" office:value-type="string">
            <text:p text:style-name="P62"/>
          </table:table-cell>
        </table:table-row>
        <table:table-row table:style-name="Tabulka5.1">
          <table:table-cell table:style-name="Tabulka5.B3" office:value-type="string">
            <text:list xml:id="list150557242897687" text:continue-numbering="true" text:style-name="WWNum1">
              <text:list-item>
                <text:list>
                  <text:list-item>
                    <text:list>
                      <text:list-item>
                        <text:h text:style-name="P172" text:outline-level="3">Tábornické potřeby</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ytel malý</text:p>
          </table:table-cell>
          <table:table-cell table:style-name="Tabulka5.B3" office:value-type="string">
            <text:p text:style-name="P55"><text:span text:style-name="T218">1</text:span><text:span text:style-name="T214"> </text:span><text:span text:style-name="T218">st, 5 dn</text:span></text:p>
          </table:table-cell>
          <table:table-cell table:style-name="Tabulka5.B3" office:value-type="string">
            <text:p text:style-name="P62"/>
          </table:table-cell>
        </table:table-row>
        <table:table-row table:style-name="Tabulka5.1">
          <table:table-cell table:style-name="Tabulka5.B3" office:value-type="string">
            <text:p text:style-name="P60">Roh na pití</text:p>
          </table:table-cell>
          <table:table-cell table:style-name="Tabulka5.B3" office:value-type="string">
            <text:p text:style-name="P55"><text:span text:style-name="T218">2</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ytel velký (na skákání v pytli)</text:p>
          </table:table-cell>
          <table:table-cell table:style-name="Tabulka5.B3" office:value-type="string">
            <text:p text:style-name="P55"><text:span text:style-name="T218">5</text:span><text:span text:style-name="T214">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Čutora (0,5 litru)</text:p>
          </table:table-cell>
          <table:table-cell table:style-name="Tabulka5.B3" office:value-type="string">
            <text:p text:style-name="P55"><text:span text:style-name="T218">2</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Batoh, kožený</text:p>
          </table:table-cell>
          <table:table-cell table:style-name="Tabulka5.B3" office:value-type="string">
            <text:p text:style-name="P55"><text:span text:style-name="T218">3</text:span><text:span text:style-name="T214">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Korbel</text:p>
          </table:table-cell>
          <table:table-cell table:style-name="Tabulka5.B3" office:value-type="string">
            <text:p text:style-name="P70">1 d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orna, kožená</text:p>
          </table:table-cell>
          <table:table-cell table:style-name="Tabulka5.B3" office:value-type="string">
            <text:p text:style-name="P55"><text:span text:style-name="T218">2</text:span><text:span text:style-name="T214"> st</text:span></text:p>
          </table:table-cell>
          <table:table-cell table:style-name="Tabulka5.B3" office:value-type="string">
            <text:p text:style-name="P62"/>
          </table:table-cell>
        </table:table-row>
        <table:table-row table:style-name="Tabulka5.1">
          <table:table-cell table:style-name="Tabulka5.B3" office:value-type="string">
            <text:p text:style-name="P60">Kotlík</text:p>
          </table:table-cell>
          <table:table-cell table:style-name="Tabulka5.B3" office:value-type="string">
            <text:p text:style-name="P55"><text:span text:style-name="T218">1</text:span><text:span text:style-name="T214"> </text:span><text:span text:style-name="T218">st</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Brašna kožená </text:p>
          </table:table-cell>
          <table:table-cell table:style-name="Tabulka5.B3" office:value-type="string">
            <text:p text:style-name="P55"><text:span text:style-name="T218">1 st, 5</text:span><text:span text:style-name="T214"> </text:span><text:span text:style-name="T218">dn</text:span></text:p>
          </table:table-cell>
          <table:table-cell table:style-name="Tabulka5.B3" office:value-type="string">
            <text:p text:style-name="P62"/>
          </table:table-cell>
        </table:table-row>
        <table:table-row table:style-name="Tabulka5.1">
          <table:table-cell table:style-name="Tabulka5.B3" office:value-type="string">
            <text:p text:style-name="P53"><text:span text:style-name="T208">Dřevěný p</text:span><text:span text:style-name="T210">říbor</text:span></text:p>
          </table:table-cell>
          <table:table-cell table:style-name="Tabulka5.B3" office:value-type="string">
            <text:p text:style-name="P55"><text:span text:style-name="T218">3</text:span><text:span text:style-name="T214"> </text:span><text:span text:style-name="T218">mk</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Brašna plátěná (žebradlo)</text:p>
          </table:table-cell>
          <table:table-cell table:style-name="Tabulka5.B3" office:value-type="string">
            <text:p text:style-name="P74">1 st</text:p>
          </table:table-cell>
          <table:table-cell table:style-name="Tabulka5.B3" office:value-type="string">
            <text:p text:style-name="P62"/>
          </table:table-cell>
        </table:table-row>
        <table:table-row table:style-name="Tabulka5.1">
          <table:table-cell table:style-name="Tabulka5.B3" office:value-type="string">
            <text:p text:style-name="P60">Dřevěný talíř</text:p>
          </table:table-cell>
          <table:table-cell table:style-name="Tabulka5.B3" office:value-type="string">
            <text:p text:style-name="P55"><text:span text:style-name="T218">6</text:span><text:span text:style-name="T214"> </text:span><text:span text:style-name="T218">mk</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Kalich</text:p>
          </table:table-cell>
          <table:table-cell table:style-name="Tabulka5.B3" office:value-type="string">
            <text:p text:style-name="P70">1 d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34"/>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53"><text:span text:style-name="T210">Mýdlo (1</text:span><text:span text:style-name="T208">/2</text:span><text:span text:style-name="T210"> hřivn</text:span><text:span text:style-name="T208">y</text:span><text:span text:style-name="T210">)</text:span></text:p>
          </table:table-cell>
          <table:table-cell table:style-name="Tabulka5.B3" office:value-type="string">
            <text:p text:style-name="P55"><text:span text:style-name="T218">1</text:span><text:span text:style-name="T214"> </text:span><text:span text:style-name="T218">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8344637123" text:continue-numbering="true" text:style-name="WWNum1">
              <text:list-item>
                <text:list>
                  <text:list-item>
                    <text:list>
                      <text:list-item>
                        <text:h text:style-name="P173" text:outline-level="3">Truhly a truhlice</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Stan – 1 osoba</text:p>
          </table:table-cell>
          <table:table-cell table:style-name="Tabulka5.B3" office:value-type="string">
            <text:p text:style-name="P55"><text:span text:style-name="T218">2</text:span><text:span text:style-name="T214"> </text:span><text:span text:style-name="T218">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ruhla velká dřevěná s kováním</text:p>
          </table:table-cell>
          <table:table-cell table:style-name="Tabulka5.B3" office:value-type="string">
            <text:p text:style-name="P55"><text:span text:style-name="T218">8</text:span><text:span text:style-name="T214">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Stan – 2 osoby</text:p>
          </table:table-cell>
          <table:table-cell table:style-name="Tabulka5.B3" office:value-type="string">
            <text:p text:style-name="P55"><text:span text:style-name="T218">4</text:span><text:span text:style-name="T214"> </text:span><text:span text:style-name="T218">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ruhla velká dřevěná</text:p>
          </table:table-cell>
          <table:table-cell table:style-name="Tabulka5.B3" office:value-type="string">
            <text:p text:style-name="P55"><text:span text:style-name="T218">3</text:span><text:span text:style-name="T214">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Stan – 8 osob</text:p>
          </table:table-cell>
          <table:table-cell table:style-name="Tabulka5.B3" office:value-type="string">
            <text:p text:style-name="P55"><text:span text:style-name="T218">6</text:span><text:span text:style-name="T214"> </text:span><text:span text:style-name="T218">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ruhla střední dřevěná s kováním</text:p>
          </table:table-cell>
          <table:table-cell table:style-name="Tabulka5.B3" office:value-type="string">
            <text:p text:style-name="P74">5 st</text:p>
          </table:table-cell>
          <table:table-cell table:style-name="Tabulka5.B3" office:value-type="string">
            <text:p text:style-name="P62"/>
          </table:table-cell>
        </table:table-row>
        <table:table-row table:style-name="Tabulka5.1">
          <table:table-cell table:style-name="Tabulka5.B3" office:value-type="string">
            <text:p text:style-name="P60">Stan - pavilón</text:p>
          </table:table-cell>
          <table:table-cell table:style-name="Tabulka5.B3" office:value-type="string">
            <text:p text:style-name="P55"><text:span text:style-name="T218">10</text:span><text:span text:style-name="T214"> </text:span><text:span text:style-name="T218">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ruhla střední dřevěná</text:p>
          </table:table-cell>
          <table:table-cell table:style-name="Tabulka5.B3" office:value-type="string">
            <text:p text:style-name="P74">2 st</text:p>
          </table:table-cell>
          <table:table-cell table:style-name="Tabulka5.B3" office:value-type="string">
            <text:p text:style-name="P62"/>
          </table:table-cell>
        </table:table-row>
        <table:table-row table:style-name="Tabulka5.1">
          <table:table-cell table:style-name="Tabulka5.B3" office:value-type="string">
            <text:p text:style-name="P60">Pokrývka - letní</text:p>
          </table:table-cell>
          <table:table-cell table:style-name="Tabulka5.B3" office:value-type="string">
            <text:p text:style-name="P55"><text:span text:style-name="T218">1</text:span><text:span text:style-name="T214"> </text:span><text:span text:style-name="T218">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ruhla malá dřevěná s kováním</text:p>
          </table:table-cell>
          <table:table-cell table:style-name="Tabulka5.B3" office:value-type="string">
            <text:p text:style-name="P55"><text:span text:style-name="T218">4</text:span><text:span text:style-name="T214">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Pokrývka - zimní</text:p>
          </table:table-cell>
          <table:table-cell table:style-name="Tabulka5.B3" office:value-type="string">
            <text:p text:style-name="P74">1 zl, 5 st</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ruhla malá dřevěná</text:p>
          </table:table-cell>
          <table:table-cell table:style-name="Tabulka5.B3" office:value-type="string">
            <text:p text:style-name="P55"><text:span text:style-name="T218">1</text:span><text:span text:style-name="T214"> </text:span><text:span text:style-name="T218">st, 5 dn</text:span></text:p>
          </table:table-cell>
          <table:table-cell table:style-name="Tabulka5.B3" office:value-type="string">
            <text:p text:style-name="P76"/>
          </table:table-cell>
        </table:table-row>
        <table:table-row table:style-name="Tabulka5.1">
          <table:table-cell table:style-name="Tabulka5.B3" office:value-type="string">
            <text:p text:style-name="P60">Celta</text:p>
          </table:table-cell>
          <table:table-cell table:style-name="Tabulka5.B3" office:value-type="string">
            <text:p text:style-name="P55"><text:span text:style-name="T218">1</text:span><text:span text:style-name="T214"> </text:span><text:span text:style-name="T218">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ruhlice, celokovová</text:p>
          </table:table-cell>
          <table:table-cell table:style-name="Tabulka5.B3" office:value-type="string">
            <text:p text:style-name="P55"><text:span text:style-name="T214">1 </text:span><text:span text:style-name="T218">zl</text:span></text:p>
          </table:table-cell>
          <table:table-cell table:style-name="Tabulka5.B3" office:value-type="string">
            <text:p text:style-name="P62"/>
          </table:table-cell>
        </table:table-row>
        <table:table-row table:style-name="Tabulka5.1">
          <table:table-cell table:style-name="Tabulka5.B3" office:value-type="string">
            <text:p text:style-name="P60">Koření a přísady do jídla (na 1 čen)</text:p>
          </table:table-cell>
          <table:table-cell table:style-name="Tabulka5.B3" office:value-type="string">
            <text:p text:style-name="P55"><text:span text:style-name="T218">5</text:span><text:span text:style-name="T214"> mk</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Zámek na truhlu - vestavěný</text:p>
          </table:table-cell>
          <table:table-cell table:style-name="Tabulka5.B3" office:value-type="string">
            <text:p text:style-name="P70">4 zl</text:p>
          </table:table-cell>
          <table:table-cell table:style-name="Tabulka5.B3" office:value-type="string">
            <text:p text:style-name="P62"/>
          </table:table-cell>
        </table:table-row>
        <table:table-row table:style-name="Tabulka5.1">
          <table:table-cell table:style-name="Tabulka5.B3" office:value-type="string">
            <text:p text:style-name="P53"><text:span text:style-name="T208">Dřevěná v</text:span><text:span text:style-name="T210">ařečka, naběračka</text:span></text:p>
          </table:table-cell>
          <table:table-cell table:style-name="Tabulka5.B3" office:value-type="string">
            <text:p text:style-name="P55"><text:span text:style-name="T218">2</text:span><text:span text:style-name="T214"> mk</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Zámek - visací</text:p>
          </table:table-cell>
          <table:table-cell table:style-name="Tabulka5.B3" office:value-type="string">
            <text:p text:style-name="P55"><text:span text:style-name="T218">2</text:span><text:span text:style-name="T214"> </text:span><text:span text:style-name="T218">zl</text:span></text:p>
          </table:table-cell>
          <table:table-cell table:style-name="Tabulka5.B3" office:value-type="string">
            <text:p text:style-name="P62"/>
          </table:table-cell>
        </table:table-row>
        <table:table-row table:style-name="Tabulka5.1">
          <table:table-cell table:style-name="Tabulka5.B3" office:value-type="string">
            <text:p text:style-name="P60">Brousek</text:p>
          </table:table-cell>
          <table:table-cell table:style-name="Tabulka5.B3" office:value-type="string">
            <text:p text:style-name="P55"><text:span text:style-name="T218">1</text:span><text:span text:style-name="T214"> </text:span><text:span text:style-name="T218">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53"><text:span text:style-name="T208">Dřevěná p</text:span><text:span text:style-name="T210">íšťalka</text:span></text:p>
          </table:table-cell>
          <table:table-cell table:style-name="Tabulka5.B3" office:value-type="string">
            <text:p text:style-name="P70">4 mk</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8183587272" text:continue-numbering="true" text:style-name="WWNum1">
              <text:list-item>
                <text:list>
                  <text:list-item>
                    <text:list>
                      <text:list-item>
                        <text:h text:style-name="P172" text:outline-level="3">Psací potřeby</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ext:soft-page-break/>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Křída</text:p>
          </table:table-cell>
          <table:table-cell table:style-name="Tabulka5.B3" office:value-type="string">
            <text:p text:style-name="P55"><text:span text:style-name="T218">5</text:span><text:span text:style-name="T214"> mk</text:span></text:p>
          </table:table-cell>
          <table:table-cell table:style-name="Tabulka5.B3" office:value-type="string">
            <text:p text:style-name="P62"/>
          </table:table-cell>
        </table:table-row>
        <table:table-row table:style-name="Tabulka5.1">
          <table:table-cell table:style-name="Tabulka5.B3" office:value-type="string">
            <text:list xml:id="list150558752198943" text:continue-numbering="true" text:style-name="WWNum1">
              <text:list-item>
                <text:list>
                  <text:list-item>
                    <text:list>
                      <text:list-item>
                        <text:h text:style-name="P172" text:outline-level="3">Rybářské a lovecké náčiní</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apír (1 list)</text:p>
          </table:table-cell>
          <table:table-cell table:style-name="Tabulka5.B3" office:value-type="string">
            <text:p text:style-name="P55"><text:span text:style-name="T214">1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Rybářské náčiní - prut</text:p>
          </table:table-cell>
          <table:table-cell table:style-name="Tabulka5.B3" office:value-type="string">
            <text:p text:style-name="P55"><text:span text:style-name="T218">2</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apyrus (1 list)</text:p>
          </table:table-cell>
          <table:table-cell table:style-name="Tabulka5.B3" office:value-type="string">
            <text:p text:style-name="P55"><text:span text:style-name="T214">6 </text:span><text:span text:style-name="T218">dn</text:span></text:p>
          </table:table-cell>
          <table:table-cell table:style-name="Tabulka5.B3" office:value-type="string">
            <text:p text:style-name="P62"/>
          </table:table-cell>
        </table:table-row>
        <table:table-row table:style-name="Tabulka5.1">
          <table:table-cell table:style-name="Tabulka5.B3" office:value-type="string">
            <text:p text:style-name="P60">Rybářské náčiní - sítě</text:p>
          </table:table-cell>
          <table:table-cell table:style-name="Tabulka5.B3" office:value-type="string">
            <text:p text:style-name="P55"><text:span text:style-name="T218">5</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ergamen (1 list)</text:p>
          </table:table-cell>
          <table:table-cell table:style-name="Tabulka5.B3" office:value-type="string">
            <text:p text:style-name="P55"><text:span text:style-name="T214">2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Lovecké náčiní (oka, pasti)</text:p>
          </table:table-cell>
          <table:table-cell table:style-name="Tabulka5.B3" office:value-type="string">
            <text:p text:style-name="P55"><text:span text:style-name="T218">2</text:span><text:span text:style-name="T214"> </text:span><text:span text:style-name="T218">st</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53"><text:span text:style-name="T210">Pečetní vosk (1</text:span><text:span text:style-name="T208">/2</text:span><text:span text:style-name="T210"> hřivn</text:span><text:span text:style-name="T208">y</text:span><text:span text:style-name="T210">)</text:span></text:p>
          </table:table-cell>
          <table:table-cell table:style-name="Tabulka5.B3" office:value-type="string">
            <text:p text:style-name="P55"><text:span text:style-name="T218">5</text:span><text:span text:style-name="T214"> dn</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ečetidlo</text:p>
          </table:table-cell>
          <table:table-cell table:style-name="Tabulka5.B3" office:value-type="string">
            <text:p text:style-name="P55"><text:span text:style-name="T214">1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sací brk</text:p>
          </table:table-cell>
          <table:table-cell table:style-name="Tabulka5.B3" office:value-type="string">
            <text:p text:style-name="P55"><text:span text:style-name="T218">8</text:span><text:span text:style-name="T214"> mk</text:span></text:p>
          </table:table-cell>
          <table:table-cell table:style-name="Tabulka5.B3" office:value-type="string">
            <text:p text:style-name="P62"/>
          </table:table-cell>
        </table:table-row>
        <table:table-row table:style-name="Tabulka5.1">
          <table:table-cell table:style-name="Tabulka5.B3" office:value-type="string">
            <text:list xml:id="list150557469370156" text:continue-numbering="true" text:style-name="WWNum1">
              <text:list-item>
                <text:list>
                  <text:list-item>
                    <text:list>
                      <text:list-item>
                        <text:h text:style-name="P172" text:outline-level="3">Krejčířské potřeby</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Inkoust (1 lahvička)</text:p>
          </table:table-cell>
          <table:table-cell table:style-name="Tabulka5.B3" office:value-type="string">
            <text:p text:style-name="P74">2 st</text:p>
          </table:table-cell>
          <table:table-cell table:style-name="Tabulka5.B3" office:value-type="string">
            <text:p text:style-name="P62"/>
          </table:table-cell>
        </table:table-row>
        <table:table-row table:style-name="Tabulka5.1">
          <table:table-cell table:style-name="Tabulka5.B3" office:value-type="string">
            <text:p text:style-name="P60">Šicí potřeby</text:p>
          </table:table-cell>
          <table:table-cell table:style-name="Tabulka5.B3" office:value-type="string">
            <text:p text:style-name="P55"><text:span text:style-name="T218">2</text:span><text:span text:style-name="T214"> </text:span><text:span text:style-name="T218">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ouzdro na mapy či svitky</text:p>
          </table:table-cell>
          <table:table-cell table:style-name="Tabulka5.B3" office:value-type="string">
            <text:p text:style-name="P55"><text:span text:style-name="T218">6</text:span><text:span text:style-name="T214"> dn</text:span></text:p>
          </table:table-cell>
          <table:table-cell table:style-name="Tabulka5.B3" office:value-type="string">
            <text:p text:style-name="P62"/>
          </table:table-cell>
        </table:table-row>
        <table:table-row table:style-name="Tabulka5.1">
          <table:table-cell table:style-name="Tabulka5.B3" office:value-type="string">
            <text:p text:style-name="P60">Plátno - hrubé (1x1 sáh)</text:p>
          </table:table-cell>
          <table:table-cell table:style-name="Tabulka5.B3" office:value-type="string">
            <text:p text:style-name="P70">1 st 5 d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Plátno - prosté (1x1 sáh)</text:p>
          </table:table-cell>
          <table:table-cell table:style-name="Tabulka5.B3" office:value-type="string">
            <text:p text:style-name="P70">6 st</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8325184685" text:continue-numbering="true" text:style-name="WWNum1">
              <text:list-item>
                <text:list>
                  <text:list-item>
                    <text:list>
                      <text:list-item>
                        <text:h text:style-name="P172" text:outline-level="3">Umělecké náčiní</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Plátno - dobré (1x1 sáh)</text:p>
          </table:table-cell>
          <table:table-cell table:style-name="Tabulka5.B3" office:value-type="string">
            <text:p text:style-name="P70">2 zl</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53"><text:span text:style-name="T210">Malířské plátno </text:span><text:span text:style-name="T208">(1x1 sáh)</text:span></text:p>
          </table:table-cell>
          <table:table-cell table:style-name="Tabulka5.B3" office:value-type="string">
            <text:p text:style-name="P55"><text:span text:style-name="T218">1</text:span><text:span text:style-name="T214"> </text:span><text:span text:style-name="T218">zl</text:span></text:p>
          </table:table-cell>
          <table:table-cell table:style-name="Tabulka5.B3" office:value-type="string">
            <text:p text:style-name="P62"/>
          </table:table-cell>
        </table:table-row>
        <table:table-row table:style-name="Tabulka5.1">
          <table:table-cell table:style-name="Tabulka5.B3" office:value-type="string">
            <text:p text:style-name="P60">Plátno – honosné (1x1 sáh)</text:p>
          </table:table-cell>
          <table:table-cell table:style-name="Tabulka5.B3" office:value-type="string">
            <text:p text:style-name="P70">6 zl</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Barvy, štětce a paleta</text:p>
          </table:table-cell>
          <table:table-cell table:style-name="Tabulka5.B3" office:value-type="string">
            <text:p text:style-name="P55"><text:span text:style-name="T218">2</text:span><text:span text:style-name="T214">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1 libra vlny</text:p>
          </table:table-cell>
          <table:table-cell table:style-name="Tabulka5.B3" office:value-type="string">
            <text:p text:style-name="P70">7 st</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Loutna</text:p>
          </table:table-cell>
          <table:table-cell table:style-name="Tabulka5.B3" office:value-type="string">
            <text:p text:style-name="P55"><text:span text:style-name="T214">5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Harfa (přenosná)</text:p>
          </table:table-cell>
          <table:table-cell table:style-name="Tabulka5.B3" office:value-type="string">
            <text:p text:style-name="P55"><text:span text:style-name="T214">8 </text:span><text:span text:style-name="T218">st</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list xml:id="list150557846973810" text:continue-numbering="true" text:style-name="WWNum1">
              <text:list-item>
                <text:list>
                  <text:list-item>
                    <text:list>
                      <text:list-item>
                        <text:h text:style-name="P172" text:outline-level="3">Dámské potřeby</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Parfém (1 fiála)</text:p>
          </table:table-cell>
          <table:table-cell table:style-name="Tabulka5.B3" office:value-type="string">
            <text:p text:style-name="P55"><text:span text:style-name="T218">8</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Líčidla dámská</text:p>
          </table:table-cell>
          <table:table-cell table:style-name="Tabulka5.B3" office:value-type="string">
            <text:p text:style-name="P70">1 d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Zrcátko, malé kovové</text:p>
          </table:table-cell>
          <table:table-cell table:style-name="Tabulka5.B3" office:value-type="string">
            <text:p text:style-name="P55"><text:span text:style-name="T218">5</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745460609" text:continue-numbering="true" text:style-name="WWNum1">
              <text:list-item>
                <text:list>
                  <text:list-item>
                    <text:list>
                      <text:list-item>
                        <text:h text:style-name="P172" text:outline-level="3">Různé</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Obchodnická váha</text:p>
          </table:table-cell>
          <table:table-cell table:style-name="Tabulka5.B3" office:value-type="string">
            <text:p text:style-name="P55"><text:span text:style-name="T218">6</text:span><text:span text:style-name="T214"> dn</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Zvonec</text:p>
          </table:table-cell>
          <table:table-cell table:style-name="Tabulka5.B3" office:value-type="string">
            <text:p text:style-name="P55"><text:span text:style-name="T218">4</text:span><text:span text:style-name="T214"> dn</text:span></text:p>
          </table:table-cell>
          <table:table-cell table:style-name="Tabulka5.B3" office:value-type="string">
            <text:p text:style-name="P62"/>
          </table:table-cell>
        </table:table-row>
        <table:table-row table:style-name="Tabulka5.1">
          <table:table-cell table:style-name="Tabulka5.B3" office:value-type="string">
            <text:list xml:id="list150558947075778" text:continue-numbering="true" text:style-name="WWNum1">
              <text:list-item>
                <text:list>
                  <text:list-item>
                    <text:list>
                      <text:list-item>
                        <text:h text:style-name="P172" text:outline-level="3">Šplhací náčiní (běžné)</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Řetěz (1 sáh)</text:p>
          </table:table-cell>
          <table:table-cell table:style-name="Tabulka5.B3" office:value-type="string">
            <text:p text:style-name="P55"><text:span text:style-name="T214">6 </text:span><text:span text:style-name="T218">dn</text:span></text:p>
          </table:table-cell>
          <table:table-cell table:style-name="Tabulka5.B3" office:value-type="string">
            <text:p text:style-name="P62"/>
          </table:table-cell>
        </table:table-row>
        <table:table-row table:style-name="Tabulka5.1">
          <table:table-cell table:style-name="Tabulka5.B3" office:value-type="string">
            <text:p text:style-name="P60">Lano – konopné (10 sáhů)</text:p>
          </table:table-cell>
          <table:table-cell table:style-name="Tabulka5.B3" office:value-type="string">
            <text:p text:style-name="P55"><text:span text:style-name="T218">8</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Lano – lněné (10 sáhů)</text:p>
          </table:table-cell>
          <table:table-cell table:style-name="Tabulka5.B3" office:value-type="string">
            <text:p text:style-name="P55"><text:span text:style-name="T218">2</text:span><text:span text:style-name="T214"> </text:span><text:span text:style-name="T218">st</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Provazový žebřík (10 sáhů)</text:p>
          </table:table-cell>
          <table:table-cell table:style-name="Tabulka5.B3" office:value-type="string">
            <text:p text:style-name="P74">2 st</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Kotvička</text:p>
          </table:table-cell>
          <table:table-cell table:style-name="Tabulka5.B3" office:value-type="string">
            <text:p text:style-name="P55"><text:span text:style-name="T218">5</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ext:soft-page-break/>
        <table:table-row table:style-name="Tabulka5.1">
          <table:table-cell table:style-name="Tabulka5.B3" office:value-type="string">
            <text:p text:style-name="P60">Kladkostroj</text:p>
          </table:table-cell>
          <table:table-cell table:style-name="Tabulka5.B3" office:value-type="string">
            <text:p text:style-name="P55"><text:span text:style-name="T218">1</text:span><text:span text:style-name="T214"> </text:span><text:span text:style-name="T218">st</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Žebřík (2 sáhy)</text:p>
          </table:table-cell>
          <table:table-cell table:style-name="Tabulka5.B3" office:value-type="string">
            <text:p text:style-name="P55"><text:span text:style-name="T218">2</text:span><text:span text:style-name="T214"> </text:span><text:span text:style-name="T218">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240683267" text:continue-numbering="true" text:style-name="WWNum1">
              <text:list-item>
                <text:list>
                  <text:list-item>
                    <text:list>
                      <text:list-item>
                        <text:h text:style-name="P172" text:outline-level="3">Skleněné zboží</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Horolezecká výbava</text:p>
          </table:table-cell>
          <table:table-cell table:style-name="Tabulka5.B3" office:value-type="string">
            <text:p text:style-name="P70">6 d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53"><text:span text:style-name="T210">Skleněná lahev (</text:span><text:span text:style-name="T208">1</text:span><text:span text:style-name="T210"> litr)</text:span></text:p>
          </table:table-cell>
          <table:table-cell table:style-name="Tabulka5.B3" office:value-type="string">
            <text:p text:style-name="P74">5 dn</text:p>
          </table:table-cell>
          <table:table-cell table:style-name="Tabulka5.B3" office:value-type="string">
            <text:p text:style-name="P62"/>
          </table:table-cell>
        </table:table-row>
        <table:table-row table:style-name="Tabulka5.1">
          <table:table-cell table:style-name="Tabulka5.B3" office:value-type="string">
            <text:p text:style-name="P60">Horolezecká výbava na ledovec</text:p>
          </table:table-cell>
          <table:table-cell table:style-name="Tabulka5.B3" office:value-type="string">
            <text:p text:style-name="P70">1st</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řesýpací hodiny</text:p>
          </table:table-cell>
          <table:table-cell table:style-name="Tabulka5.B3" office:value-type="string">
            <text:p text:style-name="P74">5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53"><text:span text:style-name="T210">Zvětšovací sklo </text:span><text:span text:style-name="T208">(hodnocení 1)</text:span></text:p>
          </table:table-cell>
          <table:table-cell table:style-name="Tabulka5.B3" office:value-type="string">
            <text:p text:style-name="P74">15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53"><text:span text:style-name="T208">Ruční d</text:span><text:span text:style-name="T210">alekohled </text:span><text:span text:style-name="T208">(hodnocení 1)</text:span></text:p>
          </table:table-cell>
          <table:table-cell table:style-name="Tabulka5.B3" office:value-type="string">
            <text:p text:style-name="P74">20 zl</text:p>
          </table:table-cell>
          <table:table-cell table:style-name="Tabulka5.B3" office:value-type="string">
            <text:p text:style-name="P62"/>
          </table:table-cell>
        </table:table-row>
        <table:table-row table:style-name="Tabulka5.1">
          <table:table-cell table:style-name="Tabulka5.B3" office:value-type="string">
            <text:p text:style-name="P34"/>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53"><text:span text:style-name="T208">Hvězdářský dalek.</text:span><text:span text:style-name="T210"> </text:span><text:span text:style-name="T208">(hodnocení 2)</text:span></text:p>
          </table:table-cell>
          <table:table-cell table:style-name="Tabulka5.B3" office:value-type="string">
            <text:p text:style-name="P74">100 zl</text:p>
          </table:table-cell>
          <table:table-cell table:style-name="Tabulka5.B3" office:value-type="string">
            <text:p text:style-name="P62"/>
          </table:table-cell>
        </table:table-row>
        <table:table-row table:style-name="Tabulka5.1">
          <table:table-cell table:style-name="Tabulka5.B3" office:value-type="string">
            <text:list xml:id="list150558425311419" text:continue-numbering="true" text:style-name="WWNum1">
              <text:list-item>
                <text:list>
                  <text:list-item>
                    <text:list>
                      <text:list-item>
                        <text:h text:style-name="P179" text:outline-level="3"><text:span text:style-name="T220">Dýmky a k</text:span><text:span text:style-name="T219">uřivo</text:span></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Baňky, flakónky, atd</text:p>
          </table:table-cell>
          <table:table-cell table:style-name="Tabulka5.B3" office:value-type="string">
            <text:p text:style-name="P74">4 dn</text:p>
          </table:table-cell>
          <table:table-cell table:style-name="Tabulka5.B3" office:value-type="string">
            <text:p text:style-name="P62"/>
          </table:table-cell>
        </table:table-row>
        <table:table-row table:style-name="Tabulka5.1">
          <table:table-cell table:style-name="Tabulka5.B3" office:value-type="string">
            <text:p text:style-name="P34">Dýmka</text:p>
          </table:table-cell>
          <table:table-cell table:style-name="Tabulka5.B3" office:value-type="string">
            <text:p text:style-name="P55"><text:span text:style-name="T218">4</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34"/>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34">Opiová dýmka</text:p>
          </table:table-cell>
          <table:table-cell table:style-name="Tabulka5.B3" office:value-type="string">
            <text:p text:style-name="P55"><text:span text:style-name="T218">8</text:span><text:span text:style-name="T214"> dn</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34">Vodní dýmka</text:p>
          </table:table-cell>
          <table:table-cell table:style-name="Tabulka5.B3" office:value-type="string">
            <text:p text:style-name="P55"><text:span text:style-name="T218">2</text:span><text:span text:style-name="T214"> st</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8761293389" text:continue-numbering="true" text:style-name="WWNum1">
              <text:list-item>
                <text:list>
                  <text:list-item>
                    <text:list>
                      <text:list-item>
                        <text:h text:style-name="P175" text:outline-level="3">Zlodějské potřeby</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34">Dýmkové koření (10 nacpání)</text:p>
          </table:table-cell>
          <table:table-cell table:style-name="Tabulka5.B3" office:value-type="string">
            <text:p text:style-name="P70">1 d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34">Opium (10 dávek)</text:p>
          </table:table-cell>
          <table:table-cell table:style-name="Tabulka5.B3" office:value-type="string">
            <text:p text:style-name="P70">1 st</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aklíče (hodnocení * hodnocení)</text:p>
          </table:table-cell>
          <table:table-cell table:style-name="Tabulka5.B3" office:value-type="string">
            <text:p text:style-name="P55"><text:span text:style-name="T214">* </text:span><text:span text:style-name="T218">6</text:span><text:span text:style-name="T214"> st</text:span></text:p>
          </table:table-cell>
          <table:table-cell table:style-name="Tabulka5.B3" office:value-type="string">
            <text:p text:style-name="P62"/>
          </table:table-cell>
        </table:table-row>
        <table:table-row table:style-name="Tabulka5.1">
          <table:table-cell table:style-name="Tabulka5.B3" office:value-type="string">
            <text:p text:style-name="P34"/>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áčidlo</text:p>
          </table:table-cell>
          <table:table-cell table:style-name="Tabulka5.B3" office:value-type="string">
            <text:p text:style-name="P55"><text:span text:style-name="T214">5 </text:span><text:span text:style-name="T218">dn</text:span></text:p>
          </table:table-cell>
          <table:table-cell table:style-name="Tabulka5.B3" office:value-type="string">
            <text:p text:style-name="P62"/>
          </table:table-cell>
        </table:table-row>
        <table:table-row table:style-name="Tabulka5.1">
          <table:table-cell table:style-name="Tabulka5.B3" office:value-type="string">
            <text:p text:style-name="P60">Bylinky</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Nášlapné ježky (za hrst)</text:p>
          </table:table-cell>
          <table:table-cell table:style-name="Tabulka5.B3" office:value-type="string">
            <text:p text:style-name="P55"><text:span text:style-name="T218">2</text:span><text:span text:style-name="T214"> dn</text:span></text:p>
          </table:table-cell>
          <table:table-cell table:style-name="Tabulka5.B3" office:value-type="string">
            <text:p text:style-name="P62"/>
          </table:table-cell>
        </table:table-row>
        <table:table-row table:style-name="Tabulka5.1">
          <table:table-cell table:style-name="Tabulka5.B3" office:value-type="string">
            <text:p text:style-name="P60">Lektvary</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Specielní šplhací potřeby</text:p>
          </table:table-cell>
          <table:table-cell table:style-name="Tabulka5.B3" office:value-type="string">
            <text:p text:style-name="P70">5 st</text:p>
          </table:table-cell>
          <table:table-cell table:style-name="Tabulka5.B3" office:value-type="string">
            <text:p text:style-name="P62"/>
          </table:table-cell>
        </table:table-row>
        <table:table-row table:style-name="Tabulka5.1">
          <table:table-cell table:style-name="Tabulka5.B3" office:value-type="string">
            <text:p text:style-name="P60">Alchymistické suroviny</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Líčida (herecká)</text:p>
          </table:table-cell>
          <table:table-cell table:style-name="Tabulka5.B3" office:value-type="string">
            <text:p text:style-name="P55"><text:span text:style-name="T218">2</text:span><text:span text:style-name="T214"> dn</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Olejnička </text:p>
          </table:table-cell>
          <table:table-cell table:style-name="Tabulka5.B3" office:value-type="string">
            <text:p text:style-name="P55"><text:span text:style-name="T218">8</text:span><text:span text:style-name="T214"> dn</text:span></text:p>
          </table:table-cell>
          <table:table-cell table:style-name="Tabulka5.B3" office:value-type="string">
            <text:p text:style-name="P62"/>
          </table:table-cell>
        </table:table-row>
        <table:table-row table:style-name="Tabulka5.1">
          <table:table-cell table:style-name="Tabulka5.B3" office:value-type="string">
            <text:p text:style-name="P60">Obvazy, medikamenty</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ilník</text:p>
          </table:table-cell>
          <table:table-cell table:style-name="Tabulka5.B3" office:value-type="string">
            <text:p text:style-name="P55"><text:span text:style-name="T218">8</text:span><text:span text:style-name="T214"> st</text:spa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list xml:id="list150557619105011" text:continue-numbering="true" text:style-name="WWNum1">
              <text:list-item>
                <text:list>
                  <text:list-item>
                    <text:list>
                      <text:list-item>
                        <text:h text:style-name="P172" text:outline-level="3">Mapy</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735239468" text:continue-numbering="true" text:style-name="WWNum1">
              <text:list-item>
                <text:list>
                  <text:list-item>
                    <text:list>
                      <text:list-item>
                        <text:h text:style-name="P176" text:outline-level="3">Vybavení domu</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Mapa Dakarského království</text:p>
          </table:table-cell>
          <table:table-cell table:style-name="Tabulka5.B3" office:value-type="string">
            <text:p text:style-name="P74">5 st</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Slamník</text:p>
          </table:table-cell>
          <table:table-cell table:style-name="Tabulka5.B3" office:value-type="string">
            <text:p text:style-name="P65">1 st</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oduška, polštář</text:p>
          </table:table-cell>
          <table:table-cell table:style-name="Tabulka5.B3" office:value-type="string">
            <text:p text:style-name="P65">5 d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Kuchyňský nůž</text:p>
          </table:table-cell>
          <table:table-cell table:style-name="Tabulka5.B3" office:value-type="string">
            <text:p text:style-name="P65">1 st</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Křeslo</text:p>
          </table:table-cell>
          <table:table-cell table:style-name="Tabulka5.B3" office:value-type="string">
            <text:p text:style-name="P65">4 st</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Stolička</text:p>
          </table:table-cell>
          <table:table-cell table:style-name="Tabulka5.B3" office:value-type="string">
            <text:p text:style-name="P65">2 st</text:p>
          </table:table-cell>
          <table:table-cell table:style-name="Tabulka5.B3" office:value-type="string">
            <text:p text:style-name="P62"/>
          </table:table-cell>
        </table:table-row>
        <text:soft-page-break/>
        <table:table-row table:style-name="Tabulka5.1">
          <table:table-cell table:style-name="Tabulka5.B3" office:value-type="string">
            <text:list xml:id="list150558820880026" text:continue-numbering="true" text:style-name="WWNum1">
              <text:list-item>
                <text:list>
                  <text:list-item>
                    <text:list>
                      <text:list-item>
                        <text:h text:style-name="P181" text:outline-level="3"/>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Ubrus</text:p>
          </table:table-cell>
          <table:table-cell table:style-name="Tabulka5.B3" office:value-type="string">
            <text:p text:style-name="P65">1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7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Mosazná konvice</text:p>
          </table:table-cell>
          <table:table-cell table:style-name="Tabulka5.B3" office:value-type="string">
            <text:p text:style-name="P65">1 zl</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7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7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7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10 hrotů šipek do kuše (železných)</text:p>
          </table:table-cell>
          <table:table-cell table:style-name="Tabulka5.B3" office:value-type="string">
            <text:p text:style-name="P65">5 d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10 hrotů šipek do kuše (ocelových)</text:p>
          </table:table-cell>
          <table:table-cell table:style-name="Tabulka5.B3" office:value-type="string">
            <text:p text:style-name="P65">1 st</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491509406" text:continue-numbering="true" text:style-name="WWNum1">
              <text:list-item>
                <text:list>
                  <text:list-item>
                    <text:list>
                      <text:list-item>
                        <text:h text:style-name="P177" text:outline-level="3">Nářadí</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Lopata</text:p>
          </table:table-cell>
          <table:table-cell table:style-name="Tabulka5.B3" office:value-type="string">
            <text:p text:style-name="P65">1 st, 2 dn</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Sekera, krumpáč</text:p>
          </table:table-cell>
          <table:table-cell table:style-name="Tabulka5.B3" office:value-type="string">
            <text:p text:style-name="P65">3 st</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Pluh</text:p>
          </table:table-cell>
          <table:table-cell table:style-name="Tabulka5.B3" office:value-type="string">
            <text:p text:style-name="P65">6 st</text:p>
          </table:table-cell>
          <table:table-cell table:style-name="Tabulka5.B3" office:value-type="string">
            <text:p text:style-name="P62"/>
          </table:table-cell>
        </table:table-row>
        <table:table-row table:style-name="Tabulka5.1">
          <table:table-cell table:style-name="Tabulka5.B3" office:value-type="string">
            <text:list xml:id="list150558933598004" text:continue-numbering="true" text:style-name="WWNum1">
              <text:list-item>
                <text:list>
                  <text:list-item>
                    <text:list>
                      <text:list-item>
                        <text:h text:style-name="P182" text:outline-level="3"/>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Kolovrat</text:p>
          </table:table-cell>
          <table:table-cell table:style-name="Tabulka5.B3" office:value-type="string">
            <text:p text:style-name="P65">5 st</text:p>
          </table:table-cell>
          <table:table-cell table:style-name="Tabulka5.B3" office:value-type="string">
            <text:p text:style-name="P62"/>
          </table:table-cell>
        </table:table-row>
        <table:table-row table:style-name="Tabulka5.1">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Tkalcovský stav</text:p>
          </table:table-cell>
          <table:table-cell table:style-name="Tabulka5.B3" office:value-type="string">
            <text:p text:style-name="P65">2 zl, 5 st</text:p>
          </table:table-cell>
          <table:table-cell table:style-name="Tabulka5.B3" office:value-type="string">
            <text:p text:style-name="P62"/>
          </table:table-cell>
        </table:table-row>
        <table:table-row table:style-name="Tabulka5.1">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4"/>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181977243" text:continue-numbering="true" text:style-name="WWNum1">
              <text:list-item>
                <text:list>
                  <text:list-item>
                    <text:list>
                      <text:list-item>
                        <text:h text:style-name="P174" text:outline-level="3">Bylinky (cena za 1 snítku)</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33"/>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Prostý dům o třech místnostech</text:p>
          </table:table-cell>
          <table:table-cell table:style-name="Tabulka5.B3" office:value-type="string">
            <text:p text:style-name="P55"><text:span text:style-name="T218">6</text:span><text:span text:style-name="T214">0 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Městský domek</text:p>
          </table:table-cell>
          <table:table-cell table:style-name="Tabulka5.B3" office:value-type="string">
            <text:p text:style-name="P55"><text:span text:style-name="T218">90</text:span><text:span text:style-name="T214"> 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Dobrý grunt (1 lán)</text:p>
          </table:table-cell>
          <table:table-cell table:style-name="Tabulka5.B3" office:value-type="string">
            <text:p text:style-name="P55"><text:span text:style-name="T218">12</text:span><text:span text:style-name="T214">0 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Dvoupodlažní městský dům</text:p>
          </table:table-cell>
          <table:table-cell table:style-name="Tabulka5.B3" office:value-type="string">
            <text:p text:style-name="P55"><text:span text:style-name="T218">12</text:span><text:span text:style-name="T214">0 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Dvoupodlažní dům s dílnou</text:p>
          </table:table-cell>
          <table:table-cell table:style-name="Tabulka5.B3" office:value-type="string">
            <text:p text:style-name="P55"><text:span text:style-name="T218">270</text:span><text:span text:style-name="T214"> 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Výstavní měšťanský dům</text:p>
          </table:table-cell>
          <table:table-cell table:style-name="Tabulka5.B3" office:value-type="string">
            <text:p text:style-name="P55"><text:span text:style-name="T218">12</text:span><text:span text:style-name="T214">00 zl</text:span></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6"/>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ext:soft-page-break/>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7197858819" text:continue-numbering="true" text:style-name="WWNum1">
              <text:list-item>
                <text:list>
                  <text:list-item>
                    <text:list>
                      <text:list-item>
                        <text:h text:style-name="P178" text:outline-level="3">Základy mastí a lektvarů</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Základ masti (na 1 dávku)</text:p>
          </table:table-cell>
          <table:table-cell table:style-name="Tabulka5.B3" office:value-type="string">
            <text:p text:style-name="P74">4 mk</text:p>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Základ lektvaru (na 1 dávku)</text:p>
          </table:table-cell>
          <table:table-cell table:style-name="Tabulka5.B3" office:value-type="string">
            <text:p text:style-name="P74">2 mk</text:p>
          </table:table-cell>
          <table:table-cell table:style-name="Tabulka5.B3" office:value-type="string">
            <text:p text:style-name="P62"/>
          </table:table-cell>
        </table:table-row>
        <table:table-row table:style-name="Tabulka5.1">
          <table:table-cell table:style-name="Tabulka5.B3" office:value-type="string">
            <text:p text:style-name="P60">Rytířská zbroj</text:p>
          </table:table-cell>
          <table:table-cell table:style-name="Tabulka5.B3" office:value-type="string">
            <text:p text:style-name="P65">225 zl</text:p>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list xml:id="list150558150797021" text:continue-numbering="true" text:style-name="WWNum1">
              <text:list-item>
                <text:list>
                  <text:list-item>
                    <text:list>
                      <text:list-item>
                        <text:h text:style-name="P178" text:outline-level="3">Hotová léčiva (1 dávka)</text:h>
                      </text:list-item>
                    </text:list>
                  </text:list-item>
                </text:list>
              </text:list-item>
            </text:list>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62"/>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0"/>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0"/>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58"/>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0"/>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4"/>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4"/>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4"/>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4"/>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4"/>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4"/>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4"/>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4"/>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4"/>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6"/>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6"/>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6"/>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6"/>
          </table:table-cell>
          <table:table-cell table:style-name="Tabulka5.B3" office:value-type="string">
            <text:p text:style-name="P62"/>
          </table:table-cell>
        </table:table-row>
        <table:table-row table:style-name="Tabulka5.1">
          <table:table-cell table:style-name="Tabulka5.B3" office:value-type="string">
            <text:p text:style-name="P60"/>
          </table:table-cell>
          <table:table-cell table:style-name="Tabulka5.B3" office:value-type="string">
            <text:p text:style-name="P65"/>
          </table:table-cell>
          <table:table-cell table:style-name="Tabulka5.B3" office:value-type="string">
            <text:p text:style-name="P62"/>
          </table:table-cell>
          <table:table-cell table:style-name="Tabulka5.B3" office:value-type="string">
            <text:p text:style-name="P62"/>
          </table:table-cell>
          <table:table-cell table:style-name="Tabulka5.B3" office:value-type="string">
            <text:p text:style-name="P75"/>
          </table:table-cell>
          <table:table-cell table:style-name="Tabulka5.B3" office:value-type="string">
            <text:p text:style-name="P76"/>
          </table:table-cell>
          <table:table-cell table:style-name="Tabulka5.B3" office:value-type="string">
            <text:p text:style-name="P62"/>
          </table:table-cell>
        </table:table-row>
        <table:table-row table:style-name="Tabulka5.1">
          <table:table-cell table:style-name="Tabulka5.A226" office:value-type="string">
            <text:p text:style-name="P61"/>
          </table:table-cell>
          <table:table-cell table:style-name="Tabulka5.A226" office:value-type="string">
            <text:p text:style-name="P63"/>
          </table:table-cell>
          <table:table-cell table:style-name="Tabulka5.A226" office:value-type="string">
            <text:p text:style-name="P63"/>
          </table:table-cell>
          <table:table-cell table:style-name="Tabulka5.A226" office:value-type="string">
            <text:p text:style-name="P63"/>
          </table:table-cell>
          <table:table-cell table:style-name="Tabulka5.A226" office:value-type="string">
            <text:p text:style-name="P61"/>
          </table:table-cell>
          <table:table-cell table:style-name="Tabulka5.A226" office:value-type="string">
            <text:p text:style-name="P63"/>
          </table:table-cell>
          <table:table-cell table:style-name="Tabulka5.A226" office:value-type="string">
            <text:p text:style-name="P63"/>
          </table:table-cell>
        </table:table-row>
      </table:table>
      <text:p text:style-name="P33"/>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3T15:05:55.857000000</dc:date>
    <meta:print-date>2113-01-01T00:00:00</meta:print-date>
    <meta:editing-cycles>21546</meta:editing-cycles>
    <meta:editing-duration>P63DT21H40M47S</meta:editing-duration>
    <meta:generator>LibreOffice/6.0.5.2$Windows_X86_64 LibreOffice_project/54c8cbb85f300ac59db32fe8a675ff7683cd5a16</meta:generator>
    <meta:document-statistic meta:table-count="10" meta:image-count="0" meta:object-count="0" meta:page-count="41" meta:paragraph-count="1431" meta:word-count="6644" meta:character-count="35604" meta:non-whitespace-character-count="30440"/>
  </office:meta>
</office:document-meta>
</file>